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elvetica4" svg:font-family="Helvetica" style:font-family-generic="swiss"/>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style:width="6.2986in" table:align="margins"/>
    </style:style>
    <style:style style:name="dl12.A" style:family="table-column">
      <style:table-column-properties style:column-width="0.984in" style:rel-column-width="10237*"/>
    </style:style>
    <style:style style:name="dl12.B" style:family="table-column">
      <style:table-column-properties style:column-width="5.3146in" style:rel-column-width="55298*"/>
    </style:style>
    <style:style style:name="dl12.A1" style:family="table-cell">
      <style:table-cell-properties fo:padding-left="0in" fo:padding-right="0.0396in" fo:padding-top="0in" fo:padding-bottom="0in" fo:border="none"/>
    </style:style>
    <style:style style:name="dl13" style:family="table">
      <style:table-properties style:width="6.2986in" table:align="margins"/>
    </style:style>
    <style:style style:name="dl13.A" style:family="table-column">
      <style:table-column-properties style:column-width="0.7875in" style:rel-column-width="8192*"/>
    </style:style>
    <style:style style:name="dl13.B" style:family="table-column">
      <style:table-column-properties style:column-width="5.5111in" style:rel-column-width="57343*"/>
    </style:style>
    <style:style style:name="dl13.A1" style:family="table-cell">
      <style:table-cell-properties fo:padding-left="0in" fo:padding-right="0.0396in" fo:padding-top="0in" fo:padding-bottom="0in" fo:border="none"/>
    </style:style>
    <style:style style:name="dl14" style:family="table">
      <style:table-properties style:width="5.4722in" table:align="margins"/>
    </style:style>
    <style:style style:name="dl14.A" style:family="table-column">
      <style:table-column-properties style:column-width="0.5472in" style:rel-column-width="6555*"/>
    </style:style>
    <style:style style:name="dl14.B" style:family="table-column">
      <style:table-column-properties style:column-width="4.925in" style:rel-column-width="58980*"/>
    </style:style>
    <style:style style:name="dl14.A1" style:family="table-cell">
      <style:table-cell-properties fo:padding-left="0in" fo:padding-right="0.0396in" fo:padding-top="0in" fo:padding-bottom="0in" fo:border="none"/>
    </style:style>
    <style:style style:name="Table23" style:family="table">
      <style:table-properties style:width="6.2993in" fo:margin-top="0in" fo:margin-bottom="0.0785in" table:align="left" style:may-break-between-rows="false"/>
    </style:style>
    <style:style style:name="Table23.A" style:family="table-column">
      <style:table-column-properties style:column-width="6.2993in"/>
    </style:style>
    <style:style style:name="Table23.A1" style:family="table-cell">
      <style:table-cell-properties fo:padding-left="0in" fo:padding-right="0.0785in" fo:padding-top="0.0785in" fo:padding-bottom="0in" fo:border="0.0069in solid #000000"/>
    </style:style>
    <style:style style:name="dl39" style:family="table">
      <style:table-properties style:width="6.2986in" table:align="margins"/>
    </style:style>
    <style:style style:name="dl39.A" style:family="table-column">
      <style:table-column-properties style:column-width="0.984in" style:rel-column-width="10237*"/>
    </style:style>
    <style:style style:name="dl39.B" style:family="table-column">
      <style:table-column-properties style:column-width="5.3146in" style:rel-column-width="55298*"/>
    </style:style>
    <style:style style:name="dl39.A1" style:family="table-cell">
      <style:table-cell-properties fo:padding-left="0in" fo:padding-right="0.0396in" fo:padding-top="0in" fo:padding-bottom="0in" fo:border="none"/>
    </style:style>
    <style:style style:name="dl40" style:family="table">
      <style:table-properties style:width="5.2757in" table:align="margins"/>
    </style:style>
    <style:style style:name="dl40.A" style:family="table-column">
      <style:table-column-properties style:column-width="0.8597in" style:rel-column-width="10678*"/>
    </style:style>
    <style:style style:name="dl40.B" style:family="table-column">
      <style:table-column-properties style:column-width="4.416in" style:rel-column-width="54857*"/>
    </style:style>
    <style:style style:name="dl40.A1" style:family="table-cell">
      <style:table-cell-properties fo:padding-left="0in" fo:padding-right="0.0396in" fo:padding-top="0in" fo:padding-bottom="0in" fo:border="none"/>
    </style:style>
    <style:style style:name="dl41" style:family="table">
      <style:table-properties style:width="5.2757in" table:align="margins"/>
    </style:style>
    <style:style style:name="dl41.A" style:family="table-column">
      <style:table-column-properties style:column-width="0.8597in" style:rel-column-width="10678*"/>
    </style:style>
    <style:style style:name="dl41.B" style:family="table-column">
      <style:table-column-properties style:column-width="4.416in" style:rel-column-width="54857*"/>
    </style:style>
    <style:style style:name="dl41.A1" style:family="table-cell">
      <style:table-cell-properties fo:padding-left="0in" fo:padding-right="0.0396in" fo:padding-top="0in" fo:padding-bottom="0in" fo:border="none"/>
    </style:style>
    <style:style style:name="dl42" style:family="table">
      <style:table-properties style:width="5.2757in" table:align="margins"/>
    </style:style>
    <style:style style:name="dl42.A" style:family="table-column">
      <style:table-column-properties style:column-width="1.1333in" style:rel-column-width="14078*"/>
    </style:style>
    <style:style style:name="dl42.B" style:family="table-column">
      <style:table-column-properties style:column-width="4.1424in" style:rel-column-width="51457*"/>
    </style:style>
    <style:style style:name="dl42.A1" style:family="table-cell">
      <style:table-cell-properties fo:padding-left="0in" fo:padding-right="0.0396in" fo:padding-top="0in" fo:padding-bottom="0in" fo:border="none"/>
    </style:style>
    <style:style style:name="dl43" style:family="table">
      <style:table-properties style:width="5.2757in" table:align="margins"/>
    </style:style>
    <style:style style:name="dl43.A" style:family="table-column">
      <style:table-column-properties style:column-width="1.1333in" style:rel-column-width="14078*"/>
    </style:style>
    <style:style style:name="dl43.B" style:family="table-column">
      <style:table-column-properties style:column-width="4.1424in" style:rel-column-width="51457*"/>
    </style:style>
    <style:style style:name="dl43.A1" style:family="table-cell">
      <style:table-cell-properties fo:padding-left="0in" fo:padding-right="0.0396in" fo:padding-top="0in" fo:padding-bottom="0in" fo:border="none"/>
    </style:style>
    <style:style style:name="dl44" style:family="table">
      <style:table-properties style:width="5.2757in" table:align="margins"/>
    </style:style>
    <style:style style:name="dl44.A" style:family="table-column">
      <style:table-column-properties style:column-width="1.1333in" style:rel-column-width="14078*"/>
    </style:style>
    <style:style style:name="dl44.B" style:family="table-column">
      <style:table-column-properties style:column-width="4.1424in" style:rel-column-width="51457*"/>
    </style:style>
    <style:style style:name="dl44.A1" style:family="table-cell">
      <style:table-cell-properties fo:padding-left="0in" fo:padding-right="0.0396in" fo:padding-top="0in" fo:padding-bottom="0in" fo:border="none"/>
    </style:style>
    <style:style style:name="dl47" style:family="table">
      <style:table-properties style:width="6.2986in" table:align="margins"/>
    </style:style>
    <style:style style:name="dl47.A" style:family="table-column">
      <style:table-column-properties style:column-width="1.7715in" style:rel-column-width="18430*"/>
    </style:style>
    <style:style style:name="dl47.B" style:family="table-column">
      <style:table-column-properties style:column-width="4.5271in" style:rel-column-width="47105*"/>
    </style:style>
    <style:style style:name="dl47.A1" style:family="table-cell">
      <style:table-cell-properties fo:padding-left="0in" fo:padding-right="0.0396in" fo:padding-top="0in" fo:padding-bottom="0in" fo:border="none"/>
    </style:style>
    <style:style style:name="dl48" style:family="table">
      <style:table-properties style:width="6.2986in" table:align="margins"/>
    </style:style>
    <style:style style:name="dl48.A" style:family="table-column">
      <style:table-column-properties style:column-width="0.984in" style:rel-column-width="10237*"/>
    </style:style>
    <style:style style:name="dl48.B" style:family="table-column">
      <style:table-column-properties style:column-width="5.3146in" style:rel-column-width="55298*"/>
    </style:style>
    <style:style style:name="dl48.A1" style:family="table-cell">
      <style:table-cell-properties fo:padding-left="0in" fo:padding-right="0.0396in" fo:padding-top="0in" fo:padding-bottom="0in" fo:border="none"/>
    </style:style>
    <style:style style:name="Table49" style:family="table">
      <style:table-properties style:width="6.2993in" fo:margin-top="0in" fo:margin-bottom="0.0785in" table:align="left" style:may-break-between-rows="false"/>
    </style:style>
    <style:style style:name="Table49.A" style:family="table-column">
      <style:table-column-properties style:column-width="6.2993in"/>
    </style:style>
    <style:style style:name="Table49.A1" style:family="table-cell">
      <style:table-cell-properties fo:padding-left="0in" fo:padding-right="0.0785in" fo:padding-top="0.0785in" fo:padding-bottom="0in" fo:border="0.0069in solid #000000"/>
    </style:style>
    <style:style style:name="dl50" style:family="table">
      <style:table-properties style:width="6.2986in" table:align="margins"/>
    </style:style>
    <style:style style:name="dl50.A" style:family="table-column">
      <style:table-column-properties style:column-width="0.984in" style:rel-column-width="10237*"/>
    </style:style>
    <style:style style:name="dl50.B" style:family="table-column">
      <style:table-column-properties style:column-width="5.3146in" style:rel-column-width="55298*"/>
    </style:style>
    <style:style style:name="dl50.A1" style:family="table-cell">
      <style:table-cell-properties fo:padding-left="0in" fo:padding-right="0.0396in" fo:padding-top="0in" fo:padding-bottom="0in" fo:border="none"/>
    </style:style>
    <style:style style:name="Table53" style:family="table">
      <style:table-properties style:width="6.2993in" fo:margin-top="0in" fo:margin-bottom="0.0785in" table:align="left" style:may-break-between-rows="false"/>
    </style:style>
    <style:style style:name="Table53.A" style:family="table-column">
      <style:table-column-properties style:column-width="6.2993in"/>
    </style:style>
    <style:style style:name="Table53.A1" style:family="table-cell">
      <style:table-cell-properties fo:padding-left="0in" fo:padding-right="0.0785in" fo:padding-top="0.0785in" fo:padding-bottom="0in" fo:border="0.0069in solid #000000"/>
    </style:style>
    <style:style style:name="Table56" style:family="table">
      <style:table-properties style:width="6.2993in" fo:margin-top="0in" fo:margin-bottom="0.0785in" table:align="left" style:may-break-between-rows="false"/>
    </style:style>
    <style:style style:name="Table56.A" style:family="table-column">
      <style:table-column-properties style:column-width="6.2993in"/>
    </style:style>
    <style:style style:name="Table56.A1" style:family="table-cell">
      <style:table-cell-properties fo:padding-left="0in" fo:padding-right="0.0785in" fo:padding-top="0.0785in" fo:padding-bottom="0in" fo:border="0.0069in solid #000000"/>
    </style:style>
    <style:style style:name="dl58" style:family="table">
      <style:table-properties style:width="6.2986in" table:align="margins"/>
    </style:style>
    <style:style style:name="dl58.A" style:family="table-column">
      <style:table-column-properties style:column-width="0.7875in" style:rel-column-width="8192*"/>
    </style:style>
    <style:style style:name="dl58.B" style:family="table-column">
      <style:table-column-properties style:column-width="5.5111in" style:rel-column-width="57343*"/>
    </style:style>
    <style:style style:name="dl58.A1" style:family="table-cell">
      <style:table-cell-properties fo:padding-left="0in" fo:padding-right="0.0396in" fo:padding-top="0in" fo:padding-bottom="0in" fo:border="none"/>
    </style:style>
    <style:style style:name="Table60" style:family="table">
      <style:table-properties style:width="6.2993in" fo:margin-top="0in" fo:margin-bottom="0.0785in" table:align="left" style:may-break-between-rows="false"/>
    </style:style>
    <style:style style:name="Table60.A" style:family="table-column">
      <style:table-column-properties style:column-width="6.2993in"/>
    </style:style>
    <style:style style:name="Table60.A1" style:family="table-cell">
      <style:table-cell-properties fo:padding-left="0in" fo:padding-right="0.0785in" fo:padding-top="0.0785in" fo:padding-bottom="0in" fo:border="0.0069in solid #000000"/>
    </style:style>
    <style:style style:name="Table61" style:family="table">
      <style:table-properties style:width="6.2993in" fo:margin-top="0in" fo:margin-bottom="0.0785in" table:align="left" style:may-break-between-rows="false"/>
    </style:style>
    <style:style style:name="Table61.A" style:family="table-column">
      <style:table-column-properties style:column-width="6.2993in"/>
    </style:style>
    <style:style style:name="Table61.A1" style:family="table-cell">
      <style:table-cell-properties fo:padding-left="0in" fo:padding-right="0.0785in" fo:padding-top="0.0785in" fo:padding-bottom="0in" fo:border="0.0069in solid #000000"/>
    </style:style>
    <style:style style:name="Table62" style:family="table">
      <style:table-properties style:width="6.2993in" fo:margin-top="0in" fo:margin-bottom="0.0785in" table:align="left" style:may-break-between-rows="false"/>
    </style:style>
    <style:style style:name="Table62.A" style:family="table-column">
      <style:table-column-properties style:column-width="6.2993in"/>
    </style:style>
    <style:style style:name="Table62.A1" style:family="table-cell">
      <style:table-cell-properties fo:padding-left="0in" fo:padding-right="0.0785in" fo:padding-top="0.0785in" fo:padding-bottom="0in" fo:border="0.0069in solid #000000"/>
    </style:style>
    <style:style style:name="Table63" style:family="table">
      <style:table-properties style:width="6.2993in" fo:margin-top="0in" fo:margin-bottom="0.0785in" table:align="left" style:may-break-between-rows="false"/>
    </style:style>
    <style:style style:name="Table63.A" style:family="table-column">
      <style:table-column-properties style:column-width="6.2993in"/>
    </style:style>
    <style:style style:name="Table63.A1" style:family="table-cell">
      <style:table-cell-properties fo:padding-left="0in" fo:padding-right="0.0785in" fo:padding-top="0.0785in" fo:padding-bottom="0in" fo:border="0.0069in solid #000000"/>
    </style:style>
    <style:style style:name="Table65" style:family="table">
      <style:table-properties style:width="6.2993in" fo:margin-top="0in" fo:margin-bottom="0.0785in" table:align="left" style:may-break-between-rows="false"/>
    </style:style>
    <style:style style:name="Table65.A" style:family="table-column">
      <style:table-column-properties style:column-width="6.2993in"/>
    </style:style>
    <style:style style:name="Table65.A1" style:family="table-cell">
      <style:table-cell-properties fo:padding-left="0in" fo:padding-right="0.0785in" fo:padding-top="0.0785in" fo:padding-bottom="0in" fo:border="0.0069in solid #000000"/>
    </style:style>
    <style:style style:name="Table68" style:family="table">
      <style:table-properties style:width="6.2993in" fo:margin-top="0in" fo:margin-bottom="0.0785in" table:align="left" style:may-break-between-rows="false"/>
    </style:style>
    <style:style style:name="Table68.A" style:family="table-column">
      <style:table-column-properties style:column-width="6.2993in"/>
    </style:style>
    <style:style style:name="Table68.A1" style:family="table-cell">
      <style:table-cell-properties fo:padding-left="0in" fo:padding-right="0.0785in" fo:padding-top="0.0785in" fo:padding-bottom="0in" fo:border="0.0069in solid #000000"/>
    </style:style>
    <style:style style:name="Table70" style:family="table">
      <style:table-properties style:width="6.2993in" fo:margin-top="0in" fo:margin-bottom="0.0785in" table:align="left" style:may-break-between-rows="false"/>
    </style:style>
    <style:style style:name="Table70.A" style:family="table-column">
      <style:table-column-properties style:column-width="6.2993in"/>
    </style:style>
    <style:style style:name="Table70.A1" style:family="table-cell">
      <style:table-cell-properties fo:padding-left="0in" fo:padding-right="0.0785in" fo:padding-top="0.0785in" fo:padding-bottom="0in" fo:border="0.0069in solid #000000"/>
    </style:style>
    <style:style style:name="Table72" style:family="table">
      <style:table-properties style:width="6.2993in" fo:margin-top="0in" fo:margin-bottom="0.0785in" table:align="left" style:may-break-between-rows="false"/>
    </style:style>
    <style:style style:name="Table72.A" style:family="table-column">
      <style:table-column-properties style:column-width="6.2993in"/>
    </style:style>
    <style:style style:name="Table72.A1" style:family="table-cell">
      <style:table-cell-properties fo:padding-left="0in" fo:padding-right="0.0785in" fo:padding-top="0.0785in" fo:padding-bottom="0in" fo:border="0.0069in solid #000000"/>
    </style:style>
    <style:style style:name="dl74" style:family="table">
      <style:table-properties style:width="6.2986in" table:align="margins"/>
    </style:style>
    <style:style style:name="dl74.A" style:family="table-column">
      <style:table-column-properties style:column-width="1.1813in" style:rel-column-width="12289*"/>
    </style:style>
    <style:style style:name="dl74.B" style:family="table-column">
      <style:table-column-properties style:column-width="5.1174in" style:rel-column-width="53246*"/>
    </style:style>
    <style:style style:name="dl74.A1" style:family="table-cell">
      <style:table-cell-properties fo:padding-left="0in" fo:padding-right="0.0396in" fo:padding-top="0in" fo:padding-bottom="0in" fo:border="none"/>
    </style:style>
    <style:style style:name="Table78" style:family="table">
      <style:table-properties style:width="6.2993in" fo:margin-top="0in" fo:margin-bottom="0.0785in" table:align="left" style:may-break-between-rows="false"/>
    </style:style>
    <style:style style:name="Table78.A" style:family="table-column">
      <style:table-column-properties style:column-width="6.2993in"/>
    </style:style>
    <style:style style:name="Table78.A1" style:family="table-cell">
      <style:table-cell-properties fo:padding-left="0in" fo:padding-right="0.0785in" fo:padding-top="0.0785in" fo:padding-bottom="0in" fo:border="0.0069in solid #000000"/>
    </style:style>
    <style:style style:name="dl80" style:family="table">
      <style:table-properties style:width="6.2986in" table:align="margins"/>
    </style:style>
    <style:style style:name="dl80.A" style:family="table-column">
      <style:table-column-properties style:column-width="0.7875in" style:rel-column-width="8192*"/>
    </style:style>
    <style:style style:name="dl80.B" style:family="table-column">
      <style:table-column-properties style:column-width="5.5111in" style:rel-column-width="57343*"/>
    </style:style>
    <style:style style:name="dl80.A1" style:family="table-cell">
      <style:table-cell-properties fo:padding-left="0in" fo:padding-right="0.0396in" fo:padding-top="0in" fo:padding-bottom="0in" fo:border="none"/>
    </style:style>
    <style:style style:name="Table84" style:family="table">
      <style:table-properties style:width="6.2993in" fo:margin-top="0in" fo:margin-bottom="0.0785in" table:align="left" style:may-break-between-rows="false"/>
    </style:style>
    <style:style style:name="Table84.A" style:family="table-column">
      <style:table-column-properties style:column-width="6.2993in"/>
    </style:style>
    <style:style style:name="Table84.A1" style:family="table-cell">
      <style:table-cell-properties fo:padding-left="0in" fo:padding-right="0.0785in" fo:padding-top="0.0785in" fo:padding-bottom="0in" fo:border="0.0069in solid #000000"/>
    </style:style>
    <style:style style:name="Table85" style:family="table">
      <style:table-properties style:width="6.2993in" fo:margin-top="0in" fo:margin-bottom="0.0785in" table:align="left" style:may-break-between-rows="false"/>
    </style:style>
    <style:style style:name="Table85.A" style:family="table-column">
      <style:table-column-properties style:column-width="6.2993in"/>
    </style:style>
    <style:style style:name="Table85.A1" style:family="table-cell">
      <style:table-cell-properties fo:padding-left="0in" fo:padding-right="0.0785in" fo:padding-top="0.0785in" fo:padding-bottom="0in" fo:border="0.0069in solid #000000"/>
    </style:style>
    <style:style style:name="dl86" style:family="table">
      <style:table-properties style:width="6.2986in" table:align="margins"/>
    </style:style>
    <style:style style:name="dl86.A" style:family="table-column">
      <style:table-column-properties style:column-width="0.7875in" style:rel-column-width="8192*"/>
    </style:style>
    <style:style style:name="dl86.B" style:family="table-column">
      <style:table-column-properties style:column-width="5.5111in" style:rel-column-width="57343*"/>
    </style:style>
    <style:style style:name="dl86.A1" style:family="table-cell">
      <style:table-cell-properties fo:padding-left="0in" fo:padding-right="0.0396in" fo:padding-top="0in" fo:padding-bottom="0in" fo:border="none"/>
    </style:style>
    <style:style style:name="Table87" style:family="table">
      <style:table-properties style:width="6.2993in" fo:margin-top="0in" fo:margin-bottom="0.0785in" table:align="left" style:may-break-between-rows="false"/>
    </style:style>
    <style:style style:name="Table87.A" style:family="table-column">
      <style:table-column-properties style:column-width="6.2993in"/>
    </style:style>
    <style:style style:name="Table87.A1" style:family="table-cell">
      <style:table-cell-properties fo:padding-left="0in" fo:padding-right="0.0785in" fo:padding-top="0.0785in" fo:padding-bottom="0in" fo:border="0.0069in solid #000000"/>
    </style:style>
    <style:style style:name="dl88" style:family="table">
      <style:table-properties style:width="6.2986in" table:align="margins"/>
    </style:style>
    <style:style style:name="dl88.A" style:family="table-column">
      <style:table-column-properties style:column-width="0.984in" style:rel-column-width="10237*"/>
    </style:style>
    <style:style style:name="dl88.B" style:family="table-column">
      <style:table-column-properties style:column-width="5.3146in" style:rel-column-width="55298*"/>
    </style:style>
    <style:style style:name="dl88.A1" style:family="table-cell">
      <style:table-cell-properties fo:padding-left="0in" fo:padding-right="0.0396in" fo:padding-top="0in" fo:padding-bottom="0in" fo:border="none"/>
    </style:style>
    <style:style style:name="Table89" style:family="table">
      <style:table-properties style:width="6.2993in" fo:margin-top="0in" fo:margin-bottom="0.0785in" table:align="left" style:may-break-between-rows="false"/>
    </style:style>
    <style:style style:name="Table89.A" style:family="table-column">
      <style:table-column-properties style:column-width="6.2993in"/>
    </style:style>
    <style:style style:name="Table89.A1" style:family="table-cell">
      <style:table-cell-properties fo:padding-left="0in" fo:padding-right="0.0785in" fo:padding-top="0.0785in" fo:padding-bottom="0in" fo:border="0.0069in solid #000000"/>
    </style:style>
    <style:style style:name="Table90" style:family="table">
      <style:table-properties style:width="6.2993in" fo:margin-top="0in" fo:margin-bottom="0.0785in" table:align="left" style:may-break-between-rows="false"/>
    </style:style>
    <style:style style:name="Table90.A" style:family="table-column">
      <style:table-column-properties style:column-width="6.2993in"/>
    </style:style>
    <style:style style:name="Table90.A1" style:family="table-cell">
      <style:table-cell-properties fo:padding-left="0in" fo:padding-right="0.0785in" fo:padding-top="0.0785in" fo:padding-bottom="0in" fo:border="0.0069in solid #000000"/>
    </style:style>
    <style:style style:name="Table92" style:family="table">
      <style:table-properties style:width="6.2993in" fo:margin-top="0in" fo:margin-bottom="0.0785in" table:align="left" style:may-break-between-rows="false"/>
    </style:style>
    <style:style style:name="Table92.A" style:family="table-column">
      <style:table-column-properties style:column-width="6.2993in"/>
    </style:style>
    <style:style style:name="Table92.A1" style:family="table-cell">
      <style:table-cell-properties fo:padding-left="0in" fo:padding-right="0.0785in" fo:padding-top="0.0785in" fo:padding-bottom="0in" fo:border="0.0069in solid #000000"/>
    </style:style>
    <style:style style:name="Table95" style:family="table">
      <style:table-properties style:width="6.2993in" fo:margin-top="0in" fo:margin-bottom="0.0785in" table:align="left" style:may-break-between-rows="false"/>
    </style:style>
    <style:style style:name="Table95.A" style:family="table-column">
      <style:table-column-properties style:column-width="6.2993in"/>
    </style:style>
    <style:style style:name="Table95.A1" style:family="table-cell">
      <style:table-cell-properties fo:padding-left="0in" fo:padding-right="0.0785in" fo:padding-top="0.0785in" fo:padding-bottom="0in" fo:border="0.0069in solid #000000"/>
    </style:style>
    <style:style style:name="Table96" style:family="table">
      <style:table-properties style:width="6.2993in" fo:margin-top="0in" fo:margin-bottom="0.0785in" table:align="left" style:may-break-between-rows="false"/>
    </style:style>
    <style:style style:name="Table96.A" style:family="table-column">
      <style:table-column-properties style:column-width="6.2993in"/>
    </style:style>
    <style:style style:name="Table96.A1" style:family="table-cell">
      <style:table-cell-properties fo:padding-left="0in" fo:padding-right="0.0785in" fo:padding-top="0.0785in" fo:padding-bottom="0in" fo:border="0.0069in solid #000000"/>
    </style:style>
    <style:style style:name="Table97" style:family="table">
      <style:table-properties style:width="6.2993in" fo:margin-top="0in" fo:margin-bottom="0.0785in" table:align="left" style:may-break-between-rows="false"/>
    </style:style>
    <style:style style:name="Table97.A" style:family="table-column">
      <style:table-column-properties style:column-width="6.2993in"/>
    </style:style>
    <style:style style:name="Table97.A1" style:family="table-cell">
      <style:table-cell-properties fo:padding-left="0in" fo:padding-right="0.0785in" fo:padding-top="0.0785in" fo:padding-bottom="0in" fo:border="0.0069in solid #000000"/>
    </style:style>
    <style:style style:name="Table101" style:family="table">
      <style:table-properties style:width="6.2993in" fo:margin-top="0in" fo:margin-bottom="0.0785in" table:align="left" style:may-break-between-rows="false"/>
    </style:style>
    <style:style style:name="Table101.A" style:family="table-column">
      <style:table-column-properties style:column-width="6.2993in"/>
    </style:style>
    <style:style style:name="Table101.A1" style:family="table-cell">
      <style:table-cell-properties fo:padding-left="0in" fo:padding-right="0.0785in" fo:padding-top="0.0785in" fo:padding-bottom="0in" fo:border="0.0069in solid #000000"/>
    </style:style>
    <style:style style:name="Table104" style:family="table">
      <style:table-properties style:width="6.2993in" fo:margin-top="0in" fo:margin-bottom="0.0785in" table:align="left" style:may-break-between-rows="false"/>
    </style:style>
    <style:style style:name="Table104.A" style:family="table-column">
      <style:table-column-properties style:column-width="6.2993in"/>
    </style:style>
    <style:style style:name="Table104.A1" style:family="table-cell">
      <style:table-cell-properties fo:padding-left="0in" fo:padding-right="0.0785in" fo:padding-top="0.0785in" fo:padding-bottom="0in" fo:border="0.0069in solid #000000"/>
    </style:style>
    <style:style style:name="dl105" style:family="table">
      <style:table-properties style:width="6.2986in" table:align="margins"/>
    </style:style>
    <style:style style:name="dl105.A" style:family="table-column">
      <style:table-column-properties style:column-width="0.7875in" style:rel-column-width="8192*"/>
    </style:style>
    <style:style style:name="dl105.B" style:family="table-column">
      <style:table-column-properties style:column-width="5.5111in" style:rel-column-width="57343*"/>
    </style:style>
    <style:style style:name="dl105.A1" style:family="table-cell">
      <style:table-cell-properties fo:padding-left="0in" fo:padding-right="0.0396in" fo:padding-top="0in" fo:padding-bottom="0in" fo:border="none"/>
    </style:style>
    <style:style style:name="dl108" style:family="table">
      <style:table-properties style:width="6.2986in" table:align="margins"/>
    </style:style>
    <style:style style:name="dl108.A" style:family="table-column">
      <style:table-column-properties style:column-width="0.3938in" style:rel-column-width="4096*"/>
    </style:style>
    <style:style style:name="dl108.B" style:family="table-column">
      <style:table-column-properties style:column-width="5.9049in" style:rel-column-width="61439*"/>
    </style:style>
    <style:style style:name="dl108.A1" style:family="table-cell">
      <style:table-cell-properties fo:padding-left="0in" fo:padding-right="0.0396in" fo:padding-top="0in" fo:padding-bottom="0in" fo:border="none"/>
    </style:style>
    <style:style style:name="dl117" style:family="table">
      <style:table-properties style:width="6.2986in" table:align="margins"/>
    </style:style>
    <style:style style:name="dl117.A" style:family="table-column">
      <style:table-column-properties style:column-width="0.984in" style:rel-column-width="10237*"/>
    </style:style>
    <style:style style:name="dl117.B" style:family="table-column">
      <style:table-column-properties style:column-width="5.3146in" style:rel-column-width="55298*"/>
    </style:style>
    <style:style style:name="dl117.A1" style:family="table-cell">
      <style:table-cell-properties fo:padding-left="0in" fo:padding-right="0.0396in" fo:padding-top="0in" fo:padding-bottom="0in" fo:border="none"/>
    </style:style>
    <style:style style:name="dl123" style:family="table">
      <style:table-properties style:width="6.2986in" table:align="margins"/>
    </style:style>
    <style:style style:name="dl123.A" style:family="table-column">
      <style:table-column-properties style:column-width="0.984in" style:rel-column-width="10237*"/>
    </style:style>
    <style:style style:name="dl123.B" style:family="table-column">
      <style:table-column-properties style:column-width="5.3146in" style:rel-column-width="55298*"/>
    </style:style>
    <style:style style:name="dl123.A1" style:family="table-cell">
      <style:table-cell-properties fo:padding-left="0in" fo:padding-right="0.0396in" fo:padding-top="0in" fo:padding-bottom="0in" fo:border="none"/>
    </style:style>
    <style:style style:name="dl124" style:family="table">
      <style:table-properties style:width="6.2986in" table:align="margins"/>
    </style:style>
    <style:style style:name="dl124.A" style:family="table-column">
      <style:table-column-properties style:column-width="0.984in" style:rel-column-width="10237*"/>
    </style:style>
    <style:style style:name="dl124.B" style:family="table-column">
      <style:table-column-properties style:column-width="5.3146in" style:rel-column-width="55298*"/>
    </style:style>
    <style:style style:name="dl124.A1" style:family="table-cell">
      <style:table-cell-properties fo:padding-left="0in" fo:padding-right="0.0396in" fo:padding-top="0in" fo:padding-bottom="0in" fo:border="none"/>
    </style:style>
    <style:style style:name="dl128" style:family="table">
      <style:table-properties style:width="6.2986in" table:align="margins"/>
    </style:style>
    <style:style style:name="dl128.A" style:family="table-column">
      <style:table-column-properties style:column-width="0.984in" style:rel-column-width="10237*"/>
    </style:style>
    <style:style style:name="dl128.B" style:family="table-column">
      <style:table-column-properties style:column-width="5.3146in" style:rel-column-width="55298*"/>
    </style:style>
    <style:style style:name="dl128.A1" style:family="table-cell">
      <style:table-cell-properties fo:padding-left="0in" fo:padding-right="0.0396in" fo:padding-top="0in" fo:padding-bottom="0in" fo:border="none"/>
    </style:style>
    <style:style style:name="dl133" style:family="table">
      <style:table-properties style:width="6.2986in" table:align="margins"/>
    </style:style>
    <style:style style:name="dl133.A" style:family="table-column">
      <style:table-column-properties style:column-width="1.2597in" style:rel-column-width="13105*"/>
    </style:style>
    <style:style style:name="dl133.B" style:family="table-column">
      <style:table-column-properties style:column-width="5.0389in" style:rel-column-width="52430*"/>
    </style:style>
    <style:style style:name="dl133.A1" style:family="table-cell">
      <style:table-cell-properties fo:padding-left="0in" fo:padding-right="0.0396in" fo:padding-top="0in" fo:padding-bottom="0in" fo:border="none"/>
    </style:style>
    <style:style style:name="dl134" style:family="table">
      <style:table-properties style:width="5in" table:align="margins"/>
    </style:style>
    <style:style style:name="dl134.A" style:family="table-column">
      <style:table-column-properties style:column-width="0.3125in" style:rel-column-width="4099*"/>
    </style:style>
    <style:style style:name="dl134.B" style:family="table-column">
      <style:table-column-properties style:column-width="4.6875in" style:rel-column-width="61436*"/>
    </style:style>
    <style:style style:name="dl134.A1" style:family="table-cell">
      <style:table-cell-properties fo:padding-left="0in" fo:padding-right="0.0396in" fo:padding-top="0in" fo:padding-bottom="0in" fo:border="none"/>
    </style:style>
    <style:style style:name="dl143" style:family="table">
      <style:table-properties style:width="6.2986in" table:align="margins"/>
    </style:style>
    <style:style style:name="dl143.A" style:family="table-column">
      <style:table-column-properties style:column-width="1.9688in" style:rel-column-width="20481*"/>
    </style:style>
    <style:style style:name="dl143.B" style:family="table-column">
      <style:table-column-properties style:column-width="4.3299in" style:rel-column-width="45054*"/>
    </style:style>
    <style:style style:name="dl143.A1" style:family="table-cell">
      <style:table-cell-properties fo:padding-left="0in" fo:padding-right="0.0396in" fo:padding-top="0in" fo:padding-bottom="0in" fo:border="none"/>
    </style:style>
    <style:style style:name="dl144" style:family="table">
      <style:table-properties style:width="6.2986in" table:align="margins"/>
    </style:style>
    <style:style style:name="dl144.A" style:family="table-column">
      <style:table-column-properties style:column-width="1.3778in" style:rel-column-width="14333*"/>
    </style:style>
    <style:style style:name="dl144.B" style:family="table-column">
      <style:table-column-properties style:column-width="4.9208in" style:rel-column-width="51202*"/>
    </style:style>
    <style:style style:name="dl144.A1" style:family="table-cell">
      <style:table-cell-properties fo:padding-left="0in" fo:padding-right="0.0396in" fo:padding-top="0in" fo:padding-bottom="0in" fo:border="none"/>
    </style:style>
    <style:style style:name="dl145" style:family="table">
      <style:table-properties style:width="6.2986in" table:align="margins"/>
    </style:style>
    <style:style style:name="dl145.A" style:family="table-column">
      <style:table-column-properties style:column-width="1.7715in" style:rel-column-width="18430*"/>
    </style:style>
    <style:style style:name="dl145.B" style:family="table-column">
      <style:table-column-properties style:column-width="4.5271in" style:rel-column-width="47105*"/>
    </style:style>
    <style:style style:name="dl145.A1" style:family="table-cell">
      <style:table-cell-properties fo:padding-left="0in" fo:padding-right="0.0396in" fo:padding-top="0in" fo:padding-bottom="0in" fo:border="none"/>
    </style:style>
    <style:style style:name="dl146" style:family="table">
      <style:table-properties style:width="6.2986in" table:align="margins"/>
    </style:style>
    <style:style style:name="dl146.A" style:family="table-column">
      <style:table-column-properties style:column-width="1.4174in" style:rel-column-width="14745*"/>
    </style:style>
    <style:style style:name="dl146.B" style:family="table-column">
      <style:table-column-properties style:column-width="4.8813in" style:rel-column-width="50790*"/>
    </style:style>
    <style:style style:name="dl146.A1" style:family="table-cell">
      <style:table-cell-properties fo:padding-left="0in" fo:padding-right="0.0396in" fo:padding-top="0in" fo:padding-bottom="0in" fo:border="none"/>
    </style:style>
    <style:style style:name="dl147" style:family="table">
      <style:table-properties style:width="6.2986in" table:align="margins"/>
    </style:style>
    <style:style style:name="dl147.A" style:family="table-column">
      <style:table-column-properties style:column-width="1.3778in" style:rel-column-width="14333*"/>
    </style:style>
    <style:style style:name="dl147.B" style:family="table-column">
      <style:table-column-properties style:column-width="4.9208in" style:rel-column-width="51202*"/>
    </style:style>
    <style:style style:name="dl147.A1" style:family="table-cell">
      <style:table-cell-properties fo:padding-left="0in" fo:padding-right="0.0396in" fo:padding-top="0in" fo:padding-bottom="0in" fo:border="none"/>
    </style:style>
    <style:style style:name="dl148" style:family="table">
      <style:table-properties style:width="6.2986in" table:align="margins"/>
    </style:style>
    <style:style style:name="dl148.A" style:family="table-column">
      <style:table-column-properties style:column-width="1.7715in" style:rel-column-width="18430*"/>
    </style:style>
    <style:style style:name="dl148.B" style:family="table-column">
      <style:table-column-properties style:column-width="4.5271in" style:rel-column-width="47105*"/>
    </style:style>
    <style:style style:name="dl148.A1" style:family="table-cell">
      <style:table-cell-properties fo:padding-left="0in" fo:padding-right="0.0396in" fo:padding-top="0in" fo:padding-bottom="0in" fo:border="none"/>
    </style:style>
    <style:style style:name="dl149" style:family="table">
      <style:table-properties style:width="6.2986in" table:align="margins"/>
    </style:style>
    <style:style style:name="dl149.A" style:family="table-column">
      <style:table-column-properties style:column-width="2.1653in" style:rel-column-width="22526*"/>
    </style:style>
    <style:style style:name="dl149.B" style:family="table-column">
      <style:table-column-properties style:column-width="4.1333in" style:rel-column-width="43009*"/>
    </style:style>
    <style:style style:name="dl149.A1" style:family="table-cell">
      <style:table-cell-properties fo:padding-left="0in" fo:padding-right="0.0396in" fo:padding-top="0in" fo:padding-bottom="0in" fo:border="none"/>
    </style:style>
    <style:style style:name="P1" style:family="paragraph" style:parent-style-name="CopyrightText" style:master-page-name="">
      <style:paragraph-properties fo:margin-top="2.0472in" fo:margin-bottom="0.0783in"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Contents_20_1">
      <style:paragraph-properties>
        <style:tab-stops/>
      </style:paragraph-properties>
    </style:style>
    <style:style style:name="P8" style:family="paragraph" style:parent-style-name="Contents_20_2">
      <style:paragraph-properties>
        <style:tab-stops/>
      </style:paragraph-properties>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Contents_20_3">
      <style:paragraph-properties>
        <style:tab-stops/>
      </style:paragraph-properties>
    </style:style>
    <style:style style:name="P12" style:family="paragraph" style:parent-style-name="Index_20_1">
      <style:paragraph-properties>
        <style:tab-stops/>
      </style:paragraph-properties>
    </style:style>
    <style:style style:name="P13" style:family="paragraph" style:parent-style-name="Index_20_2">
      <style:paragraph-properties>
        <style:tab-stops/>
      </style:paragraph-properties>
    </style:style>
    <style:style style:name="P14" style:family="paragraph" style:parent-style-name="Index_20_Separator">
      <style:paragraph-properties>
        <style:tab-stops/>
      </style:paragraph-properties>
    </style:style>
    <style:style style:name="P15" style:family="paragraph" style:parent-style-name="Example">
      <style:text-properties style:font-name="Courier" fo:font-size="10pt" style:font-size-asian="10pt" style:font-size-complex="10pt"/>
    </style:style>
    <style:style style:name="P16" style:family="paragraph" style:parent-style-name="Example">
      <style:text-properties style:font-name="Times New Roman" fo:font-style="normal" fo:font-weight="normal" style:font-style-asian="normal" style:font-weight-asian="normal" style:font-style-complex="normal" style:font-weight-complex="normal"/>
    </style:style>
    <style:style style:name="P17" style:family="paragraph" style:parent-style-name="Index_20_3">
      <style:paragraph-properties>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fo:font-style="italic" style:font-style-asian="italic" style:font-style-complex="italic"/>
    </style:style>
    <style:style style:name="P21" style:family="paragraph" style:parent-style-name="Text_20_body" style:list-style-name="L1">
      <style:text-properties fo:font-style="italic" style:font-style-asian="italic" style:font-style-complex="italic"/>
    </style:style>
    <style:style style:name="P22" style:family="paragraph" style:parent-style-name="Text_20_body">
      <style:text-properties fo:font-style="normal" style:font-style-asian="normal" style:font-style-complex="normal"/>
    </style:style>
    <style:style style:name="P23" style:family="paragraph" style:parent-style-name="CoverTitle" style:master-page-name="CoverPage">
      <style:paragraph-properties style:page-number="auto"/>
    </style:style>
    <style:style style:name="P24" style:family="paragraph" style:parent-style-name="Heading_20_1">
      <style:paragraph-properties fo:break-before="page"/>
    </style:style>
    <style:style style:name="P25" style:family="paragraph" style:parent-style-name="Text_20_keep" style:list-style-name="L2"/>
    <style:style style:name="P26" style:family="paragraph" style:parent-style-name="Text_20_keep" style:list-style-name="L1"/>
    <style:style style:name="P27" style:family="paragraph" style:parent-style-name="Heading_20_2" style:master-page-name="">
      <style:paragraph-properties fo:margin-top="0.1673in" fo:margin-bottom="0.0835in" style:page-number="auto" fo:break-before="auto" fo:break-after="auto"/>
    </style:style>
    <style:style style:name="P28" style:family="paragraph" style:parent-style-name="Heading_20_3" style:master-page-name="">
      <style:paragraph-properties fo:margin-top="0in" fo:margin-bottom="0.0835in" style:page-number="auto" fo:break-before="page"/>
    </style:style>
    <style:style style:name="P29" style:family="paragraph" style:parent-style-name="Heading_20_4" style:master-page-name="">
      <style:paragraph-properties fo:margin-top="0in" fo:margin-bottom="0.0835in" style:page-number="auto" fo:break-before="page"/>
    </style:style>
    <style:style style:name="P30" style:family="paragraph" style:parent-style-name="Example" style:list-style-name="L2">
      <style:text-properties style:font-name="Courier" fo:font-size="10pt" style:font-size-asian="10pt" style:font-size-complex="10pt"/>
    </style:style>
    <style:style style:name="P31" style:family="paragraph" style:parent-style-name="Example" style:list-style-name="L1">
      <style:text-properties style:font-name="Courier" fo:font-size="10pt" style:font-size-asian="10pt" style:font-size-complex="10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style:font-name="Courier" fo:font-size="10pt" style:font-size-asian="10pt" style:font-size-complex="10pt"/>
    </style:style>
    <style:style style:name="T10" style:family="text">
      <style:text-properties style:font-name="Courier" fo:font-size="10pt" fo:font-weight="normal" style:font-size-asian="10pt" style:font-weight-asian="normal" style:font-size-complex="10pt" style:font-weight-complex="normal"/>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8pt" fo:font-weight="bold" style:font-size-asian="8pt" style:font-weight-asian="bold" style:font-size-complex="10pt" style:font-weight-complex="bold"/>
    </style:style>
    <style:style style:name="T13" style:family="text">
      <style:text-properties style:text-position="super 65%" style:font-name="Helvetica"/>
    </style:style>
    <style:style style:name="T14" style:family="text">
      <style:text-properties style:text-position="sub 65%" style:font-name="Helvetica"/>
    </style:style>
    <style:style style:name="T15" style:family="text">
      <style:text-properties fo:color="#0000ff"/>
    </style:style>
    <style:style style:name="T16" style:family="text">
      <style:text-properties fo:color="#0000ff" fo:font-style="italic" style:font-style-asian="italic" style:font-style-complex="italic"/>
    </style:style>
    <style:style style:name="T17" style:family="text">
      <style:text-properties style:font-name="Helvetica4" fo:font-size="10pt" fo:font-weight="bold" style:font-size-asian="10pt" style:font-weight-asian="bold" style:font-size-complex="10pt" style:font-weight-complex="bold"/>
    </style:style>
    <style:style style:name="T18" style:family="text">
      <style:text-properties style:font-name="Times New Roman" fo:font-size="10pt" fo:font-weight="normal" style:font-size-asian="10pt" style:font-weight-asian="normal" style:font-size-complex="10pt" style:font-weight-complex="normal"/>
    </style:style>
    <style:style style:name="T19" style:family="text">
      <style:text-properties style:font-name="Times New Roman" fo:font-size="11pt" fo:font-weight="normal" style:font-size-asian="11pt" style:font-weight-asian="normal" style:font-size-complex="11pt" style:font-weight-complex="normal"/>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65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902in" fo:text-indent="-0.1965in" fo:margin-left="0.5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874in" fo:text-indent="-0.1965in" fo:margin-left="0.7874in"/>
        </style:list-level-properties>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0"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3">NetRexx 3</text:p>
      <text:p text:style-name="CoverDate">22nd May 2009</text:p>
      <text:p text:style-name="CoverAuthor">Rexx Language Association<text:line-break/>and<text:line-break/>Mike Cowlishaw</text:p>
      <text:p text:style-name="CoverEmail"><text:a xlink:type="simple" xlink:href="http://rexxla.org/">http://rexxla.org</text:a></text:p>
      <text:p text:style-name="CoverStatus">Version 3.00</text:p>
      <text:p text:style-name="P1">Copyright © Mike Cowlishaw 1979, 2009.</text:p>
      <text:p text:style-name="CopyrightText">Parts Copyright © IBM Corporation 1996, 2000.</text:p>
      <text:p text:style-name="CopyrightText">Parts Copyright © Rexx Language Association 2009.</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a xlink:type="simple" xlink:href="#1.Introduction|outline" text:style-name="Internet_20_link" text:visited-style-name="Internet_20_link"><text:span text:style-name="Strong_20_Emphasis">Introduction</text:span></text:a> <text:s text:c="4"/><text:span text:style-name="Page_20_Number">7</text:span></text:p>
          <text:p text:style-name="P8"><text:a xlink:type="simple" xlink:href="#1.1.Language objectives|outline" text:style-name="Internet_20_link" text:visited-style-name="Internet_20_link">Language objectives</text:a> <text:s text:c="4"/><text:span text:style-name="Page_20_Number">7</text:span></text:p>
          <text:p text:style-name="P8"><text:a xlink:type="simple" xlink:href="#1.2.Language concepts|outline" text:style-name="Internet_20_link" text:visited-style-name="Internet_20_link">Language concepts</text:a> <text:s text:c="4"/><text:span text:style-name="Page_20_Number">10</text:span></text:p>
          <text:p text:style-name="P8"><text:a xlink:type="simple" xlink:href="#1.3.Acknowledgements|outline" text:style-name="Internet_20_link" text:visited-style-name="Internet_20_link">Acknowledgements</text:a> <text:s text:c="4"/><text:span text:style-name="Page_20_Number">15</text:span></text:p>
          <text:p text:style-name="P7"><text:a xlink:type="simple" xlink:href="#2.NetRexx Overview|outline" text:style-name="Internet_20_link" text:visited-style-name="Internet_20_link"><text:span text:style-name="Strong_20_Emphasis">NetRexx Overview</text:span></text:a> <text:s text:c="4"/><text:span text:style-name="Page_20_Number">17</text:span></text:p>
          <text:p text:style-name="P8"><text:a xlink:type="simple" xlink:href="#2.1.NetRexx programs|outline" text:style-name="Internet_20_link" text:visited-style-name="Internet_20_link">NetRexx programs</text:a> <text:s text:c="4"/><text:span text:style-name="Page_20_Number">18</text:span></text:p>
          <text:p text:style-name="P8"><text:a xlink:type="simple" xlink:href="#2.2.Expressions and variables|outline" text:style-name="Internet_20_link" text:visited-style-name="Internet_20_link">Expressions and variables</text:a> <text:s text:c="4"/><text:span text:style-name="Page_20_Number">19</text:span></text:p>
          <text:p text:style-name="P8"><text:a xlink:type="simple" xlink:href="#2.3.Control instructions|outline" text:style-name="Internet_20_link" text:visited-style-name="Internet_20_link">Control instructions</text:a> <text:s text:c="4"/><text:span text:style-name="Page_20_Number">21</text:span></text:p>
          <text:p text:style-name="P8"><text:a xlink:type="simple" xlink:href="#2.4.NetRexx arithmetic|outline" text:style-name="Internet_20_link" text:visited-style-name="Internet_20_link">NetRexx arithmetic</text:a> <text:s text:c="4"/><text:span text:style-name="Page_20_Number">22</text:span></text:p>
          <text:p text:style-name="P8"><text:a xlink:type="simple" xlink:href="#2.5.Doing things with strings|outline" text:style-name="Internet_20_link" text:visited-style-name="Internet_20_link">Doing things with strings</text:a> <text:s text:c="4"/><text:span text:style-name="Page_20_Number">23</text:span></text:p>
          <text:p text:style-name="P8"><text:a xlink:type="simple" xlink:href="#2.6.Parsing strings|outline" text:style-name="Internet_20_link" text:visited-style-name="Internet_20_link">Parsing strings</text:a> <text:s text:c="4"/><text:span text:style-name="Page_20_Number">24</text:span></text:p>
          <text:p text:style-name="P8"><text:a xlink:type="simple" xlink:href="#2.7.Indexed strings|outline" text:style-name="Internet_20_link" text:visited-style-name="Internet_20_link">Indexed strings</text:a> <text:s text:c="4"/><text:span text:style-name="Page_20_Number">25</text:span></text:p>
          <text:p text:style-name="P8"><text:a xlink:type="simple" xlink:href="#2.8.Arrays|outline" text:style-name="Internet_20_link" text:visited-style-name="Internet_20_link">Arrays</text:a> <text:s text:c="4"/><text:span text:style-name="Page_20_Number">26</text:span></text:p>
          <text:p text:style-name="P8"><text:a xlink:type="simple" xlink:href="#2.9.Things that aren’t strings|outline" text:style-name="Internet_20_link" text:visited-style-name="Internet_20_link">Things that aren’t strings</text:a> <text:s text:c="4"/><text:span text:style-name="Page_20_Number">27</text:span></text:p>
          <text:p text:style-name="P8"><text:a xlink:type="simple" xlink:href="#2.10.Extending classes|outline" text:style-name="Internet_20_link" text:visited-style-name="Internet_20_link">Extending classes</text:a> <text:s text:c="4"/><text:span text:style-name="Page_20_Number">29</text:span></text:p>
          <text:p text:style-name="P8"><text:a xlink:type="simple" xlink:href="#2.11.Tracing|outline" text:style-name="Internet_20_link" text:visited-style-name="Internet_20_link">Tracing</text:a> <text:s text:c="4"/><text:span text:style-name="Page_20_Number">31</text:span></text:p>
          <text:p text:style-name="P8"><text:a xlink:type="simple" xlink:href="#2.12.Binary types and conversions|outline" text:style-name="Internet_20_link" text:visited-style-name="Internet_20_link">Binary types and conversions</text:a> <text:s text:c="4"/><text:span text:style-name="Page_20_Number">33</text:span></text:p>
          <text:p text:style-name="P8"><text:a xlink:type="simple" xlink:href="#2.13.Exception and error handling|outline" text:style-name="Internet_20_link" text:visited-style-name="Internet_20_link">Exception and error handling</text:a> <text:s text:c="4"/><text:span text:style-name="Page_20_Number">35</text:span></text:p>
          <text:p text:style-name="P7"><text:a xlink:type="simple" xlink:href="#3.NetRexx Language Definition|outline" text:style-name="Internet_20_link" text:visited-style-name="Internet_20_link"><text:span text:style-name="Strong_20_Emphasis">NetRexx Language Definition</text:span></text:a> <text:s text:c="4"/><text:span text:style-name="Page_20_Number">37</text:span></text:p>
          <text:p text:style-name="P8"><text:a xlink:type="simple" xlink:href="#3.1.Notations|outline" text:style-name="Internet_20_link" text:visited-style-name="Internet_20_link">Notations</text:a> <text:s text:c="4"/><text:span text:style-name="Page_20_Number">38</text:span></text:p>
          <text:p text:style-name="P8"><text:a xlink:type="simple" xlink:href="#3.2.Characters and Encodings|outline" text:style-name="Internet_20_link" text:visited-style-name="Internet_20_link">Characters and Encodings</text:a> <text:s text:c="4"/><text:span text:style-name="Page_20_Number">39</text:span></text:p>
          <text:p text:style-name="P8"><text:a xlink:type="simple" xlink:href="#3.3.Structure and General Syntax|outline" text:style-name="Internet_20_link" text:visited-style-name="Internet_20_link">Structure and General Syntax</text:a> <text:s text:c="4"/><text:span text:style-name="Page_20_Number">40</text:span></text:p>
          <text:p text:style-name="P11"><text:a xlink:type="simple" xlink:href="#3.3.1.Blanks and White Space|outline" text:style-name="Internet_20_link" text:visited-style-name="Internet_20_link">Blanks and White Space</text:a> <text:s text:c="4"/><text:span text:style-name="Page_20_Number">40</text:span></text:p>
          <text:p text:style-name="P11"><text:a xlink:type="simple" xlink:href="#3.3.2.Comments|outline" text:style-name="Internet_20_link" text:visited-style-name="Internet_20_link">Comments</text:a> <text:s text:c="4"/><text:span text:style-name="Page_20_Number">40</text:span></text:p>
          <text:p text:style-name="P11"><text:a xlink:type="simple" xlink:href="#3.3.3.Tokens|outline" text:style-name="Internet_20_link" text:visited-style-name="Internet_20_link">Tokens</text:a> <text:s text:c="4"/><text:span text:style-name="Page_20_Number">41</text:span></text:p>
          <text:p text:style-name="P11"><text:a xlink:type="simple" xlink:href="#3.3.4.Implied semicolons and continuations|outline" text:style-name="Internet_20_link" text:visited-style-name="Internet_20_link">Implied semicolons and continuations</text:a> <text:s text:c="4"/><text:span text:style-name="Page_20_Number">44</text:span></text:p>
          <text:p text:style-name="P11"><text:a xlink:type="simple" xlink:href="#3.3.5.The case of names and symbols|outline" text:style-name="Internet_20_link" text:visited-style-name="Internet_20_link">The case of names and symbols</text:a> <text:s text:c="4"/><text:span text:style-name="Page_20_Number">44</text:span></text:p>
          <text:p text:style-name="P11"><text:a xlink:type="simple" xlink:href="#3.3.6.Hexadecimal and binary numeric symbols|outline" text:style-name="Internet_20_link" text:visited-style-name="Internet_20_link">Hexadecimal and binary numeric symbols</text:a> <text:s text:c="4"/><text:span text:style-name="Page_20_Number">45</text:span></text:p>
          <text:p text:style-name="P8"><text:a xlink:type="simple" xlink:href="#3.4.Types and Classes|outline" text:style-name="Internet_20_link" text:visited-style-name="Internet_20_link">Types and Classes</text:a> <text:s text:c="4"/><text:span text:style-name="Page_20_Number">46</text:span></text:p>
          <text:p text:style-name="P8"><text:a xlink:type="simple" xlink:href="#3.5.Terms|outline" text:style-name="Internet_20_link" text:visited-style-name="Internet_20_link">Terms</text:a> <text:s text:c="4"/><text:span text:style-name="Page_20_Number">48</text:span></text:p>
          <text:p text:style-name="P11"><text:a xlink:type="simple" xlink:href="#3.5.1.Evaluation of terms|outline" text:style-name="Internet_20_link" text:visited-style-name="Internet_20_link">Evaluation of terms</text:a> <text:s text:c="4"/><text:span text:style-name="Page_20_Number">49</text:span></text:p>
          <text:p text:style-name="P8"><text:a xlink:type="simple" xlink:href="#3.6.Methods and Constructors|outline" text:style-name="Internet_20_link" text:visited-style-name="Internet_20_link">Methods and Constructors</text:a> <text:s text:c="4"/><text:span text:style-name="Page_20_Number">53</text:span></text:p>
          <text:p text:style-name="P11"><text:a xlink:type="simple" xlink:href="#3.6.1.Method call instructions|outline" text:style-name="Internet_20_link" text:visited-style-name="Internet_20_link">Method call instructions</text:a> <text:s text:c="4"/><text:span text:style-name="Page_20_Number">53</text:span></text:p>
          <text:p text:style-name="P11"><text:a xlink:type="simple" xlink:href="#3.6.2.Method resolution (search order)|outline" text:style-name="Internet_20_link" text:visited-style-name="Internet_20_link">Method resolution (search order)</text:a> <text:s text:c="4"/><text:span text:style-name="Page_20_Number">54</text:span></text:p>
          <text:p text:style-name="P11"><text:a xlink:type="simple" xlink:href="#3.6.3.Method overriding|outline" text:style-name="Internet_20_link" text:visited-style-name="Internet_20_link">Method overriding</text:a> <text:s text:c="4"/><text:span text:style-name="Page_20_Number">55</text:span></text:p>
          <text:p text:style-name="P11"><text:a xlink:type="simple" xlink:href="#3.6.4.Constructor methods|outline" text:style-name="Internet_20_link" text:visited-style-name="Internet_20_link">Constructor methods</text:a> <text:s text:c="4"/><text:span text:style-name="Page_20_Number">56</text:span></text:p>
          <text:p text:style-name="P8"><text:soft-page-break/><text:a xlink:type="simple" xlink:href="#3.7.Type conversions|outline" text:style-name="Internet_20_link" text:visited-style-name="Internet_20_link">Type conversions</text:a> <text:s text:c="4"/><text:span text:style-name="Page_20_Number">58</text:span></text:p>
          <text:p text:style-name="P8"><text:a xlink:type="simple" xlink:href="#3.8.Expressions and Operators|outline" text:style-name="Internet_20_link" text:visited-style-name="Internet_20_link">Expressions and Operators</text:a> <text:s text:c="4"/><text:span text:style-name="Page_20_Number">61</text:span></text:p>
          <text:p text:style-name="P11"><text:a xlink:type="simple" xlink:href="#3.8.1.Operators|outline" text:style-name="Internet_20_link" text:visited-style-name="Internet_20_link">Operators</text:a> <text:s text:c="4"/><text:span text:style-name="Page_20_Number">61</text:span></text:p>
          <text:p text:style-name="P11"><text:a xlink:type="simple" xlink:href="#3.8.2.Numbers|outline" text:style-name="Internet_20_link" text:visited-style-name="Internet_20_link">Numbers</text:a> <text:s text:c="4"/><text:span text:style-name="Page_20_Number">65</text:span></text:p>
          <text:p text:style-name="P11"><text:a xlink:type="simple" xlink:href="#3.8.3.Parentheses and operator precedence|outline" text:style-name="Internet_20_link" text:visited-style-name="Internet_20_link">Parentheses and operator precedence</text:a> <text:s text:c="4"/><text:span text:style-name="Page_20_Number">65</text:span></text:p>
          <text:p text:style-name="P8"><text:a xlink:type="simple" xlink:href="#3.9.Clauses and Instructions|outline" text:style-name="Internet_20_link" text:visited-style-name="Internet_20_link">Clauses and Instructions</text:a> <text:s text:c="4"/><text:span text:style-name="Page_20_Number">68</text:span></text:p>
          <text:p text:style-name="P8"><text:a xlink:type="simple" xlink:href="#3.10.Assignments and Variables|outline" text:style-name="Internet_20_link" text:visited-style-name="Internet_20_link">Assignments and Variables</text:a> <text:s text:c="4"/><text:span text:style-name="Page_20_Number">69</text:span></text:p>
          <text:p text:style-name="P8"><text:a xlink:type="simple" xlink:href="#3.11.Indexed strings and Arrays|outline" text:style-name="Internet_20_link" text:visited-style-name="Internet_20_link">Indexed strings and Arrays</text:a> <text:s text:c="4"/><text:span text:style-name="Page_20_Number">73</text:span></text:p>
          <text:p text:style-name="P11"><text:a xlink:type="simple" xlink:href="#3.11.1.Arrays|outline" text:style-name="Internet_20_link" text:visited-style-name="Internet_20_link">Arrays</text:a> <text:s text:c="4"/><text:span text:style-name="Page_20_Number">74</text:span></text:p>
          <text:p text:style-name="P8"><text:a xlink:type="simple" xlink:href="#3.12.Keyword Instructions|outline" text:style-name="Internet_20_link" text:visited-style-name="Internet_20_link">Keyword Instructions</text:a> <text:s text:c="4"/><text:span text:style-name="Page_20_Number">77</text:span></text:p>
          <text:p text:style-name="P8"><text:a xlink:type="simple" xlink:href="#3.13.Class instruction|outline" text:style-name="Internet_20_link" text:visited-style-name="Internet_20_link">Class instruction</text:a> <text:s text:c="4"/><text:span text:style-name="Page_20_Number">78</text:span></text:p>
          <text:p text:style-name="P8"><text:a xlink:type="simple" xlink:href="#3.14.Do instruction|outline" text:style-name="Internet_20_link" text:visited-style-name="Internet_20_link">Do instruction</text:a> <text:s text:c="4"/><text:span text:style-name="Page_20_Number">82</text:span></text:p>
          <text:p text:style-name="P8"><text:a xlink:type="simple" xlink:href="#3.15.Exit instruction|outline" text:style-name="Internet_20_link" text:visited-style-name="Internet_20_link">Exit instruction</text:a> <text:s text:c="4"/><text:span text:style-name="Page_20_Number">84</text:span></text:p>
          <text:p text:style-name="P8"><text:a xlink:type="simple" xlink:href="#3.16.If instruction|outline" text:style-name="Internet_20_link" text:visited-style-name="Internet_20_link">If instruction</text:a> <text:s text:c="4"/><text:span text:style-name="Page_20_Number">85</text:span></text:p>
          <text:p text:style-name="P8"><text:a xlink:type="simple" xlink:href="#3.17.Import instruction|outline" text:style-name="Internet_20_link" text:visited-style-name="Internet_20_link">Import instruction</text:a> <text:s text:c="4"/><text:span text:style-name="Page_20_Number">87</text:span></text:p>
          <text:p text:style-name="P8"><text:a xlink:type="simple" xlink:href="#3.18.Iterate instruction|outline" text:style-name="Internet_20_link" text:visited-style-name="Internet_20_link">Iterate instruction</text:a> <text:s text:c="4"/><text:span text:style-name="Page_20_Number">89</text:span></text:p>
          <text:p text:style-name="P8"><text:a xlink:type="simple" xlink:href="#3.19.Leave instruction|outline" text:style-name="Internet_20_link" text:visited-style-name="Internet_20_link">Leave instruction</text:a> <text:s text:c="4"/><text:span text:style-name="Page_20_Number">90</text:span></text:p>
          <text:p text:style-name="P8"><text:a xlink:type="simple" xlink:href="#3.20.Loop instruction|outline" text:style-name="Internet_20_link" text:visited-style-name="Internet_20_link">Loop instruction</text:a> <text:s text:c="4"/><text:span text:style-name="Page_20_Number">91</text:span></text:p>
          <text:p text:style-name="P8"><text:a xlink:type="simple" xlink:href="#3.21.Method instruction|outline" text:style-name="Internet_20_link" text:visited-style-name="Internet_20_link">Method instruction</text:a> <text:s text:c="4"/><text:span text:style-name="Page_20_Number">98</text:span></text:p>
          <text:p text:style-name="P8"><text:a xlink:type="simple" xlink:href="#3.22.Nop instruction|outline" text:style-name="Internet_20_link" text:visited-style-name="Internet_20_link">Nop instruction</text:a> <text:s text:c="4"/><text:span text:style-name="Page_20_Number">103</text:span></text:p>
          <text:p text:style-name="P8"><text:a xlink:type="simple" xlink:href="#3.23.Numeric instruction|outline" text:style-name="Internet_20_link" text:visited-style-name="Internet_20_link">Numeric instruction</text:a> <text:s text:c="4"/><text:span text:style-name="Page_20_Number">104</text:span></text:p>
          <text:p text:style-name="P8"><text:a xlink:type="simple" xlink:href="#3.24.Options instruction|outline" text:style-name="Internet_20_link" text:visited-style-name="Internet_20_link">Options instruction</text:a> <text:s text:c="4"/><text:span text:style-name="Page_20_Number">106</text:span></text:p>
          <text:p text:style-name="P8"><text:a xlink:type="simple" xlink:href="#3.25.Package instruction|outline" text:style-name="Internet_20_link" text:visited-style-name="Internet_20_link">Package instruction</text:a> <text:s text:c="4"/><text:span text:style-name="Page_20_Number">110</text:span></text:p>
          <text:p text:style-name="P8"><text:a xlink:type="simple" xlink:href="#3.26.Parse instruction|outline" text:style-name="Internet_20_link" text:visited-style-name="Internet_20_link">Parse instruction</text:a> <text:s text:c="4"/><text:span text:style-name="Page_20_Number">111</text:span></text:p>
          <text:p text:style-name="P8"><text:a xlink:type="simple" xlink:href="#3.27.Properties instruction|outline" text:style-name="Internet_20_link" text:visited-style-name="Internet_20_link">Properties instruction</text:a> <text:s text:c="4"/><text:span text:style-name="Page_20_Number">112</text:span></text:p>
          <text:p text:style-name="P8"><text:a xlink:type="simple" xlink:href="#3.28.Return instruction|outline" text:style-name="Internet_20_link" text:visited-style-name="Internet_20_link">Return instruction</text:a> <text:s text:c="4"/><text:span text:style-name="Page_20_Number">114</text:span></text:p>
          <text:p text:style-name="P8"><text:a xlink:type="simple" xlink:href="#3.29.Say instruction|outline" text:style-name="Internet_20_link" text:visited-style-name="Internet_20_link">Say instruction</text:a> <text:s text:c="4"/><text:span text:style-name="Page_20_Number">115</text:span></text:p>
          <text:p text:style-name="P8"><text:a xlink:type="simple" xlink:href="#3.30.Select instruction|outline" text:style-name="Internet_20_link" text:visited-style-name="Internet_20_link">Select instruction</text:a> <text:s text:c="4"/><text:span text:style-name="Page_20_Number">116</text:span></text:p>
          <text:p text:style-name="P8"><text:a xlink:type="simple" xlink:href="#3.31.Signal instruction|outline" text:style-name="Internet_20_link" text:visited-style-name="Internet_20_link">Signal instruction</text:a> <text:s text:c="4"/><text:span text:style-name="Page_20_Number">119</text:span></text:p>
          <text:p text:style-name="P8"><text:a xlink:type="simple" xlink:href="#3.32.Trace instruction|outline" text:style-name="Internet_20_link" text:visited-style-name="Internet_20_link">Trace instruction</text:a> <text:s text:c="4"/><text:span text:style-name="Page_20_Number">120</text:span></text:p>
          <text:p text:style-name="P8"><text:a xlink:type="simple" xlink:href="#3.33.Program structure|outline" text:style-name="Internet_20_link" text:visited-style-name="Internet_20_link">Program structure</text:a> <text:s text:c="4"/><text:span text:style-name="Page_20_Number">124</text:span></text:p>
          <text:p text:style-name="P11"><text:a xlink:type="simple" xlink:href="#3.33.1.Program defaults|outline" text:style-name="Internet_20_link" text:visited-style-name="Internet_20_link">Program defaults</text:a> <text:s text:c="4"/><text:span text:style-name="Page_20_Number">125</text:span></text:p>
          <text:p text:style-name="P8"><text:a xlink:type="simple" xlink:href="#3.34.Minor and Dependent classes|outline" text:style-name="Internet_20_link" text:visited-style-name="Internet_20_link">Minor and Dependent classes</text:a> <text:s text:c="4"/><text:span text:style-name="Page_20_Number">127</text:span></text:p>
          <text:p text:style-name="P11"><text:a xlink:type="simple" xlink:href="#3.34.1.Minor classes|outline" text:style-name="Internet_20_link" text:visited-style-name="Internet_20_link">Minor classes</text:a> <text:s text:c="4"/><text:span text:style-name="Page_20_Number">127</text:span></text:p>
          <text:p text:style-name="P11"><text:a xlink:type="simple" xlink:href="#3.34.2.Dependent classes|outline" text:style-name="Internet_20_link" text:visited-style-name="Internet_20_link">Dependent classes</text:a> <text:s text:c="4"/><text:span text:style-name="Page_20_Number">128</text:span></text:p>
          <text:p text:style-name="P11"><text:a xlink:type="simple" xlink:href="#3.34.3.Restrictions|outline" text:style-name="Internet_20_link" text:visited-style-name="Internet_20_link">Restrictions</text:a> <text:s text:c="4"/><text:span text:style-name="Page_20_Number">129</text:span></text:p>
          <text:p text:style-name="P8"><text:a xlink:type="simple" xlink:href="#3.35.Special names and methods|outline" text:style-name="Internet_20_link" text:visited-style-name="Internet_20_link">Special names and methods</text:a> <text:s text:c="4"/><text:span text:style-name="Page_20_Number">130</text:span></text:p>
          <text:p text:style-name="P11"><text:a xlink:type="simple" xlink:href="#3.35.1.Special names|outline" text:style-name="Internet_20_link" text:visited-style-name="Internet_20_link">Special names</text:a> <text:s text:c="4"/><text:span text:style-name="Page_20_Number">130</text:span></text:p>
          <text:p text:style-name="P11"><text:a xlink:type="simple" xlink:href="#3.35.2.Special methods|outline" text:style-name="Internet_20_link" text:visited-style-name="Internet_20_link">Special methods</text:a> <text:s text:c="4"/><text:span text:style-name="Page_20_Number">132</text:span></text:p>
          <text:p text:style-name="P8"><text:a xlink:type="simple" xlink:href="#3.36.Parsing templates|outline" text:style-name="Internet_20_link" text:visited-style-name="Internet_20_link">Parsing templates</text:a> <text:s text:c="4"/><text:span text:style-name="Page_20_Number">133</text:span></text:p>
          <text:p text:style-name="P11"><text:a xlink:type="simple" xlink:href="#3.36.1.Introduction to parsing|outline" text:style-name="Internet_20_link" text:visited-style-name="Internet_20_link">Introduction to parsing</text:a> <text:s text:c="4"/><text:span text:style-name="Page_20_Number">133</text:span></text:p>
          <text:p text:style-name="P11"><text:a xlink:type="simple" xlink:href="#3.36.2.Parsing definition|outline" text:style-name="Internet_20_link" text:visited-style-name="Internet_20_link">Parsing definition</text:a> <text:s text:c="4"/><text:span text:style-name="Page_20_Number">134</text:span></text:p>
          <text:p text:style-name="P8"><text:a xlink:type="simple" xlink:href="#3.37.Numbers and Arithmetic|outline" text:style-name="Internet_20_link" text:visited-style-name="Internet_20_link">Numbers and Arithmetic</text:a> <text:s text:c="4"/><text:span text:style-name="Page_20_Number">140</text:span></text:p>
          <text:p text:style-name="P11"><text:a xlink:type="simple" xlink:href="#3.37.1.Introduction|outline" text:style-name="Internet_20_link" text:visited-style-name="Internet_20_link">Introduction</text:a> <text:s text:c="4"/><text:span text:style-name="Page_20_Number">140</text:span></text:p>
          <text:p text:style-name="P11"><text:a xlink:type="simple" xlink:href="#3.37.2.Definition|outline" text:style-name="Internet_20_link" text:visited-style-name="Internet_20_link">Definition</text:a> <text:s text:c="4"/><text:span text:style-name="Page_20_Number">141</text:span></text:p>
          <text:p text:style-name="P8"><text:a xlink:type="simple" xlink:href="#3.38.Binary values and operations|outline" text:style-name="Internet_20_link" text:visited-style-name="Internet_20_link">Binary values and operations</text:a> <text:s text:c="4"/><text:span text:style-name="Page_20_Number">149</text:span></text:p>
          <text:p text:style-name="P8"><text:a xlink:type="simple" xlink:href="#3.39.Exceptions|outline" text:style-name="Internet_20_link" text:visited-style-name="Internet_20_link">Exceptions</text:a> <text:s text:c="4"/><text:span text:style-name="Page_20_Number">152</text:span></text:p>
          <text:p text:style-name="P8"><text:a xlink:type="simple" xlink:href="#3.40.Methods for NetRexx strings|outline" text:style-name="Internet_20_link" text:visited-style-name="Internet_20_link">Methods for NetRexx strings</text:a> <text:s text:c="4"/><text:span text:style-name="Page_20_Number">155</text:span></text:p>
          <text:p text:style-name="P11"><text:a xlink:type="simple" xlink:href="#3.40.1.The built-in methods|outline" text:style-name="Internet_20_link" text:visited-style-name="Internet_20_link">The built-in methods</text:a> <text:s text:c="4"/><text:span text:style-name="Page_20_Number">156</text:span></text:p>
          <text:p text:style-name="P7"><text:soft-page-break/><text:a xlink:type="simple" xlink:href="#4.Appendix A – A Sample NetRexx Program|outline" text:style-name="Internet_20_link" text:visited-style-name="Internet_20_link"><text:span text:style-name="Strong_20_Emphasis">Appendix A – A Sample NetRexx Program</text:span></text:a> <text:s text:c="4"/><text:span text:style-name="Page_20_Number">171</text:span></text:p>
          <text:p text:style-name="P7"><text:a xlink:type="simple" xlink:href="#5.Appendix B – JavaBean Support|outline" text:style-name="Internet_20_link" text:visited-style-name="Internet_20_link"><text:span text:style-name="Strong_20_Emphasis">Appendix B – JavaBean Support</text:span></text:a> <text:s text:c="4"/><text:span text:style-name="Page_20_Number">175</text:span></text:p>
          <text:p text:style-name="P8"><text:a xlink:type="simple" xlink:href="#5.1.Indirect properties|outline" text:style-name="Internet_20_link" text:visited-style-name="Internet_20_link">Indirect properties</text:a> <text:s text:c="4"/><text:span text:style-name="Page_20_Number">176</text:span></text:p>
          <text:p text:style-name="P7"><text:a xlink:type="simple" xlink:href="#6.Appendix C – The netrexx.lang Package|outline" text:style-name="Internet_20_link" text:visited-style-name="Internet_20_link"><text:span text:style-name="Strong_20_Emphasis">Appendix C – The netrexx.lang Package</text:span></text:a> <text:s text:c="4"/><text:span text:style-name="Page_20_Number">179</text:span></text:p>
          <text:p text:style-name="P8"><text:a xlink:type="simple" xlink:href="#6.1.Exception classes|outline" text:style-name="Internet_20_link" text:visited-style-name="Internet_20_link">Exception classes</text:a> <text:s text:c="4"/><text:span text:style-name="Page_20_Number">180</text:span></text:p>
          <text:p text:style-name="P8"><text:a xlink:type="simple" xlink:href="#6.2.The Rexx class|outline" text:style-name="Internet_20_link" text:visited-style-name="Internet_20_link">The Rexx class</text:a> <text:s text:c="4"/><text:span text:style-name="Page_20_Number">181</text:span></text:p>
          <text:p text:style-name="P11"><text:a xlink:type="simple" xlink:href="#6.2.1.Rexx constructors|outline" text:style-name="Internet_20_link" text:visited-style-name="Internet_20_link">Rexx constructors</text:a> <text:s text:c="4"/><text:span text:style-name="Page_20_Number">181</text:span></text:p>
          <text:p text:style-name="P11"><text:a xlink:type="simple" xlink:href="#6.2.2.Rexx arithmetic methods|outline" text:style-name="Internet_20_link" text:visited-style-name="Internet_20_link">Rexx arithmetic methods</text:a> <text:s text:c="4"/><text:span text:style-name="Page_20_Number">182</text:span></text:p>
          <text:p text:style-name="P11"><text:a xlink:type="simple" xlink:href="#6.2.3.Rexx miscellaneous methods|outline" text:style-name="Internet_20_link" text:visited-style-name="Internet_20_link">Rexx miscellaneous methods</text:a> <text:s text:c="4"/><text:span text:style-name="Page_20_Number">184</text:span></text:p>
          <text:p text:style-name="P8"><text:a xlink:type="simple" xlink:href="#6.3.The RexxOperators interface class|outline" text:style-name="Internet_20_link" text:visited-style-name="Internet_20_link">The RexxOperators interface class</text:a> <text:s text:c="4"/><text:span text:style-name="Page_20_Number">185</text:span></text:p>
          <text:p text:style-name="P8"><text:a xlink:type="simple" xlink:href="#6.4.The RexxSet class|outline" text:style-name="Internet_20_link" text:visited-style-name="Internet_20_link">The RexxSet class</text:a> <text:s text:c="4"/><text:span text:style-name="Page_20_Number">186</text:span></text:p>
          <text:p text:style-name="P11"><text:a xlink:type="simple" xlink:href="#6.4.1.Public properties|outline" text:style-name="Internet_20_link" text:visited-style-name="Internet_20_link">Public properties</text:a> <text:s text:c="4"/><text:span text:style-name="Page_20_Number">186</text:span></text:p>
          <text:p text:style-name="P11"><text:a xlink:type="simple" xlink:href="#6.4.2.Constructors|outline" text:style-name="Internet_20_link" text:visited-style-name="Internet_20_link">Constructors</text:a> <text:s text:c="4"/><text:span text:style-name="Page_20_Number">186</text:span></text:p>
          <text:p text:style-name="P11"><text:a xlink:type="simple" xlink:href="#6.4.3.Methods|outline" text:style-name="Internet_20_link" text:visited-style-name="Internet_20_link">Methods</text:a> <text:s text:c="4"/><text:span text:style-name="Page_20_Number">187</text:span></text:p>
          <text:p text:style-name="P7"><text:a xlink:type="simple" xlink:href="#7.Index|outline" text:style-name="Internet_20_link" text:visited-style-name="Internet_20_link"><text:span text:style-name="Strong_20_Emphasis">Index</text:span></text:a> <text:s text:c="4"/><text:span text:style-name="Page_20_Number">189</text:span></text:p>
        </text:index-body>
      </text:table-of-content>
      <text:h text:style-name="P24" text:outline-level="1"><text:reference-mark text:name="refpart1"/>Introduction</text:h>
      <text:p text:style-name="Text_20_body"><text:alphabetical-index-mark text:string-value="Philosophy of NetRexx"/><text:alphabetical-index-mark text:string-value="Background"/><text:alphabetical-index-mark text:string-value="background" text:key1="NetRexx"/><text:alphabetical-index-mark text:string-value="Introduction"/><text:alphabetical-index-mark text:string-value="introduction" text:key1="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39602716" text:style-name="L1">
        <text:list-item>
          <text:p text:style-name="P18">The objectives of the NetRexx language and the concepts underlying its design, and acknowledgements. </text:p>
        </text:list-item>
        <text:list-item>
          <text:p text:style-name="P18">An overview and introduction to the NetRexx language. </text:p>
        </text:list-item>
        <text:list-item>
          <text:p text:style-name="P18">The definition of the language. </text:p>
        </text:list-item>
      </text:list>
      <text:p text:style-name="Text_20_body">Appendices include a sample NetRexx program, a description of an experimental feature, and some details of the contents of the <text:span text:style-name="T9">netrexx.lang</text:span> package. </text:p>
      <text:h text:style-name="P27" text:outline-level="2"><text:reference-mark text:name="reflangob"/>Language objectives</text:h>
      <text:p text:style-name="Text_20_body"><text:alphabetical-index-mark text:string-value="Philosophy of NetRexx"/><text:alphabetical-index-mark text:string-value="objectives" text:key1="NetRexx"/><text:alphabetical-index-mark text:string-value="Objectives of the NetRexx language"/>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features of" text:key1="Rexx"/><text:alphabetical-index-mark text:string-value="influence of" text:key1="Rexx"/><text:alphabetical-index-mark text:string-value="of Rexx" text:key1="Influence"/>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text:soft-page-break/>evolve over time as the needs and expectations of their users change, so this is an essential 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39611039" text:style-name="L2">
        <text:list-item>
          <text:p text:style-name="P19">simplicity </text:p>
        </text:list-item>
        <text:list-item>
          <text:p text:style-name="P19">coherent and uncluttered syntax </text:p>
        </text:list-item>
        <text:list-item>
          <text:p text:style-name="P19">comprehensive string handling </text:p>
        </text:list-item>
        <text:list-item>
          <text:p text:style-name="P19">case-insensitivity </text:p>
        </text:list-item>
        <text:list-item>
          <text:p text:style-name="P19">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features of" text:key1="Java"/><text:alphabetical-index-mark text:string-value="influence of" text:key1="Java"/><text:alphabetical-index-mark text:string-value="of C" text:key1="Influence"/><text:alphabetical-index-mark text:string-value="of Java" text:key1="Influence"/>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9">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text:soft-page-break/>opportunity to make some significant simplifications and enhancements to the language, both to 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9">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reference-mark text:name="reflangco"/>Language concepts</text:h>
      <text:p text:style-name="Text_20_body"><text:alphabetical-index-mark text:string-value="Philosophy of NetRexx"/><text:alphabetical-index-mark text:string-value="Language concepts"/><text:alphabetical-index-mark text:string-value="language concepts" text:key1="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Perceived legibility"/><text:alphabetical-index-mark text:string-value="Legibility, perceived"/><text:alphabetical-index-mark text:string-value="Readability, of programs"/><text:alphabetical-index-mark text:string-value="Programming style"/><text:alphabetical-index-mark text:string-value="Style, programming"/>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18">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18">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18">The classical constructs of structured and object-oriented programming <text:alphabetical-index-mark text:string-value="Object-oriented programming concepts"/><text:alphabetical-index-mark text:string-value="Structur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18">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arbitrary" text:key1="Precision"/><text:alphabetical-index-mark text:string-value="arithmetic" text:key1="Decimal"/><text:alphabetical-index-mark text:string-value="Strong typing"/><text:alphabetical-index-mark text:string-value="Datatypes"/><text:alphabetical-index-mark text:string-value="type checking" text:key1="Data"/><text:alphabetical-index-mark text:string-value="Natural data typing"/>“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text:soft-page-break/>not justify the added program complexity. </text:p>
      <text:p text:style-name="Text_20_body">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9">Rexx</text:span> (the name of the class of NetRexx strings). </text:p>
      <text:p text:style-name="Text_20_body">Concatenation, the most common string operation, is treated specially in NetRexx. In addition to a conventional concatenate operator (“<text:span text:style-name="T9">||</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9">n</text:span> has the value “<text:span text:style-name="T9">6</text:span>” then </text:p>
      <text:p text:style-name="P15">say 'Sorry,' n*100/50'% were rejected' </text:p>
      <text:p text:style-name="Text_20_keep">would display the string </text:p>
      <text:p text:style-name="P15">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15">i=int 100/7 </text:p>
      <text:p text:style-name="Text_20_body">would calculate the result of <text:span text:style-name="T9">100</text:span> divided by <text:span text:style-name="T9">7</text:span>, convert that result to an integer (assuming <text:span text:style-name="T9">int</text:span> describes an integer type) and then assign it to the variable <text:span text:style-name="T9">i</text:span>. </text:p>
      <text:h text:style-name="Heading_20_4" text:outline-level="4">Nothing to declare</text:h>
      <text:p text:style-name="Text_20_body"><text:alphabetical-index-mark text:string-value="why optional in NetRexx" text:key1="Declarations"/><text:alphabetical-index-mark text:string-value="Nothing to declare"/>Consistent with the philosophy of simplicity, NetRexx does not require that variables within methods be declared before use. <text:s/>Only the <text:span text:style-name="T5">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System independence"/><text:alphabetical-index-mark text:string-value="Environment, independence from"/>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Error detection, localized"/><text:alphabetical-index-mark text:string-value="Syntactic units"/>The fundamental unit of syntax in the NetRexx language is the clause, which is a piece of program text terminated by a semicolon (usually implied by the end of a line). The span of syntactic units is <text:soft-page-break/>therefore small, usually one line or less. This means that the syntax parser in the language processor can rapidly detect and locate errors, which in turn means that error messages can be both precise and 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Tools, reliability of"/><text:alphabetical-index-mark text:string-value="Reliability, of a language"/><text:alphabetical-index-mark text:string-value="Reality, dealing with"/><text:alphabetical-index-mark text:string-value="Dealing with reality"/>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see Length" text:key1="Size"/><text:alphabetical-index-mark text:string-value="of language"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19">the language appears less formidable to the new user </text:p>
        </text:list-item>
        <text:list-item>
          <text:p text:style-name="P19">documentation is smaller and simpler </text:p>
        </text:list-item>
        <text:list-item>
          <text:p text:style-name="P19">the experienced user can be aware of all the abilities of the language, and so has the whole tool at his or her disposal </text:p>
        </text:list-item>
        <text:list-item>
          <text:p text:style-name="P19">there are few exceptions, special cases, or rarely used embellishments </text:p>
        </text:list-item>
        <text:list-item>
          <text:p text:style-name="P19">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Acknowledgements</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24" text:outline-level="1"><text:reference-mark text:name="refparto"/>NetRexx Overview</text:h>
      <text:p text:style-name="Text_20_body"><text:alphabetical-index-mark text:string-value="NetRexx" text:key1="Overview"/><text:alphabetical-index-mark text:string-value="overview" text:key1="NetRexx"/>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5"><text:reference-ref text:reference-format="page" text:ref-name="refpart3">37</text:reference-ref></text:span>). </text:p>
      <text:h text:style-name="Heading_20_2" text:outline-level="2"><text:reference-mark text:name="refoprogs"/>NetRexx programs</text:h>
      <text:p text:style-name="Text_20_body"><text:alphabetical-index-mark text:string-value="overview" text:key1="Programs"/><text:alphabetical-index-mark text:string-value="programs" text:key1="Overview"/>The structure of a NetRexx program is extremely simple. <text:s/>This sample program, “toast”, is complete, documented, and executable as it stands: <text:alphabetical-index-mark text:string-value="program" text:key1="Example"/></text:p>
      <text:p text:style-name="P15">/*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9">toast.nrx</text:span> and copy or paste the two lines above into it. <text:s/>You can then use the <text:span text:style-name="T9">NetRexxC</text:span> Java program to compile it: </text:p>
      <text:p text:style-name="P15">java COM.ibm.netrexx.process.NetRexxC toast </text:p>
      <text:p text:style-name="Text_20_body">(this should create a file called <text:span text:style-name="T9">toast.class</text:span>), and then use the <text:span text:style-name="T9">java</text:span> command to run it: </text:p>
      <text:p text:style-name="P15">java toast </text:p>
      <text:p text:style-name="Text_20_body">You may also be able to use the <text:span text:style-name="T9">netrexxc</text:span> or <text:span text:style-name="T9">nrc</text:span> command to compile and run the program with a single command (details may vary – see the installation and user’s guide document for your implementation of NetRexx): </text:p>
      <text:p text:style-name="P15">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reference-mark text:name="refoeprs"/>Expressions and variables</text:h>
      <text:p text:style-name="Text_20_body"><text:alphabetical-index-mark text:string-value="overview" text:key1="Variables"/><text:alphabetical-index-mark text:string-value="overview" text:key1="Expressions"/><text:alphabetical-index-mark text:string-value="variables" text:key1="Overview"/><text:alphabetical-index-mark text:string-value="expressions" text:key1="Overview"/>Like <text:span text:style-name="T11">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15">'2' + '3' <text:line-break/>'2' + 3 <text:line-break/>  2 + 3 </text:p>
      <text:p text:style-name="Text_20_body">would all result in <text:span text:style-name="T9">'5'</text:span>. </text:p>
      <text:p text:style-name="Text_20_body">The results of expressions are often assigned to <text:span text:style-name="T5">variables</text:span>, using a conventional assignment syntax: </text:p>
      <text:p text:style-name="P15">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15">/*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9">ask</text:span>” is a keyword provided by NetRexx) and assigns it to the variable <text:span text:style-name="T9">answer</text:span>. <text:s/>This is then tested to see if any characters were entered, and different actions are taken accordingly; for example, if the user typed “<text:span text:style-name="T9">Fred</text:span>” in response to the prompt, then the program would display: </text:p>
      <text:p text:style-name="P15">Hello Fred! </text:p>
      <text:p text:style-name="Text_20_body">As you see, the expression on the last <text:span text:style-name="T11">say</text:span> (display) instruction concatenated the string “<text:span text:style-name="T9">Hello</text:span>” to the value of variable <text:span text:style-name="T9">answer</text:span> with a blank in between them (the blank is here a valid operator, meaning “concatenate with blank”). <text:s/>The string “<text:span text:style-name="T9">!</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text:soft-page-break/>In general, instructions are ended by the end of a line. <text:s/>To continue a instruction to a following line, you can use a hyphen (minus sign) just as in English: </text:p>
      <text:p text:style-name="P15">say 'Here we have an expression that is quite long,' - <text:line-break/>  <text:s text:c="2"/>'so it is split over two lines' </text:p>
      <text:p text:style-name="Text_20_body">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15">if answer='Yes' then do; say 'OK!'; exit; end </text:p>
      <text:p text:style-name="Text_20_body">(many people find multiple instructions on one line hard to read, but sometimes it is convenient). </text:p>
      <text:h text:style-name="Heading_20_2" text:outline-level="2"><text:reference-mark text:name="refocontr"/>Control instructions</text:h>
      <text:p text:style-name="Text_20_body"><text:alphabetical-index-mark text:string-value="Control instructions, overview"/><text:alphabetical-index-mark text:string-value="control instructions" text:key1="Overview"/>NetRexx provides a selection of <text:span text:style-name="T5">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15">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15">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15">if a&gt;3 then do <text:line-break/>  say 'A is greater than 3; it will be set to zero' <text:line-break/>  a=0 <text:line-break/>  end </text:p>
      <text:p text:style-name="Text_20_keep">and <text:span text:style-name="T11">loop</text:span>... <text:span text:style-name="T11">end</text:span> for repetition: </text:p>
      <text:p text:style-name="P15">/*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5"><text:reference-ref text:reference-format="page" text:ref-name="refoexcep">36</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reference-mark text:name="refoarith"/>NetRexx arithmetic</text:h>
      <text:p text:style-name="Text_20_body"><text:alphabetical-index-mark text:string-value="overview" text:key1="Arithmetic"/><text:alphabetical-index-mark text:string-value="Arithmetic" text:key1="Overview"/>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15">'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15">numeric digits 50 <text:line-break/>say 1/7 </text:p>
      <text:p text:style-name="Text_20_keep">which would display </text:p>
      <text:p text:style-name="P15">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15">options binary </text:p>
      <text:p text:style-name="Text_20_body">at the top of a NetRexx program. <text:s/>The language processor will then use binary arithmetic (see page <text:span text:style-name="T15"><text:reference-ref text:reference-format="page" text:ref-name="refobinar">34</text:reference-ref></text:span>) instead of NetRexx decimal arithmetic for calculations, if it can, throughout the program. </text:p>
      <text:h text:style-name="Heading_20_2" text:outline-level="2"><text:reference-mark text:name="refostrin"/>Doing things with strings</text:h>
      <text:p text:style-name="Text_20_body"><text:alphabetical-index-mark text:string-value="overview" text:key1="Strings"/><text:alphabetical-index-mark text:string-value="strings" text:key1="Overview"/>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15">phrase='Now is the time for a party' <text:line-break/>say phrase.word(7).pos('r') </text:p>
      <text:p text:style-name="Text_20_body">The second line here can be read from left to right as: </text:p>
      <text:p text:style-name="Text_20_body_20_indent">take the variable <text:span text:style-name="T9">phrase</text:span>, find the seventh word, and then find the position of the first “<text:span text:style-name="T9">r</text:span>” in that word. </text:p>
      <text:p text:style-name="Text_20_body">This would display “<text:span text:style-name="T9">3</text:span>” in this case, because “<text:span text:style-name="T9">r</text:span>” is the third character in “<text:span text:style-name="T9">party</text:span>”. </text:p>
      <text:p text:style-name="Text_20_body">(In Rexx, the second line above would have been written using nested function calls: </text:p>
      <text:p text:style-name="P15">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19"><text:span text:style-name="T9">changestr</text:span> (change all occurrences of a substring to another) </text:p>
        </text:list-item>
        <text:list-item>
          <text:p text:style-name="P19"><text:span text:style-name="T9">copies</text:span> (make multiple copies of a string) </text:p>
        </text:list-item>
        <text:list-item>
          <text:p text:style-name="P19"><text:span text:style-name="T9">lastpos</text:span> (find rightmost occurrence) </text:p>
        </text:list-item>
        <text:list-item>
          <text:p text:style-name="P19"><text:span text:style-name="T9">left</text:span> and <text:span text:style-name="T9">right</text:span> (return leftmost/rightmost character(s)) </text:p>
        </text:list-item>
        <text:list-item>
          <text:p text:style-name="P19"><text:span text:style-name="T9">pos</text:span> and <text:span text:style-name="T9">wordpos</text:span> (find the position of string or a word in a string) </text:p>
        </text:list-item>
        <text:list-item>
          <text:p text:style-name="P19"><text:span text:style-name="T9">reverse</text:span> (swap end-to-end) </text:p>
        </text:list-item>
        <text:list-item>
          <text:p text:style-name="P19"><text:span text:style-name="T9">space</text:span> (pad between words with fixed spacing) </text:p>
        </text:list-item>
        <text:list-item>
          <text:p text:style-name="P19"><text:span text:style-name="T9">strip</text:span> (remove leading and/or trailing white space) </text:p>
        </text:list-item>
        <text:list-item>
          <text:p text:style-name="P19"><text:span text:style-name="T9">verify</text:span> (check the contents of a string for selected characters) </text:p>
        </text:list-item>
        <text:list-item>
          <text:p text:style-name="P19"><text:span text:style-name="T9">word</text:span>, <text:span text:style-name="T9">wordindex</text:span>, <text:span text:style-name="T9">wordlength</text:span>, and <text:span text:style-name="T9">words</text:span> (work with words). </text:p>
        </text:list-item>
      </text:list>
      <text:p text:style-name="Text_20_body">These and the others like them, and the parsing described in the next section, make it especially easy to process text with NetRexx. </text:p>
      <text:h text:style-name="Heading_20_2" text:outline-level="2"><text:reference-mark text:name="refoparse"/>Parsing strings</text:h>
      <text:p text:style-name="Text_20_body"><text:alphabetical-index-mark text:string-value="overview" text:key1="Parsing"/><text:alphabetical-index-mark text:string-value="parsing" text:key1="Overview"/>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15">parse 'This is a sentence.' <text:s text:c="2"/>v1 v2 v3 </text:p>
      <text:p text:style-name="Text_20_body">the variable <text:span text:style-name="T9">v1</text:span> would be assigned the value “<text:span text:style-name="T9">This</text:span>”, <text:span text:style-name="T9">v2</text:span> would be assigned the value “<text:span text:style-name="T9">is</text:span>”, and <text:span text:style-name="T9">v3</text:span> would be assigned the value “<text:span text:style-name="T9">a sentence.</text:span>”. </text:p>
      <text:h text:style-name="Heading_20_4" text:outline-level="4">Literal patterns</text:h>
      <text:p text:style-name="Text_20_body">A literal string may be used in a template as a pattern to split up the string. <text:s/>For example </text:p>
      <text:p text:style-name="P15">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9">w1</text:span> would be set to “<text:span text:style-name="T9">To be</text:span>”, <text:span text:style-name="T9">w2</text:span> and <text:span text:style-name="T9">w3</text:span> would be assigned the values “<text:span text:style-name="T9">or</text:span>” and “<text:span text:style-name="T9">not</text:span>”, and <text:span text:style-name="T9">w4</text:span> would be assigned the remainder: “<text:span text:style-name="T9">to be?</text:span>”. <text:s/>Note that the pattern itself is not assigned to any variable. </text:p>
      <text:p text:style-name="Text_20_body">The pattern may be specified as a variable, by putting the variable name in parentheses. <text:s/>The following instructions: </text:p>
      <text:p text:style-name="P15">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reference-mark text:name="refoindex"/>Indexed strings</text:h>
      <text:p text:style-name="Text_20_body"><text:alphabetical-index-mark text:string-value="overview" text:key1="Indexed strings"/><text:alphabetical-index-mark text:string-value="indexed strings" text:key1="Overview"/>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15">fred=0 <text:s text:c="8"/>-- initial value <text:line-break/>fred[3]='abc' <text:s/>-- indexed value </text:p>
      <text:p text:style-name="Text_20_body">or retrieved: </text:p>
      <text:p text:style-name="P15">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15">bark='woof' <text:line-break/>bark['pup']='yap' <text:line-break/>bark['bulldog']='grrrrr' <text:line-break/>say bark['pup'] bark['terrier'] bark['bulldog'] </text:p>
      <text:p text:style-name="Text_20_body">would display </text:p>
      <text:p text:style-name="P15">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15">bark='woof' <text:line-break/>bark['spaniel', 'brown']='ruff' <text:line-break/>bark['bulldog']='grrrrr' <text:line-break/>animal='dog' <text:line-break/>say bark['spaniel', 'brown'] bark['terrier'] bark['bull'animal] </text:p>
      <text:p text:style-name="Text_20_body">which would display </text:p>
      <text:p text:style-name="P15">ruff woof grrrrr </text:p>
      <text:p text:style-name="Text_20_keep"><text:soft-page-break/><text:alphabetical-index-mark text:string-value="example" text:key1="Indexed strings"/><text:alphabetical-index-mark text:string-value="indexed strings" text:key1="Example"/><text:alphabetical-index-mark text:string-value="program" text:key1="Example"/><text:alphabetical-index-mark text:string-value="examples" text:key1="Programs"/>Here’s a more complex example using indexed strings, a test program with a function (called a <text:span text:style-name="T5">static method</text:span> in NetRexx) that removes all duplicate words from a string of words: </text:p>
      <text:p text:style-name="P15">/*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9">to</text:span>”, “<text:span text:style-name="T9">be</text:span>”, “<text:span text:style-name="T9">or</text:span>”, and “<text:span text:style-name="T9">not</text:span>”. </text:p>
      <text:h text:style-name="Heading_20_2" text:outline-level="2"><text:reference-mark text:name="refoarray"/>Arrays</text:h>
      <text:p text:style-name="Text_20_body"><text:alphabetical-index-mark text:string-value="overview" text:key1="Arrays"/><text:alphabetical-index-mark text:string-value="Arrays" text:key1="Overview"/>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9">0</text:span> through <text:span text:style-name="T9">n-1</text:span>, where <text:span text:style-name="T9">n</text:span> is the number of items in the array: <text:alphabetical-index-mark text:string-value="arrays" text:key1="Example"/></text:p>
      <text:p text:style-name="P15">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9">--</text:span>” (outside of literal strings or “<text:span text:style-name="T9">/*</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15">words=['Ogof', 'Ffynnon', 'Ddu'] </text:p>
      <text:p text:style-name="Text_20_body">would set <text:span text:style-name="T9">words</text:span> to refer to an array of three elements, each referring to a string. <text:s/>So, for example, the instruction: </text:p>
      <text:p text:style-name="P15">say words[1] </text:p>
      <text:p text:style-name="Text_20_body">would then display <text:span text:style-name="T9">Ffynnon</text:span>. </text:p>
      <text:h text:style-name="Heading_20_2" text:outline-level="2"><text:reference-mark text:name="refoobjec"/>Things that aren’t strings</text:h>
      <text:p text:style-name="Text_20_body"><text:alphabetical-index-mark text:string-value="overview" text:key1="Objects"/><text:alphabetical-index-mark text:string-value="objects" text:key1="Overview"/>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9">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9">Oblong.nrx</text:span>; implementations often expect the name of the file to match the name of the class inside it): <text:alphabetical-index-mark text:string-value="program" text:key1="Example"/><text:alphabetical-index-mark text:string-value="examples" text:key1="Programs"/></text:p>
      <text:p text:style-name="P15">/*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18">A class is started by the <text:span text:style-name="T11">class</text:span> instruction, which names the class. </text:p>
        </text:list-item>
        <text:list-item>
          <text:p text:style-name="P18">The <text:span text:style-name="T11">class</text:span> instruction is followed by a list of the properties of the object. <text:s/>These can be assigned <text:soft-page-break/>initial values, if required. </text:p>
        </text:list-item>
        <text:list-item>
          <text:p text:style-name="P18">The properties are followed by the methods of the object. <text:s/>Each method is introduced by a <text:span text:style-name="T11">method</text:span> instruction which names the method and describes the arguments that must be supplied to the method. The body of the method is ended by the next method instruction (or by the end of the file). </text:p>
        </text:list-item>
      </text:list>
      <text:p text:style-name="Text_20_keep">The <text:span text:style-name="T9">Oblong.nrx</text:span> file is compiled just like any other NetRexx program, and should create a <text:span text:style-name="T5">class file</text:span> called <text:span text:style-name="T9">Oblong.class</text:span>. Here’s a program to try out the Oblong class: </text:p>
      <text:p text:style-name="P15">/*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9">tryOblong.nrx</text:span> is compiled, you’ll notice (if your compiler makes a cross-reference listing available) that the variables <text:span text:style-name="T9">first</text:span> and <text:span text:style-name="T9">second</text:span> have type <text:span text:style-name="T9">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9">.class</text:span> files, where xxx is the name of the source file). The environment underlying the implementation will allow a class to run as a stand-alone <text:span text:style-name="T5">application</text:span> if it has a static method called <text:span text:style-name="T9">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15">/*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9">arg</text:span>, is not used. </text:p>
      <text:h text:style-name="Heading_20_2" text:outline-level="2"><text:reference-mark text:name="refoexten"/>Extending classes</text:h>
      <text:p text:style-name="Text_20_body"><text:alphabetical-index-mark text:string-value="overview" text:key1="Classes"/><text:alphabetical-index-mark text:string-value="overview" text:key1="Extending classes"/><text:alphabetical-index-mark text:string-value="extending classes" text:key1="Overview"/>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program" text:key1="Example"/><text:alphabetical-index-mark text:string-value="examples" text:key1="Programs"/></text:p>
      <text:p text:style-name="P15">/*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18">The “<text:span text:style-name="T9">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18">Another common way of saying this is that “<text:span text:style-name="T9">charOblong</text:span>” is a <text:span text:style-name="T5">subclass</text:span> of “<text:span text:style-name="T9">Oblong</text:span>” (and “<text:span text:style-name="T9">Oblong</text:span>” is the <text:span text:style-name="T5">superclass</text:span> of “<text:span text:style-name="T9">charOblong</text:span>”). </text:p>
        </text:list-item>
        <text:list-item>
          <text:p text:style-name="P18">This class adds the <text:span text:style-name="T9">printchar</text:span> property to the properties already defined for Oblong. </text:p>
        </text:list-item>
        <text:list-item>
          <text:p text:style-name="P18">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18">The new charOblong object also prints differently, as a rectangle of characters, according to its dimension. <text:s/>The <text:span text:style-name="T9">print</text:span> method (as it has the same name and arguments – none – as that of the superclass) replaces (overrides) the <text:span text:style-name="T9">print</text:span> method of Oblong. </text:p>
        </text:list-item>
        <text:list-item>
          <text:p text:style-name="P18">The other methods of Oblong are not overridden, and therefore can be used on charOblong objects. </text:p>
        </text:list-item>
      </text:list>
      <text:p text:style-name="Text_20_body">The <text:span text:style-name="T9">charOblong.nrx</text:span> file is compiled just like <text:span text:style-name="T9">Oblong.nrx</text:span> was, and should create a file called <text:span text:style-name="T9">charOblong.class</text:span>. </text:p>
      <text:p text:style-name="Text_20_keep"><text:soft-page-break/>Here’s a program to try it out: </text:p>
      <text:p text:style-name="P15">/*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his should create the two charOblong objects, and print them out in a simple “character graphics” form. Note the use of the method <text:span text:style-name="T9">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9">printchar</text:span>, its method instruction could have been written: </text:p>
      <text:p text:style-name="P15">method charOblong(newwidth, newheight, newprintchar='X') </text:p>
      <text:p text:style-name="Text_20_body">which indicates that if no third argument is supplied then <text:span text:style-name="T9">'X'</text:span> should be used. <text:s/>A program creating a charOblong could then simply write: </text:p>
      <text:p text:style-name="P15">first=charOblong(5,3) <text:s text:c="6"/>-- make an oblong </text:p>
      <text:p text:style-name="Text_20_body">which would have exactly the same effect as if <text:span text:style-name="T9">'X'</text:span> were specified as the third argument. </text:p>
      <text:h text:style-name="Heading_20_2" text:outline-level="2"><text:reference-mark text:name="refotrace"/>Tracing</text:h>
      <text:p text:style-name="Text_20_body"><text:alphabetical-index-mark text:string-value="overview" text:key1="Tracing"/><text:alphabetical-index-mark text:string-value="tracing" text:key1="Overview"/>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11">trace results</text:span> in the program “<text:span text:style-name="T9">trace1.nrx</text:span>”: <text:alphabetical-index-mark text:string-value="program" text:key1="Example"/><text:alphabetical-index-mark text:string-value="trace" text:key1="Example"/></text:p>
      <text:p text:style-name="P15">trace results <text:line-break/>number=1/7 <text:line-break/>parse number before '.' after <text:line-break/>say after'.'before </text:p>
      <text:p text:style-name="Text_20_body">would result in: </text:p>
      <text:p text:style-name="P15">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9">---</text:span>” indicates the context of the trace, lines marked with “<text:span text:style-name="T9">*=*</text:span>” are the instructions in the program, lines with “<text:span text:style-name="T9">&gt;v&gt;</text:span>” show results assigned to local variables, and lines with “<text:span text:style-name="T9">&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9">trace methods</text:span> to the Oblong class shown earlier and then running <text:span text:style-name="T9">tryOblong</text:span>: </text:p>
      <text:p text:style-name="P15">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9">&gt;a&gt;</text:span>” show the names and values of the arguments. </text:p>
      <text:p text:style-name="Text_20_keep"><text:soft-page-break/>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9">-</text:span> sign., which indicates that the variable is to be removed from the list. </text:p>
      <text:p text:style-name="Text_20_keep">For example, the program “<text:span text:style-name="T9">trace2.nrx</text:span>”: <text:alphabetical-index-mark text:string-value="program" text:key1="Example"/><text:alphabetical-index-mark text:string-value="trace" text:key1="Example"/></text:p>
      <text:p text:style-name="P15">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15">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reference-mark text:name="refobinar"/>Binary types and conversions</text:h>
      <text:p text:style-name="Text_20_body"><text:alphabetical-index-mark text:string-value="overview" text:key1="Conversion"/><text:alphabetical-index-mark text:string-value="overview" text:key1="Binary numbers"/><text:alphabetical-index-mark text:string-value="conversions" text:key1="Overview"/><text:alphabetical-index-mark text:string-value="binary types" text:key1="Overview"/>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19"><text:span text:style-name="T5">byte, short, int,</text:span> and <text:span text:style-name="T5">long</text:span> – signed integers that will fit in 8, 16, 32, or 64 bits respectively </text:p>
        </text:list-item>
        <text:list-item>
          <text:p text:style-name="P19"><text:span text:style-name="T5">float</text:span> and <text:span text:style-name="T5">double</text:span> – signed floating point numbers that will fit in 32 or 64 bits respectively. </text:p>
        </text:list-item>
        <text:list-item>
          <text:p text:style-name="P19"><text:span text:style-name="T5">char</text:span> – an unsigned 16-bit quantity, holding a Unicode character </text:p>
        </text:list-item>
        <text:list-item>
          <text:p text:style-name="P19"><text:span text:style-name="T5">boolean</text:span> – a 1-bit logical value, representing <text:span text:style-name="T9">0</text:span> or <text:span text:style-name="T9">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9">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9">String</text:span>, <text:span text:style-name="T9">char</text:span>, <text:span text:style-name="T9">char[]</text:span> (an array of characters), and the NetRexx string type, <text:span text:style-name="T9">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9">int</text:span> to <text:span text:style-name="T9">String</text:span>) or it will be detected at execution time if the conversion fails (as in <text:span text:style-name="T9">String</text:span> to <text:span text:style-name="T9">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18"><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18"><text:span text:style-name="T11">options binary</text:span> – uses implementation-dependent fixed precision arithmetic on binary types (also, literal numbers, for example, will be treated as binary, and local variables will be given “native” types such as <text:span text:style-name="T9">int</text:span> or <text:span text:style-name="T9">String</text:span>, where possible). </text:p>
          <text:p text:style-name="P18">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15"><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9">1.20000000E+13</text:span>” and a conversion overflow would be reported when the same expression is assigned to the variable <text:span text:style-name="T9">k</text:span>. </text:p>
      <text:p text:style-name="Text_20_body">With <text:span text:style-name="T11">options binary</text:span>, binary arithmetic would be used for the multiplications, and so no error would be detected; the <text:span text:style-name="T11">say</text:span> would display “<text:span text:style-name="T9">-138625024</text:span>” and the variable <text:span text:style-name="T9">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15">/*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9">col</text:span> will have type <text:span text:style-name="T9">Color</text:span>, and the three arguments to the method <text:span text:style-name="T9">getHSBColor</text:span> will all automatically be converted to type <text:span text:style-name="T9">float</text:span>. <text:s/>As no overflows are possible in this example, <text:span text:style-name="T11">options binary</text:span> may be added to the top of the program with no other changes being necessary. </text:p>
      <text:h text:style-name="Heading_20_2" text:outline-level="2"><text:reference-mark text:name="refoexcep"/>Exception and error handling</text:h>
      <text:p text:style-name="Text_20_body"><text:alphabetical-index-mark text:string-value="overview" text:key1="Exceptions"/><text:alphabetical-index-mark text:string-value="exceptions" text:key1="Overview"/>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5">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15">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5">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24" text:outline-level="1"><text:reference-mark text:name="refpart3"/>NetRexx Language Definition</text:h>
      <text:p text:style-name="Text_20_body"><text:alphabetical-index-mark text:string-value="language definition" text:key1="NetRexx"/>This part of the document describes the NetRexx language, version <text:user-field-get text:name="vers">3.00</text:user-field-get>.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in reference implementation" text:key1="Java"/><text:alphabetical-index-mark text:string-value="Reference implementation"/>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reference-mark text:name="refnotat"/>Notations</text:h>
      <text:p text:style-name="Text_20_body"><text:alphabetical-index-mark text:string-value="Diagrams, of syntax"/><text:alphabetical-index-mark text:string-value="in text" text:key1="Notations"/><text:alphabetical-index-mark text:string-value="syntax" text:key1="Notations"/><text:alphabetical-index-mark text:string-value="notation for" text:key1="Syntax diagrams"/><text:alphabetical-index-mark text:string-value="Syntax notation"/>In this part of the document, various notations such as changes of font are used for clarity. Within the text, a sans-serif bold font is used to indicate <text:span text:style-name="T11">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9">...</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alphabetical-index-mark text:string-value="can be omitted" text:key1="Semicolons"/>Note also that most of the clause delimiters (“<text:span text:style-name="T9">;</text:span>”) shown can usually be omitted as they will be implied by the end of a line. </text:p>
      <text:h text:style-name="Heading_20_2" text:outline-level="2"><text:reference-mark text:name="refencod"/>Characters and Encodings</text:h>
      <text:p text:style-name="Text_20_body"><text:alphabetical-index-mark text:string-value="of characters" text:key1="Encodings"/><text:alphabetical-index-mark text:string-value="Coded character"/><text:alphabetical-index-mark text:string-value="Character"/><text:alphabetical-index-mark text:string-value="Encodings, of characters"/><text:alphabetical-index-mark text:string-value="encodings" text:key1="Character"/>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ASCII" text:key1="Coded character set"/><text:alphabetical-index-mark text:string-value="coded character set" text:key1="ASCII"/>American Standard Code for Information Interchange. </text:p></text:note-body></text:note> and EBCDIC<text:note text:id="ftn14" text:note-class="footnote"><text:note-citation>14</text:note-citation><text:note-body><text:p text:style-name="Footnote"><text:alphabetical-index-mark text:string-value="EBCDIC" text:key1="Coded character set"/><text:alphabetical-index-mark text:string-value="coded character set" text:key1="EBCDIC"/>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Glyphs"/><text:alphabetical-index-mark text:string-value="glyphs" text:key1="Character"/><text:alphabetical-index-mark text:string-value="appearance" text:key1="Character"/>At no time is NetRexx concerned with the glyph (actual appearance) of a character. </text:p>
      <text:h text:style-name="Heading_20_4" text:outline-level="4">Character Sets</text:h>
      <text:p text:style-name="Text_20_body"><text:alphabetical-index-mark text:string-value="Unicode" text:key1="Coded character set"/><text:alphabetical-index-mark text:string-value="coded character set" text:key1="Unicode"/><text:alphabetical-index-mark text:string-value="Character sets"/>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reference-mark text:name="refclau"/>Structure and General Syntax</text:h>
      <text:p text:style-name="Text_20_body"><text:alphabetical-index-mark text:string-value="see Semicolons" text:key1="Delimiters, clause"/><text:alphabetical-index-mark text:string-value="Semicolons"/><text:alphabetical-index-mark text:string-value="Clauses"/>A NetRexx program is built up out of a series of <text:span text:style-name="T5">clauses</text:span> that are composed of: zero or more blanks (which are ignored); a sequence of tokens (described in this section); zero or more blanks (again ignored); and the delimiter “<text:span text:style-name="T9">;</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5"><text:reference-ref text:reference-format="page" text:ref-name="refopers">43</text:reference-ref></text:span>) and special characters (see page <text:span text:style-name="T15"><text:reference-ref text:reference-format="page" text:ref-name="refspecs">44</text:reference-ref></text:span>) are also removed. </text:p>
      <text:h text:style-name="Heading_20_3" text:outline-level="3"><text:reference-mark text:name="refblank"/>Blanks and White Space</text:h>
      <text:p text:style-name="Text_20_body"><text:alphabetical-index-mark text:string-value="White space"/><text:alphabetical-index-mark text:string-value="Blank"/><text:span text:style-name="T5">Blanks</text:span> (spaces) may be freely used in a program to improve appearance and layout, and most are ignored. Blanks, however, are usually significant </text:p>
      <text:list xml:id="ul11" text:style-name="L2">
        <text:list-item>
          <text:p text:style-name="P19">within literal strings (see below) </text:p>
        </text:list-item>
        <text:list-item>
          <text:p text:style-name="P19">between two tokens that are not special characters (for example, between two symbols or keywords) </text:p>
        </text:list-item>
        <text:list-item>
          <text:p text:style-name="P19">between the two characters forming a comment delimiter </text:p>
        </text:list-item>
        <text:list-item>
          <text:p text:style-name="P19">immediately outside parentheses (“<text:span text:style-name="T9">(</text:span>” and “<text:span text:style-name="T9">)</text:span>”) or brackets (“<text:span text:style-name="T9">[</text:span>” and “<text:span text:style-name="T9">]</text:span>”). </text:p>
        </text:list-item>
      </text:list>
      <text:p text:style-name="Text_20_body"><text:alphabetical-index-mark text:string-value="End-of-file character"/><text:alphabetical-index-mark text:string-value="EOF character"/><text:alphabetical-index-mark text:string-value="Tab character"/><text:alphabetical-index-mark text:string-value="Tabulation character"/><text:alphabetical-index-mark text:string-value="Form feed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reference-mark text:name="refcomment"/>Comments</text:h>
      <text:p text:style-name="Text_20_body"><text:alphabetical-index-mark text:string-value="-- line comment delimiter"/><text:alphabetical-index-mark text:string-value="*/ block comment delimiter"/><text:alphabetical-index-mark text:string-value="/* block comment delimiter"/><text:alphabetical-index-mark text:string-value="for comments" text:key1="Delimiters"/><text:alphabetical-index-mark text:string-value="Comments"/>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able:table-row>
          <table:table-cell table:style-name="dl12.A1" office:value-type="string">
            <text:p text:style-name="Table_20_Contents"><text:reference-mark text:name="reflineco"/><text:span text:style-name="T5">Line comments </text:span><text:alphabetical-index-mark text:string-value="Line comments"/><text:alphabetical-index-mark text:string-value="line" text:key1="Comments"/></text:p>
          </table:table-cell>
          <table:table-cell table:style-name="dl12.A1" office:value-type="string">
            <text:p text:style-name="Text_20_body">A line comment is started by a sequence of two adjacent hyphens (“<text:span text:style-name="T9">--</text:span>”); all characters following that sequence up to the end of the line are then ignored by the NetRexx language processor. </text:p>
            <text:p text:style-name="Text_20_keep"><text:span text:style-name="T4">Example:</text:span> </text:p>
            <text:p text:style-name="P15">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comments"/><text:alphabetical-index-mark text:string-value="block" text:key1="Comments"/></text:p>
          </table:table-cell>
          <table:table-cell table:style-name="dl12.A1" office:value-type="string">
            <text:p text:style-name="Text_20_body">A block comment is started by the sequence of characters “<text:span text:style-name="T9">/*</text:span>”, and is ended by the same sequence reversed, “<text:span text:style-name="T9">*/</text:span>”. Within these delimiters any characters are allowed (including quotes, which need not be paired). <text:alphabetical-index-mark text:string-value="Nesting of comments"/><text:alphabetical-index-mark text:string-value="nesting" text:key1="Comments"/>Block comments may be nested, which is to say that “<text:span text:style-name="T9">/*</text:span>” and “<text:span text:style-name="T9">*/</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oft-page-break/><text:span text:style-name="T4">Example:</text:span> </text:p>
            <text:p text:style-name="P15">/* This is a valid block comment */ </text:p>
            <text:p text:style-name="Text_20_body">The two characters forming a comment delimiter (“<text:span text:style-name="T9">/*</text:span>” or “<text:span text:style-name="T9">*/</text:span>”) must be adjacent (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reference-mark text:name="reftokens"/>Tokens</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as literal constants" text:key1="Strings"/><text:alphabetical-index-mark text:string-value="string delimiter" text:key1="Single-quote"/><text:alphabetical-index-mark text:string-value="string delimiter" text:key1="Double-quote"/><text:alphabetical-index-mark text:string-value="Quotes in strings"/><text:alphabetical-index-mark text:string-value="quotes in" text:key1="Strings"/><text:alphabetical-index-mark text:string-value="see Strings" text:key1="Characters"/><text:alphabetical-index-mark text:string-value="for strings" text:key1="Delimiters"/><text:alphabetical-index-mark text:string-value="see Strings" text:key1="Literal strings"/><text:alphabetical-index-mark text:string-value="Literal strings"/><text:alphabetical-index-mark text:string-value="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9">'</text:span>) or the double-quote (<text:span text:style-name="T9">"</text:span>). Use <text:span text:style-name="T9">""</text:span> to include a <text:span text:style-name="T9">"</text:span> in a literal string delimited by <text:span text:style-name="T9">"</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strings"/><text:alphabetical-index-mark text:string-value="null" text:key1="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15">'Fred' <text:line-break/>'Aÿ' <text:line-break/>"Don't Panic!" <text:line-break/>":x" <text:line-break/>'You shouldn''t' <text:s text:c="3"/>/* Same as "You shouldn't" */ <text:line-break/>'' <text:s text:c="17"/>/* A null string */ </text:p>
            <text:p text:style-name="Text_20_body"><text:alphabetical-index-mark text:string-value="in strings" text:key1="Backslash character"/><text:alphabetical-index-mark text:string-value="escape character" text:key1="\ backslash"/><text:alphabetical-index-mark text:string-value="Escape sequences in strings"/><text:alphabetical-index-mark text:string-value="escapes in" text:key1="Strings"/>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9">\</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Unicode"/><text:alphabetical-index-mark text:string-value="escape sequence" text:key1="Hexadecimal"/><text:alphabetical-index-mark text:string-value="escape sequence" text:key1="Zero character"/><text:alphabetical-index-mark text:string-value="escape sequence" text:key1="Null character"/><text:alphabetical-index-mark text:string-value="escape sequence" text:key1="Backslash character"/><text:alphabetical-index-mark text:string-value="escape sequence" text:key1="Single-quote"/><text:alphabetical-index-mark text:string-value="escape sequence" text:key1="Double-quote"/><text:alphabetical-index-mark text:string-value="escape sequence" text:key1="Return character"/><text:alphabetical-index-mark text:string-value="escape sequence" text:key1="Carriage return character"/><text:alphabetical-index-mark text:string-value="escape sequence" text:key1="Line feed character"/><text:alphabetical-index-mark text:string-value="escape sequence" text:key1="Newline character"/><text:alphabetical-index-mark text:string-value="escape sequence" text:key1="Tab character"/>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9">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9">r</text:span> </text:p>
                </table:table-cell>
                <table:table-cell table:style-name="dl14.A1" office:value-type="string">
                  <text:p text:style-name="Text_20_body">the escape sequence represents a return (carriage return) character <text:soft-page-break/></text:p>
                </table:table-cell>
              </table:table-row>
              <table:table-row>
                <table:table-cell table:style-name="dl14.A1" office:value-type="string">
                  <text:p text:style-name="Table_20_Contents"><text:span text:style-name="T9">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9">0</text:span> </text:p>
                </table:table-cell>
                <table:table-cell table:style-name="dl14.A1" office:value-type="string">
                  <text:p text:style-name="Text_20_body">(zero) the escape sequence represents a “null” character (the character whose encoding equals zero); an alternative to <text:span text:style-name="T9">\</text:span><text:span text:style-name="T9">-</text:span> </text:p>
                </table:table-cell>
              </table:table-row>
              <table:table-row>
                <table:table-cell table:style-name="dl14.A1" office:value-type="string">
                  <text:p text:style-name="Table_20_Contents"><text:span text:style-name="T9">xhh</text:span> </text:p>
                </table:table-cell>
                <table:table-cell table:style-name="dl14.A1" office:value-type="string">
                  <text:p text:style-name="Text_20_body">the escape sequence represents a character whose encoding is given by the two hexadecimal digits (“<text:span text:style-name="T9">hh</text:span>”) following the “<text:span text:style-name="T9">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9">uhhhh</text:span> </text:p>
                </table:table-cell>
                <table:table-cell table:style-name="dl14.A1" office:value-type="string">
                  <text:p text:style-name="Text_20_body">the escape sequence represents a character whose encoding is given by the four hexadecimal digits (“<text:span text:style-name="T9">hhhh</text:span>”) following the “<text:span text:style-name="T9">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15">'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able:table-row>
          <table:table-cell table:style-name="dl13.A1" office:value-type="string">
            <text:p text:style-name="Table_20_Contents"><text:reference-mark text:name="refsyms"/><text:span text:style-name="T5">Symbols </text:span><text:alphabetical-index-mark text:string-value="in symbols" text:key1="Euro character"/><text:alphabetical-index-mark text:string-value="Euro character"/><text:alphabetical-index-mark text:string-value="in symbols" text:key1="Dollar sign"/><text:alphabetical-index-mark text:string-value="in symbols" text:key1="$ dollar sign"/><text:alphabetical-index-mark text:string-value="in symbols" text:key1="Underscore"/><text:alphabetical-index-mark text:string-value="in symbols" text:key1="_ underscore"/><text:alphabetical-index-mark text:string-value="in numeric symbols" text:key1="Extra digits"/><text:alphabetical-index-mark text:string-value="in symbols" text:key1="Extra digits"/><text:alphabetical-index-mark text:string-value="Extra letters, in symbols"/><text:alphabetical-index-mark text:string-value="valid names" text:key1="Symbols"/><text:alphabetical-index-mark text:string-value="Symbols"/></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15">DanYrOgof <text:line-break/>minx <text:line-break/>Élan <text:line-break/>$Virtual3D </text:p>
            <text:p text:style-name="Text_20_body"><text:alphabetical-index-mark text:string-value="in numeric symbols" text:key1="Extra digits"/><text:alphabetical-index-mark text:string-value="in symbols" text:key1="E-notation"/><text:alphabetical-index-mark text:string-value="in symbols" text:key1="Exponential notation"/><text:alphabetical-index-mark text:string-value="Binary numeric symbol"/><text:alphabetical-index-mark text:string-value="Hexadecimal numeric symbol"/><text:alphabetical-index-mark text:string-value="Simple number"/><text:alphabetical-index-mark text:string-value="numeric" text:key1="Symbols"/><text:alphabetical-index-mark text:string-value="Numeric symbols"/><text:alphabetical-index-mark text:string-value="as symbols" text:key1="Numbers"/>A symbol may include other characters only when the first character of the symbol is a digit (0–9 or an extra digit). In this case, it is a <text:span text:style-name="T5">numeric symbol</text:span> – it may include a period <text:soft-page-break/>(“<text:span text:style-name="T9">.</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5"><text:reference-ref text:reference-format="page" text:ref-name="refhexbin">45</text:reference-ref></text:span>), or it may be a number expressed in <text:span text:style-name="T5">exponential notation</text:span>. </text:p>
            <text:p text:style-name="Text_20_body">A number in exponential notation is a simple number followed immediately by the sequence “<text:span text:style-name="T9">E</text:span>” (or “<text:span text:style-name="T9">e</text:span>”), followed immediately by a sign (“<text:span text:style-name="T9">+</text:span>” or “<text:span text:style-name="T9">-</text:span>”),<text:note text:id="ftn20" text:note-class="footnote"><text:note-citation>20</text:note-citation><text:note-body><text:p text:style-name="Footnote">The sign in this context is part of the symbol; it is not an operator. </text:p></text:note-body></text:note> followed immediately by one or more digits (which may not be followed by any other symbol characters). </text:p>
            <text:p text:style-name="Text_20_keep"><text:span text:style-name="T4">Examples:</text:span> </text:p>
            <text:p text:style-name="P15">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9">In the reference implementation, the extra letters are those characters (excluding A-Z, a-z, and underscore) that result in <text:span text:style-name="T9">1</text:span> when tested with <text:span text:style-name="T9">java.lang.Character.isLetter</text:span>. Similarly, the extra digits are those characters (excluding 0-9) that result in <text:span text:style-name="T9">1</text:span> when tested with <text:span text:style-name="T9">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adjacent to operator character" text:key1="Blank"/><text:alphabetical-index-mark text:string-value="used for operators" text:key1="Special characters"/><text:alphabetical-index-mark text:string-value="characters used for" text:key1="Operators"/></text:p>
          </table:table-cell>
          <table:table-cell table:style-name="dl13.A1" office:value-type="string">
            <text:p text:style-name="Text_20_body">The characters  <text:span text:style-name="T9">+ - * / % | &amp; = \ &gt; &lt;</text:span>  are used (sometimes in combination) to indicate operations (see page <text:span text:style-name="T15"><text:reference-ref text:reference-format="page" text:ref-name="refops">62</text:reference-ref></text:span>) in expressions. A few of these are also used in parsing templates, and the equals sign is also used to indicate assignment. Blanks adjacent to operator characters are removed, so, for example, the sequences: </text:p>
            <text:p text:style-name="P15">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text:soft-page-break/>appropriate translations may be used. <text:alphabetical-index-mark text:string-value="\\ invalid sequence"/><text:alphabetical-index-mark text:string-value="++ invalid sequence"/></text:p>
            <text:p text:style-name="Text_20_body"><text:span text:style-name="T4">Note:</text:span> The sequences “<text:span text:style-name="T9">--</text:span>”, “<text:span text:style-name="T9">/*</text:span>”, and “<text:span text:style-name="T9">*/</text:span>” are comment delimiters, as described earlier. The sequences “<text:span text:style-name="T9">++</text:span>” and “<text:span text:style-name="T9">\\</text:span>” are not valid in NetRexx programs. </text:p>
          </table:table-cell>
        </table:table-row>
        <table:table-row>
          <table:table-cell table:style-name="dl13.A1" office:value-type="string">
            <text:p text:style-name="Table_20_Contents"><text:reference-mark text:name="refspecs"/><text:span text:style-name="T5">Special characters </text:span><text:alphabetical-index-mark text:string-value="adjacent to special character" text:key1="Blank"/><text:alphabetical-index-mark text:string-value="adjacent to blanks" text:key1="Parentheses"/><text:alphabetical-index-mark text:string-value="Special characters"/></text:p>
          </table:table-cell>
          <table:table-cell table:style-name="dl13.A1" office:value-type="string">
            <text:p text:style-name="Text_20_body">The characters  <text:span text:style-name="T9">.  ,  ;  )  (  ]  [</text:span>  together with the operator characters have special significance when found outside of literal strings, and constitute the set of <text:span text:style-name="T5">special </text:span><text:span text:style-name="T5">characters</text:span>. They all act as token delimiters, and blanks adjacent to any of these (except the period) are removed, except that a blank adjacent to the outside of a parenthesis or bracket is only deleted if it is also adjacent to another special character (unless this is a parenthesis or bracket and the blank is outside it, too). </text:p>
            <text:p text:style-name="Text_20_body">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15">'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9">B</text:span>” and the “<text:span text:style-name="T9">+</text:span>” and between the “<text:span text:style-name="T9">+</text:span>” and the “<text:span text:style-name="T9">3</text:span>” are removed. However one of the blanks between the <text:span text:style-name="T9">'REPEAT'</text:span> and the “<text:span text:style-name="T9">B</text:span>” remains as an operator. Thus the clause is treated as though written: </text:p>
      <text:p text:style-name="P15">'REPEAT' B+3; </text:p>
      <text:h text:style-name="Heading_20_3" text:outline-level="3"><text:reference-mark text:name="refsemis"/>Implied semicolons and continuations</text:h>
      <text:p text:style-name="Text_20_body"><text:alphabetical-index-mark text:string-value="- continuation character"/><text:alphabetical-index-mark text:string-value="as continuation character" text:key1="Hyphen"/><text:alphabetical-index-mark text:string-value="of clauses" text:key1="Continuation"/><text:alphabetical-index-mark text:string-value="character" text:key1="Continuation"/><text:alphabetical-index-mark text:string-value="continuation of" text:key1="Clauses"/><text:alphabetical-index-mark text:string-value="Line ends, effect of"/><text:alphabetical-index-mark text:string-value="implied" text:key1="Semicolons"/><text:alphabetical-index-mark text:string-value="Implied semicolons"/>A semicolon (clause end) is implied at the end of each line, except if: </text:p>
      <text:list xml:id="ol15" text:style-name="L1">
        <text:list-item>
          <text:p text:style-name="P18">The line ends in the middle of a block comment, in which case the clause continues at the end of the block comment. </text:p>
        </text:list-item>
        <text:list-item>
          <text:p text:style-name="P18">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18">A comment is not a token, so therefore a comment may follow the continuation character on a line. </text:p>
        </text:list-item>
        <text:list-item>
          <text:p text:style-name="P18">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reference-mark text:name="refcase"/>The case of names and symbols</text:h>
      <text:p text:style-name="Text_20_body"><text:alphabetical-index-mark text:string-value="case of names" text:key1="Properties"/><text:alphabetical-index-mark text:string-value="names, case of" text:key1="Method"/><text:alphabetical-index-mark text:string-value="names, case of" text:key1="Class"/><text:alphabetical-index-mark text:string-value="case of" text:key1="Names"/><text:alphabetical-index-mark text:string-value="case of" text:key1="Symbols"/><text:alphabetical-index-mark text:string-value="names" text:key1="Mixed case"/><text:alphabetical-index-mark text:string-value="names" text:key1="Lowercase"/><text:alphabetical-index-mark text:string-value="names" text:key1="Uppercase"/><text:alphabetical-index-mark text:string-value="of names" text:key1="Case"/>In general, NetRexx is a <text:span text:style-name="T5">case-insensitive</text:span> language. That is, the names of keywords, variables, and so on, will be recognized independently of the case used for each letter in a name; the name “<text:span text:style-name="T9">Swildon</text:span>” would match the name “<text:span text:style-name="T9">swilDon</text:span>”. </text:p>
      <text:p text:style-name="Text_20_body">NetRexx, however, uses names that may be visible outside the NetRexx program, and these may well <text:soft-page-break/>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9">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sensitive), for programmers or house-styles that prefer that approach to name matching. </text:p>
      <text:h text:style-name="Heading_20_3" text:outline-level="3"><text:reference-mark text:name="refhexbin"/>Hexadecimal and binary numeric symbols</text:h>
      <text:p text:style-name="Text_20_body"><text:alphabetical-index-mark text:string-value="Hexadecimal numeric symbol"/><text:alphabetical-index-mark text:string-value="hexadecimal" text:key1="Numeric symbols"/>A <text:span text:style-name="T5">hexadecimal numeric symbol</text:span> describes a whole number, and is of the form <text:span text:style-name="T5">n</text:span><text:span text:style-name="T9">X</text:span><text:span text:style-name="T5">string</text:span>. <text:s/>Here, <text:span text:style-name="T5">n</text:span> is a simple number with no decimal part (and optional leading insignificant zeros) which describes the effective length of the hexadecimal string, the <text:span text:style-name="T9">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9">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9">-</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the length of <text:span text:style-name="T5">string</text:span>). </text:p>
      <text:p text:style-name="Text_20_keep"><text:span text:style-name="T4">Examples:</text:span> </text:p>
      <text:p text:style-name="P15">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soft-page-break/><text:alphabetical-index-mark text:string-value="Binary numeric symbol"/><text:alphabetical-index-mark text:string-value="binary" text:key1="Numeric symbols"/>A <text:span text:style-name="T5">binary numeric symbol</text:span> describes a whole number using the same rules, except that the identifying character is <text:span text:style-name="T9">B</text:span> or <text:span text:style-name="T9">b</text:span>, and the digits of <text:span text:style-name="T5">string</text:span> must be either <text:span text:style-name="T9">0</text:span> or <text:span text:style-name="T9">1</text:span>, each representing a single bit. </text:p>
      <text:p text:style-name="Text_20_keep"><text:span text:style-name="T4">Examples:</text:span> </text:p>
      <text:p text:style-name="P15">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reference-mark text:name="reftypes"/>Types and Classes</text:h>
      <text:p text:style-name="Text_20_body"><text:alphabetical-index-mark text:string-value="see Type" text:key1="Signature"/><text:alphabetical-index-mark text:string-value="types" text:key1="Data"/><text:alphabetical-index-mark text:string-value="Datatypes"/><text:alphabetical-index-mark text:string-value="Types"/>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Method"/><text:alphabetical-index-mark text:string-value="Properties"/><text:alphabetical-index-mark text:string-value="Class"/>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9">Rexx</text:span>, which will be implemented by the class called <text:span text:style-name="T9">Rexx</text:span>. The class <text:span text:style-name="T9">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qualified" text:key1="Types"/><text:alphabetical-index-mark text:string-value="Qualified types"/><text:alphabetical-index-mark text:string-value="Package"/>The names of types can further be qualified by the name of a <text:span text:style-name="T5">package</text:span> where the class is held. <text:s/>See the <text:span text:style-name="T11">package</text:span> instruction for details of packages; in summary, a package name is a sequence of one or more non-numeric symbols, separated by periods. Thus, if the <text:span text:style-name="T9">Rexx</text:span> class was part of the <text:span text:style-name="T9">netrexx.lang</text:span> package,<text:note text:id="ftn21" text:note-class="footnote"><text:note-citation>21</text:note-citation><text:note-body><text:p text:style-name="Footnote"><text:span text:style-name="T5">This is in fact where it may be found in the reference implementation.</text:span> </text:p></text:note-body></text:note> then its <text:span text:style-name="T5">qualified type</text:span> would be <text:span text:style-name="T9">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ext:key1="Types"/><text:alphabetical-index-mark text:string-value="Primitive 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5"><text:reference-ref text:reference-format="page" text:ref-name="refbincon">152</text:reference-ref></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15">boolean char byte short int long float double </text:p>
      <text:p text:style-name="P9">where the first two describe a single-bit value and Unicode character respectively, and the remainder describe signed numbers of various formats. The main difference between these and other types is that the primitive types are not a subclass of <text:span text:style-name="T9">Object</text:span>, so they cannot be assigned to a variable of type <text:span text:style-name="T9">Object</text:span> or passed to methods “by reference”. <text:s/>To use them in this way, an object must be created to “wrap” them; Java provides classes for this (for example, the class <text:span text:style-name="T9">Long</text:span>). </text:p>
      <text:h text:style-name="Heading_20_4" text:outline-level="4"><text:reference-mark text:name="refdimtype"/>Dimensioned types</text:h>
      <text:p text:style-name="Text_20_body"><text:alphabetical-index-mark text:string-value="dimensioned" text:key1="Types"/><text:alphabetical-index-mark text:string-value="of types" text:key1="Dimension"/><text:alphabetical-index-mark text:string-value="of arrays" text:key1="Dimension"/><text:alphabetical-index-mark text:string-value="Dimensioned types"/>Another feature that is provided for efficiency is the concept of <text:span text:style-name="T5">dimensioned types</text:span>, which are types <text:soft-page-break/>(normal or primitive) that have an associated dimension (in the sense of the dimensions of an array). <text:s/>Dimensioned values are described in detail in the section on <text:span text:style-name="T5">Arrays</text:span> (see page <text:span text:style-name="T15"><text:reference-ref text:reference-format="page" text:ref-name="refarray">75</text:reference-ref></text:span>). </text:p>
      <text:p text:style-name="Text_20_body">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15">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15">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parent" text:key1="Classes"/><text:alphabetical-index-mark text:string-value="minor" text:key1="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ext:p>
      <text:p text:style-name="Text_20_body"><text:alphabetical-index-mark text:string-value="dependent" text:key1="Classes"/><text:alphabetical-index-mark text:string-value="Dependent 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5"><text:reference-ref text:reference-format="page" text:ref-name="refminor">128</text:reference-ref></text:span>). </text:p>
      <text:h text:style-name="Heading_20_2" text:outline-level="2"><text:reference-mark text:name="refterms"/>Terms</text:h>
      <text:p text:style-name="Text_20_body"><text:alphabetical-index-mark text:string-value="in terms" text:key1="References"/><text:alphabetical-index-mark text:string-value="in terms" text:key1="Brackets"/><text:alphabetical-index-mark text:string-value="in terms" text:key1="Parentheses"/><text:alphabetical-index-mark text:string-value="in terms" text:key1=". (period)"/><text:alphabetical-index-mark text:string-value="in terms" text:key1="Period"/><text:alphabetical-index-mark text:string-value="terms" text:key1="Data"/><text:alphabetical-index-mark text:string-value="Term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rms"/><text:alphabetical-index-mark text:string-value="simple" text:key1="Terms"/></text:p>
      <text:list xml:id="ul17" text:style-name="L2">
        <text:list-item>
          <text:p text:style-name="P19"><text:alphabetical-index-mark text:string-value="in terms" text:key1="Strings"/><text:alphabetical-index-mark text:string-value="in terms" text:key1="Literal strings"/>A <text:span text:style-name="T5">literal string</text:span> (see page <text:span text:style-name="T15"><text:reference-ref text:reference-format="page" text:ref-name="refxstr">41</text:reference-ref></text:span>) – a character string delimited by quotes, which is a constant. <text:alphabetical-index-mark text:string-value="Numeric symbols"/><text:alphabetical-index-mark text:string-value="numeric" text:key1="Symbols"/><text:alphabetical-index-mark text:string-value="in terms" text:key1="Symbols"/></text:p>
        </text:list-item>
        <text:list-item>
          <text:p text:style-name="P19">A <text:span text:style-name="T5">symbol</text:span> (see page <text:span text:style-name="T15"><text:reference-ref text:reference-format="page" text:ref-name="refsyms">42</text:reference-ref></text:span>). A symbol that does not begin with a digit identifies a variable, a value, or a type. One that does begin with a digit is a <text:span text:style-name="T5">numeric symbol</text:span>, which is a constant. <text:alphabetical-index-mark text:string-value="in method calls" text:key1="Parentheses"/><text:alphabetical-index-mark text:string-value="calls in terms" text:key1="Method"/></text:p>
        </text:list-item>
        <text:list-item>
          <text:p text:style-name="P19">A <text:span text:style-name="T5">method call</text:span> (see page <text:span text:style-name="T15"><text:reference-ref text:reference-format="page" text:ref-name="refmethcon">54</text:reference-ref></text:span>), which is of the form </text:p>
          <text:p text:style-name="P30"><text:span text:style-name="T5">symbol</text:span>([<text:span text:style-name="T5">expression</text:span>[,<text:span text:style-name="T5">expression</text:span>]...]) </text:p>
        </text:list-item>
        <text:list-item>
          <text:p text:style-name="P19"><text:alphabetical-index-mark text:string-value="in indexed references" text:key1="Square brackets"/><text:alphabetical-index-mark text:string-value="in indexed references" text:key1="Brackets"/><text:alphabetical-index-mark text:string-value="in terms" text:key1="Indexed references"/>An <text:span text:style-name="T5">indexed reference</text:span> (see page <text:span text:style-name="T15"><text:reference-ref text:reference-format="page" text:ref-name="refinstr">74</text:reference-ref></text:span>), which is of the form<text:note text:id="ftn22" text:note-class="footnote"><text:note-citation>22</text:note-citation><text:note-body><text:p text:style-name="Footnote">The notations <text:span text:style-name="T12">'['</text:span> and <text:span text:style-name="T12">']'</text:span> indicate square brackets appearing in the NetRexx program. </text:p></text:note-body></text:note> </text:p>
          <text:p text:style-name="P30"><text:span text:style-name="T5">symbol</text:span><text:span text:style-name="T11">'['</text:span>[<text:span text:style-name="T5">expression</text:span>[,<text:span text:style-name="T5">expression</text:span>]...]<text:span text:style-name="T11">']'</text:span> </text:p>
        </text:list-item>
        <text:list-item>
          <text:p text:style-name="P19"><text:alphabetical-index-mark text:string-value="in array initializers" text:key1="Square brackets"/><text:alphabetical-index-mark text:string-value="in array initializers" text:key1="Brackets"/><text:alphabetical-index-mark text:string-value="in terms" text:key1="Array initializer"/>An <text:span text:style-name="T5">array initializer</text:span> (see page <text:span text:style-name="T15"><text:reference-ref text:reference-format="page" text:ref-name="refarrin">76</text:reference-ref></text:span>), which is of the form </text:p>
          <text:p text:style-name="P30"><text:span text:style-name="T11">'['</text:span><text:span text:style-name="T5">expression</text:span>[,<text:span text:style-name="T5">expression</text:span>]...<text:span text:style-name="T11">']'</text:span> </text:p>
        </text:list-item>
        <text:list-item>
          <text:p text:style-name="P19"><text:alphabetical-index-mark text:string-value="Sub-expressions, in terms"/>A <text:span text:style-name="T5">sub-expression</text:span> (see page <text:span text:style-name="T15"><text:reference-ref text:reference-format="page" text:ref-name="refpreced">66</text:reference-ref></text:span>), which consists of any expression enclosed within a left and a right parenthesis. </text:p>
        </text:list-item>
      </text:list>
      <text:p text:style-name="Text_20_body">Blanks are not permitted between the symbol in a method call and the “<text:span text:style-name="T9">(</text:span>”, or between the symbol in an indexed reference and the “<text:span text:style-name="T9">[</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5"><text:reference-ref text:reference-format="page" text:ref-name="refcons">57</text:reference-ref></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rms"/><text:alphabetical-index-mark text:string-value="compound" text:key1="Terms"/>Compound terms may start with any simple term, and, in addition, may start with a qualified class name (see page <text:span text:style-name="T15"><text:reference-ref text:reference-format="page" text:ref-name="refpackage">111</text:reference-ref></text:span>) or a qualified constructor (see page <text:span text:style-name="T15"><text:reference-ref text:reference-format="page" text:ref-name="refmethcon">54</text:reference-ref></text:span>). These last two both start with a package name (a sequence of non-numeric symbols separated by periods and ending in a period). </text:p>
      <text:p text:style-name="Text_20_body"><text:alphabetical-index-mark text:string-value="Stub, of term"/><text:alphabetical-index-mark text:string-value="stub of" text:key1="Terms"/>This first part of a compound term is known as the <text:span text:style-name="T5">stub</text:span> of the term. </text:p>
      <text:p text:style-name="Text_20_keep"><text:soft-page-break/><text:span text:style-name="T4">Example stubs:</text:span> </text:p>
      <text:p text:style-name="P15">"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15">"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5"><text:reference-ref text:reference-format="page" text:ref-name="refcons">57</text:reference-ref></text:span>). For example, the term: </text:p>
      <text:p text:style-name="P15">Thread.currentThread().suspend() </text:p>
      <text:p text:style-name="Text_20_body">could be written: </text:p>
      <text:p text:style-name="P15">Thread.currentThread.suspend </text:p>
      <text:p text:style-name="Text_20_body">An implementation may optionally provide a mechanism that disallows this parenthesis omission. </text:p>
      <text:h text:style-name="Heading_20_3" text:outline-level="3"><text:reference-mark text:name="refteval"/>Evaluation of terms</text:h>
      <text:p text:style-name="Text_20_body"><text:alphabetical-index-mark text:string-value="of terms" text:key1="Evaluation"/><text:alphabetical-index-mark text:string-value="evaluation of" text:key1="Terms"/>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15">"A rabbit".word(2).pos('b') </text:p>
      <text:p text:style-name="Text_20_body">the evaluation proceeds as follows: </text:p>
      <text:list xml:id="ol18" text:style-name="L1">
        <text:list-item>
          <text:p text:style-name="P18">The stub (<text:span text:style-name="T9">"A rabbit"</text:span>) is evaluated, resulting in a string of type <text:span text:style-name="T9">Rexx</text:span>. </text:p>
        </text:list-item>
        <text:list-item>
          <text:p text:style-name="P18">Because that string is of type <text:span text:style-name="T9">Rexx</text:span>, the <text:span text:style-name="T9">Rexx</text:span> class is then searched for the <text:span text:style-name="T9">word</text:span> method. <text:s/>This is then invoked on the string, with argument <text:span text:style-name="T9">2</text:span>. In other words, the <text:span text:style-name="T9">word</text:span> method is invoked with the string “<text:span text:style-name="T9">A rabbit</text:span>” as its current context (the properties of the Rexx class when the method is invoked reflect that value). </text:p>
          <text:p text:style-name="P18">This returns a new string of type <text:span text:style-name="T9">Rexx</text:span>, “<text:span text:style-name="T9">rabbit</text:span>” (the second word in the original string). </text:p>
        </text:list-item>
        <text:list-item>
          <text:p text:style-name="P18"><text:soft-page-break/>In the same way as before, the <text:span text:style-name="T9">pos</text:span> method of the <text:span text:style-name="T9">Rexx</text:span> class is then invoked on the new string, with argument “<text:span text:style-name="T9">b</text:span>”. </text:p>
          <text:p text:style-name="P18">This returns a new string of type <text:span text:style-name="T9">Rexx</text:span>, “<text:span text:style-name="T9">3</text:span>” (the position of the first “<text:span text:style-name="T9">b</text:span>” in the previous result). </text:p>
        </text:list-item>
      </text:list>
      <text:p text:style-name="Text_20_body">This value, “<text:span text:style-name="T9">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9">Rexx</text:span>. </text:p>
      <text:p text:style-name="Text_20_body">In binary classes (see page <text:span text:style-name="T15"><text:reference-ref text:reference-format="page" text:ref-name="refbincla">81</text:reference-ref></text:span>), however, simple terms that are strings or numeric symbols are given an implementation-defined string or primitive type respectively, as described in the section on <text:span text:style-name="T5">Binary values and operations</text:span> (see page <text:span text:style-name="T15"><text:reference-ref text:reference-format="page" text:ref-name="refbinary">151</text:reference-ref></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19">If the stub is a literal string, its value is the string, of type <text:span text:style-name="T9">Rexx</text:span>, constructed from that literal. </text:p>
        </text:list-item>
        <text:list-item>
          <text:p text:style-name="P19">If the stub is a numeric symbol, its value is the string, of type <text:span text:style-name="T9">Rexx</text:span>, constructed from that literal (as though the literal were enclosed in quotes). </text:p>
        </text:list-item>
        <text:list-item>
          <text:p text:style-name="P19">If the stub is an unqualified method or constructor call, or a qualified constructor call, then its value and type is the result of invoking the method identified by the stub, as described in <text:span text:style-name="T5">Methods and Constructors</text:span> (see page <text:span text:style-name="T15"><text:reference-ref text:reference-format="page" text:ref-name="refmethcon">54</text:reference-ref></text:span>). </text:p>
        </text:list-item>
        <text:list-item>
          <text:p text:style-name="P19">If the stub is a (non-numeric) symbol, then its value and type will be determined by whichever of the following is first found: </text:p>
          <text:list text:style-name="L1">
            <text:list-item>
              <text:p text:style-name="P18">A local variable or method argument within the current method, or a property in the current class. </text:p>
            </text:list-item>
            <text:list-item>
              <text:p text:style-name="P18">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2">options strictargs</text:span>. </text:p></text:note-body></text:note> If the stub is part of a compound symbol, then it may also be in a superclass, searching upwards from the current class. </text:p>
            </text:list-item>
            <text:list-item>
              <text:p text:style-name="P18">A static or constant property, or a static method,<text:note text:id="ftn24" text:note-class="footnote"><text:note-citation>24</text:note-citation><text:note-body><text:p text:style-name="Footnote">Unless parenthesis omission is disallowed by an implementation option, such as <text:span text:style-name="T12">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18">One of the allowed special words described in <text:span text:style-name="T5">Special words and methods</text:span> (see page <text:span text:style-name="T15"><text:reference-ref text:reference-format="page" text:ref-name="refspecial">131</text:reference-ref></text:span>), such as <text:span text:style-name="T9">this</text:span> or <text:span text:style-name="T9">version</text:span>. </text:p>
            </text:list-item>
            <text:list-item>
              <text:p text:style-name="P18">The short name of a known class or primitive type (in which case the stub has no value, just a type). </text:p>
            </text:list-item>
          </text:list>
        </text:list-item>
        <text:list-item>
          <text:p text:style-name="P19"><text:soft-page-break/>If the stub is an indexed reference, then its value and type will be determined by whichever of the following is first found: </text:p>
          <text:list text:style-name="L1">
            <text:list-item>
              <text:p text:style-name="P18">The symbol naming the reference is an undimensioned local variable or method argument within the current method, or a property in the current class, which has type <text:span text:style-name="T9">Rexx</text:span>. <text:s/>In this case, the reference is to an <text:span text:style-name="T5">indexed string</text:span> (see page <text:span text:style-name="T15"><text:reference-ref text:reference-format="page" text:ref-name="refinstr">74</text:reference-ref></text:span>); the expressions within the brackets must be convertible to type <text:span text:style-name="T9">Rexx</text:span>, and the type of the result will be <text:span text:style-name="T9">Rexx</text:span>. </text:p>
            </text:list-item>
            <text:list-item>
              <text:p text:style-name="P18">The symbol naming the reference is a dimensioned local variable or method argument within the current method, or a property in the current class. In this case, the reference is to an <text:span text:style-name="T5">array</text:span> (see page <text:span text:style-name="T15"><text:reference-ref text:reference-format="page" text:ref-name="refarray">75</text:reference-ref></text:span>), and the expressions within the brackets must be convertible to whole numbers allowed for array indexes. The type of the result will have the type of the array, with dimensions reduced by the number of dimensions specified in the stub. </text:p>
              <text:p text:style-name="P18">For example, if the array <text:span text:style-name="T9">foo</text:span> was of type <text:span text:style-name="T9">Baa[,,,]</text:span> and the stub referred to <text:span text:style-name="T9">foo[1,2]</text:span>, then the result would be of type <text:span text:style-name="T9">Baa[,]</text:span>. It would have been an error for the stub to have specified more than four dimensions. </text:p>
            </text:list-item>
            <text:list-item>
              <text:p text:style-name="P18">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18">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5"><text:reference-ref text:reference-format="page" text:ref-name="refdimtype">47</text:reference-ref></text:span>). </text:p>
            </text:list-item>
            <text:list-item>
              <text:p text:style-name="P18">The symbol naming the reference is the name of a primitive type or is the short name of a known class, and there are one or more expressions within the brackets. In this case, the reference is to an <text:span text:style-name="T5">array constructor</text:span> (see page <text:span text:style-name="T15"><text:reference-ref text:reference-format="page" text:ref-name="refarray">75</text:reference-ref></text:span>); the expressions within the brackets must be convertible to non-negative whole numbers allowed for array indexes, and the value is an array of the specified type, dimensions, and size. </text:p>
            </text:list-item>
          </text:list>
        </text:list-item>
        <text:list-item>
          <text:p text:style-name="P19">If the stub is a sub-expression, then its value and type will be determined by evaluating the <text:span text:style-name="T5">expression</text:span> (see page <text:span text:style-name="T15"><text:reference-ref text:reference-format="page" text:ref-name="refexpr">62</text:reference-ref></text:span>) within the parentheses. </text:p>
        </text:list-item>
        <text:list-item>
          <text:p text:style-name="P19">If the stub starts with the name of a package, then it will either describe a qualified type (see page <text:span text:style-name="T15"><text:reference-ref text:reference-format="page" text:ref-name="reftypes">47</text:reference-ref></text:span>) or a qualified constructor (see page <text:span text:style-name="T15"><text:reference-ref text:reference-format="page" text:ref-name="refcons">57</text:reference-ref></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19">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5"><text:reference-ref text:reference-format="page" text:ref-name="refmethcon">54</text:reference-ref></text:span>). Note that method calls in term continuations cannot be constructors. </text:p>
        </text:list-item>
        <text:list-item>
          <text:p text:style-name="P19">If the stub is an indexed reference, then it will refer to a property in the class defining the <text:soft-page-break/>continuation type (or a superclass of that class). That property will either be an undimensioned NetRexx string (type <text:span text:style-name="T9">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19">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2">options strictargs</text:span>, in which case it can only be a property. </text:p></text:note-body></text:note> </text:p>
          <text:p text:style-name="P19">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19"><text:alphabetical-index-mark text:string-value="special word" text:key1="LENGTH"/><text:alphabetical-index-mark text:string-value="of arrays" text:key1="Length"/>As a convenient special case, if the property or method is not found, then if the segment is the final segment of the term and is the simple symbol <text:span text:style-name="T9">length</text:span> and the continuation type is a single-dimensioned array, then the segment evaluates to the size of the array. This will be a non-negative whole number of an appropriate primitive type (or of type <text:span text:style-name="T9">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5"><text:reference-ref text:reference-format="page" text:ref-name="refarray">75</text:reference-ref></text:span>), its type is treated as type <text:span text:style-name="T9">Object</text:span> so that evaluation of the term can continue. <text:s/>For example, in </text:p>
      <text:p text:style-name="P15">ca=char[] "tosh" <text:line-break/>say ca.toString() </text:p>
      <text:p text:style-name="Text_20_body">the variable <text:span text:style-name="T9">ca</text:span> is an array of characters; in the expression on the second line the method <text:span text:style-name="T9">toString()</text:span> of the class <text:span text:style-name="T9">Object</text:span> will be found.<text:note text:id="ftn26" text:note-class="footnote"><text:note-citation>26</text:note-citation><text:note-body><text:p text:style-name="Footnote"><text:span text:style-name="T5">In the reference implementation, this would return an identifier for the object.</text:span> </text:p></text:note-body></text:note> </text:p>
      <text:h text:style-name="Heading_20_2" text:outline-level="2"><text:reference-mark text:name="refmethcon"/>Methods and Constructors</text:h>
      <text:p text:style-name="Text_20_body"><text:alphabetical-index-mark text:string-value="see Methods" text:key1="Routines"/><text:alphabetical-index-mark text:string-value="in method calls" text:key1="Comma"/><text:alphabetical-index-mark text:string-value="in method calls" text:key1="Parentheses"/><text:alphabetical-index-mark text:string-value="invocation of" text:key1="Methods"/><text:alphabetical-index-mark text:string-value="Method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5"><text:reference-ref text:reference-format="page" text:ref-name="refterms">49</text:reference-ref></text:span>), which may be part of an expression or be a clause in its own right (a method call instruction). In either case, the syntax used for a method invocation is: </text:p>
      <text:p text:style-name="P15"><text:span text:style-name="T5">symbol</text:span>([<text:span text:style-name="T5">expression</text:span>[,<text:span text:style-name="T5">expression</text:span>]...]) </text:p>
      <text:p text:style-name="Text_20_body"><text:alphabetical-index-mark text:string-value="passing to methods" text:key1="Arguments"/><text:alphabetical-index-mark text:string-value="of methods" text:key1="Arguments"/>The <text:span text:style-name="T5">symbol</text:span>, which must be non-numeric, is called the <text:span text:style-name="T5">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9">substr</text:span> method is provided for strings of type <text:span text:style-name="T9">Rexx</text:span> and could be used as: </text:p>
      <text:p text:style-name="P15">c='abcdefghijk' <text:line-break/>a=c.substr(3,7) <text:line-break/>/* would set A to "cdefghi" */ </text:p>
      <text:p text:style-name="Text_20_body">Here, the value of the variable <text:span text:style-name="T9">c</text:span> is a string (of type <text:span text:style-name="T9">Rexx</text:span>). The <text:span text:style-name="T9">substr</text:span> (substring) method of the <text:span text:style-name="T9">Rexx</text:span> class is then invoked, with arguments <text:span text:style-name="T9">3</text:span> and <text:span text:style-name="T9">7</text:span>, on the value referred to by <text:span text:style-name="T9">c</text:span>. That is, the the properties available to (the context of) the <text:span text:style-name="T9">substr</text:span> method are the properties constructed from the literal string <text:span text:style-name="T9">'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9">'ABCDEF'.substr(4)</text:span> would return the string <text:span text:style-name="T9">'DEF'</text:span>, as the <text:span text:style-name="T9">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5"><text:reference-ref text:reference-format="page" text:ref-name="refterms">49</text:reference-ref></text:span>) for details. </text:p>
      <text:p text:style-name="Text_20_body"><text:span text:style-name="T4">Implementation minimum:</text:span> At least 10 argument expressions should be allowed in a method call. </text:p>
      <text:h text:style-name="Heading_20_3" text:outline-level="3"><text:reference-mark text:name="refmcalli"/>Method call instructions</text:h>
      <text:p text:style-name="Text_20_body"><text:alphabetical-index-mark text:string-value="calling" text:key1="Subroutines"/><text:alphabetical-index-mark text:string-value="Method call instruction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16"><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text:soft-page-break/>In this case (and in this case only), the method invoked need not return a value (that is, the <text:span text:style-name="T11">return</text:span> instruction that ends it need not specify an expression).<text:note text:id="ftn27" text:note-class="footnote"><text:note-citation>27</text:note-citation><text:note-body><text:p text:style-name="Footnote">A method call instruction is equivalent to the <text:span text:style-name="T12">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9">this</text:span> and <text:span text:style-name="T9">super</text:span>. </text:p>
      <text:h text:style-name="Heading_20_3" text:outline-level="3"><text:reference-mark text:name="refsmeth"/>Method resolution (search order)</text:h>
      <text:p text:style-name="Text_20_body"><text:alphabetical-index-mark text:string-value="resolution of" text:key1="Methods"/><text:alphabetical-index-mark text:string-value="for methods" text:key1="Search order"/><text:alphabetical-index-mark text:string-value="Resolution of methods"/>Method resolution in NetRexx proceeds as follows: </text:p>
      <text:list xml:id="ul24" text:style-name="L2">
        <text:list-item>
          <text:p text:style-name="P19">If the method invocation is the first part (stub) of a term, then: </text:p>
          <text:list text:style-name="L1">
            <text:list-item>
              <text:p text:style-name="P18">The current class is searched for the method (see below for details of searching). </text:p>
            </text:list-item>
            <text:list-item>
              <text:p text:style-name="P18">If not found in the current class, then the superclasses of the current class are searched, starting with the class that the current class extends. </text:p>
            </text:list-item>
            <text:list-item>
              <text:p text:style-name="P18">If still not found, then the classes listed in the <text:span text:style-name="T11">uses</text:span> phrase of the <text:span text:style-name="T11">class</text:span> instruction are searched for the method, which in this case must be a static method (see page <text:span text:style-name="T15"><text:reference-ref text:reference-format="page" text:ref-name="refstatmet">101</text:reference-ref></text:span>). Each class from the list is searched for the method, and then its superclasses are searched upwards from the class; this process is repeated for each of the classes, in the order specified in the list. </text:p>
            </text:list-item>
            <text:list-item>
              <text:p text:style-name="P18">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19">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18">The class that defines the continuation type is searched for the method (see below for details of searching). </text:p>
            </text:list-item>
            <text:list-item>
              <text:p text:style-name="P18">If not found in that class, then the superclasses of that class are searched, starting with the class that that class extends. </text:p>
            </text:list-item>
          </text:list>
          <text:p text:style-name="P19">If the search did not find a method, an error is reported. </text:p>
          <text:p text:style-name="P19">If the search did find a method, that is the method which is invoked, except in one case: </text:p>
          <text:list>
            <text:list-item>
              <text:p text:style-name="P19">If the evaluation so far has resulted in a value (an object), then that value may have a type which is a subclass of the continuation type. If, within that subclass, there is a method that exactly overrides (see page <text:span text:style-name="T15"><text:reference-ref text:reference-format="page" text:ref-name="refoverrid">56</text:reference-ref></text:span>) the method that was found in the search, then the method in the subclass is invoked. </text:p>
            </text:list-item>
          </text:list>
          <text:p text:style-name="P19">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Matching methods"/><text:alphabetical-index-mark text:string-value="searching for" text:key1="Methods"/>Searching for a method in a class proceeds as follows: </text:p>
      <text:list xml:id="ol28" text:style-name="L1">
        <text:list-item>
          <text:p text:style-name="P18">Candidate methods in the class are selected. To be a candidate method: </text:p>
          <text:list text:style-name="L2">
            <text:list-item>
              <text:p text:style-name="P19">the method must have the same name as the method invocation (independent of the case (see <text:soft-page-break/>page <text:span text:style-name="T15"><text:reference-ref text:reference-format="page" text:ref-name="refcase">44</text:reference-ref></text:span>) of the letters of the name) </text:p>
            </text:list-item>
            <text:list-item>
              <text:p text:style-name="P19">the method must have the same number of arguments as the method invocation (or more arguments, provided that the remainder are shown as optional in the method definition) </text:p>
            </text:list-item>
            <text:list-item>
              <text:p text:style-name="P19">it must be possible to assign the result of each argument expression to the type of the corresponding argument in the method definition (if strict type checking is in effect, the types must match exactly). </text:p>
            </text:list-item>
          </text:list>
        </text:list-item>
        <text:list-item>
          <text:p text:style-name="P18">If there are no candidate methods then the search is complete; the method was not found. </text:p>
        </text:list-item>
        <text:list-item>
          <text:p text:style-name="P18">If there is just one candidate method, that method is used; the search is complete. </text:p>
        </text:list-item>
        <text:list-item>
          <text:p text:style-name="P18">If there is more than one candidate method, the sum of the costs of the conversions (see page <text:span text:style-name="T15"><text:reference-ref text:reference-format="page" text:ref-name="refcosts">61</text:reference-ref></text:span>) from the type of each argument expression to the type of the corresponding argument defined for the method is computed for each candidate method. </text:p>
        </text:list-item>
        <text:list-item>
          <text:p text:style-name="P18">The costs of those candidates (if any) whose names match the method invocation exactly, including in case, are compared; if one has a lower cost than all others, that method is used and the search is complete. </text:p>
        </text:list-item>
        <text:list-item>
          <text:p text:style-name="P18">The costs of all the candidates are compared; if one has a lower cost than all others, that method is used and the search is complete. </text:p>
        </text:list-item>
        <text:list-item>
          <text:p text:style-name="P18">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reference-mark text:name="refoverrid"/>Method overriding</text:h>
      <text:p text:style-name="Text_20_body"><text:alphabetical-index-mark text:string-value="Overriding methods"/><text:alphabetical-index-mark text:string-value="overriding" text:key1="Methods"/>A method is said to <text:span text:style-name="T5">exactly override</text:span> a method in another class if </text:p>
      <text:list xml:id="ol30" text:style-name="L1">
        <text:list-item>
          <text:p text:style-name="P18">the method in the other class has the same name as the current method </text:p>
        </text:list-item>
        <text:list-item>
          <text:p text:style-name="P18">the method in the other class is not <text:span text:style-name="T11">private</text:span> </text:p>
        </text:list-item>
        <text:list-item>
          <text:p text:style-name="P18">the other class is a superclass of the current class, or is a class that the current class implements (or is a superclass of one of those classes). </text:p>
        </text:list-item>
        <text:list-item>
          <text:p text:style-name="P18">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9">Rexx</text:span> class includes a <text:span text:style-name="T9">substr</text:span> (see page <text:span text:style-name="T15"><text:reference-ref text:reference-format="page" text:ref-name="refsubstr">168</text:reference-ref></text:span>) method, which takes from one to three strings of type <text:span text:style-name="T9">Rexx</text:span>. <text:s/>In the class: </text:p>
      <text:p text:style-name="P15">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9">substr</text:span> method in the <text:span text:style-name="T9">Rexx</text:span> class, but the second does not, because the types of the arguments do not match. </text:p>
      <text:p text:style-name="Text_20_body"><text:soft-page-break/>A method that exactly overrides a method is assumed to be an extension of the overridden method, to be used in the same way. <text:s/>For such a method, the following rules apply: </text:p>
      <text:list xml:id="ul31" text:style-name="L2">
        <text:list-item>
          <text:p text:style-name="P19">It must return a value of the same type as the overridden method (or none, if the overridden method returns none). </text:p>
        </text:list-item>
        <text:list-item>
          <text:p text:style-name="P19">It must be at least as visible as the overridden routine. For example, if the overridden routine is <text:span text:style-name="T11">public</text:span> then it must also be <text:span text:style-name="T11">public</text:span>. </text:p>
        </text:list-item>
        <text:list-item>
          <text:p text:style-name="P19">If the overridden method is <text:span text:style-name="T11">static</text:span> then it must also be <text:span text:style-name="T11">static</text:span>. </text:p>
        </text:list-item>
        <text:list-item>
          <text:p text:style-name="P19">If the overridden method is not <text:span text:style-name="T11">static</text:span> then it must not be <text:span text:style-name="T11">static</text:span>. </text:p>
        </text:list-item>
        <text:list-item>
          <text:p text:style-name="P19">If the underlying implementation checks exceptions (see page <text:span text:style-name="T15"><text:reference-ref text:reference-format="page" text:ref-name="refexcep">154</text:reference-ref></text:span>), only those checked exceptions that are signalled by the overridden method may be left uncaught in the current method. </text:p>
        </text:list-item>
      </text:list>
      <text:h text:style-name="Heading_20_3" text:outline-level="3"><text:reference-mark text:name="refcons"/>Constructor methods</text:h>
      <text:p text:style-name="Text_20_body"><text:alphabetical-index-mark text:string-value="instances of" text:key1="Class"/><text:alphabetical-index-mark text:string-value="Instance, of a class"/><text:alphabetical-index-mark text:string-value="constructing" text:key1="Objects"/><text:alphabetical-index-mark text:string-value="constructor" text:key1="Methods"/><text:alphabetical-index-mark text:string-value="see Constructors" text:key1="Constructor methods"/><text:alphabetical-index-mark text:string-value="Constructor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15">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18">Constructor calls always include parentheses in the syntax, even if no arguments are supplied. <text:s/>This distinguishes them from a reference to the type of the same name. </text:p>
        </text:list-item>
        <text:list-item>
          <text:p text:style-name="P18">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9">this</text:span> or <text:span text:style-name="T9">super</text:span> (see page <text:span text:style-name="T15"><text:reference-ref text:reference-format="page" text:ref-name="refspecial">131</text:reference-ref></text:span>). </text:p>
          <text:p text:style-name="P18">Therefore, the first instruction in a constructor must be either a call to the superclass, using the special constructor <text:span text:style-name="T9">super()</text:span> (with optional arguments), or a call to to another constructor in the same class, using the special constructor <text:span text:style-name="T9">this()</text:span> (with optional arguments). In the latter case, eventually a constructor that explicitly calls <text:span text:style-name="T9">super()</text:span> will be invoked and the chain of local constructor calls ends. </text:p>
          <text:p text:style-name="P18">As a convenience, NetRexx will add a default call to <text:span text:style-name="T9">super()</text:span>, with no arguments, if the first instruction in a constructor is not a call to <text:span text:style-name="T9">this()</text:span> or <text:span text:style-name="T9">super()</text:span>. </text:p>
        </text:list-item>
        <text:list-item>
          <text:p text:style-name="P18"><text:soft-page-break/>The properties of a constructed value are initialized, in the order given in the program, after the call to <text:span text:style-name="T9">super()</text:span> (whether implicit or explicit). </text:p>
        </text:list-item>
        <text:list-item>
          <text:p text:style-name="P18">By definition, constructors create a value (object) whose type is defined by the current class, and then return that value for use. Therefore, the <text:span text:style-name="T11">returns</text:span> keyword on the <text:span text:style-name="T11">method</text:span> instruction (see page <text:span text:style-name="T15"><text:reference-ref text:reference-format="page" text:ref-name="refmethod">99</text:reference-ref></text:span>) that introduces the constructor is optional (if given, the type specified must be that of the class). Similarly, the only possible forms of the <text:span text:style-name="T11">return</text:span> instruction used in a constructor are either “<text:span text:style-name="T9">return this;</text:span>”, which returns the value that has just been constructed, or just “<text:span text:style-name="T9">return;</text:span>”, in which case, the “<text:span text:style-name="T9">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9">this()</text:span> and <text:span text:style-name="T9">super()</text:span>, and taking advantage of some of the assumptions: </text:p>
      <text:p text:style-name="P15">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9">MyChars</text:span> could then be created thus: </text:p>
      <text:p text:style-name="P15">myvar=MyChars("From a string") </text:p>
      <text:p text:style-name="Text_20_body">or by using an argument that has type <text:span text:style-name="T9">char[]</text:span>. </text:p>
      <text:h text:style-name="Heading_20_2" text:outline-level="2"><text:reference-mark text:name="refconv"/>Type conversions</text:h>
      <text:p text:style-name="Text_20_body"><text:alphabetical-index-mark text:string-value="automatic" text:key1="Conversion"/><text:alphabetical-index-mark text:string-value="of types" text:key1="Conversion"/><text:alphabetical-index-mark text:string-value="conversions" text:key1="Primitive types"/><text:alphabetical-index-mark text:string-value="conversions" text:key1="Data"/><text:alphabetical-index-mark text:string-value="Datatypes"/><text:alphabetical-index-mark text:string-value="conversions" text:key1="Types"/>As described in the section on <text:span text:style-name="T5">Types and classes</text:span> (see page <text:span text:style-name="T15"><text:reference-ref text:reference-format="page" text:ref-name="reftypes">47</text:reference-ref></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5"><text:reference-ref text:reference-format="page" text:ref-name="reftypeops">65</text:reference-ref></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simplification" text:key1="Types"/><text:alphabetical-index-mark text:string-value="automatic" text:key1="Conversion"/>In general, the semantics of a type is unknown, and so conversion (from a <text:span text:style-name="T5">source type</text:span> to a <text:span text:style-name="T5">target type</text:span>) is only possible in the following cases: </text:p>
      <text:list xml:id="ul33" text:style-name="L2">
        <text:list-item>
          <text:p text:style-name="P19">The target type and the source type are identical (the trivial case). </text:p>
        </text:list-item>
        <text:list-item>
          <text:p text:style-name="P19">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19">The source type has a dimension, and the target type is <text:span text:style-name="T9">Object</text:span>. </text:p>
        </text:list-item>
        <text:list-item>
          <text:p text:style-name="P19">The source type is <text:span text:style-name="T9">null</text:span> and the target type is not primitive. </text:p>
        </text:list-item>
        <text:list-item>
          <text:p text:style-name="P19"><text:alphabetical-index-mark text:string-value="Well-known conversions"/><text:alphabetical-index-mark text:string-value="of well-known types" text:key1="Conversion"/>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9">int</text:span> binary type (perhaps a 32-bit integer) then this can safely be converted to a NetRexx string (of type <text:span text:style-name="T9">Rexx</text:span>). Hence a value of type <text:span text:style-name="T9">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Binary numbers"/><text:alphabetical-index-mark text:string-value="as a string" text:key1="char"/><text:alphabetical-index-mark text:string-value="types of" text:key1="String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19">netrexx.lang.Rexx<text:span text:style-name="T5"> – the NetRexx string class</text:span> </text:p>
        </text:list-item>
        <text:list-item>
          <text:p text:style-name="P19">java.lang.String<text:span text:style-name="T5"> – the Java string class</text:span> </text:p>
        </text:list-item>
        <text:list-item>
          <text:p text:style-name="P19">char<text:span text:style-name="T5"> – the Java primitive which represents a single character</text:span> </text:p>
        </text:list-item>
        <text:list-item>
          <text:p text:style-name="P19">char[]<text:span text:style-name="T5"> – an array of </text:span>char<text:span text:style-name="T5">s</text:span> </text:p>
        </text:list-item>
        <text:list-item>
          <text:p text:style-name="P19">boolean<text:span text:style-name="T5"> – a single-bit primitive</text:span> </text:p>
        </text:list-item>
        <text:list-item>
          <text:p text:style-name="P19">byte<text:span text:style-name="T5">, </text:span>short<text:span text:style-name="T5">, </text:span>int<text:span text:style-name="T5">, </text:span>long<text:span text:style-name="T5">, – signed integer primitives (8, 16, 32, or 64 bits)</text:span> </text:p>
        </text:list-item>
        <text:list-item>
          <text:p text:style-name="P19">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19">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19">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19">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19">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19">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19">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18"><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18"><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18"><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19">The target type is a subclass of the source type, or implements the source type. This conversion will fail if the value being converted was not originally of the target type (or a subclass of the target type). </text:p>
        </text:list-item>
        <text:list-item>
          <text:p text:style-name="P19">Both the source and target types are primitive and (depending on the implementation) the conversion may fail or truncate information. </text:p>
        </text:list-item>
        <text:list-item>
          <text:p text:style-name="P19">The target type is <text:span text:style-name="T9">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5"><text:reference-ref text:reference-format="page" text:ref-name="refsmeth">55</text:reference-ref></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19">The cost is zero only if the source and target types are the same, or if the source type is <text:span text:style-name="T9">null</text:span> and the target type is not primitive. </text:p>
        </text:list-item>
        <text:list-item>
          <text:p text:style-name="P19">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19">Conversions that may require the creation of a new object cost more than those that can never require the creation of a new object. </text:p>
        </text:list-item>
        <text:list-item>
          <text:p text:style-name="P19">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reference-mark text:name="refexpr"/>Expressions and Operators</text:h>
      <text:p text:style-name="Text_20_body"><text:alphabetical-index-mark text:string-value="in expressions" text:key1="Substitution"/><text:alphabetical-index-mark text:string-value="terms" text:key1="Data"/><text:alphabetical-index-mark text:string-value="Terms"/>Many clauses can include <text:span text:style-name="T5">expressions</text:span>. <text:s/>Expressions in NetRexx are a general mechanism for combining one or more data items in various ways to produce a result, usually different from the original data. <text:alphabetical-index-mark text:string-value="Operators"/><text:alphabetical-index-mark text:string-value="Monadic (prefix) operators"/><text:alphabetical-index-mark text:string-value="Prefix operators"/><text:alphabetical-index-mark text:string-value="Dyadic operators"/></text:p>
      <text:p text:style-name="Text_20_body">Expressions consist of one or more terms (see page <text:span text:style-name="T15"><text:reference-ref text:reference-format="page" text:ref-name="refterms">49</text:reference-ref></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text:p text:style-name="Footnote">One operator, direct concatenation, is implied if two terms abut (see page <text:span text:style-name="T15"><text:reference-ref text:reference-format="page" text:ref-name="refabut">62</text:reference-ref></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in expressions" text:key1="Parentheses"/><text:alphabetical-index-mark text:string-value="of expressions" text:key1="Evaluation"/><text:alphabetical-index-mark text:string-value="results of" text:key1="Expressions"/><text:alphabetical-index-mark text:string-value="evaluation" text:key1="Expressions"/></text:p>
      <text:p text:style-name="Text_20_body">Evaluation of an expression is left to right, modified by parentheses and by operator precedence (see page <text:span text:style-name="T15"><text:reference-ref text:reference-format="page" text:ref-name="refpreced">66</text:reference-ref></text:span>) in the usual “algebraic” manner. Expressions are wholly evaluated, except when an error occurs during evaluation. <text:alphabetical-index-mark text:string-value="Datatypes"/><text:alphabetical-index-mark text:string-value="type checking" text:key1="Data"/><text:alphabetical-index-mark text:string-value="of terms" text:key1="Types"/><text:alphabetical-index-mark text:string-value="of values" text:key1="Types"/><text:alphabetical-index-mark text:string-value="length of" text:key1="Data"/><text:alphabetical-index-mark text:string-value="size of" text:key1="Result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reference-mark text:name="refops"/>Operators</text:h>
      <text:p text:style-name="Text_20_body"><text:alphabetical-index-mark text:string-value="composition of" text:key1="Operators"/>The operators in NetRexx are constructed from one or more operator characters (see page <text:span text:style-name="T15"><text:reference-ref text:reference-format="page" text:ref-name="refopers">43</text:reference-ref></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 concatenation operator"/><text:alphabetical-index-mark text:string-value="concatenation of" text:key1="Strings"/><text:alphabetical-index-mark text:string-value="blank" text:key1="Operators"/><text:alphabetical-index-mark text:string-value="operator" text:key1="Blank"/><text:alphabetical-index-mark text:string-value="as concatenation operator" text:key1="Blank"/><text:alphabetical-index-mark text:string-value="of strings" text:key1="Concatenation"/><text:alphabetical-index-mark text:string-value="concatenation" text:key1="Operators"/></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9">(abuttal) </text:span></text:p>
                </table:table-cell>
                <table:table-cell table:style-name="dl40.A1" office:value-type="string">
                  <text:p text:style-name="Text_20_body">Concatenate without an intervening blank. </text:p>
                </table:table-cell>
              </table:table-row>
            </table:table>
            <text:p text:style-name="Text_20_body"><text:soft-page-break/><text:alphabetical-index-mark text:string-value="Abuttal concatenation operator"/>Concatenation without a blank may be forced by using the <text:span text:style-name="T9">||</text:span> operator, but it is useful 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9">Total</text:span> had the value <text:span text:style-name="T9">'37.4'</text:span>, then <text:span text:style-name="T9">Total'%'</text:span> would evaluate to <text:span text:style-name="T9">'37.4%'</text:span>. </text:p>
            <text:p text:style-name="Text_20_body">Values that are not strings are first converted to strings before concatenation. </text:p>
          </table:table-cell>
        </table:table-row>
        <table:table-row>
          <table:table-cell table:style-name="dl39.A1" office:value-type="string">
            <text:p text:style-name="P4">Arithmetic <text:alphabetical-index-mark text:string-value="-" text:key1="Prefix operators"/><text:alphabetical-index-mark text:string-value="+" text:key1="Prefix operators"/><text:alphabetical-index-mark text:string-value="** power operator"/><text:alphabetical-index-mark text:string-value="// remainder operator"/><text:alphabetical-index-mark text:string-value="% integer division operator"/><text:alphabetical-index-mark text:string-value="/ division operator"/><text:alphabetical-index-mark text:string-value="* multiplication operator"/><text:alphabetical-index-mark text:string-value="subtraction operator" text:key1="- minus sign"/><text:alphabetical-index-mark text:string-value="addition operator" text:key1="+ plus sign"/><text:alphabetical-index-mark text:string-value="Power operator"/><text:alphabetical-index-mark text:string-value="Exponentiation"/><text:alphabetical-index-mark text:string-value="Integer division"/><text:alphabetical-index-mark text:string-value="Remainder operator"/><text:alphabetical-index-mark text:string-value="of numbers" text:key1="Negation"/><text:alphabetical-index-mark text:string-value="Division"/><text:alphabetical-index-mark text:string-value="Multiplication"/><text:alphabetical-index-mark text:string-value="Subtraction"/><text:alphabetical-index-mark text:string-value="Addition"/><text:alphabetical-index-mark text:string-value="operators" text:key1="Arithmetic"/><text:alphabetical-index-mark text:string-value="arithmetic on" text:key1="Numbers"/><text:alphabetical-index-mark text:string-value="arithmetic" text:key1="Operators"/></text:p>
          </table:table-cell>
          <table:table-cell table:style-name="dl39.A1" office:value-type="string">
            <text:p text:style-name="Text_20_body">Character strings that are numbers (see page <text:span text:style-name="T15"><text:reference-ref text:reference-format="page" text:ref-name="refnumdef">66</text:reference-r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9">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9">0+</text:span>number”. </text:p>
                </table:table-cell>
              </table:table-row>
            </table:table>
            <text:p text:style-name="Text_20_body">The section on <text:span text:style-name="T5">Numbers and Arithmetic</text:span> (see page <text:span text:style-name="T15"><text:reference-ref text:reference-format="page" text:ref-name="refnums">141</text:reference-ref></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5"><text:reference-ref text:reference-format="page" text:ref-name="refbincla">81</text:reference-ref></text:span>), the arithmetic operators will use binary arithmetic if both terms involved have values which are binary numbers. The section on <text:span text:style-name="T5">Binary values and operations</text:span> (see page <text:span text:style-name="T15"><text:reference-ref text:reference-format="page" text:ref-name="refbinary">151</text:reference-ref></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Inequality, testing of"/><text:alphabetical-index-mark text:string-value="testing of" text:key1="Equality"/><text:alphabetical-index-mark text:string-value="comparison of" text:key1="Strings"/><text:alphabetical-index-mark text:string-value="comparison of" text:key1="Numbers"/><text:alphabetical-index-mark text:string-value="Normal comparative operators"/><text:alphabetical-index-mark text:string-value="Strict comparative operators"/><text:alphabetical-index-mark text:string-value="of strings and numbers" text:key1="Comparison"/><text:alphabetical-index-mark text:string-value="of numbers" text:key1="Comparison"/><text:alphabetical-index-mark text:string-value="Comparative operators"/><text:alphabetical-index-mark text:string-value="comparative" text:key1="Operators"/></text:p>
          </table:table-cell>
          <table:table-cell table:style-name="dl39.A1" office:value-type="string">
            <text:p text:style-name="Text_20_body">The comparative operators compare two terms and return the value <text:span text:style-name="T9">'1'</text:span> if the result of the comparison is true, or <text:span text:style-name="T9">'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9">==</text:span>”, and “<text:span text:style-name="T9">\==</text:span>” operators test for strict equality or inequality between two strings. Two strings must be identical to be considered strictly equal. Similarly, the other strict comparative operators (such as “<text:span text:style-name="T9">&gt;&gt;</text:span>” or “<text:span text:style-name="T9">&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text:soft-page-break/>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9">Yes</text:span>” compares equal to “<text:span text:style-name="T9">yes</text:span>”). As for strict comparisons, the exact collating order may depend on the character set used for the implementation. </text:p>
            <text:p text:style-name="Text_20_keep">The comparative operators return true (<text:span text:style-name="T9">'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lt; not less than operator"/><text:alphabetical-index-mark text:string-value="\&gt; not greater than operator"/><text:alphabetical-index-mark text:string-value="&lt;= less than or equal operator"/><text:alphabetical-index-mark text:string-value="&gt;= greater than or equal operator"/><text:alphabetical-index-mark text:string-value="&lt; less than operator"/><text:alphabetical-index-mark text:string-value="&gt; greater than operator"/><text:alphabetical-index-mark text:string-value="&lt;&gt; less than or greater than operator"/><text:alphabetical-index-mark text:string-value="&gt;&lt; greater than or less than operator"/><text:alphabetical-index-mark text:string-value="\= not equal operator"/><text:alphabetical-index-mark text:string-value="equal operator" text:key1="= equals sign"/>=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lt;&lt; strictly not less than operator"/><text:alphabetical-index-mark text:string-value="\&gt;&gt; strictly not greater than operator"/><text:alphabetical-index-mark text:string-value="&lt;&lt;= strictly less than or equal operator"/><text:alphabetical-index-mark text:string-value="&gt;&gt;= strictly greater than or equal operator"/><text:alphabetical-index-mark text:string-value="&lt;&lt; strictly less than operator"/><text:alphabetical-index-mark text:string-value="&gt;&gt; strictly greater than operator"/><text:alphabetical-index-mark text:string-value="\== strictly not equal operator"/><text:alphabetical-index-mark text:string-value="== strictly equal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9">==</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 not equal operator"/><text:alphabetical-index-mark text:string-value="equal operator" text:key1="= equals sign"/><text:alphabetical-index-mark text:string-value="of objects" text:key1="Equality"/><text:alphabetical-index-mark text:string-value="equality" text:key1="Objects"/><text:alphabetical-index-mark text:string-value="comparing" text:key1="Objects"/>The equal and not equal operators (“<text:span text:style-name="T9">=</text:span>”, “<text:span text:style-name="T9">==</text:span>”, “<text:span text:style-name="T9">\=</text:span>”, and “<text:span text:style-name="T9">\==</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5"><text:reference-ref text:reference-format="page" text:ref-name="refbincla">81</text:reference-ref></text:span>), all the comparative operators will use binary arithmetic to effect the comparison if both terms involved have values which are <text:soft-page-break/>binary numbers. In this case, there is no distinction between the strict and the normal comparative operators. The section on <text:span text:style-name="T5">Binary values and operations</text:span> (see page <text:span text:style-name="T15"><text:reference-ref text:reference-format="page" text:ref-name="refbinary">151</text:reference-ref></text:span>) describes the binary arithmetic used for comparisons. </text:p>
          </table:table-cell>
        </table:table-row>
        <table:table-row>
          <table:table-cell table:style-name="dl39.A1" office:value-type="string">
            <text:p text:style-name="P4">Logical (Boolean) <text:alphabetical-index-mark text:string-value="False value"/><text:alphabetical-index-mark text:string-value="True value"/><text:alphabetical-index-mark text:string-value="\" text:key1="Prefix operators"/><text:alphabetical-index-mark text:string-value="not operator" text:key1="Backslash character"/><text:alphabetical-index-mark text:string-value="not operator" text:key1="\ backslash"/><text:alphabetical-index-mark text:string-value="&amp;&amp; exclusive or operator"/><text:alphabetical-index-mark text:string-value="| or operator"/><text:alphabetical-index-mark text:string-value="&amp; and operator"/><text:alphabetical-index-mark text:string-value="Logical operations"/><text:alphabetical-index-mark text:string-value="of logical values" text:key1="Negation"/><text:alphabetical-index-mark text:string-value="NOT operator"/><text:alphabetical-index-mark text:string-value="see OR logical operator" text:key1="Inclusive OR operator"/><text:alphabetical-index-mark text:string-value="logical operator" text:key1="Exclusive OR"/><text:alphabetical-index-mark text:string-value="XOR, logical operator"/><text:alphabetical-index-mark text:string-value="logical exclusive" text:key1="OR"/><text:alphabetical-index-mark text:string-value="logical inclusive" text:key1="OR"/><text:alphabetical-index-mark text:string-value="logical operator" text:key1="AND"/><text:alphabetical-index-mark text:string-value="Boolean operations"/><text:alphabetical-index-mark text:string-value="logical" text:key1="Operators"/></text:p>
          </table:table-cell>
          <table:table-cell table:style-name="dl39.A1" office:value-type="string">
            <text:p text:style-name="Text_20_body">A character string is taken to have the value “false” if it is <text:span text:style-name="T9">'0'</text:span>, and “true” if it is <text:span text:style-name="T9">'1'</text:span>. The logical operators take one or two such values (values other than <text:span text:style-name="T9">'0'</text:span> or <text:span text:style-name="T9">'1'</text:span> are not allowed) and return <text:span text:style-name="T9">'0'</text:span> or <text:span text:style-name="T9">'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5"><text:reference-ref text:reference-format="page" text:ref-name="refbincla">81</text:reference-ref></text:span>), the logical operators will act on all bits in the values if both terms involved have values which are boolean or integers. The section on <text:span text:style-name="T5">Binary values and operations</text:span> (see page <text:span text:style-name="T15"><text:reference-ref text:reference-format="page" text:ref-name="refbinary">151</text:reference-ref></text:span>) describes this in more detail. </text:p>
          </table:table-cell>
        </table:table-row>
        <table:table-row>
          <table:table-cell table:style-name="dl39.A1" office:value-type="string">
            <text:p text:style-name="Table_20_Contents"><text:reference-mark text:name="reftypeops"/><text:span text:style-name="T6">Type </text:span><text:alphabetical-index-mark text:string-value="checking instances of" text:key1="Types"/><text:alphabetical-index-mark text:string-value="operations on" text:key1="Types"/><text:alphabetical-index-mark text:string-value="type" text:key1="Operator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19"><text:alphabetical-index-mark text:string-value="Abuttal concatenation operator"/><text:alphabetical-index-mark text:string-value="|| concatenation operator"/><text:alphabetical-index-mark text:string-value="concatenation of" text:key1="Types"/><text:alphabetical-index-mark text:string-value="blank" text:key1="Operators"/><text:alphabetical-index-mark text:string-value="operator" text:key1="Blank"/><text:alphabetical-index-mark text:string-value="as type conversion operator" text:key1="Blank"/><text:alphabetical-index-mark text:string-value="to type" text:key1="Casting"/><text:alphabetical-index-mark text:string-value="of types" text:key1="Concatenation"/>Any of the concatenation operators may be used for <text:span text:style-name="T5">type concatenation</text:span>, which concatenates a type to a value. <text:s/>All three operators (blank, “<text:span text:style-name="T9">||</text:span>”, and abuttal) have the same effect, which is to convert (see page <text:span text:style-name="T15"><text:reference-ref text:reference-format="page" text:ref-name="refconv">59</text:reference-ref></text:span>)<text:note text:id="ftn35" text:note-class="footnote"><text:note-citation>35</text:note-citation><text:note-body><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25"><text:span text:style-name="T4">Examples:</text:span> </text:p>
                <text:p text:style-name="P30">String "abc" <text:line-break/>int (a+1) <text:line-break/>long 1 <text:line-break/>Exception e <text:line-break/>InputStream myfile </text:p>
              </text:list-item>
              <text:list-item>
                <text:p text:style-name="P19"><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9">+</text:span>, <text:span text:style-name="T9">-</text:span>, or <text:span text:style-name="T9">\</text:span>) is assumed to imply type concatenation after the prefix operator is applied to the right-hand operand, as though an explicit concatenation operator were placed before the prefix operator. </text:p>
                <text:p text:style-name="P25">For example: </text:p>
                <text:p text:style-name="P30">x=int -y </text:p>
                <text:p text:style-name="P19">means that <text:span text:style-name="T9">-y</text:span> is evaluated, and then the result is converted to <text:span text:style-name="T9">int</text:span> before being assigned to <text:span text:style-name="T9">x</text:span>.<text:note text:id="ftn36" text:note-class="footnote"><text:note-citation>36</text:note-citation><text:note-body><text:p text:style-name="Footnote">This could also have been written <text:span text:style-name="T9">x=int (-y)</text:span>. </text:p></text:note-body></text:note> </text:p>
              </text:list-item>
              <text:list-item>
                <text:p text:style-name="P19"><text:alphabetical-index-mark text:string-value="on types" text:key1="&lt;= less than or equal operator"/><text:alphabetical-index-mark text:string-value="on types" text:key1="&gt;= greater than or equal operator"/>The “less than or equal” and the “greater than or equal” operators (“<text:span text:style-name="T9">&lt;=</text:span>” and “<text:span text:style-name="T9">&gt;=</text:span>”) may be used with a type on either side of the operator, or on both sides. <text:soft-page-break/>In this case, they test whether a value or type is a subclass of, or is the same as, a type, or vice versa. </text:p>
                <text:p text:style-name="P25"><text:span text:style-name="T4">Examples:</text:span> </text:p>
                <text:p text:style-name="P30">if i&lt;=Object then say 'I is an Object' <text:line-break/>if String&gt;=i then say 'I is a String' <text:lin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reference-mark text:name="refnumdef"/>Numbers</text:h>
      <text:p text:style-name="Text_20_body"><text:alphabetical-index-mark text:string-value="Powers of ten in numbers"/><text:alphabetical-index-mark text:string-value="E-notation"/><text:alphabetical-index-mark text:string-value="Exponential notation"/><text:alphabetical-index-mark text:string-value="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5"><text:reference-ref text:reference-format="page" text:ref-name="refnums">141</text:reference-ref></text:span>). In summary, <text:span text:style-name="T5">numbers</text:span> are character strings consisting of one or more decimal digits optionally prefixed by a plus or minus sign, and optionally including a single period (“<text:span text:style-name="T9">.</text:span>”) which then represents a decimal point. A number may also have a power of ten suffixed in conventional exponential notation: an “<text:span text:style-name="T9">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15">'12' <text:line-break/>'-17.9' <text:line-break/>'127.0650' <text:line-break/>'73e+128' <text:line-break/>' + 7.9E-5 ' <text:line-break/>'00E+000' </text:p>
      <text:p text:style-name="Text_20_body">Note that the sequence <text:span text:style-name="T9">-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5"><text:reference-ref text:reference-format="page" text:ref-name="refwholed">149</text:reference-ref></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9">/</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reference-mark text:name="refpreced"/>Parentheses and operator precedence</text:h>
      <text:p text:style-name="Text_20_body"><text:alphabetical-index-mark text:string-value="Algebraic precedence"/><text:alphabetical-index-mark text:string-value="Priorities of operators"/><text:alphabetical-index-mark text:string-value="Precedence of operators"/><text:alphabetical-index-mark text:string-value="in expressions" text:key1="Parentheses"/><text:alphabetical-index-mark text:string-value="precedence (priorities) of" text:key1="Operators"/>Expression evaluation is from left to right; this is modified by parentheses and by operator precedence: </text:p>
      <text:list xml:id="ul46" text:style-name="L2">
        <text:list-item>
          <text:p text:style-name="P19">When parentheses are encountered, other than those that identify method calls (see page <text:span text:style-name="T15"><text:reference-ref text:reference-format="page" text:ref-name="refmethcon">54</text:reference-ref></text:span>), the entire <text:span text:style-name="T5">sub-expression</text:span> delimited by the parentheses is evaluated immediately when the term is required. </text:p>
        </text:list-item>
        <text:list-item>
          <text:p text:style-name="P19"><text:soft-page-break/>When the sequence </text:p>
          <text:p text:style-name="P30">term<text:span text:style-name="T14">1</text:span> operator<text:span text:style-name="T14">1</text:span> term<text:span text:style-name="T14">2</text:span> operator<text:span text:style-name="T14">2</text:span> term<text:span text:style-name="T14">3</text:span> </text:p>
          <text:p text:style-name="P19">is encountered, and <text:span text:style-name="T9">operator</text:span>2 has a higher precedence than <text:span text:style-name="T9">operator</text:span>1, then the operation <text:span text:style-name="T9">(term</text:span>2<text:span text:style-name="T9"> operator</text:span>2<text:span text:style-name="T9"> term</text:span>3<text:span text:style-name="T9">)</text:span> is evaluated first. The same rule is applied repeatedly as necessary. </text:p>
          <text:p text:style-name="P19">Note, however, that individual terms are evaluated from left to right in the expression (that is, as soon as they are encountered). <text:s/>It is only the order of <text:span text:style-name="T4">operations</text:span> that is affected by the precedence rules. </text:p>
        </text:list-item>
      </text:list>
      <text:p text:style-name="Text_20_body">For example, “<text:span text:style-name="T9">*</text:span>” (multiply) has a higher precedence than “<text:span text:style-name="T9">+</text:span>” (add), so <text:span text:style-name="T9">3+2*5</text:span> will evaluate to 13 (rather than the 25 that would result if strict left to right evaluation occurred). To force the addition to be performed before the multiplication the expression would be written <text:span text:style-name="T9">(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9">+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9">**</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9">*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9">+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9">(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9">= <text:s/>== <text:s/>&gt; <text:s/>&lt; <text:s/>&lt;= &gt;= <text:s/>&lt;&lt; <text:s/>\&gt;&gt; </text:span><text:span text:style-name="T5">etc.</text:span> </text:p>
          </table:table-cell>
        </table:table-row>
        <table:table-row>
          <table:table-cell table:style-name="dl47.A1" office:value-type="string">
            <text:p text:style-name="P5">And </text:p>
          </table:table-cell>
          <table:table-cell table:style-name="dl47.A1" office:value-type="string">
            <text:p text:style-name="Text_20_body"><text:span text:style-name="T9">&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9">| <text:s/>&amp;&amp;</text:span> </text:p>
          </table:table-cell>
        </table:table-row>
      </table:table>
      <text:p text:style-name="Text_20_keep"><text:alphabetical-index-mark text:string-value="examples" text:key1="Expressions"/>If, for example, the symbol <text:span text:style-name="T9">a</text:span> is a variable whose value is <text:span text:style-name="T9">'3'</text:span>, and <text:span text:style-name="T9">day</text:span> is a variable with the value <text:span text:style-name="T9">'Monday'</text:span>, then: </text:p>
      <text:p text:style-name="P15">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15"><text:soft-page-break/>-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reference-mark text:name="refclause"/>Clauses and Instructions</text:h>
      <text:p text:style-name="Text_20_body">Clauses (see page <text:span text:style-name="T15"><text:reference-ref text:reference-format="page" text:ref-name="refclau">40</text:reference-ref></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clauses"/><text:alphabetical-index-mark text:string-value="null" text:key1="Clauses"/></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instruction" text:key1="Assignment"/><text:alphabetical-index-mark text:string-value="Assignment"/><text:alphabetical-index-mark text:string-value="assignment" text:key1="Instructions"/></text:p>
          </table:table-cell>
          <table:table-cell table:style-name="dl48.A1" office:value-type="string">
            <text:p text:style-name="Text_20_body">Single clauses within a class and of the form <text:span text:style-name="T5">term</text:span><text:span text:style-name="T9">=</text:span><text:span text:style-name="T5">expression</text:span><text:span text:style-name="T9">;</text:span> are instructions known as <text:span text:style-name="T5">assignment</text:span>s (see page <text:span text:style-name="T15"><text:reference-ref text:reference-format="page" text:ref-name="refassign">70</text:reference-ref></text:span>). An assignment gives a variable, identified by the <text:span text:style-name="T5">term</text:span>, a type or a new value. </text:p>
            <text:p text:style-name="Text_20_body">In just one context, where property assignments are expected (before the first method in a class), the “<text:span text:style-name="T9">=</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text:key1="Instructions"/><text:alphabetical-index-mark text:string-value="Method call instructions"/></text:p>
          </table:table-cell>
          <table:table-cell table:style-name="dl48.A1" office:value-type="string">
            <text:p text:style-name="Text_20_body">A method call instruction (see page <text:span text:style-name="T15"><text:reference-ref text:reference-format="page" text:ref-name="refmcalli">54</text:reference-ref></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 text:key1="Instructions"/><text:alphabetical-index-mark text:string-value="Keyword instructions"/><text:alphabetical-index-mark text:string-value="Keywords"/></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9">=</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5"><text:reference-ref text:reference-format="page" text:ref-name="refkinst">78</text:reference-ref></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reference-mark text:name="refassign"/>Assignments and Variables</text:h>
      <text:p text:style-name="Text_20_body"><text:alphabetical-index-mark text:string-value="use of" text:key1="Symbols"/><text:alphabetical-index-mark text:string-value="Variables"/><text:alphabetical-index-mark text:string-value="valid names" text:key1="Variables"/><text:alphabetical-index-mark text:string-value="setting new value" text:key1="Variables"/><text:alphabetical-index-mark text:string-value="assignment indicator" text:key1="= equals sign"/><text:alphabetical-index-mark text:string-value="see = equals sign" text:key1="Equals sign"/><text:alphabetical-index-mark text:string-value="Assignment"/><text:alphabetical-index-mark text:string-value="assignment" text:key1="Instruction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names of" text:key1="Variables"/><text:alphabetical-index-mark text:string-value="valid names" text:key1="Variables"/><text:alphabetical-index-mark text:string-value="of variables" text:key1="Names"/><text:alphabetical-index-mark text:string-value="setting new value" text:key1="Variables"/><text:alphabetical-index-mark text:string-value="assignment indicator" text:key1="= equals sign"/><text:alphabetical-index-mark text:string-value="instruction" text:key1="Assignment"/><text:alphabetical-index-mark text:string-value="assigning values to" text:key1="Symbols"/></text:p>
      <text:p text:style-name="Text_20_body">Variables may be assigned a new value by the <text:span text:style-name="T11">method</text:span> or <text:span text:style-name="T11">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16"><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15">/*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9">3=4;</text:span>” would give a variable called “<text:span text:style-name="T9">3</text:span>” the value <text:span text:style-name="T9">'4'</text:span>. </text:p></text:note-body></text:note> </text:p>
      <text:p text:style-name="Text_20_body">Within a NetRexx program, variable names are not case-sensitive (for example, the names <text:span text:style-name="T9">fred</text:span>, <text:span text:style-name="T9">Fred</text:span>, and <text:span text:style-name="T9">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9">Rexx</text:span>, <text:span text:style-name="T9">String</text:span>, <text:span text:style-name="T9">int</text:span>, <text:span text:style-name="T5">etc.</text:span>, for which safe conversions are defined. <text:s/>The possibilities are described in the section on <text:span text:style-name="T5">Conversions</text:span> (see page <text:span text:style-name="T15"><text:reference-ref text:reference-format="page" text:ref-name="refconv">59</text:reference-ref></text:span>).<text:note text:id="ftn39" text:note-class="footnote"><text:note-citation>39</text:note-citation><text:note-body><text:p text:style-name="Footnote">Implementations may provide for a stricter rule for assignment (where the types must be identical), controlled by the <text:span text:style-name="T12">options</text:span> instruction. </text:p></text:note-body></text:note> </text:p>
      <text:p text:style-name="Text_20_keep"><text:soft-page-break/>For example, if there are types (classes) called <text:span text:style-name="T9">ibm.util.hex</text:span>, <text:span text:style-name="T9">RunKnown</text:span>, and <text:span text:style-name="T9">Window</text:span>, then: </text:p>
      <text:p text:style-name="P15">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5"><text:reference-ref text:reference-format="page" text:ref-name="refmethcon">54</text:reference-ref></text:span>). </text:p>
      <text:p text:style-name="Text_20_body">The last two examples above illustrate that, by default, the types of literal strings and numbers are NetRexx strings (type <text:span text:style-name="T9">Rexx</text:span>) and so variables tend to be of type <text:span text:style-name="T9">Rexx</text:span>. This simplifies the language and makes it easy to learn, as many useful programs can be written solely using the powerful <text:span text:style-name="T9">Rexx</text:span> type. Potentially more efficient (though less human-oriented) primitive or built-in types for literals will be used in binary classes (see page <text:span text:style-name="T15"><text:reference-ref text:reference-format="page" text:ref-name="refbincla">81</text:reference-ref></text:span>). </text:p>
      <text:p text:style-name="P9">If the examples above were in a binary class, then, in the reference implementation, the types of <text:span text:style-name="T9">s</text:span> and <text:span text:style-name="T9">j</text:span> would have been <text:span text:style-name="T9">java.lang.String</text:span> and <text:span text:style-name="T9">int</text:span> respectively. </text:p>
      <text:p text:style-name="Text_20_body"><text:alphabetical-index-mark text:string-value="declaring" text:key1="Types"/><text:alphabetical-index-mark text:string-value="of variables" text:key1="Declarations"/>A variable may be introduced (“declared”) without giving it an initial value by simply assigning a type to it: </text:p>
      <text:p text:style-name="P15">i=int <text:line-break/>r=Rexx <text:line-break/>f=java.io.File </text:p>
      <text:p text:style-name="Text_20_body">Here, the expression to the right of the “<text:span text:style-name="T9">=</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 text:key1="Variables"/><text:alphabetical-index-mark text:string-value="Properties"/></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9">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5"><text:reference-ref text:reference-format="page" text:ref-name="refprop">113</text:reference-ref></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method arguments" text:key1="Variables"/><text:alphabetical-index-mark text:string-value="argument variables" text:key1="Method"/></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11">method</text:span> instruction (see page <text:span text:style-name="T15"><text:reference-ref text:reference-format="page" text:ref-name="refmethod">99</text:reference-ref></text:span>) that introduces the method. </text:p>
          </table:table-cell>
        </table:table-row>
        <table:table-row>
          <table:table-cell table:style-name="dl50.A1" office:value-type="string">
            <text:p text:style-name="P5">Local variables <text:alphabetical-index-mark text:string-value="local" text:key1="Variables"/><text:alphabetical-index-mark text:string-value="Local 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9">null</text:span> or, for variables of primitive type, an implementation-defined value, typically 0). </text:p>
          </table:table-cell>
        </table:table-row>
      </table:table>
      <text:p text:style-name="Text_20_body"><text:alphabetical-index-mark text:string-value="Static variable typing"/><text:alphabetical-index-mark text:string-value="static typing of" text:key1="Variables"/><text:alphabetical-index-mark text:string-value="visibility" text:key1="Variables"/><text:alphabetical-index-mark text:string-value="scope of" text:key1="Variables"/>In order for types to be determined and type-checking to be possible at “compile-time”, and easily <text:soft-page-break/>determined by inspection, the use and type of every variable is determined by its position in the 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19">Within a class, properties have unique names (they cannot be overridden by method arguments or by local variables within methods); this avoids error-prone ambiguity. </text:p>
        </text:list-item>
        <text:list-item>
          <text:p text:style-name="P19">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19">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19">Thus, in this example: </text:p>
          <text:p text:style-name="P30">method iszero(x) <text:line-break/>  if x=0 then qualifier='is zero' <text:line-break/>  <text:s text:c="7"/>else qualifier='is not zero' <text:line-break/>  say 'The argument' qualifier'.' </text:p>
          <text:p text:style-name="P19">the variable <text:span text:style-name="T9">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15">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5"><text:reference-ref text:reference-format="page" text:ref-name="refinstr">74</text:reference-ref></text:span>), so a change to a sub-value of <text:span text:style-name="T9">first</text:span> would also be seen in an identical indexed reference to <text:span text:style-name="T9">second</text:span>. </text:p>
      <text:h text:style-name="Heading_20_4" text:outline-level="4">Terms on the left of assignments</text:h>
      <text:p text:style-name="Text_20_body"><text:alphabetical-index-mark text:string-value="on left of =" text:key1="Terms"/><text:alphabetical-index-mark text:string-value="in assignments"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18">The term is an <text:span text:style-name="T5">indexed reference</text:span> (see page <text:span text:style-name="T15"><text:reference-ref text:reference-format="page" text:ref-name="refinstr">74</text:reference-ref></text:span>), to an existing variable that refers to a string of type <text:span text:style-name="T9">Rexx</text:span> or an array (see page <text:span text:style-name="T15"><text:reference-ref text:reference-format="page" text:ref-name="refarray">75</text:reference-ref></text:span>). The variable may be in the current class, or be a property in a class named in the <text:span text:style-name="T11">uses</text:span> phrase of the <text:span text:style-name="T11">class</text:span> instruction for the current class. </text:p>
        </text:list-item>
        <text:list-item>
          <text:p text:style-name="P18">The term is a compound term (see page <text:span text:style-name="T15"><text:reference-ref text:reference-format="page" text:ref-name="refcomterm">49</text:reference-ref></text:span>) that ultimately refers to a property (see above) in <text:soft-page-break/>some class (which may be the current class). This property cannot be a constant. </text:p>
        </text:list-item>
      </text:list>
      <text:p text:style-name="Text_20_keep"><text:span text:style-name="T4">Examples:</text:span> </text:p>
      <text:p text:style-name="P15">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current class, respectively. <text:s/>Note that references to properties in other classes must alway be qualified in some way (for example, by the prefix <text:span text:style-name="T9">super.</text:span>). <text:s/>The use of the prefix <text:span text:style-name="T9">this.</text:span> for properties in the current class is optional. </text:p>
      <text:h text:style-name="Heading_20_2" text:outline-level="2"><text:reference-mark text:name="refinstr"/>Indexed strings and Arrays</text:h>
      <text:p text:style-name="Text_20_body"><text:alphabetical-index-mark text:string-value="in indexed strings" text:key1="Comma"/><text:alphabetical-index-mark text:string-value="in indexed strings" text:key1="Brackets"/><text:alphabetical-index-mark text:string-value="to indexed strings" text:key1="References"/><text:alphabetical-index-mark text:string-value="for sub-values" text:key1="Index strings"/><text:alphabetical-index-mark text:string-value="sub-values of" text:key1="Strings"/><text:alphabetical-index-mark text:string-value="Sub-values, of strings"/><text:alphabetical-index-mark text:string-value="subscripts" text:key1="Variables"/><text:alphabetical-index-mark text:string-value="indexed" text:key1="Variables"/><text:alphabetical-index-mark text:string-value="indexed" text:key1="Strings"/><text:alphabetical-index-mark text:string-value="Indexed strings"/><text:alphabetical-index-mark text:string-value="indexed strings" text:key1="Indexed references"/>Any NetRexx string (that is, a value of type <text:span text:style-name="T9">Rexx</text:span>), has the ability to have <text:span text:style-name="T5">sub-values</text:span>, values (also of type <text:span text:style-name="T9">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9">Rexx</text:span> is followed immediately by square brackets enclosing one or more expressions separated by commas:<text:note text:id="ftn41" text:note-class="footnote"><text:note-citation>41</text:note-citation><text:note-body><text:p text:style-name="Footnote">The notations <text:span text:style-name="T12">'['</text:span> and <text:span text:style-name="T12">']'</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16"><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9">Rexx</text:span> or that can be converted to type <text:span text:style-name="T9">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15">surname='Unknown' <text:s text:c="8"/>-- default value <text:line-break/>surname['Fred']='Bloggs' <text:line-break/>surname['Davy']='Jones' <text:line-break/>try='Fred' <text:line-break/>say surname[try] surname['Bert'] </text:p>
      <text:p text:style-name="Text_20_body">would say “<text:span text:style-name="T9">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15">x='?' <text:line-break/>x['foo', 'bar']='OK' <text:line-break/>say x['foo', 'bar'] <text:line-break/>y=x['foo'] <text:line-break/>say y['bar'] </text:p>
      <text:p text:style-name="Text_20_body">both <text:span text:style-name="T11">say</text:span> instructions would display the string “<text:span text:style-name="T9">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oft-page-break/><text:span text:style-name="T4">Notes:</text:span> </text:p>
      <text:list xml:id="ol54" text:style-name="L1">
        <text:list-item>
          <text:p text:style-name="P18">A variable of type <text:span text:style-name="T9">Rexx</text:span> must have been assigned a value before indexing is used on it. This is the value that is used as the default value whenever an indexed reference finds no sub-value. </text:p>
        </text:list-item>
        <text:list-item>
          <text:p text:style-name="P18">The indexes, and hence the sub-values, of a <text:span text:style-name="T9">Rexx</text:span> object can be retrieved in turn using the <text:span text:style-name="T11">over</text:span> (see page <text:span text:style-name="T15"><text:reference-ref text:reference-format="page" text:ref-name="refloopov">95</text:reference-ref></text:span>) keyword of the <text:span text:style-name="T11">loop</text:span> instruction. </text:p>
        </text:list-item>
        <text:list-item>
          <text:p text:style-name="P18">The <text:span text:style-name="T9">exists</text:span> method (see page <text:span text:style-name="T15"><text:reference-ref text:reference-format="page" text:ref-name="refexists">163</text:reference-ref></text:span>) of the <text:span text:style-name="T9">Rexx</text:span> class may be used to test whether an indexed reference has an explicitly-set value. </text:p>
        </text:list-item>
        <text:list-item>
          <text:p text:style-name="P18">Assigning <text:span text:style-name="T9">null</text:span> to an indexed reference (for example, the assignment <text:span text:style-name="T9">switch[7]=null;</text:span>) drops the sub-value; until set to a new value, any reference to the sub-value (including use of the <text:span text:style-name="T9">exists</text:span> method) will return the same result as when it had never been set. </text:p>
        </text:list-item>
      </text:list>
      <text:h text:style-name="Heading_20_3" text:outline-level="3"><text:reference-mark text:name="refarray"/>Arrays</text:h>
      <text:p text:style-name="Text_20_body"><text:alphabetical-index-mark text:string-value="in array references" text:key1="Comma"/><text:alphabetical-index-mark text:string-value="in array references" text:key1="Brackets"/><text:alphabetical-index-mark text:string-value="arrays" text:key1="Indexed references"/><text:alphabetical-index-mark text:string-value="Arrays"/>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18">The indexes for arrays must be whole numbers that are zero or positive. There will usually be an implementation restriction on the maximum value of the index (typically 999999999 or higher). </text:p>
        </text:list-item>
        <text:list-item>
          <text:p text:style-name="P18">The elements of an array are considered to be <text:span text:style-name="T5">ordered</text:span>; the first element has index <text:span text:style-name="T9">0</text:span>, the second <text:span text:style-name="T9">1</text:span>, and so on. </text:p>
        </text:list-item>
        <text:list-item>
          <text:p text:style-name="P18">An array is of fixed size; <text:alphabetical-index-mark text:string-value="Fixed size, of arrays"/>it must be constructed before use. </text:p>
        </text:list-item>
        <text:list-item>
          <text:p text:style-name="P18">Variables that are assigned arrays can only be assigned arrays (of the same dimension, see below) in the future. <text:s/>That is, being an array changes the type of a value; it becomes a <text:span text:style-name="T5">dimensioned type</text:span> (see page <text:span text:style-name="T15"><text:reference-ref text:reference-format="page" text:ref-name="refdimtype">47</text:reference-ref></text:span>). </text:p>
        </text:list-item>
      </text:list>
      <text:p text:style-name="Text_20_body"><text:alphabetical-index-mark text:string-value="array" text:key1="Constructors"/><text:alphabetical-index-mark text:string-value="constructors" text:key1="Arrays"/><text:alphabetical-index-mark text:string-value="to arrays" text:key1="References"/><text:alphabetical-index-mark text:string-value="references" text:key1="Array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15">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15">i[2]=3 -- sets the '2'-indexed value of 'i' <text:line-break/>j=i[2] -- sets 'j' to the '2'-indexed value of 'i' </text:p>
      <text:p text:style-name="Text_20_body">Regular multiple-dimensioned arrays may be constructed and referenced by using multiple expressions within the brackets: </text:p>
      <text:p text:style-name="P15"><text:soft-page-break/>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o each array. </text:p>
      <text:p text:style-name="Text_20_body">As described in the section on <text:span text:style-name="T5">Types</text:span> (see page <text:span text:style-name="T15"><text:reference-ref text:reference-format="page" text:ref-name="reftypes">47</text:reference-ref></text:span>), the type of a variable that refers to an array can be set (declared) by assignment of the type with array notation that indicates the dimension of an array without any sizes: </text:p>
      <text:p text:style-name="P15">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15">gg=char[] "Horse" </text:p>
      <text:p text:style-name="Text_20_body">the variable <text:span text:style-name="T9">gg</text:span> has as its value an array of type <text:span text:style-name="T9">char[]</text:span> containing the five characters <text:span text:style-name="T9">H</text:span>, <text:span text:style-name="T9">o</text:span>, <text:span text:style-name="T9">r</text:span>, <text:span text:style-name="T9">s</text:span>, and <text:span text:style-name="T9">e</text:span>. </text:p>
      <text:h text:style-name="Heading_20_4" text:outline-level="4"><text:reference-mark text:name="refarrin"/>Array initializers</text:h>
      <text:p text:style-name="Text_20_body"><text:alphabetical-index-mark text:string-value="in array initializers" text:key1="Square brackets"/><text:alphabetical-index-mark text:string-value="in array initializers" text:key1="Brackets"/><text:alphabetical-index-mark text:string-value="in terms" text:key1="Array initializer"/><text:alphabetical-index-mark text:string-value="Initializing arrays"/><text:alphabetical-index-mark text:string-value="initializing" text:key1="Arrays"/>An <text:span text:style-name="T5">array initializer</text:span> is a <text:span text:style-name="T5">simple term</text:span> which is recognized if it does not immediately follow (abut) a symbol, and has the form<text:note text:id="ftn42" text:note-class="footnote"><text:note-citation>42</text:note-citation><text:note-body><text:p text:style-name="Footnote">The notations <text:span text:style-name="T12">'['</text:span> and <text:span text:style-name="T12">']'</text:span> indicate square brackets appearing in the NetRexx program. </text:p></text:note-body></text:note> </text:p>
      <text:p text:style-name="P15"><text:span text:style-name="T11">'['</text:span><text:span text:style-name="T5">expression</text:span>[,<text:span text:style-name="T5">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5"><text:reference-ref text:reference-format="page" text:ref-name="refassign">70</text:reference-ref></text:span>). All the other expressions in the list must have types that could be assigned to the chosen type without error. </text:p>
      <text:p text:style-name="Text_20_keep">For example, in </text:p>
      <text:p text:style-name="P15">var1=['aa', 'bb', 'cc'] <text:line-break/>var2=[char 'a', 'b', 'c'] <text:line-break/>var3=[String 'a', 'bb', 'c'] <text:line-break/>var4=[1, 2, 3, 4, 5, 6] <text:line-break/>var5=[[1,2], [3,4]] </text:p>
      <text:p text:style-name="Text_20_body">the types of the variables would be <text:span text:style-name="T9">Rexx[]</text:span>, <text:span text:style-name="T9">char[]</text:span>, <text:span text:style-name="T9">String[]</text:span>, <text:span text:style-name="T9">Rexx[]</text:span>, and <text:span text:style-name="T9">Rexx[,]</text:span> respectively. In a binary class in the reference implementation, the types would be <text:span text:style-name="T9">String[]</text:span>, <text:span text:style-name="T9">char[]</text:span>, <text:span text:style-name="T9">String[]</text:span>, <text:span text:style-name="T9">int[]</text:span>, and <text:span text:style-name="T9">int[,]</text:span>. </text:p>
      <text:p text:style-name="Text_20_body">Array initializers are most useful for initializing properties and variables, but like other simple terms, they may start a compound term. </text:p>
      <text:p text:style-name="Text_20_keep"><text:soft-page-break/>So, for example </text:p>
      <text:p text:style-name="P15">say [1,1,1,1].length </text:p>
      <text:p text:style-name="Text_20_body">would display <text:span text:style-name="T9">4</text:span>. </text:p>
      <text:p text:style-name="Text_20_body">Note that an array of length zero cannot be constructed with an array initializer, as its type would be undefined. <text:s/>An explicitly typed array constructor (for example, <text:span text:style-name="T9">int[0]</text:span>) must be used. </text:p>
      <text:h text:style-name="Heading_20_2" text:outline-level="2"><text:reference-mark text:name="refkinst"/>Keyword Instructions</text:h>
      <text:p text:style-name="Text_20_body"><text:alphabetical-index-mark text:string-value="Keyword instructions"/><text:alphabetical-index-mark text:string-value="mixed case" text:key1="Keywords"/><text:alphabetical-index-mark text:string-value="keyword" text:key1="Instructions"/><text:alphabetical-index-mark text:string-value="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5"><text:reference-ref text:reference-format="page" text:ref-name="refappa">175</text:reference-ref></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9">=</text:span>” character (implying an assignment). It would also not be recognized if the second token started with “<text:span text:style-name="T9">(</text:span>”, “<text:span text:style-name="T9">[</text:span>”, or “<text:span text:style-name="T9">.</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9">say</text:span> variable: </text:p>
      <text:p text:style-name="P15">say 'Hello' <text:line-break/>say('1') <text:line-break/>say=3 <text:line-break/>say 'Hello' </text:p>
      <text:p text:style-name="Text_20_body">would be a <text:span text:style-name="T11">say</text:span> instruction, a call to some <text:span text:style-name="T9">say</text:span> method, an assignment to a <text:span text:style-name="T9">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15">loop <text:s/>while <text:s/>a=3 </text:p>
      <text:p text:style-name="Text_20_body">Here at least one blank was required to separate the symbols forming the keywords and the variable name, <text:span text:style-name="T9">a</text:span>. <text:s/>However the blank following the <text:span text:style-name="T11">while</text:span> is not necessary in </text:p>
      <text:p text:style-name="P15">loop while 'Me'=a </text:p>
      <text:p text:style-name="Text_20_body">though it does aid readability. </text:p>
      <text:h text:style-name="Heading_20_2" text:outline-level="2"><text:reference-mark text:name="refclass"/>Class instruction</text:h>
      <table:table table:name="Table56" table:style-name="Table56">
        <table:table-column table:style-name="Table56.A"/>
        <table:table-row>
          <table:table-cell table:style-name="Table56.A1" office:value-type="string">
            <text:p text:style-name="P16"><text:span text:style-name="T11">class</text:span> <text:span text:style-name="T5">name</text:span> [<text:span text:style-name="T5">visibility</text:span>] [<text:span text:style-name="T5">modifier</text:span>] [<text:span text:style-name="T11">binary</text:span>] [<text:span text:style-name="T11">deprecated</text:span>] <text:line-break/>               [<text:span text:style-name="T11">extends</text:span> <text:span text:style-name="T5">classname</text:span>] <text:line-break/>               [<text:span text:style-name="T11">uses</text:span> <text:span text:style-name="T5">useslist</text:span>] <text:line-break/>               [<text:span text:style-name="T11">implements</text:span> <text:span text:style-name="T5">interfacelist</text:span>]; <text:line-break/>  <text:line-break/>where <text:span text:style-name="T5">visibility</text:span> is one of: <text:line-break/>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starting" text:key1="Class"/><text:alphabetical-index-mark text:string-value="see program structure" text:key1="CLASS instruction"/><text:alphabetical-index-mark text:string-value="CLASS" text:key1="Instructions"/><text:alphabetical-index-mark text:string-value="CLASS instruction"/>The <text:span text:style-name="T11">class</text:span> instruction is used to introduce a class, as described in the sections <text:span text:style-name="T5">Types and Classes</text:span> (see page <text:span text:style-name="T15"><text:reference-ref text:reference-format="page" text:ref-name="reftypes">47</text:reference-ref></text:span>) and <text:span text:style-name="T5">Program structure</text:span> (see page <text:span text:style-name="T15"><text:reference-ref text:reference-format="page" text:ref-name="refpstruct">125</text:reference-ref></text:span>), and define its attributes. The class must be given a <text:span text:style-name="T5">name</text:span>, which must be different from the name of any other classes in the program. <text:alphabetical-index-mark text:string-value="short name of" text:key1="Class"/><text:alphabetical-index-mark text:string-value="of classes" text:key1="Short name"/>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5"><text:reference-ref text:reference-format="page" text:ref-name="refpackage">111</text:reference-ref></text:span>). </text:p>
      <text:p text:style-name="Text_20_body"><text:alphabetical-index-mark text:string-value="body of" text:key1="Class"/><text:alphabetical-index-mark text:string-value="of classes" text:key1="Body"/>The <text:span text:style-name="T5">body</text:span> of the class consists of all clauses following the class instruction (if any) until the next <text:span text:style-name="T11">class</text:span> instruction or the end of the program. </text:p>
      <text:p text:style-name="Text_20_body">The <text:span text:style-name="T5">visibility</text:span>, <text:span text:style-name="T5">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shared" text:key1="Classes"/><text:alphabetical-index-mark text:string-value="public" text:key1="Classes"/><text:alphabetical-index-mark text:string-value="private" text:key1="Classes"/><text:alphabetical-index-mark text:string-value="of classes" text:key1="Visibility"/><text:alphabetical-index-mark text:string-value="on CLASS instruction" text:key1="SHARED"/><text:alphabetical-index-mark text:string-value="on CLASS instruction" text:key1="PRIVATE"/><text:alphabetical-index-mark text:string-value="on CLASS instruction" text:key1="PUBLIC"/>Classes may be <text:span text:style-name="T11">public</text:span>, <text:span text:style-name="T11">private</text:span>, or <text:span text:style-name="T11">shared</text:span>: </text:p>
      <text:list xml:id="ul57" text:style-name="L2">
        <text:list-item>
          <text:p text:style-name="P19">A <text:span text:style-name="T5">public class</text:span> is visible to (that is, may be used by) all other classes. </text:p>
        </text:list-item>
        <text:list-item>
          <text:p text:style-name="P19">A <text:span text:style-name="T5">private class</text:span> is visible only within same program and to classes in the same package (see page <text:span text:style-name="T15"><text:reference-ref text:reference-format="page" text:ref-name="refpackage">111</text:reference-ref></text:span>). </text:p>
        </text:list-item>
        <text:list-item>
          <text:p text:style-name="P19">A <text:span text:style-name="T5">shared class</text:span> is also visible only within same program and to classes in the same package.<text:note text:id="ftn43" text:note-class="footnote"><text:note-citation>43</text:note-citation><text:note-body><text:p text:style-name="Footnote">The <text:span text:style-name="T12">shared</text:span> keyword on the <text:span text:style-name="T12">class</text:span> instruction means exactly the same as the keyword <text:span text:style-name="T12">private</text:span>, and is accepted for consistency with the other meanings of <text:span text:style-name="T12">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INTERFACE"/><text:alphabetical-index-mark text:string-value="on CLASS instruction" text:key1="FINAL"/><text:alphabetical-index-mark text:string-value="on CLASS instruction" text:key1="ADAPTER"/><text:alphabetical-index-mark text:string-value="on CLASS instruction" text:key1="ABSTRACT"/>Most classes are collections of data (properties) and the procedures that can act on that data (methods); they completely implement a datatype (type), and are permitted to be subclassed. <text:alphabetical-index-mark text:string-value="standard" text:key1="Classes"/><text:alphabetical-index-mark text:string-value="Standard 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text:key1="Methods"/><text:alphabetical-index-mark text:string-value="abstract" text:key1="Classes"/><text:alphabetical-index-mark text:string-value="Abstract methods"/><text:alphabetical-index-mark text:string-value="Abstract classe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text:key1="Classes"/><text:alphabetical-index-mark text:string-value="Adapter classes"/></text:p>
          </table:table-cell>
        </table:table-row>
        <table:table-row>
          <table:table-cell table:style-name="dl58.A1" office:value-type="string">
            <text:p text:style-name="P6">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9">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text:key1="Classes"/><text:alphabetical-index-mark text:string-value="Final classes"/></text:p>
          </table:table-cell>
        </table:table-row>
        <table:table-row>
          <table:table-cell table:style-name="dl58.A1" office:value-type="string">
            <text:p text:style-name="P6">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text:key1="Classes"/><text:alphabetical-index-mark text:string-value="Interface 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11">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binary" text:key1="Classes"/><text:alphabetical-index-mark text:string-value="Binary classes"/><text:alphabetical-index-mark text:string-value="on CLASS instruction" text:key1="BINARY"/>The keyword <text:span text:style-name="T11">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1</text:reference-ref></text:span>) describes the implications of binary classes in detail. </text:p>
      <text:p text:style-name="Text_20_body">Individual methods in a class which is not binary can be made into <text:span text:style-name="T5">binary methods</text:span> using the <text:span text:style-name="T11">binary</text:span> keyword on the <text:span text:style-name="T11">method</text:span> instruction (see page <text:span text:style-name="T15"><text:reference-ref text:reference-format="page" text:ref-name="refmethod">99</text:reference-ref></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and superclasses" text:key1="Classes"/><text:alphabetical-index-mark text:string-value="and subclasses" text:key1="Classes"/><text:alphabetical-index-mark text:string-value="Superclass of a class"/><text:alphabetical-index-mark text:string-value="Subclass of a class"/><text:alphabetical-index-mark text:string-value="on CLASS instruction" text:key1="EXTENDS"/>Classes form a hierarchy, with all classes (except the top of the tree, the <text:span text:style-name="T9">Object</text:span><text:note text:id="ftn46" text:note-class="footnote"><text:note-citation>46</text:note-citation><text:note-body><text:p text:style-name="Footnote"><text:span text:style-name="T5">In the reference implementation, </text:span>java.lang.Object<text:span text:style-name="T5">.</text:span> </text:p></text:note-body></text:note> class) being a <text:span text:style-name="T5">subclass</text:span> of some other class. The <text:span text:style-name="T11">extends</text:span> keyword identifies the <text:span text:style-name="T5">classname</text:span> of the immediate <text:span text:style-name="T5">superclass</text:span> of the new class – that is, the class immediately above it in the hierarchy. If no <text:span text:style-name="T11">extends</text:span> phrase is given, the superclass is assumed to be <text:span text:style-name="T9">Object</text:span> (or <text:span text:style-name="T9">null</text:span>, in the case where the current class is <text:span text:style-name="T9">Object</text:span>). </text:p>
      <text:h text:style-name="Heading_20_4" text:outline-level="4">Uses</text:h>
      <text:p text:style-name="Text_20_body"><text:alphabetical-index-mark text:string-value="used by classes" text:key1="Static methods"/><text:alphabetical-index-mark text:string-value="used by classes" text:key1="Functions"/><text:alphabetical-index-mark text:string-value="used by classes" text:key1="Constants"/><text:alphabetical-index-mark text:string-value="on CLASS instruction" text:key1="USES"/>The <text:span text:style-name="T11">uses</text:span> keyword introduces a list of the names of one or more classes that will be used as a source of constant (or static) properties and/or methods. </text:p>
      <text:p text:style-name="Text_20_body">When a term (see page <text:span text:style-name="T15"><text:reference-ref text:reference-format="page" text:ref-name="refterms">49</text:reference-ref></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implemented by classes" text:key1="Interfaces"/><text:alphabetical-index-mark text:string-value="on CLASS instruction" text:key1="IMPLEMENTS"/>The <text:span text:style-name="T11">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18">Define a common set of methods (possibly with associated constants) that will be implemented <text:soft-page-break/>by other classes. </text:p>
        </text:list-item>
        <text:list-item>
          <text:p text:style-name="P18">Conveniently package collections of constants for use by other classes. </text:p>
        </text:list-item>
      </text:list>
      <text:p text:style-name="Text_20_body">The implements list may not include the superclass of the current class. </text:p>
      <text:h text:style-name="Heading_20_2" text:outline-level="2"><text:reference-mark text:name="refdo"/>Do instruction</text:h>
      <table:table table:name="Table60" table:style-name="Table60">
        <table:table-column table:style-name="Table60.A"/>
        <table:table-row>
          <table:table-cell table:style-name="Table60.A1" office:value-type="string">
            <text:p text:style-name="P16"><text:span text:style-name="T11">do</text:span> [<text:span text:style-name="T11">label</text:span> <text:span text:style-name="T5">name</text:span>] [<text:span text:style-name="T11">protect</text:span> <text:span text:style-name="T5">term</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Simple DO group"/><text:alphabetical-index-mark text:string-value="DO group"/><text:alphabetical-index-mark text:string-value="Group, DO"/><text:alphabetical-index-mark text:string-value="with DO construct" text:key1="Flow control"/><text:alphabetical-index-mark text:string-value="see grouping" text:key1="DO instruction"/><text:alphabetical-index-mark text:string-value="see DO instruction" text:key1="END clause"/><text:alphabetical-index-mark text:string-value="DO" text:key1="Instructions"/><text:alphabetical-index-mark text:string-value="DO instruction"/>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15">/*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on DO instruction" text:key1="LABEL"/><text:alphabetical-index-mark text:string-value="naming of" text:key1="DO group"/><text:alphabetical-index-mark text:string-value="LABEL" text:key1="DO instruction"/>If <text:span text:style-name="T11">label</text:span> is used to specify a <text:span text:style-name="T5">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15">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5">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text:soft-page-break/>Both <text:span text:style-name="T11">label</text:span> and <text:span text:style-name="T11">protect</text:span> may be specified, in any order, if required. </text:p>
      <text:h text:style-name="Heading_20_4" text:outline-level="4">Exceptions in do groups</text:h>
      <text:p text:style-name="Text_20_body"><text:alphabetical-index-mark text:string-value="on DO instruction" text:key1="FINALLY"/><text:alphabetical-index-mark text:string-value="on DO instruction" text:key1="CATCH"/>Exceptions that are raised by the instructions within a do group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5"><text:reference-ref text:reference-format="page" text:ref-name="refexcep">154</text:reference-ref></text:span>) has details and examples of <text:span text:style-name="T11">catch</text:span> and <text:span text:style-name="T11">finally</text:span>. </text:p>
      <text:h text:style-name="Heading_20_2" text:outline-level="2"><text:reference-mark text:name="refexit"/>Exit instruction</text:h>
      <table:table table:name="Table61" table:style-name="Table61">
        <table:table-column table:style-name="Table61.A"/>
        <table:table-row>
          <table:table-cell table:style-name="Table61.A1" office:value-type="string">
            <text:p text:style-name="P16"><text:span text:style-name="T11">exit</text:span> [<text:span text:style-name="T5">expression</text:span>]; </text:p>
          </table:table-cell>
        </table:table-row>
      </table:table>
      <text:p text:style-name="Text_20_body"><text:alphabetical-index-mark text:string-value="Return string, setting on exit"/><text:alphabetical-index-mark text:string-value="Return code, setting on exit"/><text:alphabetical-index-mark text:string-value="EXIT" text:key1="Instructions"/><text:alphabetical-index-mark text:string-value="EXIT instruction"/><text:span text:style-name="T11">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15">j=3 <text:line-break/>exit j*4 <text:line-break/>/* Would exit with the value '12' */ </text:p>
      <text:p text:style-name="Text_20_body"><text:alphabetical-index-mark text:string-value="Bottom of program, reaching during execution"/><text:alphabetical-index-mark text:string-value="Running off the end of a program"/>“Running off the end” of a program is equivalent to the instruction <text:span text:style-name="T9">return;</text:span>. <text:s/>In the case where the program is simply a stand-alone application with no <text:span text:style-name="T11">class</text:span> or <text:span text:style-name="T11">method</text:span> instructions, this has the same effect as <text:span text:style-name="T9">exit;</text:span>, in that it terminates the whole program and returns a default result. </text:p>
      <text:h text:style-name="Heading_20_2" text:outline-level="2">If instruction</text:h>
      <table:table table:name="Table62" table:style-name="Table62">
        <table:table-column table:style-name="Table62.A"/>
        <table:table-row>
          <table:table-cell table:style-name="Table62.A1" office:value-type="string">
            <text:p text:style-name="P16"><text:span text:style-name="T11">if</text:span> <text:span text:style-name="T5">expression</text:span>[;] <text:line-break/>     <text:span text:style-name="T11">then</text:span>[;] <text:span text:style-name="T5">instruction</text:span> <text:line-break/>    [<text:span text:style-name="T11">else</text:span>[;] <text:span text:style-name="T5">instruction</text:span>] </text:p>
          </table:table-cell>
        </table:table-row>
      </table:table>
      <text:p text:style-name="Text_20_body"><text:alphabetical-index-mark text:string-value="with IF construct" text:key1="Flow control"/><text:alphabetical-index-mark text:string-value="see IF instruction" text:key1="ELSE keyword"/><text:alphabetical-index-mark text:string-value="following IF clause" text:key1="THEN"/><text:alphabetical-index-mark text:string-value="IF" text:key1="Instructions"/><text:alphabetical-index-mark text:string-value="IF instruction"/>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15">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15">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15">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15">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16"><text:span text:style-name="T11">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15"><text:soft-page-break/>-- assume 'name' is a string <text:line-break/>if name=null, name='' then say 'Empty' </text:p>
      <text:p text:style-name="Text_20_body">then if <text:span text:style-name="T9">name</text:span> does not refer to an object it will compare equal to null and the <text:span text:style-name="T11">say</text:span> instruction will be executed without evaluating the second expression in the <text:span text:style-name="T11">if</text:span> clause. </text:p>
      <text:p text:style-name="Text_20_keep"><text:span text:style-name="T4">Notes:</text:span> </text:p>
      <text:list xml:id="ol64" text:style-name="L1">
        <text:list-item>
          <text:p text:style-name="P18">An <text:span text:style-name="T5">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18">The keyword <text:span text:style-name="T11">then</text:span> is treated specially, in that it need not start a clause. This allows the expression on the <text:span text:style-name="T11">if</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n <text:span text:style-name="T12">if</text:span> clause, to provide better performance and more useful error reporting. </text:p></text:note-body></text:note> </text:p>
        </text:list-item>
      </text:list>
      <text:h text:style-name="Heading_20_2" text:outline-level="2"><text:reference-mark text:name="refimport"/>Import instruction</text:h>
      <table:table table:name="Table65" table:style-name="Table65">
        <table:table-column table:style-name="Table65.A"/>
        <table:table-row>
          <table:table-cell table:style-name="Table65.A1" office:value-type="string">
            <text:p text:style-name="P16"><text:span text:style-name="T11">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text:key1="Instructions"/><text:alphabetical-index-mark text:string-value="IMPORT instruction"/>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5"><text:reference-ref text:reference-format="page" text:ref-name="refclass">79</text:reference-ref></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11">package</text:span> instruction (see page <text:span text:style-name="T15"><text:reference-ref text:reference-format="page" text:ref-name="refpackage">111</text:reference-ref></text:span>). The import <text:span text:style-name="T5">name</text:span> must be one of: </text:p>
      <text:list xml:id="ul66" text:style-name="L2">
        <text:list-item>
          <text:p text:style-name="P19">A qualified class name, which is a package name immediately followed by a period which is immediately followed by a short class name – in this case, the individual class identified is imported. </text:p>
        </text:list-item>
        <text:list-item>
          <text:p text:style-name="P19">A package name – in this case, all the classes in the specified package are imported. <text:s/>The name may have a trailing period. </text:p>
        </text:list-item>
        <text:list-item>
          <text:p text:style-name="P19">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15">import java.lang.String <text:line-break/>import java.lang <text:line-break/>import java. </text:p>
      <text:p text:style-name="Text_20_body">The first example above imports a single class (which could then be referred to simply as “<text:span text:style-name="T9">String</text:span>”). The second example imports all classes in the “<text:span text:style-name="T9">java.lang</text:span>” package. The third example imports all classes in all the packages whose name starts with “<text:span text:style-name="T9">java.</text:span>”. </text:p>
      <text:p text:style-name="Text_20_body"><text:alphabetical-index-mark text:string-value="explicit" text:key1="Imports"/>When a class is imported explicitly, for example, using </text:p>
      <text:p text:style-name="P15">import java.awt.List </text:p>
      <text:p text:style-name="Text_20_body">this indicates that the short name of the class (<text:span text:style-name="T9">List</text:span>, in this example) may be used to refer to the class unambiguously. That is, using this short name will not report an ambiguous reference warning (as it would without the <text:span text:style-name="T11">import</text:span> instruction, because a <text:span text:style-name="T9">java.util.List</text:span> class was added in Java 1.2). </text:p>
      <text:p text:style-name="Text_20_body">It follows that: </text:p>
      <text:list xml:id="ul67" text:style-name="L2">
        <text:list-item>
          <text:p text:style-name="P19">Two classes imported explicitly cannot have the same short name. </text:p>
        </text:list-item>
        <text:list-item>
          <text:p text:style-name="P19">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soft-page-break/><text:alphabetical-index-mark text:string-value="automatic" text:key1="Imports"/><text:span text:style-name="T5">In the reference implementation, the fundamental NetRexx and Java package hierarchies are automatically imported by default, as though the instructions:</text:span> </text:p>
      <text:p text:style-name="P15">import netrexx.lang. <text:line-break/>import java.lang. <text:line-break/>import java.io. <text:line-break/>import java.util. <text:line-break/>import java.net. <text:line-break/>import java.awt. <text:line-break/>import java.applet. </text:p>
      <text:p text:style-name="P9">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Iterate instruction</text:h>
      <table:table table:name="Table68" table:style-name="Table68">
        <table:table-column table:style-name="Table68.A"/>
        <table:table-row>
          <table:table-cell table:style-name="Table68.A1" office:value-type="string">
            <text:p text:style-name="P16"><text:span text:style-name="T11">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modification of" text:key1="Loops"/><text:alphabetical-index-mark text:string-value="see LOOP construct" text:key1="ITERATE instruction"/><text:alphabetical-index-mark text:string-value="use of variable on" text:key1="ITERATE instruction"/><text:alphabetical-index-mark text:string-value="ITERATE" text:key1="Instructions"/><text:alphabetical-index-mark text:string-value="ITERATE instruction"/><text:span text:style-name="T11">iterate</text:span> alters the flow of control within a <text:span text:style-name="T11">loop</text:span> construct. It may only be used in the body (the first <text:span text:style-name="T5">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5">name</text:span> is specified, then <text:span text:style-name="T11">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15">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18"><text:alphabetical-index-mark text:string-value="on ITERATE instructions" text:key1="Names"/><text:alphabetical-index-mark text:string-value="active" text:key1="Loops"/><text:alphabetical-index-mark text:string-value=" " text:key1="Active construct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18">The <text:span text:style-name="T5">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reference-mark text:name="refleave"/>Leave instruction</text:h>
      <table:table table:name="Table70" table:style-name="Table70">
        <table:table-column table:style-name="Table70.A"/>
        <table:table-row>
          <table:table-cell table:style-name="Table70.A1" office:value-type="string">
            <text:p text:style-name="P16"><text:span text:style-name="T11">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termination of" text:key1="Loops"/><text:alphabetical-index-mark text:string-value="see DO construct" text:key1="LEAVE instruction"/><text:alphabetical-index-mark text:string-value="use of variable on" text:key1="LEAVE instruction"/><text:alphabetical-index-mark text:string-value="LEAVE" text:key1="Instructions"/><text:alphabetical-index-mark text:string-value="LEAVE instruction"/><text:span text:style-name="T11">leave</text:span> causes immediate exit from one or more <text:span text:style-name="T11">do</text:span>, <text:span text:style-name="T11">loop</text:span>, or <text:span text:style-name="T11">select</text:span> constructs. It may only be used in the body (the first <text:span text:style-name="T5">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5">name</text:span> is specified, then <text:span text:style-name="T11">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5">name</text:span>. </text:p>
      <text:p text:style-name="Text_20_keep"><text:span text:style-name="T4">Example:</text:span> </text:p>
      <text:p text:style-name="P15">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18"><text:alphabetical-index-mark text:string-value="reached by LEAVE" text:key1="FINALLY"/>If any construct being left includes a <text:span text:style-name="T11">finally</text:span> clause, the <text:span text:style-name="T5">instructionlist</text:span> following the <text:span text:style-name="T11">finally</text:span> will be executed before the construct is left. <text:alphabetical-index-mark text:string-value="on LEAVE instructions" text:key1="Names"/><text:alphabetical-index-mark text:string-value="active" text:key1="Constructs"/><text:alphabetical-index-mark text:string-value="active" text:key1="Loops"/><text:alphabetical-index-mark text:string-value="Active constructs"/></text:p>
        </text:list-item>
        <text:list-item>
          <text:p text:style-name="P18">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18">The <text:span text:style-name="T5">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reference-mark text:name="refloop"/>Loop instruction</text:h>
      <table:table table:name="Table72" table:style-name="Table72">
        <table:table-column table:style-name="Table72.A"/>
        <table:table-row>
          <table:table-cell table:style-name="Table72.A1" office:value-type="string">
            <text:p text:style-name="P16"><text:span text:style-name="T11">loop</text:span> [<text:span text:style-name="T11">label</text:span> <text:span text:style-name="T5">name</text:span>] [<text:span text:style-name="T11">protect</text:span> <text:span text:style-name="T5">termp</text:span>] [<text:span text:style-name="T5">repetitor</text:span>] [<text:span text:style-name="T5">conditional</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repetitor</text:span> is one of: <text:line-break/>  <text:line-break/>    <text:span text:style-name="T5">varc</text:span> = <text:span text:style-name="T5">expri</text:span> [<text:span text:style-name="T11">to</text:span> <text:span text:style-name="T5">exprt</text:span>] [<text:span text:style-name="T11">by</text:span> <text:span text:style-name="T5">exprb</text:span>] [<text:span text:style-name="T11">for</text:span> <text:span text:style-name="T5">exprf</text:span>] <text:line-break/>    <text:span text:style-name="T5">varo</text:span> <text:span text:style-name="T11">over</text:span> <text:span text:style-name="T5">termo</text:span> <text:line-break/>    <text:span text:style-name="T11">for</text:span> <text:span text:style-name="T5">exprr</text:span> <text:line-break/>    <text:span text:style-name="T11">forever</text:span> <text:line-break/>  <text:line-break/>and <text:span text:style-name="T5">conditional</text:span> is either of: <text:line-break/>  <text:line-break/>    <text:span text:style-name="T11">while</text:span> <text:span text:style-name="T5">exprw</text:span> <text:line-break/>    <text:span text:style-name="T11">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in LOOP instruction" text:key1="= equals sign"/><text:alphabetical-index-mark text:string-value="with LOOP construct" text:key1="Flow control"/><text:alphabetical-index-mark text:string-value="Indefinite loops"/><text:alphabetical-index-mark text:string-value="in LOOP instruction" text:key1="Numbers"/><text:alphabetical-index-mark text:string-value="Infinite loops"/><text:alphabetical-index-mark text:string-value="Conditional loops"/><text:alphabetical-index-mark text:string-value="repetitive" text:key1="Loops"/><text:alphabetical-index-mark text:string-value="see loops" text:key1="LOOP instruction"/><text:alphabetical-index-mark text:string-value="see LOOP instruction" text:key1="Loops"/><text:alphabetical-index-mark text:string-value="phrase of LOOP instruction" text:key1="FOR"/><text:alphabetical-index-mark text:string-value="TO phrase of LOOP instruction"/><text:alphabetical-index-mark text:string-value="BY phrase of LOOP instruction"/><text:alphabetical-index-mark text:string-value="UNTIL phrase of LOOP instruction"/><text:alphabetical-index-mark text:string-value="WHILE phrase of LOOP instruction"/><text:alphabetical-index-mark text:string-value="OVER repetitor on LOOP instruction"/><text:alphabetical-index-mark text:string-value="repetitor on LOOP instruction" text:key1="FOR"/><text:alphabetical-index-mark text:string-value="repetitor on LOOP instruction" text:key1="FOREVER"/><text:alphabetical-index-mark text:string-value="see LOOP instruction" text:key1="END clause"/><text:alphabetical-index-mark text:string-value="LOOP" text:key1="Instructions"/><text:alphabetical-index-mark text:string-value="LOOP instructio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19">The <text:span text:style-name="T11">label</text:span> and <text:span text:style-name="T11">protect</text:span> phrases may be in any order. They must precede any <text:span text:style-name="T5">repetitor</text:span> or <text:span text:style-name="T5">conditional</text:span>. </text:p>
        </text:list-item>
        <text:list-item>
          <text:p text:style-name="P19"><text:alphabetical-index-mark text:string-value="of a loop" text:key1="Body"/>The first <text:span text:style-name="T5">instructionlist</text:span> is known as the <text:span text:style-name="T5">body</text:span> of the loop. </text:p>
        </text:list-item>
        <text:list-item>
          <text:p text:style-name="P19">The <text:span text:style-name="T11">to</text:span>, <text:span text:style-name="T11">by</text:span>, and <text:span text:style-name="T11">for</text:span> phrases in the first form of <text:span text:style-name="T5">repetitor</text:span> may be in any order, if used, and will be evaluated in the order they are written. </text:p>
        </text:list-item>
        <text:list-item>
          <text:p text:style-name="P19">Any instruction allowed in a method is allowed in an <text:span text:style-name="T5">instructionlist</text:span>, including assignments, method call instructions, and keyword instructions (including any of the more complex constructions such as <text:span text:style-name="T11">if</text:span>, <text:span text:style-name="T11">do</text:span>, <text:span text:style-name="T11">select</text:span>, or the <text:span text:style-name="T11">loop</text:span> instruction itself). </text:p>
        </text:list-item>
        <text:list-item>
          <text:p text:style-name="P19">If <text:span text:style-name="T11">for</text:span> or <text:span text:style-name="T11">forever</text:span> start the <text:span text:style-name="T5">repetitor</text:span> and are followed by an “<text:span text:style-name="T9">=</text:span>” character, they are taken as <text:soft-page-break/>control variable names, not keywords (as for assignment instructions). </text:p>
        </text:list-item>
        <text:list-item>
          <text:p text:style-name="P19">The expressions <text:span text:style-name="T5">expri</text:span>, <text:span text:style-name="T5">exprt</text:span>, <text:span text:style-name="T5">exprb</text:span>, or <text:span text:style-name="T5">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19">The expressions <text:span text:style-name="T5">exprw</text:span> or <text:span text:style-name="T5">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loops" text:key1="FOREVER"/><text:alphabetical-index-mark text:string-value="Indefinite loops"/>If neither <text:span text:style-name="T5">repetitor</text:span> nor <text:span text:style-name="T5">conditional</text:span> are present, or the <text:span text:style-name="T5">repetitor</text:span> is the keyword <text:span text:style-name="T11">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15">/*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Conditional phrase"/><text:alphabetical-index-mark text:string-value="Repetitor phrase"/><text:alphabetical-index-mark text:string-value="repetitive" text:key1="Loops"/><text:alphabetical-index-mark text:string-value="Repetitive loops"/><text:alphabetical-index-mark text:string-value="Bounded loop"/>If a <text:span text:style-name="T5">repetitor</text:span> (other than <text:span text:style-name="T11">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text:key1="Bounded loop"/><text:alphabetical-index-mark text:string-value="Simple repetitor phrase"/></text:p>
          </table:table-cell>
          <table:table-cell table:style-name="dl74.A1" office:value-type="string">
            <text:p text:style-name="Text_20_body">When the <text:span text:style-name="T5">repetitor</text:span> starts with the keyword <text:span text:style-name="T11">for</text:span>, the expression <text:span text:style-name="T5">exprr</text:span> is evaluated immediately (with <text:span text:style-name="T9">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15">/*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ing loops" text:key1="Variables"/><text:alphabetical-index-mark text:string-value="Control variable"/><text:alphabetical-index-mark text:string-value="Controlled loops"/><text:alphabetical-index-mark text:string-value="controlled" text:key1="Bounded loop"/></text:p>
          </table:table-cell>
          <table:table-cell table:style-name="dl74.A1" office:value-type="string">
            <text:p text:style-name="Text_20_body">A <text:span text:style-name="T5">controlled loop</text:span> begins with an <text:span text:style-name="T5">assignment</text:span>, which can be identified by the “<text:span text:style-name="T9">=</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encloses the new loop. </text:p>
            <text:p text:style-name="Text_20_body"><text:alphabetical-index-mark text:string-value="End condition of a LOOP loop"/>The instruction list in the body of the loop is executed repeatedly while the end <text:soft-page-break/>condition (determined by the result of <text:span text:style-name="T5">exprt</text:span>) is not met. If <text:span text:style-name="T5">exprb</text:span> is positive or zero, then the loop will be terminated when <text:span text:style-name="T5">varc</text:span> is greater than the result of <text:span text:style-name="T5">exprt</text:span>. If negative, then the loop will be terminated when <text:span text:style-name="T5">varc</text:span> is less than the result of <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15">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15">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9">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5"><text:reference-ref text:reference-format="page" text:ref-name="refloopmod">97</text:reference-ref></text:span>). </text:p>
            <text:p text:style-name="Text_20_keep"><text:span text:style-name="T4">Example:</text:span> </text:p>
            <text:p text:style-name="P15">loop y=0.3 to 4.3 by 0.7 for 3 <text:line-break/>  say y <text:line-break/><text:soft-page-break/>  end <text:line-break/>/* Would display: 0.3, 1.0, 1.7 */ </text:p>
            <text:p text:style-name="Text_20_body"><text:alphabetical-index-mark text:string-value="specifying control variable" text:key1="END clause"/>In a controlled loop, the symbol that describes the control variable may be specified on the <text:span text:style-name="T11">end</text:span> clause (unless a label is specified, see below). NetRexx will then check that this symbol exactly matches the <text:span text:style-name="T5">varc</text:span> of the control variable in the <text:span text:style-name="T11">loop</text:span> clause (in all respects except case). If the symbol does not match, then the program is in error – this enables the nesting of loops to be checked automatically. </text:p>
            <text:p text:style-name="Text_20_keep"><text:span text:style-name="T4">Example:</text:span> </text:p>
            <text:p text:style-name="P15">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able:table-row>
          <table:table-cell table:style-name="dl74.A1" office:value-type="string">
            <text:p text:style-name="Table_20_Contents"><text:reference-mark text:name="refloopov"/><text:span text:style-name="T6">Over </text:span><text:alphabetical-index-mark text:string-value="Control variable"/><text:alphabetical-index-mark text:string-value="Over loops"/><text:alphabetical-index-mark text:string-value="over values" text:key1="Bounded loop"/></text:p>
          </table:table-cell>
          <table:table-cell table:style-name="dl74.A1" office:value-type="string">
            <text:p text:style-name="Text_20_body">When the second token of the <text:span text:style-name="T5">repetitor</text:span> is the keyword <text:span text:style-name="T11">over, </text:span>the control variable, <text:span text:style-name="T5">varo</text:span>, is used to work through the sub-values in the collection of indexed strings identified by <text:span text:style-name="T5">termo</text:span>. In this case, the <text:span text:style-name="T11">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15">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18">The order in which the values are returned is undefined; all that is known is that all indexes available when the loop started will be recorded and assigned to <text:span text:style-name="T5">varo</text:span> in turn as the loop iterates. </text:p>
              </text:list-item>
              <text:list-item>
                <text:p text:style-name="P18">The same restrictions apply to <text:span text:style-name="T5">varo</text:span> as apply to <text:span text:style-name="T5">varc</text:span>, the control variable for controlled loops (see above). </text:p>
              </text:list-item>
              <text:list-item>
                <text:p text:style-name="P18">Similarly, the symbol <text:span text:style-name="T5">varo</text:span> may be used as a name for the loop and be specified on the <text:span text:style-name="T11">end</text:span> clause (unless a label is specified, see below). </text:p>
              </text:list-item>
            </text:list>
            <text:p text:style-name="P9">In the RexxLA implementation, the <text:span text:style-name="T11">over</text:span> form of repetitor may also be used to step though the contents of any object that is of a type that is a subclass of <text:span text:style-name="T9">java.util.Dictionary</text:span>, such as an object of type <text:span text:style-name="T9">java.util.Hashtable</text:span>. In this case, termo specifies the dictionary, and a snapshot (enumeration) of the <text:soft-page-break/>keys to the Dictionary is taken at the start of the loop. Each iteration of the loop then assigns a new key to the control variable varo which must be (or will be given, if it is new) the type <text:span text:style-name="T9">java.lang.Object</text:span>. </text:p>
            <text:p text:style-name="P9">Other <text:span text:style-name="T8">types of collections you may loop over are those which have the interface java.lang.Iterable and arrays with a single dimension. In this case, termo specifies the collection to process and a snapshot of the values in the collection is taken at the start of the loop. Each iteration of the loop then assigns a new value from the collection to the control variable varo which must be </text:span><text:span text:style-name="T8">the type of the collection elements or </text:span><text:span text:style-name="T8">(it will be given, if it is new) the type </text:span><text:span text:style-name="T10">java.lang.Object</text:span><text:span text:style-name="T8">.</text:span></text:p>
            <text:p text:style-name="Text_20_keep"><text:span text:style-name="T4">Example:</text:span> </text:p>
            <text:p text:style-name="P15">myarray=[String 'one','two','three']<text:line-break/>loop s over myarray <text:line-break/>  say s<text:line-break/>  end <text:line-break/>/* will display: one, two, three */ </text:p>
            <text:p text:style-name="P22"><text:span text:style-name="T9"/></text:p>
          </table:table-cell>
        </table:table-row>
        <table:table-row>
          <table:table-cell table:style-name="dl74.A1" office:value-type="string">
            <text:p text:style-name="Table_20_Contents"><text:reference-mark text:name="refloopwu"/><text:span text:style-name="T6">Conditional </text:span><text:span text:style-name="T6">phrases </text:span><text:alphabetical-index-mark text:string-value="Conditional phrase"/></text:p>
          </table:table-cell>
          <table:table-cell table:style-name="dl74.A1" office:value-type="string">
            <text:p text:style-name="Text_20_body">Any of the forms of loop syntax can be followed by a <text:span text:style-name="T5">conditional</text:span> phrase which may cause termination of the loop. </text:p>
            <text:p text:style-name="Text_20_body">If <text:span text:style-name="T11">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15">loop i=1 to 10 by 2 while i&lt;6 <text:line-break/>  say i <text:line-break/>  end <text:line-break/>/* Would display: 1, 3, 5 */ </text:p>
            <text:p text:style-name="Text_20_body">If <text:span text:style-name="T11">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2">until</text:span> condition is tested after the instruction list is executed on each iteration. However, it is the <text:span text:style-name="T12">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15">loop i=1 to 10 by 2 until i&gt;6 <text:line-break/>  say i <text:lin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on LOOP instruction" text:key1="LABEL"/><text:alphabetical-index-mark text:string-value="naming of" text:key1="Loops"/><text:alphabetical-index-mark text:string-value="label" text:key1="Loops"/>The <text:span text:style-name="T11">label</text:span> phrase may used to specify a <text:span text:style-name="T5">name</text:span> for the loop. <text:s/>The name can then optionally be used on </text:p>
      <text:list xml:id="ul76" text:style-name="L2">
        <text:list-item>
          <text:p text:style-name="P19"><text:soft-page-break/>a <text:span text:style-name="T11">leave</text:span> instruction, to specify the name of the loop to leave </text:p>
        </text:list-item>
        <text:list-item>
          <text:p text:style-name="P19">an <text:span text:style-name="T11">iterate</text:span> instruction, to specify the name of the loop to be iterated </text:p>
        </text:list-item>
        <text:list-item>
          <text:p text:style-name="P19">the <text:span text:style-name="T11">end</text:span> clause of the loop, to confirm the identity of the loop that is being ended, for additional checking. </text:p>
        </text:list-item>
      </text:list>
      <text:p text:style-name="Text_20_keep"><text:span text:style-name="T4">Example:</text:span> </text:p>
      <text:p text:style-name="P15">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5">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15">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FINALLY"/><text:alphabetical-index-mark text:string-value="on LOOP instruction" text:key1="CATCH"/>Exceptions that are raised by the instructions within a <text:span text:style-name="T11">loop</text:span> construct may be caught using one or more <text:span text:style-name="T11">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5"><text:reference-ref text:reference-format="page" text:ref-name="refexcep">154</text:reference-ref></text:span>) has details and examples of <text:span text:style-name="T11">catch</text:span> and <text:span text:style-name="T11">finally</text:span>. </text:p>
      <text:h text:style-name="Heading_20_4" text:outline-level="4"><text:reference-mark text:name="refloopmod"/>Programmer’s model – how a typical loop is executed</text:h>
      <text:p text:style-name="Text_20_body">This model forms part of the definition of the <text:span text:style-name="T11">loop</text:span> instruction. <text:alphabetical-index-mark text:string-value="Programmer's model of LOOP"/><text:alphabetical-index-mark text:string-value="of loop execution" text:key1="Model"/><text:alphabetical-index-mark text:string-value="execution model" text:key1="Loops"/></text:p>
      <text:p text:style-name="Text_20_body">For the following loop: </text:p>
      <text:p text:style-name="P15"><text:soft-page-break/><text:span text:style-name="T11">loop</text:span> <text:span text:style-name="T5">varc</text:span> <text:span text:style-name="T11">=</text:span> <text:span text:style-name="T5">expri</text:span> <text:span text:style-name="T11">to</text:span> <text:span text:style-name="T5">exprt</text:span> <text:span text:style-name="T11">by</text:span> <text:span text:style-name="T5">exprb</text:span> <text:span text:style-name="T11">while</text:span> <text:span text:style-name="T5">exprw</text:span> <text:line-break/>  ... <text:line-break/>  <text:span text:style-name="T5">instruction list</text:span> <text:line-break/>  ... <text:line-break/>  <text:span text:style-name="T11">end</text:span> </text:p>
      <text:p text:style-name="Text_20_body">NetRexx will execute the following: </text:p>
      <text:p text:style-name="P15">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18">This example is for <text:span text:style-name="T5">exprb</text:span> <text:span text:style-name="T9">&gt;= 0</text:span>. For a negative <text:span text:style-name="T5">exprb</text:span>, the test at the start point of the loop would use “<text:span text:style-name="T9">&lt;</text:span>” rather than “<text:span text:style-name="T9">&gt;</text:span>”. </text:p>
        </text:list-item>
        <text:list-item>
          <text:p text:style-name="P18">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reference-mark text:name="refmethod"/>Method instruction</text:h>
      <table:table table:name="Table78" table:style-name="Table78">
        <table:table-column table:style-name="Table78.A"/>
        <table:table-row>
          <table:table-cell table:style-name="Table78.A1" office:value-type="string">
            <text:p text:style-name="P16"><text:span text:style-name="T11">method</text:span> <text:span text:style-name="T5">name</text:span>[([<text:span text:style-name="T5">arglist</text:span>])] <text:line-break/>               [<text:span text:style-name="T5">visibility</text:span>] [<text:span text:style-name="T5">modifier</text:span>] [<text:span text:style-name="T11">protect</text:span>] [<text:span text:style-name="T11">binary</text:span>] [<text:span text:style-name="T11">deprecated</text:span>] <text:line-break/>               [<text:span text:style-name="T11">returns</text:span> <text:span text:style-name="T5">termr</text:span>] <text:line-break/>               [<text:span text:style-name="T11">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starting" text:key1="Method"/><text:alphabetical-index-mark text:string-value="see program structure" text:key1="METHOD instruction"/><text:alphabetical-index-mark text:string-value="METHOD" text:key1="Instructions"/><text:alphabetical-index-mark text:string-value="METHOD instruction"/>The <text:span text:style-name="T11">method</text:span> instruction is used to introduce a method within a class, as described in <text:span text:style-name="T5">Program structure</text:span> (see page <text:span text:style-name="T15"><text:reference-ref text:reference-format="page" text:ref-name="refpstruct">125</text:reference-ref></text:span>), and define its attributes. The method must be given a <text:span text:style-name="T5">name</text:span>, which must be a non-numeric symbol. <text:alphabetical-index-mark text:string-value="short name of" text:key1="Method"/><text:alphabetical-index-mark text:string-value="of methods" text:key1="Short name"/>This is its <text:span text:style-name="T5">short name</text:span>. </text:p>
      <text:p text:style-name="Text_20_body"><text:alphabetical-index-mark text:string-value="constructor" text:key1="Methods"/><text:alphabetical-index-mark text:string-value="method" text:key1="Constructors"/><text:alphabetical-index-mark text:string-value="Constructor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5"><text:reference-ref text:reference-format="page" text:ref-name="refmethcon">54</text:reference-ref></text:span>). </text:p>
      <text:p text:style-name="Text_20_body"><text:alphabetical-index-mark text:string-value="body of" text:key1="Method"/><text:alphabetical-index-mark text:string-value="of methods" text:key1="Body"/>The <text:span text:style-name="T5">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5">visibility</text:span>, <text:span text:style-name="T5">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arguments of" text:key1="Methods"/><text:alphabetical-index-mark text:string-value="provided by caller" text:key1="Arguments"/><text:alphabetical-index-mark text:string-value="on METHOD instruction" text:key1="Arguments"/>The <text:span text:style-name="T5">arglist</text:span> on a <text:span text:style-name="T11">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5"><text:reference-ref text:reference-format="page" text:ref-name="refassign">70</text:reference-ref></text:span>), where the “<text:span text:style-name="T9">=</text:span>” and the following <text:span text:style-name="T5">expression</text:span> may be omitted. The name in the assignment provides the name for the argument (which must not be the same as the name of any property in the class). Each argument is also <text:soft-page-break/>optionally assigned a type, or type and default value, following the usual rules of assignment. If there is no assignment, the argument is assigned the NetRexx string type, <text:span text:style-name="T9">Rexx</text:span>. </text:p>
      <text:p text:style-name="Text_20_body"><text:alphabetical-index-mark text:string-value="required" text:key1="Arguments"/><text:alphabetical-index-mark text:string-value="Required arguments"/>If there is no assignment (that is, there is no “<text:span text:style-name="T9">=</text:span>”) or the expression to the right of the “<text:span text:style-name="T9">=</text:span>” returns just a type, the argument is <text:span text:style-name="T5">required</text:span> (that is, it must always be specified by the caller when the method is invoked). </text:p>
      <text:p text:style-name="Text_20_body"><text:alphabetical-index-mark text:string-value="optional" text:key1="Arguments"/><text:alphabetical-index-mark text:string-value="Optional 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15">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9">Rexx</text:span>. The final example takes two arguments, both of type <text:span text:style-name="T9">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shared" text:key1="Methods"/><text:alphabetical-index-mark text:string-value="inheritable" text:key1="Methods"/><text:alphabetical-index-mark text:string-value="public" text:key1="Methods"/><text:alphabetical-index-mark text:string-value="private" text:key1="Methods"/><text:alphabetical-index-mark text:string-value="of methods" text:key1="Visibility"/><text:alphabetical-index-mark text:string-value="on METHOD instruction" text:key1="SHARED"/><text:alphabetical-index-mark text:string-value="on METHOD instruction" text:key1="INHERITABLE"/><text:alphabetical-index-mark text:string-value="on METHOD instruction" text:key1="PRIVATE"/><text:alphabetical-index-mark text:string-value="on METHOD instruction" text:key1="PUBLIC"/>Methods may be <text:span text:style-name="T11">public</text:span>, <text:span text:style-name="T11">inheritable</text:span>, <text:span text:style-name="T11">private</text:span>, or <text:span text:style-name="T11">shared</text:span>: </text:p>
      <text:list xml:id="ul79" text:style-name="L2">
        <text:list-item>
          <text:p text:style-name="P19">A <text:span text:style-name="T5">public method</text:span> is visible to (that is, may be used by) all other classes to which the current class is visible. </text:p>
        </text:list-item>
        <text:list-item>
          <text:p text:style-name="P19">An <text:span text:style-name="T5">inheritable method</text:span> is visible to (that is, may be used by) all classes in the same package and also those classes that extend (that is, are subclasses of) the current class. </text:p>
        </text:list-item>
        <text:list-item>
          <text:p text:style-name="P19">A <text:span text:style-name="T5">private method</text:span> is visible only within the current class. </text:p>
        </text:list-item>
        <text:list-item>
          <text:p text:style-name="P19">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STATIC"/><text:alphabetical-index-mark text:string-value="on METHOD instruction" text:key1="NATIVE"/><text:alphabetical-index-mark text:string-value="on METHOD instruction" text:key1="FINAL"/><text:alphabetical-index-mark text:string-value="on METHOD instruction" text:key1="CONSTANT"/><text:alphabetical-index-mark text:string-value="on METHOD instruction" text:key1="ABSTRACT"/>Most methods consist of instructions that follow the <text:span text:style-name="T11">method</text:span> instruction and implement the method; the method is associated with an object constructed by the class. <text:alphabetical-index-mark text:string-value="standard" text:key1="Methods"/><text:alphabetical-index-mark text:string-value="Standard 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text:key1="Methods"/><text:alphabetical-index-mark text:string-value="Abstract 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11">abstract</text:span> keyword must be present on the <text:span text:style-name="T11">class</text:span> <text:soft-page-break/>instruction (see page <text:span text:style-name="T15"><text:reference-ref text:reference-format="page" text:ref-name="refclass">79</text:reference-ref></text:span>). </text:p>
            <text:p text:style-name="Text_20_body">Within an interface class, the <text:span text:style-name="T11">abstract</text:span> keyword is optional on the methods of the class, as all methods must be abstract. <text:s/>No other <text:span text:style-name="T5">modifier</text:span> is allowed on the methods of an interface class. <text:alphabetical-index-mark text:string-value="constant" text:key1="Methods"/><text:alphabetical-index-mark text:string-value="Constant methods"/></text:p>
          </table:table-cell>
        </table:table-row>
        <table:table-row>
          <table:table-cell table:style-name="dl80.A1" office:value-type="string">
            <text:p text:style-name="P6">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11">final</text:span> and <text:span text:style-name="T11">static</text:span> (see below). <text:alphabetical-index-mark text:string-value="final" text:key1="Methods"/><text:alphabetical-index-mark text:string-value="Final methods"/></text:p>
          </table:table-cell>
        </table:table-row>
        <table:table-row>
          <table:table-cell table:style-name="dl80.A1" office:value-type="string">
            <text:p text:style-name="P6">final </text:p>
          </table:table-cell>
          <table:table-cell table:style-name="dl80.A1" office:value-type="string">
            <text:p text:style-name="Text_20_body">A <text:span text:style-name="T5">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text:key1="Methods"/><text:alphabetical-index-mark text:string-value="Native methods"/></text:p>
          </table:table-cell>
        </table:table-row>
        <table:table-row>
          <table:table-cell table:style-name="dl80.A1" office:value-type="string">
            <text:p text:style-name="P6">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ee Methods, static" text:key1="Functions"/><text:alphabetical-index-mark text:string-value="see Methods, static" text:key1="Constant methods"/><text:alphabetical-index-mark text:string-value="static" text:key1="Methods"/><text:alphabetical-index-mark text:string-value="Static method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18">Within the initialization expression of a static or constant property (such methods are invoked when the class is first loaded). </text:p>
              </text:list-item>
              <text:list-item>
                <text:p text:style-name="P18">By qualifying the name of the method with the name of its class (qualified by the package name if necessary), for example, using “<text:span text:style-name="T9">Math.Sin(1.3)</text:span>” or “<text:span text:style-name="T9">java.lang.Math.Sin(1.3)</text:span>”. Methods called in this way are in effect <text:span text:style-name="T5">functions</text:span>. </text:p>
              </text:list-item>
              <text:list-item>
                <text:p text:style-name="P18">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9">Sin(1.3)</text:span>”. They may be still be qualified, if preferred. </text:p>
              </text:list-item>
            </text:list>
            <text:p text:style-name="P9">In the reference implementation, stand-alone applications are started by the <text:span text:style-name="T9">java</text:span> command invoking a static method called <text:span text:style-name="T9">main</text:span> which takes a single argument (of type <text:span text:style-name="T9">java.lang.String[]</text:span>) and returns no result. </text:p>
          </table:table-cell>
        </table:table-row>
      </table:table>
      <text:h text:style-name="Heading_20_4" text:outline-level="4">Protect</text:h>
      <text:p text:style-name="Text_20_body"><text:alphabetical-index-mark text:string-value="protected" text:key1="Methods"/><text:alphabetical-index-mark text:string-value="Protected methods"/><text:alphabetical-index-mark text:string-value="on METHOD instruction" text:key1="PROTECT"/>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text:soft-page-break/>prevented from executing, because it is not executing in parallel. </text:p>
      <text:h text:style-name="Heading_20_4" text:outline-level="4"><text:reference-mark text:name="refbinme"/>Binary</text:h>
      <text:p text:style-name="Text_20_body"><text:alphabetical-index-mark text:string-value="binary" text:key1="Methods"/><text:alphabetical-index-mark text:string-value="Binary methods"/><text:alphabetical-index-mark text:string-value="on METHOD instruction" text:key1="BINARY"/><text:alphabetical-index-mark text:string-value="METHOD" text:key1="Instructions"/><text:alphabetical-index-mark text:string-value="METHOD instruction"/><text:alphabetical-index-mark text:string-value="binary methods" text:key1="Binary classes"/>The keyword <text:span text:style-name="T11">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1</text:reference-ref></text:span>) describes the implications of binary methods and classes in detail. </text:p>
      <text:p text:style-name="Text_20_body"><text:span text:style-name="T4">Notes:</text:span> </text:p>
      <text:list xml:id="ol82" text:style-name="L1">
        <text:list-item>
          <text:p text:style-name="P18">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18">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return values" text:key1="Methods"/><text:alphabetical-index-mark text:string-value="of methods" text:key1="Results"/><text:alphabetical-index-mark text:string-value="on METHOD instruction" text:key1="RETURNS"/>The <text:span text:style-name="T11">returns</text:span> keyword is followed by a term, <text:span text:style-name="T5">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9">Rexx</text:span>). If <text:span text:style-name="T11">returns</text:span> is specified, all <text:span text:style-name="T11">return</text:span> instructions (see page <text:span text:style-name="T15"><text:reference-ref text:reference-format="page" text:ref-name="refreturn">115</text:reference-ref></text:span>) within the method must specify an expression. </text:p>
      <text:p text:style-name="Text_20_keep"><text:span text:style-name="T4">Example:</text:span> </text:p>
      <text:p text:style-name="P15">method filer(path, name) returns File <text:line-break/>  return File(path||name) </text:p>
      <text:p text:style-name="Text_20_body">This method always returns a value which is a <text:span text:style-name="T9">File</text:span> object. </text:p>
      <text:h text:style-name="Heading_20_4" text:outline-level="4">Signals</text:h>
      <text:p text:style-name="Text_20_body"><text:alphabetical-index-mark text:string-value="listed on METHOD instruction" text:key1="Exceptions"/><text:alphabetical-index-mark text:string-value="on METHOD instruction" text:key1="SIGNALS"/>The <text:span text:style-name="T11">signals</text:span> keyword introduces a list of terms that evaluate to types that are Exceptions (see page <text:span text:style-name="T15"><text:reference-ref text:reference-format="page" text:ref-name="refexcep">154</text:reference-ref></text:span>). This list enumerates and documents the exceptions that are signalled within the method (or by a method which is called from the current method) but are not caught by a <text:span text:style-name="T11">catch</text:span> clause in a control construct. </text:p>
      <text:p text:style-name="Text_20_keep"><text:soft-page-break/><text:span text:style-name="T4">Example:</text:span> </text:p>
      <text:p text:style-name="P15">method soup(cat) signals IOException, DivideByZero </text:p>
      <text:p text:style-name="Text_20_body">It is considered good programming practice to use this list to document “unusual” exceptions signalled by a method. Implementations that support the concept of checked exceptions (see page <text:span text:style-name="T15"><text:reference-ref text:reference-format="page" text:ref-name="refchecked">156</text:reference-ref></text:span>) must 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Overloaded methods"/><text:alphabetical-index-mark text:string-value="Duplicate methods"/><text:alphabetical-index-mark text:string-value="overloading" text:key1="Methods"/><text:alphabetical-index-mark text:string-value="duplicate" text:key1="Methods"/>Methods may not duplicate properties or other methods in the same class. Specifically: </text:p>
      <text:list xml:id="ul83" text:style-name="L2">
        <text:list-item>
          <text:p text:style-name="P19">The short name of a method must not be the same as the name of any property in the same class. </text:p>
        </text:list-item>
        <text:list-item>
          <text:p text:style-name="P19">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Nop instruction</text:h>
      <table:table table:name="Table84" table:style-name="Table84">
        <table:table-column table:style-name="Table84.A"/>
        <table:table-row>
          <table:table-cell table:style-name="Table84.A1" office:value-type="string">
            <text:p text:style-name="P16"><text:span text:style-name="T11">nop</text:span>; </text:p>
          </table:table-cell>
        </table:table-row>
      </table:table>
      <text:p text:style-name="Text_20_body"><text:alphabetical-index-mark text:string-value="Dummy instruction, NOP"/><text:alphabetical-index-mark text:string-value="Null instruction, NOP"/><text:alphabetical-index-mark text:string-value="NOP" text:key1="Instructions"/><text:alphabetical-index-mark text:string-value="NOP instruction"/><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15">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reference-mark text:name="refnumeric"/>Numeric instruction</text:h>
      <table:table table:name="Table85" table:style-name="Table85">
        <table:table-column table:style-name="Table85.A"/>
        <table:table-row>
          <table:table-cell table:style-name="Table85.A1" office:value-type="string">
            <text:p text:style-name="P16"><text:span text:style-name="T11">numeric digits</text:span> [<text:span text:style-name="T5">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on NUMERIC instruction" text:key1="DIGITS"/><text:alphabetical-index-mark text:string-value="ENGINEERING value for NUMERIC FORM"/><text:alphabetical-index-mark text:string-value="SCIENTIFIC value for NUMERIC FORM"/><text:alphabetical-index-mark text:string-value="option of NUMERIC instruction" text:key1="FORM"/><text:alphabetical-index-mark text:string-value="see Arithmetic" text:key1="Counting"/><text:alphabetical-index-mark text:string-value="NUMERIC settings" text:key1="Arithmetic"/><text:alphabetical-index-mark text:string-value="NUMERIC" text:key1="Instructions"/><text:alphabetical-index-mark text:string-value="instruction" text:key1="NUMERIC"/>The <text:span text:style-name="T11">numeric</text:span> instruction is used to change the way in which arithmetic operations are carried out by a program. The effects of this instruction are described in detail in the section on <text:span text:style-name="T5">Numbers and Arithmetic</text:span> (see page <text:span text:style-name="T15"><text:reference-ref text:reference-format="page" text:ref-name="refnums">141</text:reference-ref></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9">digits</text:span> special word (see page <text:span text:style-name="T15"><text:reference-ref text:reference-format="page" text:ref-name="refswdigit">131</text:reference-ref></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5"><text:reference-ref text:reference-format="page" text:ref-name="refnfo2">149</text:reference-ref></text:span>) is to be used for the results of operations. <text:alphabetical-index-mark text:string-value="Engineering notation"/><text:alphabetical-index-mark text:string-value="Scientific notation"/><text:alphabetical-index-mark text:string-value="engineering" text:key1="Notation"/><text:alphabetical-index-mark text:string-value="scientific" text:key1="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9">form</text:span> special word (see page <text:span text:style-name="T15"><text:reference-ref text:reference-format="page" text:ref-name="refswform">131</text:reference-ref></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text:soft-page-break/>Further, one or more <text:span text:style-name="T11">numeric</text:span> instructions may be placed before the first <text:span text:style-name="T11">class</text:span> instruction in a 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reference-mark text:name="refoptions"/>Options instruction</text:h>
      <table:table table:name="Table87" table:style-name="Table87">
        <table:table-column table:style-name="Table87.A"/>
        <table:table-row>
          <table:table-cell table:style-name="Table87.A1" office:value-type="string">
            <text:p text:style-name="P16"><text:span text:style-name="T11">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Language processor options"/><text:alphabetical-index-mark text:string-value="Interpreter options"/><text:alphabetical-index-mark text:string-value="Compiler options"/><text:alphabetical-index-mark text:string-value="System-dependent options"/><text:alphabetical-index-mark text:string-value="OPTIONS" text:key1="Instructions"/><text:alphabetical-index-mark text:string-value="instruction" text:key1="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NOBINARY option"/><text:alphabetical-index-mark text:string-value="in OPTIONS instruction" text:key1="BINARY"/></text:p>
          </table:table-cell>
          <table:table-cell table:style-name="dl88.A1" office:value-type="string">
            <text:p text:style-name="Text_20_body"><text:span text:style-name="T5">All classes in this program will be binary classes (see page </text:span><text:span text:style-name="T16"><text:reference-ref text:reference-format="page" text:ref-name="refbincla">81</text:reference-ref></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6"><text:reference-ref text:reference-format="page" text:ref-name="refbinary">151</text:reference-ref></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6">comments <text:alphabetical-index-mark text:string-value="NOCOMMENTS option"/><text:alphabetical-index-mark text:string-value="COMMENTS option"/></text:p>
          </table:table-cell>
          <table:table-cell table:style-name="dl88.A1" office:value-type="string">
            <text:p text:style-name="Text_20_body"><text:span text:style-name="T5">Comments from the NetRexx source program will be passed through to the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6">compact <text:alphabetical-index-mark text:string-value="NOCOMPACT option"/><text:alphabetical-index-mark text:string-value="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15">[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6">console <text:alphabetical-index-mark text:string-value="NOCONSOLE option"/><text:alphabetical-index-mark text:string-value="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oft-page-break/><text:span text:style-name="T5">This option only has an effect as a compiler option, and applies to all programs being compiled.</text:span> </text:p>
          </table:table-cell>
        </table:table-row>
        <table:table-row>
          <table:table-cell table:style-name="dl88.A1" office:value-type="string">
            <text:p text:style-name="P6">crossref <text:alphabetical-index-mark text:string-value="NOCROSSREF option"/><text:alphabetical-index-mark text:string-value="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6">decimal <text:alphabetical-index-mark text:string-value="NODECIMAL option"/><text:alphabetical-index-mark text:string-value="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NODIAG option"/><text:alphabetical-index-mark text:string-value="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6">explicit <text:alphabetical-index-mark text:string-value="NOEXPLICIT option"/><text:alphabetical-index-mark text:string-value="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NOFORMAT option"/><text:alphabetical-index-mark text:string-value="option" text:key1="FORMAT"/></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NOJAVA option"/><text:alphabetical-index-mark text:string-value="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logo <text:alphabetical-index-mark text:string-value="NOLOGO option"/><text:alphabetical-index-mark text:string-value="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6">replace <text:alphabetical-index-mark text:string-value="NOREPLACE option"/><text:alphabetical-index-mark text:string-value="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6">savelog <text:alphabetical-index-mark text:string-value="NOSAVELOG option"/><text:alphabetical-index-mark text:string-value="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NOSOURCEDIR option"/><text:alphabetical-index-mark text:string-value="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6">strictargs <text:alphabetical-index-mark text:string-value="NOSTRICTARGS option"/><text:alphabetical-index-mark text:string-value="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NOSTRICTASSIGN option"/><text:alphabetical-index-mark text:string-value="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calls.</text:span> </text:p>
          </table:table-cell>
        </table:table-row>
        <table:table-row>
          <table:table-cell table:style-name="dl88.A1" office:value-type="string">
            <text:p text:style-name="P6">strictcase <text:alphabetical-index-mark text:string-value="NOSTRICTCASE option"/><text:alphabetical-index-mark text:string-value="STRICTCASE option"/></text:p>
          </table:table-cell>
          <table:table-cell table:style-name="dl88.A1" office:value-type="string">
            <text:p text:style-name="Text_20_body"><text:span text:style-name="T5">Requires that local and external name comparisons for variables, properties, </text:span><text:span text:style-name="T5">methods, classes, and special words match in case (that is, names must be identical to </text:span><text:soft-page-break/><text:span text:style-name="T5">match).</text:span> </text:p>
          </table:table-cell>
        </table:table-row>
        <table:table-row>
          <table:table-cell table:style-name="dl88.A1" office:value-type="string">
            <text:p text:style-name="P6">strictimport <text:alphabetical-index-mark text:string-value="NOSTRICTIMPORT option"/><text:alphabetical-index-mark text:string-value="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6"><text:reference-ref text:reference-format="page" text:ref-name="refimport">88</text:reference-ref></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trictprops <text:alphabetical-index-mark text:string-value="NOSTRICTPROPS option"/><text:alphabetical-index-mark text:string-value="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6">strictsignal <text:alphabetical-index-mark text:string-value="NOSTRICTSIGNAL option"/><text:alphabetical-index-mark text:string-value="STRICTSIGNAL option"/></text:p>
          </table:table-cell>
          <table:table-cell table:style-name="dl88.A1" office:value-type="string">
            <text:p text:style-name="Text_20_body"><text:span text:style-name="T5">Requires that all checked exceptions (see page </text:span><text:span text:style-name="T16"><text:reference-ref text:reference-format="page" text:ref-name="refchecked">156</text:reference-ref></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6">symbols <text:alphabetical-index-mark text:string-value="NOSYMBOLS option"/><text:alphabetical-index-mark text:string-value="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6">trace, traceX <text:alphabetical-index-mark text:string-value="NOTRACE option"/><text:alphabetical-index-mark text:string-value="option" text:key1="TRACE"/></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6">utf8 <text:alphabetical-index-mark text:string-value="NOUTF8 option"/><text:alphabetical-index-mark text:string-value="UTF8 option"/><text:alphabetical-index-mark text:string-value="UTF-8 encoding"/><text:alphabetical-index-mark text:string-value="UTF-8 encoding" text:key1="Unicode"/></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15">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15">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6">verbose, verboseX <text:alphabetical-index-mark text:string-value="NOVERBOSE option"/><text:alphabetical-index-mark text:string-value="VERBOSEn option"/><text:alphabetical-index-mark text:string-value="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suppress all messages except errors and warnings.</text:span> </text:p>
          </table:table-cell>
        </table:table-row>
      </table:table>
      <text:p text:style-name="Text_20_body"><text:soft-page-break/><text:span text:style-name="T5">Prefixing any of the above with “</text:span>no<text:span text:style-name="T5">” turns the selected option off.</text:span> </text:p>
      <text:p text:style-name="Text_20_keep"><text:span text:style-name="T6">Example:</text:span> </text:p>
      <text:p text:style-name="P15">options binary nocrossref nostrictassign strictargs </text:p>
      <text:p text:style-name="Text_20_keep"><text:span text:style-name="T5">The default settings of the various options are:</text:span> </text:p>
      <text:p text:style-name="P15">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on command line" text:key1="Options"/><text:alphabetical-index-mark text:string-value="Command line 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15">java COM.ibm.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9">For more information, see the installation and user documentation for your implementation. </text:p>
      <text:h text:style-name="Heading_20_2" text:outline-level="2"><text:reference-mark text:name="refpackage"/>Package instruction</text:h>
      <table:table table:name="Table89" table:style-name="Table89">
        <table:table-column table:style-name="Table89.A"/>
        <table:table-row>
          <table:table-cell table:style-name="Table89.A1" office:value-type="string">
            <text:p text:style-name="P16"><text:span text:style-name="T11">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of" text:key1="Class"/><text:alphabetical-index-mark text:string-value="Package"/><text:alphabetical-index-mark text:string-value="PACKAGE" text:key1="Instructions"/><text:alphabetical-index-mark text:string-value="PACKAGE instruction"/>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5"><text:reference-ref text:reference-format="page" text:ref-name="refimport">88</text:reference-ref></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15">package testpackage <text:line-break/>package com.ibm.venta </text:p>
      <text:p text:style-name="Text_20_body"><text:alphabetical-index-mark text:string-value="qualified name of" text:key1="Class"/><text:alphabetical-index-mark text:string-value="Qualified name, of classes"/><text:alphabetical-index-mark text:string-value="Fully-qualified name, of classes"/>When a class is identified as belonging to a package, it has a <text:span text:style-name="T5">qualified class name</text:span>, which is its short name, as given on the <text:span text:style-name="T11">class</text:span> instruction (see page <text:span text:style-name="T15"><text:reference-ref text:reference-format="page" text:ref-name="refclass">79</text:reference-ref></text:span>), prefixed with the package name and a period. For example, if the short name of a class is “<text:span text:style-name="T9">RxLanguage</text:span>” and the package name is “<text:span text:style-name="T9">com.ibm.venta</text:span>” then the qualified name of the class would be “<text:span text:style-name="T9">com.ibm.venta.RxLanguage</text:span>”. </text:p>
      <text:p text:style-name="P9">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reference-mark text:name="refparse"/>Parse instruction</text:h>
      <table:table table:name="Table90" table:style-name="Table90">
        <table:table-column table:style-name="Table90.A"/>
        <table:table-row>
          <table:table-cell table:style-name="Table90.A1" office:value-type="string">
            <text:p text:style-name="P16"><text:span text:style-name="T11">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9">+</text:span>, <text:span text:style-name="T9">-</text:span>, or <text:span text:style-name="T9">=</text:span>. </text:p>
          </table:table-cell>
        </table:table-row>
      </table:table>
      <text:p text:style-name="Text_20_body"><text:alphabetical-index-mark text:string-value="use by PARSE" text:key1="Rexx" text:key2="class"/><text:alphabetical-index-mark text:string-value="in PARSE instruction" text:key1="Templates, parsing"/><text:alphabetical-index-mark text:string-value="in PARSE instruction" text:key1="Parsing templates"/><text:alphabetical-index-mark text:string-value="PARSE" text:key1="Instructions"/><text:alphabetical-index-mark text:string-value="instruction" text:key1="PARSE"/>The <text:span text:style-name="T11">parse</text:span> instruction is used to assign characters (from a string) to one or more variables according to the rules and templates described in the section <text:span text:style-name="T5">Parsing templates</text:span> (see page <text:span text:style-name="T15"><text:reference-ref text:reference-format="page" text:ref-name="refparsing">134</text:reference-ref></text:span>). <text:alphabetical-index-mark text:string-value="parsing of" text:key1="Terms"/><text:alphabetical-index-mark text:string-value="parsing of" text:key1="Variable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9">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15">parse wordlist word1 wordlist </text:p>
      <text:p text:style-name="Text_20_body">In this idiomatic example, the first word is removed from <text:span text:style-name="T9">wordlist</text:span> and is assigned to the variable <text:span text:style-name="T9">word1</text:span>, and the remainder is assigned back to <text:span text:style-name="T9">wordlist</text:span>. </text:p>
      <text:p text:style-name="Text_20_body"><text:span text:style-name="T4">Notes:</text:span> </text:p>
      <text:list xml:id="ol91" text:style-name="L1">
        <text:list-item>
          <text:p text:style-name="P18">The special words <text:span text:style-name="T11">ask</text:span>, <text:span text:style-name="T11">source</text:span>, and <text:span text:style-name="T11">version</text:span>, as described in the section <text:span text:style-name="T5">Special names and methods</text:span> (see page <text:span text:style-name="T15"><text:reference-ref text:reference-format="page" text:ref-name="refspecial">131</text:reference-ref></text:span>), allow: </text:p>
          <text:p text:style-name="P31">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18">These special words may also be used within expressions. </text:p>
        </text:list-item>
        <text:list-item>
          <text:p text:style-name="P18">Similarly, it is recommended that the initial (main) method in a stand-alone application place the command string passed to it in a variable called <text:span text:style-name="T9">arg</text:span>.<text:note text:id="ftn50" text:note-class="footnote"><text:note-citation>50</text:note-citation><text:note-body><text:p text:style-name="Footnote"><text:span text:style-name="T5">In the reference implementation, this is automatic if the </text:span>main<text:span text:style-name="T5"> method is generated by the NetRexx language processor.</text:span> </text:p></text:note-body></text:note> </text:p>
          <text:p text:style-name="P26">If this is done, the instruction: </text:p>
          <text:p text:style-name="P31">parse arg template </text:p>
          <text:p text:style-name="P18">will work, in a stand-alone application, in the same way as in Rexx (even though <text:span text:style-name="T9">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reference-mark text:name="refprop"/>Properties instruction</text:h>
      <table:table table:name="Table92" table:style-name="Table92">
        <table:table-column table:style-name="Table92.A"/>
        <table:table-row>
          <table:table-cell table:style-name="Table92.A1" office:value-type="string">
            <text:p text:style-name="P16"><text:span text:style-name="T11">properties</text:span> [<text:span text:style-name="T5">visibility</text:span>] [<text:span text:style-name="T5">modifier</text:span>] [<text:span text:style-name="T11">deprecated</text:span>] [<text:span text:style-name="T11">unused</text:span>]; <text:line-break/>  <text:line-break/>where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text:alphabetical-index-mark text:string-value="naming" text:key1="Properties"/><text:alphabetical-index-mark text:string-value="PROPERTIES" text:key1="Instructions"/><text:alphabetical-index-mark text:string-value="PROPERTIES instruction"/>The <text:span text:style-name="T11">properties</text:span> instruction is used to define the attributes of following <text:span text:style-name="T5">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5">visibility</text:span>, <text:span text:style-name="T5">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5">Program Structure</text:span> section (see page <text:span text:style-name="T15"><text:reference-ref text:reference-format="page" text:ref-name="refpstruct">125</text:reference-ref></text:span>). </text:p>
      <text:h text:style-name="Heading_20_4" text:outline-level="4">Visibility</text:h>
      <text:p text:style-name="Text_20_body"><text:alphabetical-index-mark text:string-value="of properties" text:key1="Visibility"/><text:alphabetical-index-mark text:string-value="on PROPERTIES instruction" text:key1="SHARED"/><text:alphabetical-index-mark text:string-value="on PROPERTIES instruction" text:key1="PRIVATE"/><text:alphabetical-index-mark text:string-value="on PROPERTIES instruction" text:key1="PUBLIC"/><text:alphabetical-index-mark text:string-value="on PROPERTIES instruction" text:key1="INHERITABLE"/><text:alphabetical-index-mark text:string-value="shared" text:key1="Properties"/><text:alphabetical-index-mark text:string-value="private" text:key1="Properties"/><text:alphabetical-index-mark text:string-value="public" text:key1="Properties"/><text:alphabetical-index-mark text:string-value="inheritable" text:key1="Properties"/><text:alphabetical-index-mark text:string-value="visibility" text:key1="Properties"/>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5">visibility</text:span>, <text:span text:style-name="T12">indirect</text:span>, is described in Appendix B (see page <text:span text:style-name="T15"><text:reference-ref text:reference-format="page" text:ref-name="refappb">179</text:reference-ref></text:span>). </text:p></text:note-body></text:note> </text:p>
      <text:list xml:id="ul93" text:style-name="L2">
        <text:list-item>
          <text:p text:style-name="P19">A <text:span text:style-name="T5">public property</text:span> is visible to (that is, may be used by) all other classes to which the current class is visible. </text:p>
        </text:list-item>
        <text:list-item>
          <text:p text:style-name="P19">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19">A <text:span text:style-name="T5">private property</text:span> is visible only within the current class. </text:p>
        </text:list-item>
        <text:list-item>
          <text:p text:style-name="P19">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5">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Constants"/><text:alphabetical-index-mark text:string-value="using properties" text:key1="Constants"/><text:alphabetical-index-mark text:string-value="volatile" text:key1="Properties"/><text:alphabetical-index-mark text:string-value="transient" text:key1="Properties"/><text:alphabetical-index-mark text:string-value="static" text:key1="Properties"/><text:alphabetical-index-mark text:string-value="constant" text:key1="Properties"/><text:alphabetical-index-mark text:string-value="modifiers" text:key1="Properties"/><text:alphabetical-index-mark text:string-value="on PROPERTIES instruction" text:key1="VOLATILE"/><text:alphabetical-index-mark text:string-value="on PROPERTIES instruction" text:key1="TRANSIENT"/><text:alphabetical-index-mark text:string-value="on PROPERTIES instruction" text:key1="STATIC"/><text:alphabetical-index-mark text:string-value="on PROPERTIES instruction" text:key1="CONSTANT"/>Properties may also be <text:span text:style-name="T11">constant</text:span>, <text:span text:style-name="T11">static</text:span>, <text:span text:style-name="T11">transient</text:span>, or <text:span text:style-name="T11">volatile</text:span>: </text:p>
      <text:list xml:id="ul94" text:style-name="L2">
        <text:list-item>
          <text:p text:style-name="P19">A <text:span text:style-name="T5">constant property</text:span> is associated with the class, rather than with an instance of the class (an object). It is initialized when the class is loaded and may not be changed thereafter. </text:p>
        </text:list-item>
        <text:list-item>
          <text:p text:style-name="P19">A <text:span text:style-name="T5">static property</text:span> is associated with the class, rather than with an instance of the class (an object). It is initialized when the class is loaded, and may be changed thereafter. </text:p>
        </text:list-item>
        <text:list-item>
          <text:p text:style-name="P19">A <text:span text:style-name="T5">transient property</text:span> is a property which should not be saved when an instance of the class is saved (made persistent). </text:p>
        </text:list-item>
        <text:list-item>
          <text:p text:style-name="P19">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deprecated" text:key1="Properties"/><text:alphabetical-index-mark text:string-value="on PROPERTIES instruction" text:key1="DEPRECATED"/>The keyword <text:span text:style-name="T11">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unused" text:key1="Properties"/><text:alphabetical-index-mark text:string-value="on PROPERTIES instruction" text:key1="UNUSED"/>The keyword <text:span text:style-name="T11">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11">private</text:span>. </text:p>
      <text:p text:style-name="Text_20_body">For example: </text:p>
      <text:p text:style-name="P15">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properties in" text:key1="Interface classes"/><text:alphabetical-index-mark text:string-value="in interface classes" text:key1="Properties"/>In interface classes (see page <text:span text:style-name="T15"><text:reference-ref text:reference-format="page" text:ref-name="refinterf">80</text:reference-re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reference-mark text:name="refreturn"/>Return instruction</text:h>
      <table:table table:name="Table95" table:style-name="Table95">
        <table:table-column table:style-name="Table95.A"/>
        <table:table-row>
          <table:table-cell table:style-name="Table95.A1" office:value-type="string">
            <text:p text:style-name="P16"><text:span text:style-name="T11">return</text:span> [<text:span text:style-name="T5">expression</text:span>]; </text:p>
          </table:table-cell>
        </table:table-row>
      </table:table>
      <text:p text:style-name="Text_20_body"><text:alphabetical-index-mark text:string-value="returned by RETURN" text:key1="Results"/><text:alphabetical-index-mark text:string-value="passing back values from" text:key1="Subroutines"/><text:alphabetical-index-mark text:string-value="return from" text:key1="Subroutines"/><text:alphabetical-index-mark text:string-value="return from" text:key1="Internal functions"/><text:alphabetical-index-mark text:string-value="return from" text:key1="Functions"/><text:alphabetical-index-mark text:string-value="RETURN" text:key1="Instructions"/><text:alphabetical-index-mark text:string-value="RETURN instruction"/><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9">Rexx</text:span>, unless a different type was specified using the <text:span text:style-name="T11">returns</text:span> keyword on the <text:span text:style-name="T11">method</text:span> instruction (see page <text:span text:style-name="T15"><text:reference-ref text:reference-format="page" text:ref-name="refmethod">99</text:reference-ref></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reference-mark text:name="refsay"/>Say instruction</text:h>
      <table:table table:name="Table96" table:style-name="Table96">
        <table:table-column table:style-name="Table96.A"/>
        <table:table-row>
          <table:table-cell table:style-name="Table96.A1" office:value-type="string">
            <text:p text:style-name="P16"><text:span text:style-name="T11">say</text:span> [<text:span text:style-name="T5">expression</text:span>]; </text:p>
          </table:table-cell>
        </table:table-row>
      </table:table>
      <text:p text:style-name="Text_20_body"><text:alphabetical-index-mark text:string-value="stdout, writing to with SAY"/><text:alphabetical-index-mark text:string-value="Terminal, writing to with SAY"/><text:alphabetical-index-mark text:string-value="Console, writing to with SAY"/><text:alphabetical-index-mark text:string-value="see SAY instruction" text:key1="Displaying data"/><text:alphabetical-index-mark text:string-value="see SAY instruction" text:key1="Typing (printing) data"/><text:alphabetical-index-mark text:string-value="SAY" text:key1="Instructions"/><text:alphabetical-index-mark text:string-value="instruction" text:key1="SAY"/><text:span text:style-name="T11">say</text:span> writes a string to the default output character stream. This typically causes it to be displayed (or spoken, or typed, <text:span text:style-name="T5">etc.</text:span>) to the user. </text:p>
      <text:p text:style-name="Text_20_keep"><text:span text:style-name="T4">Example:</text:span> </text:p>
      <text:p text:style-name="P15">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9">'\-'</text:span> or <text:span text:style-name="T9">'\0'</text:span>) then that character is removed and line termination is not indicated. </text:p>
      <text:p text:style-name="Text_20_body">The result string may be of any length. <text:s/>If no expression is specified, or the expression result is <text:span text:style-name="T9">null</text:span>, then an empty line is written (that is, as though the expression resulted in a null string). </text:p>
      <text:h text:style-name="Heading_20_2" text:outline-level="2">Select instruction</text:h>
      <table:table table:name="Table97" table:style-name="Table97">
        <table:table-column table:style-name="Table97.A"/>
        <table:table-row>
          <table:table-cell table:style-name="Table97.A1" office:value-type="string">
            <text:p text:style-name="P16"><text:span text:style-name="T11">select</text:span> [<text:span text:style-name="T11">label</text:span> <text:span text:style-name="T5">name</text:span>] [<text:span text:style-name="T11">protect</text:span> <text:span text:style-name="T5">term</text:span>] [<text:span text:style-name="T11">case</text:span> <text:span text:style-name="T5">expression</text:span>]; <text:line-break/>        <text:span text:style-name="T5">whenlist</text:span> <text:line-break/>        [<text:span text:style-name="T11">otherwise</text:span>[;]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11">when</text:span> <text:span text:style-name="T5">expression</text:span>[, <text:span text:style-name="T5">expression</text:span>]... [;] <text:span text:style-name="T11">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of select" text:key1="Body"/><text:alphabetical-index-mark text:string-value="with SELECT construct" text:key1="Flow control"/><text:alphabetical-index-mark text:string-value="see SELECT instruction" text:key1="OTHERWISE clause"/><text:alphabetical-index-mark text:string-value="see SELECT instruction" text:key1="WHEN clause"/><text:alphabetical-index-mark text:string-value="see SELECT instruction" text:key1="END clause"/><text:alphabetical-index-mark text:string-value="following WHEN clause" text:key1="THEN"/><text:alphabetical-index-mark text:string-value="SELECT" text:key1="Instructions"/><text:alphabetical-index-mark text:string-value="SELECT instruction"/><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18">An <text:span text:style-name="T5">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18">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55" text:note-class="footnote"><text:note-citation>55</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 <text:span text:style-name="T12">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on SELECT instruction" text:key1="LABEL"/><text:alphabetical-index-mark text:string-value="naming of" text:key1="Select"/><text:alphabetical-index-mark text:string-value="label" text:key1="Select"/>If <text:span text:style-name="T11">label</text:span> is used to specify a <text:span text:style-name="T5">name</text:span> for the select group, then a <text:span text:style-name="T11">leave</text:span> instruction (see page <text:span text:style-name="T15"><text:reference-ref text:reference-format="page" text:ref-name="refleave">91</text:reference-ref></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15">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9">a</text:span> has the value 0 and <text:span text:style-name="T9">b</text:span> is negative then just “<text:span text:style-name="T9">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5">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5">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9">==</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15">select case i+1 <text:line-break/>  when 1 then say 'one' <text:line-break/>  when 1+1 then say 'two' <text:line-break/>  when 3, 4, 5 then say 'many' <text:line-break/>end </text:p>
      <text:p text:style-name="Text_20_body">then if <text:span text:style-name="T9">i</text:span> had the value 1 then the message displayed would be “<text:span text:style-name="T9">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execution of the <text:span text:style-name="T11">when</text:span> clause stops (any further expressions are not evaluated) and the instruction following the associated <text:span text:style-name="T11">then</text:span> clause is executed. </text:p>
      <text:p text:style-name="Text_20_keep"><text:soft-page-break/><text:span text:style-name="T4">Notes:</text:span> </text:p>
      <text:list xml:id="ol99" text:style-name="L1">
        <text:list-item>
          <text:p text:style-name="P18">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expression. </text:p>
        </text:list-item>
        <text:list-item>
          <text:p text:style-name="P18">The <text:span text:style-name="T11">case</text:span> expression is evaluated only on entry to the <text:span text:style-name="T11">select</text:span> construct; it is not re-evaluated for each <text:span text:style-name="T11">when</text:span> clause. </text:p>
        </text:list-item>
        <text:list-item>
          <text:p text:style-name="P18">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18"><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19"><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19"><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19"><text:span text:style-name="T5">No two expressions on the </text:span>when<text:span text:style-name="T5"> clauses evaluate to the same value.</text:span> </text:p>
            </text:list-item>
            <text:list-item>
              <text:p text:style-name="P19"><text:span text:style-name="T5">It is not subject to tracing.</text:span> </text:p>
            </text:list-item>
          </text:list>
          <text:p text:style-name="P18"><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FINALLY"/><text:alphabetical-index-mark text:string-value="on SELECT instruction" text:key1="CATCH"/>Exceptions that are raised by the instructions within the body of the group, or during evaluation of the <text:span text:style-name="T11">case</text:span> expression,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5"><text:reference-ref text:reference-format="page" text:ref-name="refexcep">154</text:reference-ref></text:span>) has details and examples of <text:span text:style-name="T11">catch</text:span> and <text:span text:style-name="T11">finally</text:span>. </text:p>
      <text:h text:style-name="Heading_20_2" text:outline-level="2"><text:reference-mark text:name="refsignal"/>Signal instruction</text:h>
      <table:table table:name="Table101" table:style-name="Table101">
        <table:table-column table:style-name="Table101.A"/>
        <table:table-row>
          <table:table-cell table:style-name="Table101.A1" office:value-type="string">
            <text:p text:style-name="P16"><text:span text:style-name="T11">signal</text:span> <text:span text:style-name="T5">term</text:span>; </text:p>
          </table:table-cell>
        </table:table-row>
      </table:table>
      <text:p text:style-name="Text_20_body"><text:alphabetical-index-mark text:string-value="throwing" text:key1="Exceptions"/><text:alphabetical-index-mark text:string-value="signalling" text:key1="Exceptions"/><text:alphabetical-index-mark text:string-value="raising" text:key1="Exceptions"/><text:alphabetical-index-mark text:string-value="Raising exceptions"/><text:alphabetical-index-mark text:string-value="Trapping of exceptions"/><text:alphabetical-index-mark text:string-value="see SIGNAL" text:key1="Raising exceptions"/><text:alphabetical-index-mark text:string-value="see SIGNAL" text:key1="Trapping of exceptions"/><text:alphabetical-index-mark text:string-value="abnormal, with SIGNAL" text:key1="Flow control"/><text:alphabetical-index-mark text:string-value="SIGNAL" text:key1="Instructions"/><text:alphabetical-index-mark text:string-value="SIGNAL instruction"/>The <text:span text:style-name="T11">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5"><text:reference-ref text:reference-format="page" text:ref-name="refexcep">154</text:reference-ref></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18">No further clauses within the body of the construct will be executed (in this respect, <text:span text:style-name="T11">signal</text:span> acts like a <text:span text:style-name="T11">leave</text:span> for the construct). </text:p>
        </text:list-item>
        <text:list-item>
          <text:p text:style-name="P18">The <text:span text:style-name="T5">instructionlist</text:span> following the first <text:span text:style-name="T11">catch</text:span> clause that matches the exception, if any, is executed. </text:p>
        </text:list-item>
        <text:list-item>
          <text:p text:style-name="P18">The <text:span text:style-name="T5">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15">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19"><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19"><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reference-mark text:name="reftrace"/>Trace instruction</text:h>
      <table:table table:name="Table104" table:style-name="Table104">
        <table:table-column table:style-name="Table104.A"/>
        <table:table-row>
          <table:table-cell table:style-name="Table104.A1" office:value-type="string">
            <text:p text:style-name="P16"><text:span text:style-name="T11">trace</text:span> <text:span text:style-name="T5">traceoption</text:span>; <text:line-break/>  <text:line-break/>where <text:span text:style-name="T5">traceoption</text:span> is one of: <text:line-break/>    <text:span text:style-name="T5">tracesetting</text:span> <text:line-break/>    <text:span text:style-name="T11">var</text:span> [<text:span text:style-name="T5">varlist</text:span>] <text:line-break/>  <text:line-break/>where <text:span text:style-name="T5">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5">varlist</text:span> is one or more variable <text:span text:style-name="T5">names</text:span>, optionally prefixed with a <text:span text:style-name="T9">+</text:span> or <text:span text:style-name="T9">-</text:span> </text:p>
          </table:table-cell>
        </table:table-row>
      </table:table>
      <text:p text:style-name="Text_20_body"><text:alphabetical-index-mark text:string-value="see TRACE instruction" text:key1="Syntax checking"/><text:alphabetical-index-mark text:string-value="see TRACE instruction" text:key1="Debugging NetRexx programs"/><text:alphabetical-index-mark text:string-value="execution of programs" text:key1="Tracing"/><text:alphabetical-index-mark text:string-value="TRACE" text:key1="Instructions"/><text:alphabetical-index-mark text:string-value="altering with TRACE instruction" text:key1="Trace setting"/><text:alphabetical-index-mark text:string-value="instruction" text:key1="TRACE"/>The <text:span text:style-name="T11">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clauses" text:key1="Tracing"/><text:alphabetical-index-mark text:string-value="Trace sett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soft-page-break/></text:p>
          </table:table-cell>
        </table:table-row>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5">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18">Tracing of clauses shows the data from the source of the program, starting at the first character of the first token of the clause and including any commentary from that point until the end of the clause. </text:p>
        </text:list-item>
        <text:list-item>
          <text:p text:style-name="P18">When a loop is being traced, the <text:span text:style-name="T11">loop</text:span> clause itself will be traced on every iteration of the loop, as indicated by the programmer’s model (see page <text:span text:style-name="T15"><text:reference-ref text:reference-format="page" text:ref-name="refloopmod">97</text:reference-ref></text:span>); the <text:span text:style-name="T11">end</text:span> clause is only traced once, when the loop completes normally. </text:p>
        </text:list-item>
        <text:list-item>
          <text:p text:style-name="P18">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9">+</text:span> or a <text:span text:style-name="T9">-</text:span> sign. A <text:span text:style-name="T9">+</text:span> sign indicates that the variable is to be added to the list of monitored variables (the default), and a <text:span text:style-name="T9">-</text:span> sign indicates that the variable is to be removed from the list. <text:s/>Blanks may be added before and after variable names and signs to separate the tokens and to improve readability. </text:p>
      <text:p text:style-name="Text_20_keep">For example: </text:p>
      <text:p text:style-name="P15">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18">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18">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18">One or more <text:span text:style-name="T11">trace var</text:span> instructions (along with one other <text:span text:style-name="T11">trace</text:span> instruction) are allowed before <text:soft-page-break/>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18">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18">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of output during tracing" text:key1="Formatting"/><text:alphabetical-index-mark text:string-value="Indention during tracing"/>Trace output is either clauses from the program being traced, or results (such as the results from expressions). </text:p>
      <text:p text:style-name="Text_20_body"><text:alphabetical-index-mark text:string-value="Line numbers, in tracing"/><text:alphabetical-index-mark text:string-value="line numbers" text:key1="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9">null</text:span> (see page <text:span text:style-name="T15"><text:reference-ref text:reference-format="page" text:ref-name="refswnull">132</text:reference-ref></text:span>) then the string “<text:span text:style-name="T9">[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9">'\x40'</text:span>, or Unicode values less than <text:span text:style-name="T9">'\x20'</text:span>) by a question mark (“<text:span text:style-name="T9">?</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5"><text:reference-ref text:reference-format="page" text:ref-name="refsemis">44</text:reference-ref></text:span>) or to the use of a block comment (see page <text:span text:style-name="T15"><text:reference-ref text:reference-format="page" text:ref-name="refblockco">40</text:reference-ref></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an argument expression in a method call). </text:p>
          </table:table-cell>
        </table:table-row>
        <text:soft-page-break/>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tracing" text:key1="Thread"/><text:alphabetical-index-mark text:string-value="context" text:key1="Trace"/>If a trace line is produced in a different context (program or thread) from the preceding trace line (if 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9">main</text:span>, and in this case the thread name is then also suppressed if its name is <text:span text:style-name="T9">main</text:span>. </text:p>
      <text:p text:style-name="Text_20_keep"><text:span text:style-name="T4">Examples:</text:span> </text:p>
      <text:p text:style-name="Text_20_body">If the following instructions, starting on line 53 of a 120-line program, were executed: </text:p>
      <text:p text:style-name="P15">trace all <text:line-break/>if i=1 then say 'Hello' <text:line-break/>  <text:s text:c="5"/>else say 'i&lt;&gt;1' <text:line-break/>say - <text:line-break/> 'A continued line' </text:p>
      <text:p text:style-name="Text_20_body">the trace output (if <text:span text:style-name="T5">i</text:span> were <text:span text:style-name="T9">1</text:span>) would be: </text:p>
      <text:p text:style-name="P15">  54 *=* if i=1 <text:line-break/>  <text:s text:c="3"/>*=* <text:s text:c="7"/>then <text:line-break/>  <text:s text:c="3"/>*=* <text:s text:c="12"/>say 'Hello' <text:line-break/>  56 *=* say - <text:line-break/>  57 *-* <text:s/>'A continued line' </text:p>
      <text:p text:style-name="Text_20_keep">Similarly, for the 3-line program: </text:p>
      <text:p text:style-name="P15">trace results <text:line-break/>number=1/7 <text:line-break/>parse number before '.' after </text:p>
      <text:p text:style-name="Text_20_body">the trace output would be: </text:p>
      <text:p text:style-name="P15">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18">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18">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18">With some implementations it may be possible to switch tracing on externally, without requiring modification to the program. </text:p>
        </text:list-item>
      </text:list>
      <text:h text:style-name="Heading_20_2" text:outline-level="2"><text:reference-mark text:name="refpstruct"/>Program structure</text:h>
      <text:p text:style-name="Text_20_body"><text:alphabetical-index-mark text:string-value="structure" text:key1="Program"/><text:alphabetical-index-mark text:string-value="structure" text:key1="Programs"/><text:alphabetical-index-mark text:string-value="Programs"/>A NetRexx <text:span text:style-name="T5">program</text:span> is a collection of clauses (see page <text:span text:style-name="T15"><text:reference-ref text:reference-format="page" text:ref-name="refclau">40</text:reference-ref></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5"><text:reference-ref text:reference-format="page" text:ref-name="refclass">79</text:reference-ref></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15">/* This is a very simple NetRexx program */ <text:line-break/>say 'Hello World!' </text:p>
      <text:p text:style-name="Text_20_body">In more detail, a NetRexx program consists of: <text:alphabetical-index-mark text:string-value="Prolog, of a program"/><text:alphabetical-index-mark text:string-value="prolog" text:key1="Program"/></text:p>
      <text:list xml:id="ol110" text:style-name="L1">
        <text:list-item>
          <text:p text:style-name="P18">An optional <text:span text:style-name="T5">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18">One or more class definitions, each introduced by a <text:span text:style-name="T11">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18">The <text:span text:style-name="T11">class</text:span> instruction which introduces the class (which may be inferred, see below). </text:p>
        </text:list-item>
        <text:list-item>
          <text:p text:style-name="P18">Zero or more property variable assignments, <text:alphabetical-index-mark text:string-value="property initialization" text:key1="Assignment"/><text:alphabetical-index-mark text:string-value="initialization" text:key1="Properties"/>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5">assignment</text:span> (see page <text:span text:style-name="T15"><text:reference-ref text:reference-format="page" text:ref-name="refassign">70</text:reference-ref></text:span>), with an optional “<text:span text:style-name="T9">=</text:span>” and expression, which may: </text:p>
          <text:list text:style-name="L2">
            <text:list-item>
              <text:p text:style-name="P19">just name a property (by omitting the “<text:span text:style-name="T9">=</text:span>” and expression of the assignment), in which case it refers to a string of type <text:span text:style-name="T9">Rexx</text:span> </text:p>
            </text:list-item>
            <text:list-item>
              <text:p text:style-name="P19">assign a type to the property (when the expression evaluates to just a type) </text:p>
            </text:list-item>
            <text:list-item>
              <text:p text:style-name="P19">assign a type and initial value to the property (when the expression returns a value). </text:p>
            </text:list-item>
          </text:list>
        </text:list-item>
        <text:list-item>
          <text:p text:style-name="P18">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19">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15">/*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9">testing</text:span> method is, therefore, unnecessary. </text:p>
      <text:h text:style-name="Heading_20_3" text:outline-level="3">Program defaults</text:h>
      <text:p text:style-name="Text_20_body">The following defaults are provided for NetRexx programs: </text:p>
      <text:list xml:id="ol114" text:style-name="L1">
        <text:list-item>
          <text:p text:style-name="P18">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9">main</text:span>) is also inserted. </text:p>
          <text:p text:style-name="P18">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5"><text:reference-ref text:reference-format="page" text:ref-name="refappa">175</text:reference-ref></text:span>). </text:p>
          <text:p text:style-name="P18"><text:span text:style-name="T5">In the reference implementation, the </text:span>main<text:span text:style-name="T5"> method in a stand-alone application is passed the </text:span><text:soft-page-break/><text:span text:style-name="T5">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pan text:style-name="T5">array of words, with a blank added between words, and assigns the string to the variable </text:span>arg<text:span text:style-name="T5">.</text:span> </text:p>
          <text:p text:style-name="P21">The command string may also have been edited by the underlying operating system environment; certain characters may not be allowed, multiple blanks or whitespace may have been reduced to single blanks, etc. </text:p>
        </text:list-item>
        <text:list-item>
          <text:p text:style-name="P18">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reference-mark text:name="refminor"/>Minor and Dependent classes</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reference-mark text:name="refsminorc"/>Minor classes</text:h>
      <text:p text:style-name="Text_20_body"><text:alphabetical-index-mark text:string-value="in minor classes" text:key1="Constructors"/><text:alphabetical-index-mark text:string-value="of classes" text:key1="Short name"/><text:alphabetical-index-mark text:string-value="of classes" text:key1="Full name"/><text:alphabetical-index-mark text:string-value="Parent class"/><text:alphabetical-index-mark text:string-value="parent" text:key1="Classes"/><text:alphabetical-index-mark text:string-value="minor" text:key1="Classes"/><text:alphabetical-index-mark text:string-value="see Minor classes" text:key1="Nested classes"/><text:alphabetical-index-mark text:string-value="see Minor classes" text:key1="Inner classes"/><text:alphabetical-index-mark text:string-value="see Dependent classes" text:key1="Minor 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he short name, <text:span text:style-name="T9">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15">abar=Foo.Bar null <text:s text:c="2"/>-- this has type Foo.Bar </text:p>
      <text:p text:style-name="Text_20_body">or, if the class has a constructor, perhaps: </text:p>
      <text:p text:style-name="P15">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15">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15">class Foo <text:line-break/>  class Foo.Bar <text:line-break/>  <text:s text:c="2"/>class Foo.Bar.Nod <text:line-break/>  <text:s text:c="2"/>class Foo.Bar.Pod <text:line-break/>  class Foo.Car </text:p>
      <text:p text:style-name="Text_20_body">As before, the children of <text:span text:style-name="T9">Foo.Bar</text:span> immediately follow their parent. <text:s/>The list of children of <text:span text:style-name="T9">Foo</text:span> can be continued after the children of <text:span text:style-name="T9">Foo.Bar</text:span> have all been specified. </text:p>
      <text:p text:style-name="Text_20_body">Note that the short name (last part of the name) of a minor class may not be the same as the short name of any of its parents (a class <text:span text:style-name="T9">Foo.Bar.Foo</text:span> or a class <text:span text:style-name="T9">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of minor classes" text:key1="Constructors"/><text:alphabetical-index-mark text:string-value="constructing" text:key1="Minor classes"/>A parent class can construct an object of a child class in the usual manner, by simply specifying its constructor (identified by its short name, full name, or qualified name). For example, a method in the <text:span text:style-name="T9">Foo.Bar</text:span> class above could construct an object of type <text:span text:style-name="T9">Foo.Bar.Nod</text:span> using: </text:p>
      <text:p text:style-name="P15">anod=Nod() </text:p>
      <text:p text:style-name="Text_20_body"><text:soft-page-break/>(assuming the <text:span text:style-name="T9">Foo.Bar.Nod</text:span> class has a constructor that takes no arguments). </text:p>
      <text:p text:style-name="Text_20_body">Similarly, minor classes can refer to the types and constructors of any of its parents by simply using their short names. Hence, the <text:span text:style-name="T9">Foo.Bar.Nod</text:span> class could construct objects of its parents’ types thus: </text:p>
      <text:p text:style-name="P15">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reference-mark text:name="refsdepen"/>Dependent classes</text:h>
      <text:p text:style-name="Text_20_body"><text:alphabetical-index-mark text:string-value="see Dependent classes" text:key1="Member classes"/><text:alphabetical-index-mark text:string-value="see Minor classes" text:key1="Dependent classes"/><text:alphabetical-index-mark text:string-value="on CLASS instruction" text:key1="DEPENDENT"/><text:alphabetical-index-mark text:string-value="dependent" text:key1="Classes"/><text:alphabetical-index-mark text:string-value="Dependent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5">dependent class</text:span>. For example: </text:p>
      <text:p text:style-name="P15">class Foo.Dep dependent extends SomeClass <text:line-break/>  method Dep <text:s text:c="2"/>-- this is the constructor </text:p>
      <text:p text:style-name="Text_20_body"><text:alphabetical-index-mark text:string-value="Parent object"/><text:alphabetical-index-mark text:string-value="Depend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9">Foo.Dep</text:span> can only be constructed in the context of a parent object, which must be of type <text:span text:style-name="T9">Foo</text:span>. </text:p>
      <text:h text:style-name="Heading_20_4" text:outline-level="4">Constructing dependent objects</text:h>
      <text:p text:style-name="Text_20_body"><text:alphabetical-index-mark text:string-value="of dependent object" text:key1="Parent"/><text:alphabetical-index-mark text:string-value="of dependent objects" text:key1="Constructors"/><text:alphabetical-index-mark text:string-value="constructing" text:key1="Dependent object"/>A parent class can construct a dependent object in the same way as when constructing objects of other child types; that is, by simply specifying its constructor. <text:s/>In this case, however, the current object (<text:span text:style-name="T9">this</text:span>) becomes the parent object of the newly constructed object. For example, a method in the <text:span text:style-name="T9">Foo</text:span> class above could construct a dependent object of type <text:span text:style-name="T9">Foo.Dep</text:span> using: </text:p>
      <text:p text:style-name="P15">adep=Dep() </text:p>
      <text:p text:style-name="Text_20_body">(assuming the <text:span text:style-name="T9">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15">parentObject=Foo() <text:line-break/>adep=parentObject.Dep() </text:p>
      <text:p text:style-name="Text_20_body">(In the same way, the first example could have been written: </text:p>
      <text:p text:style-name="P15">adep=this.Dep() </text:p>
      <text:p text:style-name="Text_20_body">within the parent class the <text:span text:style-name="T9">this.</text:span> is implied.) </text:p>
      <text:p text:style-name="Text_20_body"><text:alphabetical-index-mark text:string-value="special method" text:key1="SUPER"/><text:alphabetical-index-mark text:string-value="super" text:key1="Special methods"/>In order to subclass a dependent class, the constructor of the dependent class must be invoked by the subclass constructor in a similar manner. In this case, a qualified call to the usual special constructor <text:span text:style-name="T9">super</text:span> is used, for example: </text:p>
      <text:p text:style-name="P15"><text:soft-page-break/>class ASub extends Foo.Dep <text:line-break/>  method Asub(afoo=Foo) <text:line-break/>  <text:s text:c="2"/>afoo.super() </text:p>
      <text:p text:style-name="Text_20_body">The qualifier (<text:span text:style-name="T9">afoo</text:span> in the example) must be either the name of an argument to the constructor, or the special word <text:span text:style-name="T9">parent</text:span> (if the classes share a common parent class), or the short name of a parent class followed by <text:span text:style-name="T9">.this</text:span> (see below). The call to <text:span text:style-name="T9">super</text:span> must be the first instruction in the method, as usual, and it must be present (it will not be generated automatically by the compiler). </text:p>
      <text:h text:style-name="Heading_20_4" text:outline-level="4">Access to parent objects and their properties</text:h>
      <text:p text:style-name="Text_20_body">Dependent classes have simplified access to their parent objects and their properties. In particular: </text:p>
      <text:list xml:id="ul115" text:style-name="L2">
        <text:list-item>
          <text:p text:style-name="P19"><text:alphabetical-index-mark text:string-value="special word" text:key1="PARENT"/><text:alphabetical-index-mark text:string-value="parent" text:key1="Special words"/>The special word <text:span text:style-name="T9">parent</text:span> may be used to refer to the parent object of the current object. <text:s/>It may appear alone in a term, or at the start of a compound term. It can only be used in non-static contexts in a dependent class. </text:p>
        </text:list-item>
        <text:list-item>
          <text:p text:style-name="P19"><text:alphabetical-index-mark text:string-value="special word" text:key1="THIS"/><text:alphabetical-index-mark text:string-value="this" text:key1="Special words"/>In general, any of the objects in the chain of parents of a dependent object may be referred to by qualifying the special word <text:span text:style-name="T9">this</text:span> with the short name of the parent class. For example, extending the previous example, if the class <text:span text:style-name="T9">Foo.Dep.Ent</text:span> was a dependent class it could contain references to <text:span text:style-name="T9">Foo.this</text:span> (the parent of its parent) or <text:span text:style-name="T9">Dep.this</text:span> (the latter being the same as specifying <text:span text:style-name="T9">parent</text:span>). <text:s/>If preferred, the full name or the fully qualified name of the parent class may be used instead of the short name. </text:p>
          <text:p text:style-name="P19">Like <text:span text:style-name="T9">parent</text:span>, this construct can only be used at the start of a term in non-static contexts in a dependent class. </text:p>
        </text:list-item>
        <text:list-item>
          <text:p text:style-name="P19"><text:alphabetical-index-mark text:string-value="in dependent classes" text:key1="Properties"/><text:alphabetical-index-mark text:string-value="in minor classes" text:key1="Properties"/>As usual, properties external to the current class must always be qualified in some way (for example, the prefix <text:span text:style-name="T9">parent.</text:span> can be used in a term such as <text:span text:style-name="T9">parent.aprop</text:span>). </text:p>
        </text:list-item>
      </text:list>
      <text:h text:style-name="Heading_20_3" text:outline-level="3"><text:reference-mark text:name="refsminres"/>Restrictions</text:h>
      <text:p text:style-name="Text_20_body"><text:alphabetical-index-mark text:string-value="restrictions" text:key1="Dependent classes"/><text:alphabetical-index-mark text:string-value="restrictions" text:key1="Minor classes"/>Minor classes may have any of the attributes (<text:span text:style-name="T11">public</text:span>, <text:span text:style-name="T11">interface</text:span>, <text:span text:style-name="T5">etc.</text:span>) of other classes, and behave in every way like other classes, with the following restrictions: </text:p>
      <text:list xml:id="ul116" text:style-name="L2">
        <text:list-item>
          <text:p text:style-name="P19">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19">Dependent classes may not be interfaces. </text:p>
        </text:list-item>
        <text:list-item>
          <text:p text:style-name="P19"><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19">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reference-mark text:name="refspecial"/>Special names and methods</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5"><text:reference-ref text:reference-format="page" text:ref-name="refterms">49</text:reference-ref></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Special names</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2">options strictcase</text:span> is in effect. </text:p></text:note-body></text:note> With the exception of <text:span text:style-name="T9">length</text:span> and <text:span text:style-name="T9">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9">ask </text:span><text:alphabetical-index-mark text:string-value="stdin, reading with ASK"/><text:alphabetical-index-mark text:string-value="ASK special word"/><text:alphabetical-index-mark text:string-value="ask" text:key1="Words" text:key2="special"/><text:alphabetical-index-mark text:string-value="ask" text:key1="Names" text:key2="special"/><text:alphabetical-index-mark text:string-value="ask" text:key1="Special words"/></text:p>
          </table:table-cell>
          <table:table-cell table:style-name="dl117.A1" office:value-type="string">
            <text:p text:style-name="Text_20_body">Returns a string of type <text:span text:style-name="T9">Rexx</text:span>, read as a line from the implementation-defined default input stream (often the user’s “console”). </text:p>
            <text:p text:style-name="Text_20_keep"><text:span text:style-name="T4">Example:</text:span> </text:p>
            <text:p text:style-name="P15">if ask='yes' then say 'OK' </text:p>
            <text:p text:style-name="Text_20_body"><text:span text:style-name="T9">ask</text:span> can only appear alone, or at the start of a compound term.<text:note text:id="ftn61" text:note-class="footnote"><text:note-citation>61</text:note-citation><text:note-body><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9">class </text:span><text:alphabetical-index-mark text:string-value="special word" text:key1="CLASS"/><text:alphabetical-index-mark text:string-value="class" text:key1="Words, special"/><text:alphabetical-index-mark text:string-value="class" text:key1="Names, special"/><text:alphabetical-index-mark text:string-value="class" text:key1="Special words"/></text:p>
          </table:table-cell>
          <table:table-cell table:style-name="dl117.A1" office:value-type="string">
            <text:p text:style-name="Text_20_body">The object of type <text:span text:style-name="T9">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15">obj=String.class <text:line-break/>say obj.isInterface /* would say '0' */ </text:p>
          </table:table-cell>
        </table:table-row>
        <table:table-row>
          <table:table-cell table:style-name="dl117.A1" office:value-type="string">
            <text:p text:style-name="Table_20_Contents"><text:reference-mark text:name="refswdigit"/><text:span text:style-name="T9">digits </text:span><text:alphabetical-index-mark text:string-value="special word" text:key1="DIGITS"/><text:alphabetical-index-mark text:string-value="digits" text:key1="Words" text:key2="special"/><text:alphabetical-index-mark text:string-value="digits" text:key1="Names" text:key2="special"/><text:alphabetical-index-mark text:string-value="digits" text:key1="Special words"/></text:p>
          </table:table-cell>
          <table:table-cell table:style-name="dl117.A1" office:value-type="string">
            <text:p text:style-name="Text_20_body">The current setting of <text:span text:style-name="T11">numeric digits</text:span> (see page <text:span text:style-name="T15"><text:reference-ref text:reference-format="page" text:ref-name="refndigits">105</text:reference-ref></text:span>), returned as a string of type <text:span text:style-name="T9">Rexx</text:span>. This will be one or more Arabic numerals, with no leading blanks, zeros, or sign, and no trailing blanks or exponent. </text:p>
            <text:p text:style-name="Text_20_body"><text:span text:style-name="T9">digits</text:span> can only appear alone, or at the start of a compound term. </text:p>
          </table:table-cell>
        </table:table-row>
        <table:table-row>
          <table:table-cell table:style-name="dl117.A1" office:value-type="string">
            <text:p text:style-name="Table_20_Contents"><text:reference-mark text:name="refswform"/><text:span text:style-name="T9">form </text:span><text:alphabetical-index-mark text:string-value="special word" text:key1="FORM"/><text:alphabetical-index-mark text:string-value="form" text:key1="Words" text:key2="special"/><text:alphabetical-index-mark text:string-value="form" text:key1="Names" text:key2="special"/><text:alphabetical-index-mark text:string-value="form" text:key1="Special words"/></text:p>
          </table:table-cell>
          <table:table-cell table:style-name="dl117.A1" office:value-type="string">
            <text:p text:style-name="Text_20_body">The current setting of <text:span text:style-name="T11">numeric form</text:span> (see page <text:span text:style-name="T15"><text:reference-ref text:reference-format="page" text:ref-name="refnform">105</text:reference-ref></text:span>), returned as a string of type <text:span text:style-name="T9">Rexx</text:span>. This will have either the value “<text:span text:style-name="T9">scientific</text:span>” or the value “<text:span text:style-name="T9">engineering</text:span>”. </text:p>
            <text:p text:style-name="Text_20_body"><text:span text:style-name="T9">form</text:span> can only appear alone, or at the start of a compound term. </text:p>
          </table:table-cell>
        </table:table-row>
        <table:table-row>
          <table:table-cell table:style-name="dl117.A1" office:value-type="string">
            <text:p text:style-name="Table_20_Contents"><text:reference-mark text:name="refswleng"/><text:span text:style-name="T9">length </text:span><text:alphabetical-index-mark text:string-value="special word" text:key1="LENGTH"/><text:alphabetical-index-mark text:string-value="length" text:key1="Words" text:key2="special"/><text:alphabetical-index-mark text:string-value="length" text:key1="Names" text:key2="special"/><text:alphabetical-index-mark text:string-value="length" text:key1="Special words"/></text:p>
          </table:table-cell>
          <table:table-cell table:style-name="dl117.A1" office:value-type="string">
            <text:p text:style-name="Text_20_body">The length of an array (see page <text:span text:style-name="T15"><text:reference-ref text:reference-format="page" text:ref-name="refarray">75</text:reference-ref></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15">foo=char[7] <text:line-break/>say foo.length <text:s text:c="4"/>/* would say '7' */ </text:p>
            <text:p text:style-name="Text_20_body"><text:soft-page-break/>Note that you can get the length of a NetRexx string with the same syntax.<text:note text:id="ftn62" text:note-class="footnote"><text:note-citation>62</text:note-citation><text:note-body><text:p text:style-name="P2">Unless <text:span text:style-name="T12">options strictargs</text:span> is in effect. </text:p></text:note-body></text:note> In that case, however, a <text:span text:style-name="T9">length()</text:span> method is being invoked. </text:p>
          </table:table-cell>
        </table:table-row>
        <table:table-row>
          <table:table-cell table:style-name="dl117.A1" office:value-type="string">
            <text:p text:style-name="Table_20_Contents"><text:reference-mark text:name="refswnull"/><text:span text:style-name="T9">null </text:span><text:alphabetical-index-mark text:string-value="null" text:key1="References"/><text:alphabetical-index-mark text:string-value="Empty reference, null"/><text:alphabetical-index-mark text:string-value="NULL special word"/><text:alphabetical-index-mark text:string-value="null" text:key1="Words" text:key2="special"/><text:alphabetical-index-mark text:string-value="null" text:key1="Names" text:key2="special"/><text:alphabetical-index-mark text:string-value="null" text:key1="Special words"/></text:p>
          </table:table-cell>
          <table:table-cell table:style-name="dl117.A1" office:value-type="string">
            <text:p text:style-name="Text_20_body">The <text:span text:style-name="T5">empty reference</text:span>. <text:s/>This is a special value that represents “no value” and may be 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15">blob=int[3] <text:s text:c="2"/>-- 'blob' refers to array of 3 ints <text:line-break/>blob=null <text:s text:c="4"/>-- 'blob' is still of type int[], <text:line-break/>  <text:s text:c="12"/>-- but refers to no real object <text:line-break/>mob=Mark null -- 'mob' is type 'Mark' </text:p>
            <text:p text:style-name="Text_20_body">The <text:span text:style-name="T9">null</text:span> value may be considered to represent the state of being uninitialized. <text:s/>It can only appear as simple symbol, not as a part of a compound term. </text:p>
          </table:table-cell>
        </table:table-row>
        <table:table-row>
          <table:table-cell table:style-name="dl117.A1" office:value-type="string">
            <text:p text:style-name="Table_20_Contents"><text:reference-mark text:name="refswsourc"/><text:span text:style-name="T9">source </text:span><text:alphabetical-index-mark text:string-value="filename of" text:key1="Class"/><text:alphabetical-index-mark text:string-value="filename of" text:key1="Program"/><text:alphabetical-index-mark text:string-value="SOURCE special word"/><text:alphabetical-index-mark text:string-value="source" text:key1="Words" text:key2="special"/><text:alphabetical-index-mark text:string-value="source" text:key1="Names" text:key2="special"/><text:alphabetical-index-mark text:string-value="source" text:key1="Special words"/></text:p>
          </table:table-cell>
          <table:table-cell table:style-name="dl117.A1" office:value-type="string">
            <text:p text:style-name="Text_20_body">Returns a string of type <text:span text:style-name="T9">Rexx</text:span> identifying the source of the current class. The string consists of the following words, with a single blank between the words and no trailing or leading blanks: </text:p>
            <text:list xml:id="ol118" text:style-name="L1">
              <text:list-item>
                <text:p text:style-name="P18">the name of the underlying environment (<text:span text:style-name="T5">e.g.</text:span>, <text:span text:style-name="T9">Java</text:span>) </text:p>
              </text:list-item>
              <text:list-item>
                <text:p text:style-name="P18">either <text:span text:style-name="T9">method</text:span> (if the term is being used within a method) or <text:span text:style-name="T9">class</text:span> (if the term is being used within a property assignment, before the first method in a class) </text:p>
              </text:list-item>
              <text:list-item>
                <text:p text:style-name="P18">an implementation-dependent representation of the name of the source stream for the class (<text:span text:style-name="T5">e.g.</text:span>, <text:span text:style-name="T9">Fred.nrx</text:span>). </text:p>
              </text:list-item>
            </text:list>
            <text:p text:style-name="Text_20_body"><text:span text:style-name="T9">source</text:span> can only appear alone, or at the start of a compound term. </text:p>
          </table:table-cell>
        </table:table-row>
        <table:table-row>
          <table:table-cell table:style-name="dl117.A1" office:value-type="string">
            <text:p text:style-name="Table_20_Contents"><text:reference-mark text:name="refswsourl"/><text:span text:style-name="T9">sourceline </text:span><text:alphabetical-index-mark text:string-value="special word" text:key1="SOURCELINE"/><text:alphabetical-index-mark text:string-value="sourceline" text:key1="Words, special"/><text:alphabetical-index-mark text:string-value="sourceline" text:key1="Names, special"/><text:alphabetical-index-mark text:string-value="sourceline" text:key1="Special words"/></text:p>
          </table:table-cell>
          <table:table-cell table:style-name="dl117.A1" office:value-type="string">
            <text:p text:style-name="Text_20_body">The line number of the first token of the current clause in the NetRexx program, returned as a string of type <text:span text:style-name="T9">Rexx</text:span>. This will be one or more Arabic numerals, with no leading blanks, zeros, or sign, and no trailing blanks or exponent. </text:p>
            <text:p text:style-name="Text_20_body"><text:span text:style-name="T9">sourceline</text:span> can only appear alone, or at the start of a compound term. </text:p>
          </table:table-cell>
        </table:table-row>
        <table:table-row>
          <table:table-cell table:style-name="dl117.A1" office:value-type="string">
            <text:p text:style-name="Table_20_Contents"><text:reference-mark text:name="refswsuper"/><text:span text:style-name="T9">super </text:span><text:alphabetical-index-mark text:string-value="to current object" text:key1="References"/><text:alphabetical-index-mark text:string-value="special word" text:key1="SUPER"/><text:alphabetical-index-mark text:string-value="super" text:key1="Words" text:key2="special"/><text:alphabetical-index-mark text:string-value="super" text:key1="Names" text:key2="special"/><text:alphabetical-index-mark text:string-value="super" text:key1="Special word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9">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15">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9">super.</text:span>” is perhaps the clearest way to indicate that name refers to a property of a superclass rather than to a local variable. (You could also qualify it by the name of the superclass.) </text:p>
            <text:p text:style-name="Text_20_body"><text:span text:style-name="T9">super</text:span> can only appear alone, or at the start of a compound term. </text:p>
          </table:table-cell>
        </table:table-row>
        <text:soft-page-break/>
        <table:table-row>
          <table:table-cell table:style-name="dl117.A1" office:value-type="string">
            <text:p text:style-name="Table_20_Contents"><text:reference-mark text:name="refswthis"/><text:span text:style-name="T9">this </text:span><text:alphabetical-index-mark text:string-value="to current object" text:key1="References"/><text:alphabetical-index-mark text:string-value="special word" text:key1="THIS"/><text:alphabetical-index-mark text:string-value="this" text:key1="Words" text:key2="special"/><text:alphabetical-index-mark text:string-value="this" text:key1="Names" text:key2="special"/><text:alphabetical-index-mark text:string-value="this" text:key1="Special words"/></text:p>
          </table:table-cell>
          <table:table-cell table:style-name="dl117.A1" office:value-type="string">
            <text:p text:style-name="Text_20_body">Returns a reference to the current object. When a method is invoked, for example in: </text:p>
            <text:p text:style-name="P15">word=Rexx "hello" <text:s/>-- 'word' refers to "hello" <text:line-break/>say word.substr(3) -- invokes substr on "hello" </text:p>
            <text:p text:style-name="Text_20_body">then the method <text:span text:style-name="T9">substr</text:span> in the class <text:span text:style-name="T9">Rexx</text:span> is invoked, with argument <text:span text:style-name="T9">'3'</text:span>, and with the properties of the value (object) <text:span text:style-name="T9">"hello"</text:span> available to it. These properties may be accessed simply by name, or (more explicitly) by prefixing the name with “<text:span text:style-name="T9">this.</text:span>”. Using “<text:span text:style-name="T9">this.</text:span>” can make a method more readable, especially when several objects of the same type are being manipulated in the method. </text:p>
            <text:p text:style-name="Text_20_body"><text:span text:style-name="T9">this</text:span> can only appear alone, or at the start of a compound term. </text:p>
          </table:table-cell>
        </table:table-row>
        <table:table-row>
          <table:table-cell table:style-name="dl117.A1" office:value-type="string">
            <text:p text:style-name="Table_20_Contents"><text:reference-mark text:name="refswtrace"/><text:span text:style-name="T9">trace </text:span><text:alphabetical-index-mark text:string-value="special word" text:key1="TRACE"/><text:alphabetical-index-mark text:string-value="trace" text:key1="Words" text:key2="special"/><text:alphabetical-index-mark text:string-value="trace" text:key1="Names" text:key2="special"/><text:alphabetical-index-mark text:string-value="trace" text:key1="Special words"/></text:p>
          </table:table-cell>
          <table:table-cell table:style-name="dl117.A1" office:value-type="string">
            <text:p text:style-name="Text_20_body">The current <text:span text:style-name="T11">trace</text:span> (see page <text:span text:style-name="T15"><text:reference-ref text:reference-format="page" text:ref-name="reftrace">121</text:reference-ref></text:span>) setting, returned as a NetRexx string. This will be one of the words: </text:p>
            <text:p text:style-name="P15">off var methods all results </text:p>
            <text:p text:style-name="Text_20_body">(<text:span text:style-name="T9">var</text:span> is returned when clause tracing is off but variable tracing has then been turned on using a <text:span text:style-name="T11">trace var</text:span> instruction.) </text:p>
            <text:p text:style-name="Text_20_body"><text:span text:style-name="T9">trace</text:span> can only appear alone, or at the start of a compound term. </text:p>
          </table:table-cell>
        </table:table-row>
        <table:table-row>
          <table:table-cell table:style-name="dl117.A1" office:value-type="string">
            <text:p text:style-name="Table_20_Contents"><text:reference-mark text:name="refswvers"/><text:span text:style-name="T9">version </text:span><text:alphabetical-index-mark text:string-value="VERSION special word"/><text:alphabetical-index-mark text:string-value="version" text:key1="Words" text:key2="special"/><text:alphabetical-index-mark text:string-value="version" text:key1="Names" text:key2="special"/><text:alphabetical-index-mark text:string-value="version" text:key1="Special words"/></text:p>
          </table:table-cell>
          <table:table-cell table:style-name="dl117.A1" office:value-type="string">
            <text:p text:style-name="Text_20_body">Returns a string of type <text:span text:style-name="T9">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18">A word describing the language. <text:s/>The first seven letters will be the characters <text:span text:style-name="T9">NetRexx</text:span>, and the remainder may be used to identify a particular implementation or language processor. This word may not include any periods. </text:p>
              </text:list-item>
              <text:list-item>
                <text:p text:style-name="P18">The language level description, which must be a number with no sign or exponential part. For example, “<text:span text:style-name="T9"><text:user-field-get text:name="vers">3.00</text:user-field-get></text:span>” is the language level of this definition. </text:p>
              </text:list-item>
              <text:list-item>
                <text:p text:style-name="P18">Three words describing the language processor release date in the same format as the default for the Rexx “<text:span text:style-name="T9">date()</text:span>” function.<text:note text:id="ftn63" text:note-class="footnote"><text:note-citation>63</text:note-citation><text:note-body><text:p text:style-name="Footnote">As defined in <text:span text:style-name="T5">American National Standard for Information Technology – Programming Language REXX, X3.274-1996</text:span>, American National Standards Institute, New York, 1996. </text:p></text:note-body></text:note> For example, “<text:span text:style-name="T9"><text:user-field-get text:name="vdate">22 May 2009</text:user-field-get></text:span>”. </text:p>
              </text:list-item>
            </text:list>
            <text:p text:style-name="Text_20_body"><text:span text:style-name="T9">version</text:span> can only appear alone, or at the start of a compound term. </text:p>
          </table:table-cell>
        </table:table-row>
      </table:table>
      <text:h text:style-name="Heading_20_3" text:outline-level="3"><text:reference-mark text:name="refspecm"/>Special methods</text:h>
      <text:p text:style-name="Text_20_body"><text:alphabetical-index-mark text:string-value="special" text:key1="Constructors"/><text:alphabetical-index-mark text:string-value="special" text:key1="Methods"/><text:alphabetical-index-mark text:string-value="Special method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uper" text:key1="Special methods"/><text:alphabetical-index-mark text:string-value="this" text:key1="Special methods"/><text:alphabetical-index-mark text:string-value="special method" text:key1="THIS"/><text:alphabetical-index-mark text:string-value="special method" text:key1="SUPER"/>This is simplified and made explicit by the provision of the special method names <text:span text:style-name="T9">super</text:span> and <text:span text:style-name="T9">this</text:span>, which refer to constructors of the superclass and current class respectively. <text:s/>These special methods are only recognized when used as the first, method call, instruction in a constructor, as described in <text:span text:style-name="T5">Methods and constructors</text:span> (see page <text:span text:style-name="T15"><text:reference-ref text:reference-format="page" text:ref-name="refmethcon">54</text:reference-ref></text:span>). Their names will be recognized independently of case.<text:note text:id="ftn64" text:note-class="footnote"><text:note-citation>64</text:note-citation><text:note-body><text:p text:style-name="P2">Unless <text:span text:style-name="T12">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5"><text:reference-ref text:reference-format="page" text:ref-name="refbincon">152</text:reference-ref></text:span>). </text:p>
      <text:h text:style-name="Heading_20_2" text:outline-level="2"><text:reference-mark text:name="refparsing"/>Parsing templates</text:h>
      <text:p text:style-name="Text_20_body"><text:alphabetical-index-mark text:string-value="general rules" text:key1="Templates, parsing"/><text:alphabetical-index-mark text:string-value="general rules" text:key1="Parsing"/><text:alphabetical-index-mark text:string-value="parsing rules" text:key1="PARSE"/><text:alphabetical-index-mark text:string-value="Templates, parsing"/><text:alphabetical-index-mark text:string-value="Parsing templates"/><text:alphabetical-index-mark text:string-value="Parsing"/>The <text:span text:style-name="T11">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Introduction to parsing</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15">parse 'This is a sentence.' v1 v2 v3 </text:p>
      <text:p text:style-name="Text_20_body">the term (in this case a literal string) following the instruction keyword is parsed, and then: <text:s/>the variable v1 would be assigned the value “<text:span text:style-name="T9">This</text:span>”, v2 would be assigned the value “<text:span text:style-name="T9">is</text:span>”, and v3 would be assigned the value “<text:span text:style-name="T9">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15">parse 'To be, or not to be?' w1 ',' w2 </text:p>
      <text:p text:style-name="Text_20_body">would cause the string to be scanned for the comma, and then split at that point; the variable w1 would be set to “<text:span text:style-name="T9">To be</text:span>”, and w2 is set to “<text:span text:style-name="T9">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15">parse 'To be, or not to be?' w1 ',' w2 w3 w4 </text:p>
      <text:p text:style-name="Text_20_body">w2 and w3 would be assigned the values “<text:span text:style-name="T9">or</text:span>” and “<text:span text:style-name="T9">not</text:span>”, and w4 would be assigned the remainder: “<text:span text:style-name="T9">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ext:soft-page-break/>The pattern may be specified as a variable, by putting the variable name in parentheses. <text:s/>The following instructions therefore have the same effect as the last example: </text:p>
      <text:p text:style-name="P15">c=',' <text:line-break/>parse 'To be, or not to be?' w1 (c) w2 w3 w4 </text:p>
      <text:p text:style-name="Text_20_body">The third parsing mechanism is the numeric positional pattern. This works in the same way as the string pattern except that it specifies a column number. <text:s/>So: </text:p>
      <text:p text:style-name="P15">parse 'Flying pigs have wings' x1 5 x2 </text:p>
      <text:p text:style-name="Text_20_body">would split the string at the fifth column, so x1 would be “<text:span text:style-name="T9">Flyi</text:span>” and x2 would start at column 5 and so be “<text:span text:style-name="T9">ng pigs have wings</text:span>”. </text:p>
      <text:p text:style-name="Text_20_body">More than one pattern is allowed, so for example: </text:p>
      <text:p text:style-name="P15">parse 'Flying pigs have wings' x1 5 x2 10 x3 </text:p>
      <text:p text:style-name="Text_20_body">would split the string at columns 5 and 10, so x2 would be “<text:span text:style-name="T9">ng pi</text:span>” and x3 would be “<text:span text:style-name="T9">gs have wings</text:span>”. </text:p>
      <text:p text:style-name="Text_20_body">The numbers can be relative to the last number used, so: </text:p>
      <text:p text:style-name="P15">parse 'Flying pigs have wings' x1 5 x2 +5 x3 </text:p>
      <text:p text:style-name="Text_20_body">would have exactly the same effect as the last example; here the <text:span text:style-name="T9">+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9">=</text:span>”) instead of a plus or minus sign. The last example could therefore be written: </text:p>
      <text:p text:style-name="P15">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Parsing definition</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text:soft-page-break/>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Setting a variable during parsing is identical in effect to setting a variable in an assignment. </text:p>
      <text:p text:style-name="Text_20_body">The constructs that may appear as patterns fall into two categories; patterns that act by searching for a 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9">is</text:span>” and also after the second comma: </text:p>
      <text:p text:style-name="P15">'This is <text:s/>the text which, I think, <text:s/>is scanned.' </text:p>
      <text:h text:style-name="Heading_20_4" text:outline-level="4">Parsing with literal patterns</text:h>
      <text:p text:style-name="Text_20_body"><text:alphabetical-index-mark text:string-value="Literal patterns"/><text:alphabetical-index-mark text:string-value="literal patterns" text:key1="Parsing"/><text:alphabetical-index-mark text:string-value="in parsing" text:key1="Patterns"/><text:alphabetical-index-mark text:string-value="patterns" text:key1="Parsing"/>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15">w1 ',' w2 ',' w3 </text:p>
      <text:p text:style-name="Text_20_body">when parsing the sample string, results in: </text:p>
      <text:p text:style-name="P15"><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15">w1 ',' w2 ',' w3 ',' w4 </text:p>
      <text:p text:style-name="Text_20_body">which would result in: </text:p>
      <text:p text:style-name="P15"><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9">','</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selecting words" text:key1="Parsing"/><text:alphabetical-index-mark text:string-value="in parsing" text:key1="Words"/>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text:soft-page-break/>remainder of the string). The values of the variables which are assigned words will have neither leading nor trailing blanks. </text:p>
      <text:p text:style-name="Text_20_keep">Thus the template: </text:p>
      <text:p text:style-name="P15">w1 w2 w3 w4 ',' </text:p>
      <text:p text:style-name="Text_20_keep">would result in: </text:p>
      <text:p text:style-name="P15"><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15">w1 ' ' w2 ' ' w3 ' ' w4 ',' </text:p>
      <text:p text:style-name="Text_20_body">would in fact result in: </text:p>
      <text:p text:style-name="P15"><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 (period)"/><text:alphabetical-index-mark text:string-value="as placeholder in parsing" text:key1="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15"> . . . word4 . </text:p>
      <text:p text:style-name="Text_20_body">would extract the fourth word (“<text:span text:style-name="T9">text</text:span>”) from the sample string and place it in the variable word4. Blanks between successive periods in templates may be omitted, so the template: </text:p>
      <text:p text:style-name="P15"> ... word4 . </text:p>
      <text:p text:style-name="Text_20_body">would have the same result as the last template. </text:p>
      <text:h text:style-name="Heading_20_4" text:outline-level="4">Parsing with positional patterns</text:h>
      <text:p text:style-name="Text_20_body"><text:alphabetical-index-mark text:string-value="Positional patterns"/><text:alphabetical-index-mark text:string-value="positional patterns" text:key1="Parsing"/>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text:soft-page-break/>patterns are used. <text:alphabetical-index-mark text:string-value="Column specification in parsing"/><text:alphabetical-index-mark text:string-value="column specification in parsing" text:key1="Absolute"/></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15">s1 10 s2 20 s3 </text:p>
      <text:p text:style-name="Text_20_body">results in: </text:p>
      <text:p text:style-name="P15"><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absolute columns" text:key1="Parsing"/><text:alphabetical-index-mark text:string-value="in parsing template" text:key1="= equals sign"/>An equals sign (“<text:span text:style-name="T9">=</text:span>”) may be placed before the number to indicate explicitly that it is to be used as an absolute column position; the last template could have been written: </text:p>
      <text:p text:style-name="P15">s1 =10 s2 =20 s3 </text:p>
      <text:p text:style-name="Text_20_body">A positional pattern that has no sign or is preceded by the equals sign is known as an <text:span text:style-name="T5">absolute positional pattern</text:span>. <text:alphabetical-index-mark text:string-value="in parsing template" text:key1="- minus sign"/><text:alphabetical-index-mark text:string-value="in parsing template" text:key1="+ plus sign"/><text:alphabetical-index-mark text:string-value="Relative column specification in parsing"/><text:alphabetical-index-mark text:string-value="positional pattern" text:key1="Absolute"/></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15">parse '123456789' <text:s/>3 w1 +3 w2 3 w3 </text:p>
      <text:p text:style-name="Text_20_body">result in </text:p>
      <text:p text:style-name="P15"><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9">+3</text:span> in this case is equivalent to the absolute number <text:span text:style-name="T9">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15">parse x 1 w1 1 w2 1 w3 </text:p>
      <text:p text:style-name="Text_20_body">This results in assigning the (entire) value of x to w1, w2, and w3. (The first “<text:span text:style-name="T9">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ext:soft-page-break/>to the left of the first column of the data, this is not an error but instead is taken to specify the first 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15">',' -1 x +1 </text:p>
      <text:p text:style-name="Text_20_keep">will: </text:p>
      <text:list xml:id="ol120" text:style-name="L1">
        <text:list-item>
          <text:p text:style-name="P18">Find the first comma in the input (or the end of the string if there is no comma). </text:p>
        </text:list-item>
        <text:list-item>
          <text:p text:style-name="P18">Back up one position. </text:p>
        </text:list-item>
        <text:list-item>
          <text:p text:style-name="P18">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15">/* Ensure options have a leading blank and are <text:line-break/>  <text:s/>in uppercase before parsing. */ <text:line-break/>parse (' 'opts).upper ' PR' +1 prword ' ' </text:p>
      <text:p text:style-name="Text_20_body">will set the variable prword to the first word in opts that starts with “<text:span text:style-name="T9">PR</text:span>” (in any case), or will set it to the null string if no such word exists. </text:p>
      <text:p text:style-name="Text_20_keep"><text:span text:style-name="T4">Notes:</text:span> </text:p>
      <text:list xml:id="ol121" text:style-name="L1">
        <text:list-item>
          <text:p text:style-name="P18">The positional patterns <text:span text:style-name="T9">+0</text:span> and <text:span text:style-name="T9">-0</text:span> are valid, have the same effect, and may be used to include the whole of a previous literal (or variable) pattern within the data string to be parsed into any following variables. </text:p>
        </text:list-item>
        <text:list-item>
          <text:p text:style-name="P18">As illustrated in the last example, patterns may follow each other in the template without intervening variable names. <text:s/>In this case each pattern is obeyed in turn from left to right, as usual. </text:p>
        </text:list-item>
        <text:list-item>
          <text:p text:style-name="P18">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templates" text:key1="Parentheses"/><text:alphabetical-index-mark text:string-value="variable patterns" text:key1="Parsing"/><text:alphabetical-index-mark text:string-value="in parsing patterns" text:key1="Variabl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9">=</text:span>”, “<text:span text:style-name="T9">+</text:span>”, or “<text:span text:style-name="T9">-</text:span>”) the value of the variable is then used as though it were a literal (string) pattern. The variable may be one that has been set earlier in the parsing process, so for example: </text:p>
      <text:p text:style-name="P15">input="L/look for/1 10" <text:line-break/>parse input <text:s/>verb 2 delim +1 string (delim) rest </text:p>
      <text:p text:style-name="Text_20_body">will set: </text:p>
      <text:p text:style-name="P15"><text:soft-page-break/><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reference-mark text:name="refnums"/>Numbers and Arithmetic</text:h>
      <text:p text:style-name="Text_20_body"><text:alphabetical-index-mark text:string-value="arithmetic" text:key1="Rexx"/><text:alphabetical-index-mark text:string-value="arbitrary" text:key1="Precision"/><text:alphabetical-index-mark text:string-value="Arbitrary precision arithmetic"/><text:alphabetical-index-mark text:string-value="see Numbers" text:key1="Simple number"/><text:alphabetical-index-mark text:string-value="see Numbers" text:key1="Pure numbers"/><text:alphabetical-index-mark text:string-value="Integer arithmetic"/><text:alphabetical-index-mark text:string-value="arithmetic" text:key1="Decimal"/><text:alphabetical-index-mark text:string-value="Arithmetic"/>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Introduction</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15">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9">E</text:span>” that indicates how the decimal point will be shifted. <text:s/>Thus <text:span text:style-name="T9">4E+9</text:span> above is just a short way of writing <text:span text:style-name="T9">4000000000</text:span>, and <text:span text:style-name="T9">0.73e-7</text:span> is short for <text:span text:style-name="T9">0.000000073</text:span>.) <text:alphabetical-index-mark text:string-value="Remainder operator"/><text:alphabetical-index-mark text:string-value="integer" text:key1="Division"/><text:alphabetical-index-mark text:string-value="Integer division"/><text:alphabetical-index-mark text:string-value="operators" text:key1="Arithmetic"/><text:alphabetical-index-mark text:string-value="arithmetic on" text:key1="Numbers"/><text:alphabetical-index-mark text:string-value="arithmetic" text:key1="Operators"/></text:p>
      <text:p text:style-name="Text_20_body">The arithmetic operators include addition (indicated by a “<text:span text:style-name="T9">+</text:span>”), subtraction (“<text:span text:style-name="T9">-</text:span>”), multiplication (“<text:span text:style-name="T9">*</text:span>”), power (“<text:span text:style-name="T9">**</text:span>”), and division (“<text:span text:style-name="T9">/</text:span>”). There are also two further division operators: integer divide (“<text:span text:style-name="T9">%</text:span>”) which divides and returns the integer part, and remainder (“<text:span text:style-name="T9">//</text:span>”) which divides and returns the remainder. Prefix plus (“<text:span text:style-name="T9">+</text:span>”) and prefix minus (“<text:span text:style-name="T9">-</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19">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19">You can change the default of 9 significant digits by using the <text:span text:style-name="T11">numeric digits</text:span> instruction. <text:s/>This lets you calculate using as many digits as you need – thousands, if necessary. </text:p>
        </text:list-item>
        <text:list-item>
          <text:p text:style-name="P19">Except for the division and power operators, trailing zeros are preserved (this is in contrast to most electronic calculators, which remove all trailing zeros in the decimal part of results). So, for example: </text:p>
          <text:p text:style-name="P30">2.40 + 2 <text:s/>=&gt; <text:s/>4.40 <text:line-break/>2.40 - 2 <text:s/>=&gt; <text:s/>0.40 <text:line-break/>2.40 * 2 <text:s/>=&gt; <text:s/>4.80 <text:line-break/>2.40 / 2 <text:s/>=&gt; <text:s/>1.2 </text:p>
          <text:p text:style-name="P19"><text:soft-page-break/>This preservation of trailing zeros is desirable for most calculations (and especially financial calculations). </text:p>
          <text:p text:style-name="P19">If necessary, trailing zeros may be easily removed with the <text:span text:style-name="T9">strip</text:span> method (see page <text:span text:style-name="T15"><text:reference-ref text:reference-format="page" text:ref-name="refstrip">168</text:reference-ref></text:span>), or by division by 1. </text:p>
        </text:list-item>
        <text:list-item>
          <text:p text:style-name="P19">A zero result is always expressed as the single digit <text:span text:style-name="T9">'0'</text:span>. </text:p>
        </text:list-item>
        <text:list-item>
          <text:p text:style-name="P19">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9">0.000001</text:span>, then the number will be expressed in exponential notation; thus </text:p>
          <text:p text:style-name="P30">1e+6 * 1e+6 </text:p>
          <text:p text:style-name="P19">results in “<text:span text:style-name="T9">1E+12</text:span>” instead of “<text:span text:style-name="T9">1000000000000</text:span>”, and </text:p>
          <text:p text:style-name="P30">1 / 3E+10 </text:p>
          <text:p text:style-name="P19">results in “<text:span text:style-name="T9">3.33333333E-11</text:span>” instead of “<text:span text:style-name="T9">0.0000000000333333333</text:span>”. </text:p>
        </text:list-item>
        <text:list-item>
          <text:p text:style-name="P19">Any mixture of Arabic numerals (0-9) and Extra digits (see page <text:span text:style-name="T15"><text:reference-ref text:reference-format="page" text:ref-name="refsyms">42</text:reference-ref></text:span>) can be used for the digits in numbers used in calculations. <text:s/>The results are expressed using Arabic numerals. </text:p>
        </text:list-item>
      </text:list>
      <text:h text:style-name="Heading_20_3" text:outline-level="3">Definition</text:h>
      <text:p text:style-name="Text_20_body">This definition describes arithmetic for NetRexx strings (type <text:span text:style-name="T9">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9">+</text:span>” or “<text:span text:style-name="T9">-</text:span>”) which must come before any digits or decimal point. The sign may also have leading or trailing blanks. Thus: <text:alphabetical-index-mark text:string-value="in numbers" text:key1="Digits"/><text:alphabetical-index-mark text:string-value="part of a number" text:key1="Numeric"/></text:p>
      <text:p text:style-name="P15">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5"><text:reference-ref text:reference-format="page" text:ref-name="refsyms">42</text:reference-ref></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 (period)"/><text:alphabetical-index-mark text:string-value="in numbers" text:key1="Period"/></text:p>
      <text:p text:style-name="Text_20_body">Note that a single period alone is not a valid number. </text:p>
      <text:h text:style-name="Heading_20_4" text:outline-level="4"><text:soft-page-break/><text:reference-mark text:name="refndi2"/>Precision</text:h>
      <text:p text:style-name="Text_20_body"><text:alphabetical-index-mark text:string-value="DIGITS" text:key1="NUMERIC"/><text:alphabetical-index-mark text:string-value="on NUMERIC instruction" text:key1="DIGITS"/><text:alphabetical-index-mark text:string-value="Significant digits, in arithmetic"/><text:alphabetical-index-mark text:string-value="of arithmetic" text:key1="Precision"/><text:alphabetical-index-mark text:string-value="precision" text:key1="Arithmetic"/>The maximum number of significant digits that can result from an arithmetic operation is controlled by the <text:span text:style-name="T11">digits</text:span> keyword on the <text:span text:style-name="T11">numeric</text:span> instruction (see page <text:span text:style-name="T15"><text:reference-ref text:reference-format="page" text:ref-name="refnumeric">105</text:reference-ref></text:span>): </text:p>
      <text:p text:style-name="P15"><text:span text:style-name="T11">numeric digits</text:span> [<text:span text:style-name="T5">expression</text:span>]; </text:p>
      <text:p text:style-name="Text_20_body">The expression is evaluated and must result in a positive whole number. This defines the precision (number of significant digits) to which arithmetic calculations will be carried out; results will be rounded to that precision, if necessary. </text:p>
      <text:p text:style-name="Text_20_body">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9">digits</text:span> refers to the current setting of <text:span text:style-name="T11">numeric digits</text:span>. This setting may also be referred to in expressions in programs by using the <text:span text:style-name="T9">digits</text:span> special word (see page <text:span text:style-name="T15"><text:reference-ref text:reference-format="page" text:ref-name="refspecial">131</text:reference-ref></text:span>). </text:p>
      <text:h text:style-name="Heading_20_4" text:outline-level="4">Arithmetic operators</text:h>
      <text:p text:style-name="Text_20_body"><text:alphabetical-index-mark text:string-value="operators" text:key1="Arithmetic"/><text:alphabetical-index-mark text:string-value="arithmetic on" text:key1="Numbers"/><text:alphabetical-index-mark text:string-value="arithmetic" text:key1="Operators"/>NetRexx arithmetic is effected by the operators “<text:span text:style-name="T9">+</text:span>”, “<text:span text:style-name="T9">-</text:span>”, “<text:span text:style-name="T9">*</text:span>”, “<text:span text:style-name="T9">/</text:span>”, “<text:span text:style-name="T9">%</text:span>”, “<text:span text:style-name="T9">//</text:span>”, and “<text:span text:style-name="T9">**</text:span>” (add, subtract, multiply, divide, integer divide, remainder, and power) which all act upon two terms, together with the prefix operators “<text:span text:style-name="T9">+</text:span>” and “<text:span text:style-name="T9">-</text:span>” (plus and minus) which both act on a single term. The result of all these operations is a NetRexx string, of type <text:span text:style-name="T9">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9">digits+1</text:span> significant digits<text:note text:id="ftn66" text:note-class="footnote"><text:note-citation>66</text:note-citation><text:note-body><text:p text:style-name="Footnote"><text:alphabetical-index-mark text:string-value="Guard digit in arithmetic"/>That is, to the precision set by <text:span text:style-name="T12">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2">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9">'0'</text:span>. <text:s/>For division, insignificant trailing zeros are removed after rounding. </text:p>
      <text:p text:style-name="Text_20_body">The <text:span text:style-name="T9">format</text:span> method (see page <text:span text:style-name="T15"><text:reference-ref text:reference-format="page" text:ref-name="refformat">163</text:reference-ref></text:span>) is defined to allow a number to be represented in a particular <text:soft-page-break/>format if the standard result provided by NetRexx does not meet requirements. </text:p>
      <text:h text:style-name="P29" text:outline-level="4">Arithmetic operation rules – basic operators</text:h>
      <text:p text:style-name="Text_20_body"><text:alphabetical-index-mark text:string-value="operation rules" text:key1="Arithmetic"/><text:alphabetical-index-mark text:string-value="Trailing zeros"/>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4">Addition and subtraction <text:alphabetical-index-mark text:string-value="arithmetic" text:key1="Prefix operators"/><text:alphabetical-index-mark text:string-value="subtraction operator" text:key1="- minus sign"/><text:alphabetical-index-mark text:string-value="definition" text:key1="Subtraction"/><text:alphabetical-index-mark text:string-value="addition operator" text:key1="+ plus sign"/><text:alphabetical-index-mark text:string-value="definition" text:key1="Addition"/></text:p>
          </table:table-cell>
          <table:table-cell table:style-name="dl123.A1" office:value-type="string">
            <text:p text:style-name="Text_20_body">If either number is zero then the other number, rounded to <text:span text:style-name="T9">digits</text:span> digits if necessary, is used as the result (with sign adjustment as appropriate). Otherwise, the two numbers are extended on the right and left as necessary up to a total maximum of <text:span text:style-name="T9">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9">yy.yyyyy</text:span> would have three digits truncated if <text:span text:style-name="T9">digits</text:span> were <text:span text:style-name="T9">5</text:span>. </text:p></text:note-body></text:note> The numbers are then added or subtracted as appropriate. <text:s/>For example: </text:p>
            <text:p text:style-name="P15">xxxx.xxx + yy.yyyyy </text:p>
            <text:p text:style-name="Text_20_body">becomes: </text:p>
            <text:p text:style-name="P15">  xxxx.xxx00 <text:line-break/>+ 00yy.yyyyy <text:line-break/>------------ <text:line-break/>  zzzz.zzzzz </text:p>
            <text:p text:style-name="Text_20_body">The result is then rounded to <text:span text:style-name="T9">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9">+number</text:span>” and “<text:span text:style-name="T9">-number</text:span>” are calculated as “<text:span text:style-name="T9">0+number</text:span>” and “<text:span text:style-name="T9">0-number</text:span>”, respectively. </text:p>
          </table:table-cell>
        </table:table-row>
        <table:table-row>
          <table:table-cell table:style-name="dl123.A1" office:value-type="string">
            <text:p text:style-name="P4">Multiplication <text:alphabetical-index-mark text:string-value="* multiplication operator"/><text:alphabetical-index-mark text:string-value="definition" text:key1="Multiplication"/></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15">xxx.xxx * yy.yyyyy </text:p>
            <text:p text:style-name="Text_20_body">becomes: </text:p>
            <text:p text:style-name="P15">zzzzz.zzzzzzzz </text:p>
            <text:p text:style-name="Text_20_body">and the result is then rounded to <text:span text:style-name="T9">digits</text:span> digits if necessary, counting from the first significant digit of the result. </text:p>
          </table:table-cell>
        </table:table-row>
        <table:table-row>
          <table:table-cell table:style-name="dl123.A1" office:value-type="string">
            <text:p text:style-name="P4">Division <text:alphabetical-index-mark text:string-value="definition" text:key1="Division"/><text:alphabetical-index-mark text:string-value="/ division operator"/></text:p>
          </table:table-cell>
          <table:table-cell table:style-name="dl123.A1" office:value-type="string">
            <text:p text:style-name="Text_20_body">For the division: </text:p>
            <text:p text:style-name="P15">yyy / xxxxx </text:p>
            <text:p text:style-name="Text_20_body">the following steps are taken: first, the number “<text:span text:style-name="T9">yyy</text:span>” is extended with zeros on the right until it is larger than the number “<text:span text:style-name="T9">xxxxx</text:span>” (with note being taken of the change in the power of ten that this implies). <text:s/>Thus in this example, “<text:span text:style-name="T9">yyy</text:span>” might become “<text:span text:style-name="T9">yyy00</text:span>”. Traditional long division then takes place, which can be written: </text:p>
            <text:p text:style-name="P15">  <text:s text:c="7"/>zzzz <text:line-break/>  <text:s text:c="4"/>.------ <text:line-break/>xxxxx | yyy00 </text:p>
            <text:p text:style-name="Text_20_body">The length of the result (“<text:span text:style-name="T9">zzzz</text:span>”) is such that the rightmost “<text:span text:style-name="T9">z</text:span>” will be at least as far right as the rightmost digit of the (extended) “<text:span text:style-name="T9">y</text:span>” number in the example. <text:s/>During the division, the “<text:span text:style-name="T9">y</text:span>” number will be extended further as necessary, and the “<text:span text:style-name="T9">z</text:span>” number <text:soft-page-break/>(which will not include any leading zeros) may increase up to <text:span text:style-name="T9">digits+1</text:span> digits, at which point the division stops and the result is rounded. Following completion of the division (and rounding if necessary), insignificant trailing zeros are removed. </text:p>
          </table:table-cell>
        </table:table-row>
      </table:table>
      <text:p text:style-name="Text_20_keep"><text:span text:style-name="T4">Examples:</text:span> </text:p>
      <text:p text:style-name="P15">/*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9">**</text:span>”), integer division (“<text:span text:style-name="T9">%</text:span>”), and remainder (“<text:span text:style-name="T9">//</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 power operator"/><text:alphabetical-index-mark text:string-value="definition" text:key1="Power operator"/><text:alphabetical-index-mark text:string-value="definition" text:key1="Exponentiation"/>The “<text:span text:style-name="T9">**</text:span>” (power) operator raises a number (on the left of the operator) to a power (on the right of the operator). The term on the right is rounded to <text:span text:style-name="T9">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9">x**n</text:span>”: “<text:span text:style-name="T9">n</text:span>” is converted to binary, and a temporary accumulator is set to 1. If “<text:span text:style-name="T9">n</text:span>” has the value 0 then the initial calculation is complete. Otherwise each bit (starting at the first non-zero bit) is inspected from left to right. If the current bit is 1 then the accumulator is multiplied by “<text:span text:style-name="T9">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9">digits+elength+1</text:span> digits. Here, <text:span text:style-name="T9">elength</text:span> is the length in decimal digits of the integer part of the whole number “<text:span text:style-name="T9">n</text:span>” (<text:span text:style-name="T5">i.e.</text:span>, excluding any sign, decimal part, decimal point, or insignificant leading zeros, as <text:soft-page-break/>though the operation <text:span text:style-name="T9">n%1</text:span> had been carried out and any sign removed). Finally, the result is rounded to <text:span text:style-name="T9">digits</text:span> digits, if necessary, and insignificant trailing zeros are removed. </text:p>
          </table:table-cell>
        </table:table-row>
        <table:table-row>
          <table:table-cell table:style-name="dl124.A1" office:value-type="string">
            <text:p text:style-name="P4">Integer division </text:p>
          </table:table-cell>
          <table:table-cell table:style-name="dl124.A1" office:value-type="string">
            <text:p text:style-name="Text_20_body"><text:alphabetical-index-mark text:string-value="% integer division operator"/><text:alphabetical-index-mark text:string-value="definition" text:key1="Integer division"/>The “<text:span text:style-name="T9">%</text:span>” (integer divide) operator divides two numbers and returns the integer part of the result. The result returned is defined to be that which would result from repeatedly 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9">digits</text:span> digits, the operation is in error and will fail – that is, the result cannot have more digits than the current setting of <text:span text:style-name="T11">numeric digits</text:span>. For example, <text:span text:style-name="T9">10000000000%3</text:span> requires ten digits to express the result exactly (<text:span text:style-name="T9">3333333333</text:span>) and would therefore fail if <text:span text:style-name="T9">digits</text:span> were <text:span text:style-name="T9">9</text:span> or smaller. </text:p>
          </table:table-cell>
        </table:table-row>
        <table:table-row>
          <table:table-cell table:style-name="dl124.A1" office:value-type="string">
            <text:p text:style-name="P4">Remainder </text:p>
          </table:table-cell>
          <table:table-cell table:style-name="dl124.A1" office:value-type="string">
            <text:p text:style-name="Text_20_body"><text:alphabetical-index-mark text:string-value="see Remainder operator" text:key1="Modulo"/><text:alphabetical-index-mark text:string-value="see Remainder operator" text:key1="Residue"/><text:alphabetical-index-mark text:string-value="// remainder operator"/><text:alphabetical-index-mark text:string-value="definition" text:key1="Remainder operator"/>The “<text:span text:style-name="T9">//</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15">/*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18">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18">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29" text:outline-level="4"><text:reference-mark text:name="refnumco"/>Numeric comparisons</text:h>
      <text:p text:style-name="Text_20_body"><text:alphabetical-index-mark text:string-value="comparison of" text:key1="Numbers"/><text:alphabetical-index-mark text:string-value="of numbers" text:key1="Comparison"/><text:alphabetical-index-mark text:string-value="comparative" text:key1="Operators"/><text:alphabetical-index-mark text:string-value="comparisons" text:key1="Arithmetic"/>Any of the comparative operators (see page <text:span text:style-name="T15"><text:reference-ref text:reference-format="page" text:ref-name="refcomps">63</text:reference-ref></text:span>) may be used for comparing numeric strings. However, the strict comparisons (for example, “<text:span text:style-name="T9">==</text:span>” and “<text:span text:style-name="T9">&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9">'0'</text:span> – that is, the operation: </text:p>
      <text:p text:style-name="P15">A ? B </text:p>
      <text:p text:style-name="Text_20_body">where “<text:span text:style-name="T9">?</text:span>” is any normal comparative operator, is identical to: </text:p>
      <text:p text:style-name="P15">(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Pure numbers"/><text:alphabetical-index-mark text:string-value="Ten, powers of"/>The definition of numbers above (see page <text:span text:style-name="T15"><text:reference-ref text:reference-format="page" text:ref-name="refdefnum">142</text:reference-ref></text:span>) describes “pure” numbers, in the sense that the character strings that describe numbers can be very long. </text:p>
      <text:p text:style-name="Text_20_keep"><text:span text:style-name="T4">Examples:</text:span> </text:p>
      <text:p text:style-name="P15">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15">numeric digits 5 <text:line-break/>say 54321*54321 </text:p>
      <text:p text:style-name="Text_20_body">would display “<text:span text:style-name="T9">2950800000</text:span>” if long form were to be used. This is misleading, as it appears that the result is an exact multiple of 100000, and so NetRexx would express the result in exponential notation, in this case “<text:span text:style-name="T9">2.9508E+9</text:span>”. <text:alphabetical-index-mark text:string-value="definition" text:key1="E-notation"/><text:alphabetical-index-mark text:string-value="definition" text:key1="Exponential notation"/><text:alphabetical-index-mark text:string-value="Powers of ten in numbers"/><text:alphabetical-index-mark text:string-value="part of a number" text:key1="Numeric"/><text:alphabetical-index-mark text:string-value="Significand of exponential numbers"/><text:alphabetical-index-mark text:string-value="Mantissa of exponential numbers"/><text:alphabetical-index-mark text:string-value="definition" text:key1="Numbers"/></text:p>
      <text:p text:style-name="Text_20_keep">The definition of <text:span text:style-name="T5">number</text:span> (see above) is therefore extended by replacing the description of <text:span text:style-name="T9">numeric</text:span> by the following: </text:p>
      <text:p text:style-name="P15">mantissa ::= <text:s/>digits . [digits] <text:line-break/>  <text:s text:c="12"/>| [.] digits <text:line-break/>numeric <text:s/>::= <text:s/>mantissa [E sign digits] </text:p>
      <text:p text:style-name="Text_20_body">In other words, the numeric part of a number may be followed by an “<text:span text:style-name="T9">E</text:span>” (indicating an exponential part), a sign, and an integer following the sign that represents a power of ten that is to be applied. The “<text:span text:style-name="T9">E</text:span>” may be in uppercase or lowercase. Note that no blanks are permitted within this part of a number, but the integer may have leading zeros. </text:p>
      <text:p text:style-name="Text_20_keep"><text:soft-page-break/><text:span text:style-name="T4">Examples:</text:span> </text:p>
      <text:p text:style-name="P15">12E+11 <text:s/>= <text:s/>1200000000000 <text:line-break/>12E-5 <text:s text:c="2"/>= <text:s/>0.00012 <text:line-break/> 12e+4 <text:s/>= <text:s/>120000 </text:p>
      <text:p text:style-name="Text_20_body">All valid numbers may be used as data for arithmetic. <text:s/>The results of calculations will be returned in exponential form depending on the setting of <text:span text:style-name="T11">numeric digits</text:span>. If the number of places needed before the decimal point exceeds <text:span text:style-name="T9">digits</text:span>, or if the absolute value of the result is less than <text:span text:style-name="T9">0.000001</text:span>, then exponential form will be used. The exponential form generated by NetRexx always has a sign following the “<text:span text:style-name="T9">E</text:span>”. If the exponent is 0 then the exponential part is omitted – that is, an exponential part of “<text:span text:style-name="T9">E+0</text:span>” will never be generated. </text:p>
      <text:p text:style-name="Text_20_body">If the default format for a number is not satisfactory for a particular application, then the <text:span text:style-name="T9">format</text:span> method may be used to control its format. <text:s/>Using this, numbers may be explicitly converted to exponential form or even forced to be returned in “pure” form. <text:alphabetical-index-mark text:string-value="FORM" text:key1="NUMERIC"/><text:alphabetical-index-mark text:string-value="option of NUMERIC instruction" text:key1="FORM"/><text:alphabetical-index-mark text:string-value="Engineering notation"/><text:alphabetical-index-mark text:string-value="Scientific notation"/><text:alphabetical-index-mark text:string-value="E-notation"/><text:alphabetical-index-mark text:string-value="Exponential notation"/><text:alphabetical-index-mark text:string-value="engineering" text:key1="Notation"/><text:alphabetical-index-mark text:string-value="scientific" text:key1="Notation"/><text:reference-mark text:name="refnfo2"/></text:p>
      <text:p text:style-name="Text_20_body">Different exponential notations may be selected with the <text:span text:style-name="T11">numeric form</text:span> instruction (see page <text:span text:style-name="T15"><text:reference-ref text:reference-format="page" text:ref-name="refnform">105</text:reference-ref></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9">1</text:span> through <text:span text:style-name="T9">999</text:span>. </text:p>
      <text:p text:style-name="Text_20_keep"><text:span text:style-name="T4">Examples:</text:span> </text:p>
      <text:p text:style-name="P15">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effect on whole numbers" text:key1="DIGITS"/><text:alphabetical-index-mark text:string-value="definition" text:key1="Whole number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rounding when numbers used" text:key1="DIGITS"/><text:alphabetical-index-mark text:string-value="when numbers used" text:key1="Rounding"/><text:alphabetical-index-mark text:string-value="numeric arguments of" text:key1="Functions"/><text:alphabetical-index-mark text:string-value="use of by NetRexx" text:key1="Number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9">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19">positional patterns, including variable positional patterns, in parsing templates (see page <text:span text:style-name="T15"><text:reference-ref text:reference-format="page" text:ref-name="refparsing">134</text:reference-ref></text:span>) </text:p>
        </text:list-item>
        <text:list-item>
          <text:p text:style-name="P19"><text:soft-page-break/>the power value (right hand operand) of the power operator (see page <text:span text:style-name="T15"><text:reference-ref text:reference-format="page" text:ref-name="refpower">146</text:reference-ref></text:span>) </text:p>
        </text:list-item>
        <text:list-item>
          <text:p text:style-name="P19">the values of <text:span text:style-name="T5">exprr</text:span> and <text:span text:style-name="T5">exprf</text:span> (following the <text:span text:style-name="T11">for</text:span> keyword) in the <text:span text:style-name="T11">loop</text:span> instruction (see page <text:span text:style-name="T15"><text:reference-ref text:reference-format="page" text:ref-name="refloop">92</text:reference-ref></text:span>) </text:p>
        </text:list-item>
        <text:list-item>
          <text:p text:style-name="P19">the value of <text:span text:style-name="T5">exprd</text:span> (following the <text:span text:style-name="T11">digits</text:span> keyword) in the <text:span text:style-name="T11">numeric</text:span> instruction (see page <text:span text:style-name="T15"><text:reference-ref text:reference-format="page" text:ref-name="refnumeric">105</text:reference-ref></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5"><text:reference-ref text:reference-format="page" text:ref-name="refbinary">151</text:reference-ref></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Underflow, arithmetic"/><text:alphabetical-index-mark text:string-value="Overflow, arithmetic"/><text:alphabetical-index-mark text:string-value="underflow" text:key1="Arithmetic"/><text:alphabetical-index-mark text:string-value="overflow" text:key1="Arithmetic"/><text:alphabetical-index-mark text:string-value="errors" text:key1="Arithmetic"/><text:alphabetical-index-mark text:string-value="exceptions" text:key1="Arithmetic"/><text:alphabetical-index-mark text:string-value="Errors during arithmetic"/><text:alphabetical-index-mark text:string-value="during arithmetic" text:key1="Exceptions"/>The following exceptions and errors may be signalled during arithmetic: </text:p>
      <text:list xml:id="ul127" text:style-name="L2">
        <text:list-item>
          <text:p text:style-name="P19">Divide exception </text:p>
          <text:p text:style-name="P19">This exception will be signalled if division by zero was attempted, or if the integer result of an integer divide or remainder operation had too many digits. </text:p>
        </text:list-item>
        <text:list-item>
          <text:p text:style-name="P19">Overflow/Underflow exception </text:p>
          <text:p text:style-name="P19">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9">-999999999</text:span> through <text:span text:style-name="T9">999999999</text:span>. </text:p>
        </text:list-item>
        <text:list-item>
          <text:p text:style-name="P19">Insufficient storage </text:p>
          <text:p text:style-name="P19">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reference-mark text:name="refbinary"/>Binary values and operations</text:h>
      <text:p text:style-name="Text_20_body"><text:alphabetical-index-mark text:string-value="values" text:key1="Binary"/><text:alphabetical-index-mark text:string-value="operations" text:key1="Binary"/><text:alphabetical-index-mark text:string-value="arithmetic" text:key1="Binary"/>By default, arithmetic and string operations in NetRexx are carried out using the NetRexx string class, <text:span text:style-name="T9">Rexx</text:span>, which offers the robust set of operators described in <text:span text:style-name="T5">Expressions and operators</text:span> (see page <text:span text:style-name="T15"><text:reference-ref text:reference-format="page" text:ref-name="refexpr">62</text:reference-ref></text:span>). </text:p>
      <text:p text:style-name="Text_20_body"><text:alphabetical-index-mark text:string-value="primitive" text:key1="Types"/><text:alphabetical-index-mark text:string-value="Primitive types"/>NetRexx implementations, however, may also provide <text:span text:style-name="T5">primitive</text:span> datatypes, as described in <text:span text:style-name="T5">Types and Classes</text:span> (see page <text:span text:style-name="T15"><text:reference-ref text:reference-format="page" text:ref-name="refprims">47</text:reference-ref></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5"><text:reference-ref text:reference-format="page" text:ref-name="refbincla">81</text:reference-ref></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5"><text:reference-ref text:reference-format="page" text:ref-name="refoptions">107</text:reference-ref></text:span>) instruction that indicates that all classes in a program are binary classes.<text:note text:id="ftn69" text:note-class="footnote"><text:note-citation>69</text:note-citation><text:note-body><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5"><text:reference-ref text:reference-format="page" text:ref-name="refbinme">102</text:reference-ref></text:span>) by using the <text:span text:style-name="T11">binary</text:span> keyword on the <text:span text:style-name="T11">method</text:span> instruction. </text:p>
      <text:p text:style-name="Text_20_body"><text:alphabetical-index-mark text:string-value="Binary numbers"/><text:alphabetical-index-mark text:string-value="Real numbers, binary"/><text:alphabetical-index-mark text:string-value="Floating-point numbers, binary"/><text:alphabetical-index-mark text:string-value="Integers, binary"/>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9">0.1</text:span>, <text:span text:style-name="T9">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9">/</text:span>”) converts its operands to floating-point types and returns a floating-point result, whereas the integer divide operator (“<text:span text:style-name="T9">%</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5">Prefix operations in <text:soft-page-break/>expressions <text:alphabetical-index-mark text:string-value="monadic" text:key1="Binary operations"/><text:alphabetical-index-mark text:string-value="prefix" text:key1="Binary operations"/></text:p>
          </table:table-cell>
          <table:table-cell table:style-name="dl128.A1" office:value-type="string">
            <text:p text:style-name="Text_20_body">If the operand of a prefix operator has a primitive numeric type, then the type of the result is the type of the operand, subject to the same minimum as dyadic operations. <text:soft-page-break/>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9">\</text:span>”) does not apply to all the bits of its operand; instead, it changes a <text:span text:style-name="T9">0</text:span> to <text:span text:style-name="T9">1</text:span> and vice versa. </text:p>
          </table:table-cell>
        </table:table-row>
        <table:table-row>
          <table:table-cell table:style-name="dl128.A1" office:value-type="string">
            <text:p text:style-name="P5">Assignments <text:alphabetical-index-mark text:string-value="binary" text:key1="Assignment"/><text:alphabetical-index-mark text:string-value="of literals" text:key1="Assignment"/><text:alphabetical-index-mark text:string-value="Literals, binary"/><text:alphabetical-index-mark text:string-value="Binary literals"/><text:alphabetical-index-mark text:string-value="assignment" text:key1="Binary methods"/><text:alphabetical-index-mark text:string-value="assignment" text:key1="Binary classes"/></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18">Strings are given the native string type, even for a single-character literal.<text:note text:id="ftn72" text:note-class="footnote"><text:note-citation>72</text:note-citation><text:note-body><text:p text:style-name="Footnote"><text:span text:style-name="T5">In the reference implementation, this type is </text:span>java.lang.String. </text:p></text:note-body></text:note> </text:p>
              </text:list-item>
              <text:list-item>
                <text:p text:style-name="P18">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9">0</text:span>, then the type of that minimum precision is used. </text:p>
                <text:p text:style-name="P18">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in binary classes and methods" text:key1="Loops"/><text:alphabetical-index-mark text:string-value="LOOP instruction" text:key1="Binary methods"/><text:alphabetical-index-mark text:string-value="control variables" text:key1="Binary methods"/><text:alphabetical-index-mark text:string-value="LOOP instruction" text:key1="Binary classes"/><text:alphabetical-index-mark text:string-value="control variables" text:key1="Binary classe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in binary classes and methods" text:key1="NUMERIC"/><text:alphabetical-index-mark text:string-value="NUMERIC instruction" text:key1="Binary methods"/><text:alphabetical-index-mark text:string-value="NUMERIC instruction" text:key1="Binary classes"/></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text:key1="Encodings"/><text:alphabetical-index-mark text:string-value="converting to binary" text:key1="Character"/><text:alphabetical-index-mark text:string-value="encodings" text:key1="Character"/><text:alphabetical-index-mark text:string-value="of characters" text:key1="Conversion"/><text:alphabetical-index-mark text:string-value="binary constructors" text:key1="Conversion"/><text:alphabetical-index-mark text:string-value="binary" text:key1="Constructors"/><text:alphabetical-index-mark text:string-value="Binary constructor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primitive type. <text:s/>All binary constructors take one argument, which must have a primitive type. </text:p>
      <text:p text:style-name="Text_20_body"><text:soft-page-break/>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9">int</text:span> and 16-bit Unicode characters of type <text:span text:style-name="T9">char</text:span>. </text:p>
      <text:p text:style-name="P15">i=int 77 <text:s text:c="2"/>-- i is now the integer 77 <text:line-break/>c=char(i) <text:s/>-- c is now the character 'M' <text:line-break/>j=int(c) <text:s text:c="2"/>-- j is now the integer 77 </text:p>
      <text:p text:style-name="Text_20_body">Note that the conversion </text:p>
      <text:p text:style-name="P15">j=int c </text:p>
      <text:p text:style-name="Text_20_body">would have failed, as “<text:span text:style-name="T9">M</text:span>” is not a number. </text:p>
      <text:h text:style-name="Heading_20_2" text:outline-level="2"><text:reference-mark text:name="refexcep"/>Exceptions</text:h>
      <text:p text:style-name="Text_20_body"><text:alphabetical-index-mark text:string-value="Caught exceptions"/><text:alphabetical-index-mark text:string-value="Signals"/><text:alphabetical-index-mark text:string-value="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18">the program’s environment, when some processing error occurs (such as running out of memory, or a problem discovered when reading or writing a file) </text:p>
        </text:list-item>
        <text:list-item>
          <text:p text:style-name="P18">a method called by a NetRexx program (if, for example, it is passed incorrect arguments) </text:p>
        </text:list-item>
        <text:list-item>
          <text:p text:style-name="P18">the <text:span text:style-name="T11">signal</text:span> instruction (see page <text:span text:style-name="T15"><text:reference-ref text:reference-format="page" text:ref-name="refsignal">120</text:reference-ref></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5"><text:reference-ref text:reference-format="page" text:ref-name="refsignal">120</text:reference-ref></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18">No further clauses within the body of the construct will be executed (in this respect, the signal acts like a <text:span text:style-name="T11">leave</text:span> for the construct). </text:p>
        </text:list-item>
        <text:list-item>
          <text:p text:style-name="P18">If a <text:span text:style-name="T11">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18">The <text:span text:style-name="T5">instructionlist</text:span> following the <text:span text:style-name="T11">finally</text:span> clause for the construct, if any, is executed. </text:p>
        </text:list-item>
        <text:list-item>
          <text:p text:style-name="P18">The <text:span text:style-name="T11">end</text:span> clause is executed, hence completing execution of the construct. (The only effect of this is that it is seen when tracing.) </text:p>
        </text:list-item>
        <text:list-item>
          <text:p text:style-name="P18">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text:soft-page-break/>Syntax and example</text:h>
      <text:p text:style-name="Text_20_body"><text:alphabetical-index-mark text:string-value="use of" text:key1="FINALLY"/><text:alphabetical-index-mark text:string-value="use of" text:key1="CATCH"/>The constructs that may be used to handle (catch) an exception are <text:span text:style-name="T11">do</text:span> groups, <text:span text:style-name="T11">loop</text:span> loops, and <text:span text:style-name="T11">select</text:span> constructs. Specifically, as shown in the syntax diagrams (<text:span text:style-name="T5">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9">Rexx</text:span> class; the <text:span text:style-name="T11">trace results</text:span> instruction is included to show the flow of execution: <text:alphabetical-index-mark text:string-value="of exception handling" text:key1="Example"/></text:p>
      <text:p text:style-name="P15">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9">arg</text:span>) is a valid number, then its inverse is displayed. <text:s/>If the argument is 0, then “<text:span text:style-name="T9">Divide exception</text:span>” would be displayed. <text:s/>If the argument were an invalid number, the message describing the bad number would be displayed. For any other exception (such as an <text:span text:style-name="T9">ExponentOverflowException</text:span>), the program would end and the environment would normally report the exception. </text:p>
      <text:p text:style-name="Text_20_body">In <text:span text:style-name="T4">all</text:span> cases, the message “<text:span text:style-name="T9">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5"><text:reference-ref text:reference-format="page" text:ref-name="refexit">85</text:reference-ref></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FINALLY clause" text:key1="Exceptions"/><text:alphabetical-index-mark text:string-value="after CATCH clause" text:key1="Exceptions"/>If an exception is signalled in the <text:span text:style-name="T5">instructionlist</text:span> following a <text:span text:style-name="T11">catch</text:span> or <text:span text:style-name="T11">finally</text:span> clause, then the current exception is considered handled, the <text:span text:style-name="T5">instructionlist</text:span> is terminated, and the new exception is signalled. <text:s/>It will not be caught by <text:span text:style-name="T11">catch</text:span> clauses in the current construct. <text:s/>If it occurs in the <text:span text:style-name="T5">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5">instructionlists</text:span> completes the handling of any pending signal. </text:p>
      <text:h text:style-name="Heading_20_4" text:outline-level="4"><text:soft-page-break/><text:reference-mark text:name="refchecked"/>Checked exceptions</text:h>
      <text:p text:style-name="Text_20_body"><text:alphabetical-index-mark text:string-value="Checked exceptions"/><text:alphabetical-index-mark text:string-value="checked" text:key1="Exceptions"/>NetRexx implementations may define certain exceptions as <text:span text:style-name="T5">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body of the construct. </text:p>
      <text:p text:style-name="Text_20_body">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reference-mark text:name="refbmeth"/>Methods for NetRexx strings</text:h>
      <text:p text:style-name="Text_20_body"><text:alphabetical-index-mark text:string-value="methods of" text:key1="Rexx" text:key2="class"/><text:alphabetical-index-mark text:string-value="see Words" text:key1="Word processing"/><text:alphabetical-index-mark text:string-value="see Words" text:key1="Text formatting"/><text:alphabetical-index-mark text:string-value="see Formatting" text:key1="Word processing"/><text:alphabetical-index-mark text:string-value="see Formatting" text:key1="Text formatting"/><text:alphabetical-index-mark text:string-value="Utility methods"/><text:alphabetical-index-mark text:string-value="NetRexx" text:key1="Methods"/><text:alphabetical-index-mark text:string-value="built-in" text:key1="Methods"/><text:alphabetical-index-mark text:string-value="Built-in methods"/><text:alphabetical-index-mark text:string-value="see Method, built-in" text:key1="Built-in methods"/>This section describes the set of methods defined for the NetRexx string class, <text:span text:style-name="T9">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9">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5">Details of the methods provided in the reference implementation are included in Appendix C (see page </text:span><text:span text:style-name="T16"><text:reference-ref text:reference-format="page" text:ref-name="refappc">183</text:reference-ref></text:span><text:span text:style-name="T5">).</text:span> </text:p></text:note-body></text:note> </text:p>
      <text:h text:style-name="Heading_20_4" text:outline-level="4">General notes on the built-in methods:</text:h>
      <text:list xml:id="ol132" text:style-name="L1">
        <text:list-item>
          <text:p text:style-name="P18">All methods work on a NetRexx string of type <text:span text:style-name="T9">Rexx</text:span>; this is referred to by the name <text:span text:style-name="T5">string</text:span> in the descriptions of the methods. <text:s/>For example, if the <text:span text:style-name="T9">word</text:span> method were invoked using the term: </text:p>
          <text:p text:style-name="P31">"Three word phrase".word(2) </text:p>
          <text:p text:style-name="P18">then in the description of <text:span text:style-name="T9">word</text:span> the name <text:span text:style-name="T5">string</text:span> refers to the string “<text:span text:style-name="T9">Three word phrase</text:span>”, and the name <text:span text:style-name="T5">n</text:span> refers to the string “<text:span text:style-name="T9">2</text:span>”. </text:p>
        </text:list-item>
        <text:list-item>
          <text:p text:style-name="P18">All method arguments are of type <text:span text:style-name="T9">Rexx</text:span> and all methods return a string of type <text:span text:style-name="T9">Rexx</text:span>; if a number is returned, it will be formatted as though 0 had been added with no rounding. </text:p>
        </text:list-item>
        <text:list-item>
          <text:p text:style-name="P18">The first parenthesis in a method call must immediately follow the name of the method, with no space in between. </text:p>
        </text:list-item>
        <text:list-item>
          <text:p text:style-name="P18">The parentheses in a method call can be omitted if no arguments are required and the method call is part of a <text:span text:style-name="T5">compound term</text:span> (see page <text:span text:style-name="T15"><text:reference-ref text:reference-format="page" text:ref-name="refcomterm">49</text:reference-ref></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18">A position in a string is the number of a character in the string, where the first character is at position 1, <text:span text:style-name="T5">etc.</text:span> </text:p>
        </text:list-item>
        <text:list-item>
          <text:p text:style-name="P18">Where arguments are optional, commas may only be included between arguments that are present (that is, trailing commas in argument lists are not permitted). </text:p>
        </text:list-item>
        <text:list-item>
          <text:p text:style-name="P18">A <text:span text:style-name="T5">pad</text:span> argument, if specified, must be exactly one character long. </text:p>
        </text:list-item>
        <text:list-item>
          <text:p text:style-name="P18">If a method has a sub-option selected by the first character of a string, that character may be in upper or lowercase. </text:p>
        </text:list-item>
        <text:list-item>
          <text:p text:style-name="P18">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28" text:outline-level="3">The built-in methods</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testing with ABBREV method" text:key1="Abbreviations"/><text:alphabetical-index-mark text:string-value="ABBREV" text:key1="Method, built-in"/><text:alphabetical-index-mark text:string-value="ABBREV method"/></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15">'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15">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value, finding using ABS method" text:key1="Absolute"/><text:alphabetical-index-mark text:string-value="ABS" text:key1="Mathematical method"/><text:alphabetical-index-mark text:string-value="ABS" text:key1="Method, built-in"/><text:alphabetical-index-mark text:string-value="ABS method"/></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15">'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conversion to hexadecimal" text:key1="Binary"/><text:alphabetical-index-mark text:string-value="binary to hexadecimal" text:key1="Conversion"/><text:alphabetical-index-mark text:string-value="B2X" text:key1="Method, built-in"/><text:alphabetical-index-mark text:string-value="with B2X" text:key1="Packing a string"/><text:alphabetical-index-mark text:string-value="B2X method"/></text:p>
          </table:table-cell>
          <table:table-cell table:style-name="dl133.A1" office:value-type="string">
            <text:p text:style-name="Text_20_body">Binary to hexadecimal. Converts <text:span text:style-name="T5">string</text:span>, a string of at least one binary (<text:span text:style-name="T9">0</text:span> and/or <text:span text:style-name="T9">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9">'0'</text:span> digits will be added on the left before conversion to make a total that is a multiple of four. </text:p>
            <text:p text:style-name="Text_20_keep"><text:span text:style-name="T4">Examples:</text:span> </text:p>
            <text:p text:style-name="P15">'11000011'.b2x <text:s/>== 'C3' <text:line-break/>'10111'.b2x <text:s text:c="4"/>== '17' <text:line-break/>'0101'.b2x <text:s text:c="5"/>== '5' <text:line-break/>'101'.b2x <text:s text:c="6"/>== '5' <text:line-break/><text:soft-page-break/>'111110000'.b2x == '1F0' </text:p>
            <text:p text:style-name="Text_20_body">  </text:p>
          </table:table-cell>
        </table:table-row>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6">or</text:span> </text:p>
          </table:table-cell>
        </table:table-row>
        <table:table-row>
          <table:table-cell table:style-name="dl133.A1" office:value-type="string">
            <text:p text:style-name="Table_20_Contents"><text:reference-mark text:name="refcentre"/><text:span text:style-name="T11">centre(length [,pad]) </text:span><text:alphabetical-index-mark text:string-value="text centering" text:key1="Formatting"/><text:alphabetical-index-mark text:string-value="CENTER" text:key1="Method, built-in"/><text:alphabetical-index-mark text:string-value="CENTRE" text:key1="Method, built-in"/><text:alphabetical-index-mark text:string-value="CENTER method"/><text:alphabetical-index-mark text:string-value="CENTRE method"/></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15">'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9">centre</text:span> or <text:span text:style-name="T9">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using CHANGESTR" text:key1="Changing strings"/><text:alphabetical-index-mark text:string-value="using CHANGESTR" text:key1="Replacing strings"/><text:alphabetical-index-mark text:string-value="CHANGESTR" text:key1="Method, built-in"/><text:alphabetical-index-mark text:string-value="CHANGESTR method"/></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15">'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9">countstr</text:span> method (see page <text:span text:style-name="T15"><text:reference-ref text:reference-format="page" text:ref-name="refcoustr">160</text:reference-ref></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using COMPARE" text:key1="Comparison" text:key2="of strings"/><text:alphabetical-index-mark text:string-value="Finding a mismatch using COMPARE"/><text:alphabetical-index-mark text:string-value="COMPARE" text:key1="Method, built-in"/><text:alphabetical-index-mark text:string-value="COMPARE method"/></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15">'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Repeating a string with COPIES"/><text:alphabetical-index-mark text:string-value="Copying a string using COPIES"/><text:alphabetical-index-mark text:string-value="COPIES" text:key1="Method, built-in"/><text:alphabetical-index-mark text:string-value="COPIES method"/></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text:soft-page-break/>null string is returned. </text:p>
            <text:p text:style-name="Text_20_keep"><text:span text:style-name="T4">Examples:</text:span> </text:p>
            <text:p text:style-name="P15">'abc'.copies(3) == 'abcabcabc' <text:line-break/>'abc'.copies(0) == '' <text:lin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Merging indexed variables"/><text:alphabetical-index-mark text:string-value="Copying indexed variables"/><text:alphabetical-index-mark text:string-value="copying" text:key1="Indexed strings"/><text:alphabetical-index-mark text:string-value="merging" text:key1="Indexed strings"/><text:alphabetical-index-mark text:string-value="COPYINDEXED" text:key1="Method, built-in"/><text:alphabetical-index-mark text:string-value="COPYINDEXED method"/></text:p>
          </table:table-cell>
          <table:table-cell table:style-name="dl133.A1" office:value-type="string">
            <text:p text:style-name="Text_20_body">copies the collection of indexed sub-values (see page <text:span text:style-name="T15"><text:reference-ref text:reference-format="page" text:ref-name="refinstr">74</text:reference-ref></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15">foo='def' <text:line-break/>foo['a']=1 <text:line-break/>foo['b']=2 <text:line-break/>bar='ghi' <text:line-break/>bar['b']='B' <text:line-break/>bar['c']='C' <text:line-break/>merged=foo.copyIndexed(bar) </text:p>
            <text:p text:style-name="Text_20_keep">then: </text:p>
            <text:p text:style-name="P15">merged['a'] == '1' <text:line-break/>merged['b'] == 'B' <text:line-break/>merged['c'] == 'C' <text:line-break/>merged['d'] == 'def' </text:p>
          </table:table-cell>
        </table:table-row>
        <table:table-row>
          <table:table-cell table:style-name="dl133.A1" office:value-type="string">
            <text:p text:style-name="Table_20_Contents"><text:reference-mark text:name="refcoustr"/><text:span text:style-name="T11">countstr(needle) </text:span><text:alphabetical-index-mark text:string-value="strings, using COUNTSTR" text:key1="Counting"/><text:alphabetical-index-mark text:string-value="COUNTSTR" text:key1="Method, built-in"/><text:alphabetical-index-mark text:string-value="COUNTSTR method"/></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9">0</text:span> is returned. </text:p>
            <text:p text:style-name="Text_20_keep"><text:span text:style-name="T4">Examples:</text:span> </text:p>
            <text:p text:style-name="P15">'elephant'.countstr('e') <text:s/>== '2' <text:line-break/>'elephant'.countstr('ph') == '1' <text:line-break/>'elephant'.countstr('') <text:s text:c="2"/>== '0' </text:p>
            <text:p text:style-name="Text_20_body">The <text:span text:style-name="T9">changestr</text:span> method (see page <text:span text:style-name="T15"><text:reference-ref text:reference-format="page" text:ref-name="refchastr">159</text:reference-ref></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onversion to decimal" text:key1="Coded character"/><text:alphabetical-index-mark text:string-value="conversion to decimal" text:key1="Character"/><text:alphabetical-index-mark text:string-value="character to decimal" text:key1="Conversion"/><text:alphabetical-index-mark text:string-value="coded character to decimal" text:key1="Conversion"/><text:alphabetical-index-mark text:string-value="C2D" text:key1="Method, built-in"/><text:alphabetical-index-mark text:string-value="C2D method"/></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15">'M'.c2d <text:s/>== '77' <text:s/>-- ASCII or Unicode <text:line-break/>'7'.c2d <text:s/>== '247' -- EBCDIC <text:line-break/>'\r'.c2d == '13' <text:s/>-- ASCII or Unicode <text:line-break/><text:soft-page-break/>'\0'.c2d == '0' </text:p>
            <text:p text:style-name="Text_20_body">The <text:span text:style-name="T9">c2x</text:span> method (see page <text:span text:style-name="T15"><text:reference-ref text:reference-format="page" text:ref-name="refc2x">161</text:reference-ref></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onversion to hexadecimal" text:key1="Coded character"/><text:alphabetical-index-mark text:string-value="conversion to hexadecimal" text:key1="Character"/><text:alphabetical-index-mark text:string-value="character to hexadecimal" text:key1="Conversion"/><text:alphabetical-index-mark text:string-value="coded character to hexadecimal" text:key1="Conversion"/><text:alphabetical-index-mark text:string-value="C2X" text:key1="Method, built-in"/><text:alphabetical-index-mark text:string-value="with C2X" text:key1="Unpacking a string"/><text:alphabetical-index-mark text:string-value="C2X method"/></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F, and will not include any blanks. Insignificant leading zeros are removed. </text:p>
            <text:p text:style-name="Text_20_keep"><text:span text:style-name="T4">Examples:</text:span> </text:p>
            <text:p text:style-name="P15">'M'.c2x <text:s/>== '4D' -- ASCII or Unicode <text:line-break/>'7'.c2x <text:s/>== 'F7' -- EBCDIC <text:line-break/>'\r'.c2x == 'D' <text:s/>-- ASCII or Unicode <text:line-break/>'\0'.c2x == '0' </text:p>
            <text:p text:style-name="Text_20_body">The <text:span text:style-name="T9">c2d</text:span> method (see page <text:span text:style-name="T15"><text:reference-ref text:reference-format="page" text:ref-name="refc2d">160</text:reference-ref></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see Conversion" text:key1="Numbers"/><text:alphabetical-index-mark text:string-value="see Conversion" text:key1="Binary"/><text:alphabetical-index-mark text:string-value="see Conversion" text:key1="Hexadecimal"/><text:alphabetical-index-mark text:string-value="checking with DATATYPE" text:key1="Hexadecimal"/><text:alphabetical-index-mark text:string-value="checking with DATATYPE" text:key1="Uppercase"/><text:alphabetical-index-mark text:string-value="checking with DATATYPE" text:key1="Symbol characters"/><text:alphabetical-index-mark text:string-value="checking with DATATYPE" text:key1="Numbers"/><text:alphabetical-index-mark text:string-value="checking with DATATYPE" text:key1="Whole numbers"/><text:alphabetical-index-mark text:string-value="checking with DATATYPE" text:key1="Mixed case"/><text:alphabetical-index-mark text:string-value="checking with DATATYPE" text:key1="Lowercase"/><text:alphabetical-index-mark text:string-value="checking with DATATYPE" text:key1="Digits"/><text:alphabetical-index-mark text:string-value="checking with DATATYPE" text:key1="Binary"/><text:alphabetical-index-mark text:string-value="checking with DATATYPE" text:key1="Bits"/><text:alphabetical-index-mark text:string-value="checking with DATATYPE" text:key1="Letters"/><text:alphabetical-index-mark text:string-value="checking with DATATYPE" text:key1="Alphabetics"/><text:alphabetical-index-mark text:string-value="checking with DATATYPE" text:key1="Alphanumerics"/><text:alphabetical-index-mark text:string-value="checking with DATATYPE" text:key1="Whole numbers"/><text:alphabetical-index-mark text:string-value="checking with DATATYPE" text:key1="Numbers"/><text:alphabetical-index-mark text:string-value="checking with DATATYPE" text:key1="Types"/><text:alphabetical-index-mark text:string-value="DATATYPE options" text:key1="Mathematical method"/><text:alphabetical-index-mark text:string-value="DATATYPE" text:key1="Method, built-in"/><text:alphabetical-index-mark text:string-value="DATATYPE method"/></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9">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9">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9">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9">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9">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9">N </text:span></text:p>
                </table:table-cell>
                <table:table-cell table:style-name="dl134.A1" office:value-type="string">
                  <text:p text:style-name="Text_20_body">(Number); returns 1 if <text:span text:style-name="T5">string</text:span> is a syntactically valid NetRexx number that could be added to <text:span text:style-name="T9">'0'</text:span> without error, </text:p>
                </table:table-cell>
              </table:table-row>
              <table:table-row>
                <table:table-cell table:style-name="dl134.A1" office:value-type="string">
                  <text:p text:style-name="Table_20_Contents"><text:reference-mark text:name="refdts"/><text:span text:style-name="T9">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9">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9">W </text:span></text:p>
                </table:table-cell>
                <table:table-cell table:style-name="dl134.A1" office:value-type="string">
                  <text:p text:style-name="Text_20_body">(Whole Number); returns 1 if <text:span text:style-name="T5">string</text:span> is a syntactically valid NetRexx number that can be added to <text:span text:style-name="T9">'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9">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15">'101'.datatype('B') <text:s text:c="3"/>== 1 <text:line-break/><text:soft-pag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pan text:style-name="T4">Note:</text:span> The <text:span text:style-name="T9">datatype</text:span> method tests the meaning of the characters in a string, independent of the encoding of those characters. <text:s/>Extra letters and Extra digits cause <text:span text:style-name="T9">datatype</text:span> to return 0 except for the number tests (“<text:span text:style-name="T9">N</text:span>” and “<text:span text:style-name="T9">W</text:span>”), which treat extra digits whose value is in the range 0-9 as though they were the corresponding Arabic numeral. </text:p>
          </table:table-cell>
        </table:table-row>
        <table:table-row>
          <table:table-cell table:style-name="dl133.A1" office:value-type="string">
            <text:p text:style-name="Table_20_Contents"><text:reference-mark text:name="refdelstr"/><text:span text:style-name="T11">delstr(n [,length]) </text:span><text:alphabetical-index-mark text:string-value="part of a string" text:key1="Deleting"/><text:alphabetical-index-mark text:string-value="DELSTR" text:key1="Method, built-in"/><text:alphabetical-index-mark text:string-value="DELSTR method"/></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3">th</text:span> 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3">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15">'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eting from a string" text:key1="Words"/><text:alphabetical-index-mark text:string-value="words from a string" text:key1="Deleting"/><text:alphabetical-index-mark text:string-value="DELWORD" text:key1="Method, built-in"/><text:alphabetical-index-mark text:string-value="DELWORD method"/></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3">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3">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15">'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conversion to character" text:key1="Numbers"/><text:alphabetical-index-mark text:string-value="from a number" text:key1="Character"/><text:alphabetical-index-mark text:string-value="from decimal" text:key1="Character"/><text:alphabetical-index-mark text:string-value="from decimal" text:key1="Coded character"/><text:alphabetical-index-mark text:string-value="conversion to character" text:key1="Decimal"/><text:alphabetical-index-mark text:string-value="decimal to character" text:key1="Conversion"/><text:alphabetical-index-mark text:string-value="D2C" text:key1="Method, built-in"/><text:alphabetical-index-mark text:string-value="D2C method"/></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15">'77'.d2c <text:s/>== 'M' -- ASCII or Unicode <text:line-break/>'+77'.d2c == 'M' -- ASCII or Unicode <text:line-break/>'247'.d2c == '7' -- EBCDIC <text:line-break/><text:soft-page-break/>'0'.d2c <text:s text:c="2"/>== '\0' </text:p>
          </table:table-cell>
        </table:table-row>
        <table:table-row>
          <table:table-cell table:style-name="dl133.A1" office:value-type="string">
            <text:p text:style-name="Table_20_Contents"><text:reference-mark text:name="refd2x"/><text:span text:style-name="T11">d2x([n]) </text:span><text:alphabetical-index-mark text:string-value="conversion to hexadecimal" text:key1="Numbers"/><text:alphabetical-index-mark text:string-value="conversion to hexadecimal" text:key1="Decimal"/><text:alphabetical-index-mark text:string-value="decimal to hexadecimal" text:key1="Conversion"/><text:alphabetical-index-mark text:string-value="D2X" text:key1="Method, built-in"/><text:alphabetical-index-mark text:string-value="D2X method"/></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case <text:span text:style-name="T9">'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15">'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Testing for indexed variables"/><text:alphabetical-index-mark text:string-value="testing for" text:key1="Indexed strings"/><text:alphabetical-index-mark text:string-value="testing for" text:key1="Index strings"/><text:alphabetical-index-mark text:string-value="EXISTS" text:key1="Method, built-in"/><text:alphabetical-index-mark text:string-value="EXISTS method"/></text:p>
          </table:table-cell>
          <table:table-cell table:style-name="dl133.A1" office:value-type="string">
            <text:p text:style-name="Text_20_body">returns 1 if <text:span text:style-name="T5">index</text:span> names a sub-value (see page <text:span text:style-name="T15"><text:reference-ref text:reference-format="page" text:ref-name="refinstr">74</text:reference-ref></text:span>) of <text:span text:style-name="T5">string</text:span> that has explicitly been assigned a value, or 0 otherwise. </text:p>
            <text:p text:style-name="Text_20_keep"><text:span text:style-name="T4">Example:</text:span> </text:p>
            <text:p text:style-name="Text_20_body">Following the instructions: </text:p>
            <text:p text:style-name="P15">vowel=0 <text:line-break/>vowel['a']=1 <text:line-break/>vowel['b']=1 <text:line-break/>vowel['b']=null -- drops previous assignment </text:p>
            <text:p text:style-name="Text_20_keep">then: </text:p>
            <text:p text:style-name="P15">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formatting numbers" text:key1="Conversion"/><text:alphabetical-index-mark text:string-value="rounding" text:key1="Numbers"/><text:alphabetical-index-mark text:string-value="formatting for display" text:key1="Numbers"/><text:alphabetical-index-mark text:string-value="numbers for display" text:key1="Formatting"/><text:alphabetical-index-mark text:string-value="FORMAT" text:key1="Mathematical method"/><text:alphabetical-index-mark text:string-value="FORMAT" text:key1="Method, built-in"/><text:alphabetical-index-mark text:string-value="method" text:key1="FORMAT"/></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text:soft-page-break/>respectively. <text:s/>If either of these is omitted (with no arguments specified to its right), or is <text:span text:style-name="T9">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it will have no decimal part or decimal point). </text:p>
            <text:p text:style-name="Text_20_keep"><text:span text:style-name="T4">Examples:</text:span> </text:p>
            <text:p text:style-name="P15">'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9">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9">0.000001</text:span>, then exponential form will be used, provided that <text:span text:style-name="T5">exdigits</text:span> was specified. When <text:span text:style-name="T5">exdigits</text:span> is not specified, exponential notation will never be used. The current setting of <text:span text:style-name="T11">numeric digits</text:span> may be used for <text:span text:style-name="T5">exdigits</text:span> by specifying the special word <text:span text:style-name="T9">digits</text:span> (see page <text:span text:style-name="T15"><text:reference-ref text:reference-format="page" text:ref-name="refswdigit">131</text:reference-ref></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9">'Scientific'</text:span> (the default) or <text:span text:style-name="T9">'Engineering'</text:span>. <text:s/>Only the first character of <text:span text:style-name="T5">exform</text:span> is significant and it may be in uppercase or in lowercase. The current setting of <text:span text:style-name="T11">numeric form</text:span> may be used by specifying the special word <text:span text:style-name="T9">form</text:span> (see page <text:span text:style-name="T15"><text:reference-ref text:reference-format="page" text:ref-name="refswform">131</text:reference-ref></text:span>). If engineering form is in effect, up to three digits (plus sign) may be <text:soft-page-break/>needed for the integer part of the result (<text:span text:style-name="T5">before</text:span>). </text:p>
            <text:p text:style-name="Text_20_keep"><text:span text:style-name="T4">Examples:</text:span> </text:p>
            <text:p text:style-name="P15">'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ing a string into another"/><text:alphabetical-index-mark text:string-value="INSERT" text:key1="Method, built-in"/><text:alphabetical-index-mark text:string-value="INSERT method"/></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3">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15">'abc'.insert('123') <text:s text:c="8"/>== '123abc' <text:line-break/>'abcdef'.insert(' ',3) <text:s text:c="5"/>== 'abc def' <text:line-break/>'abc'.insert('123',5,6) <text:s text:c="4"/>== 'abc <text:s/>123 <text:s text:c="2"/>' <text:line-break/>'abc'.insert('123',5,6,'+') == 'abc++123+++' <text:line-break/>'abc'.insert('123',0,5,'-') == '123--abc' </text:p>
          </table:table-cell>
        </table:table-row>
        <table:table-row>
          <table:table-cell table:style-name="dl133.A1" office:value-type="string">
            <text:p text:style-name="Table_20_Contents"><text:reference-mark text:name="reflastpos"/><text:span text:style-name="T11">lastpos(needle [,start]) </text:span><text:alphabetical-index-mark text:string-value="a string in another string" text:key1="Locating"/><text:alphabetical-index-mark text:string-value="Finding a string in another string"/><text:alphabetical-index-mark text:string-value="LASTPOS" text:key1="Method, built-in"/><text:alphabetical-index-mark text:string-value="LASTPOS method"/></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9">.length</text:span> if larger than that value or if not specified (with a minimum default value of one). </text:p>
            <text:p text:style-name="Text_20_keep"><text:span text:style-name="T4">Examples:</text:span> </text:p>
            <text:p text:style-name="P15">'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text left justification" text:key1="Formatting"/><text:alphabetical-index-mark text:string-value="LEFT" text:key1="Method, built-in"/><text:alphabetical-index-mark text:string-value="LEFT method"/></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9">.substr(1</text:span>, <text:span text:style-name="T5">length</text:span> [, <text:span text:style-name="T5">pad</text:span>]<text:span text:style-name="T9">)</text:span>. </text:p>
            <text:p text:style-name="Text_20_keep"><text:soft-page-break/><text:span text:style-name="T4">Examples:</text:span> </text:p>
            <text:p text:style-name="P15">'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11">length() </text:span><text:alphabetical-index-mark text:string-value="length of" text:key1="Data"/><text:alphabetical-index-mark text:string-value="length of" text:key1="Strings"/><text:alphabetical-index-mark text:string-value="LENGTH" text:key1="Method, built-in"/><text:alphabetical-index-mark text:string-value="method" text:key1="LENGTH"/></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15">'abcdefgh'.length == 8 <text:line-break/>''.length <text:s text:c="8"/>== 0 </text:p>
          </table:table-cell>
        </table:table-row>
        <table:table-row>
          <table:table-cell table:style-name="dl133.A1" office:value-type="string">
            <text:p text:style-name="Table_20_Contents"><text:reference-mark text:name="reflower"/><text:span text:style-name="T11">lower([n [,length]]) </text:span><text:alphabetical-index-mark text:string-value="Lowercasing strings"/><text:alphabetical-index-mark text:string-value="lowercasing" text:key1="Strings"/><text:alphabetical-index-mark text:string-value="LOWER" text:key1="Method, built-in"/><text:alphabetical-index-mark text:string-value="LOWER method"/></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3">th</text:span> character, and is of length <text:span text:style-name="T5">length</text:span> characters, replaced by their low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15">'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11">max(number) </text:span><text:alphabetical-index-mark text:string-value="MAX" text:key1="Mathematical method"/><text:alphabetical-index-mark text:string-value="MAX" text:key1="Method, built-in"/><text:alphabetical-index-mark text:string-value="MAX method"/></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15">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able:table-row>
          <table:table-cell table:style-name="dl133.A1" office:value-type="string">
            <text:p text:style-name="Table_20_Contents"><text:reference-mark text:name="refmin"/><text:span text:style-name="T11">min(number) </text:span><text:alphabetical-index-mark text:string-value="MIN" text:key1="Mathematical method"/><text:alphabetical-index-mark text:string-value="MIN" text:key1="Method, built-in"/><text:alphabetical-index-mark text:string-value="MIN method"/></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ext:soft-page-break/>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15">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pan text:style-name="T11">[,length [,pad]]]) </text:span><text:alphabetical-index-mark text:string-value="Overlaying a string onto another"/><text:alphabetical-index-mark text:string-value="OVERLAY" text:key1="Method, built-in"/><text:alphabetical-index-mark text:string-value="OVERLAY method"/></text:p>
          </table:table-cell>
          <table:table-cell table:style-name="dl133.A1" office:value-type="string">
            <text:p text:style-name="Text_20_body">overlays the string <text:span text:style-name="T5">new</text:span>, padded or truncated to length <text:span text:style-name="T5">length</text:span>, onto a copy of the target <text:span text:style-name="T5">string</text:span> starting at the <text:span text:style-name="T5">n</text:span><text:span text:style-name="T13">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15">'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Searching a string for a word or phrase"/><text:alphabetical-index-mark text:string-value="a string in another string" text:key1="Locating"/><text:alphabetical-index-mark text:string-value="Finding a string in another string"/><text:alphabetical-index-mark text:string-value="POS" text:key1="Method, built-in"/><text:alphabetical-index-mark text:string-value="POS position method"/></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15">'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text:key1="Method, built-in"/><text:alphabetical-index-mark text:string-value="REVERSE method"/></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15">'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11">right(length </text:span><text:soft-page-break/><text:span text:style-name="T11">[,pad]) </text:span><text:alphabetical-index-mark text:string-value="padding" text:key1="Zeros"/><text:alphabetical-index-mark text:string-value="adding on the left" text:key1="Zeros"/><text:alphabetical-index-mark text:string-value="adding with the RIGHT method" text:key1="Leading zeros"/><text:alphabetical-index-mark text:string-value="text right justification" text:key1="Formatting"/><text:alphabetical-index-mark text:string-value="RIGHT" text:key1="Method, built-in"/><text:alphabetical-index-mark text:string-value="RIGHT method"/></text:p>
          </table:table-cell>
          <table:table-cell table:style-name="dl133.A1" office:value-type="string">
            <text:p text:style-name="Text_20_body">returns a string of length <text:span text:style-name="T5">length</text:span> containing the right-most <text:span text:style-name="T5">length</text:span> characters of <text:soft-page-break/><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15">'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Collating sequence, using SEQUENCE"/><text:alphabetical-index-mark text:string-value="SEQUENCE" text:key1="Method, built-in"/><text:alphabetical-index-mark text:string-value="SEQUENCE method"/></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15">'a'.sequence('f') <text:s text:c="10"/>== 'abcdef' <text:line-break/>'\0'.sequence('\x03') <text:s text:c="6"/>== '\x00\x01\x02\x03' <text:line-break/>'\ufffe'.sequence('\uffff') == '\ufffe\uffff' </text:p>
          </table:table-cell>
        </table:table-row>
        <table:table-row>
          <table:table-cell table:style-name="dl133.A1" office:value-type="string">
            <text:p text:style-name="Table_20_Contents"><text:reference-mark text:name="refsign"/><text:span text:style-name="T11">sign() </text:span><text:alphabetical-index-mark text:string-value="SIGN" text:key1="Mathematical method"/><text:alphabetical-index-mark text:string-value="SIGN" text:key1="Method, built-in"/><text:alphabetical-index-mark text:string-value="SIGN method"/></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9">string+0</text:span>” had been carried out with sufficient digits to avoid rounding. If the number then starts with <text:span text:style-name="T9">'-'</text:span> then <text:span text:style-name="T9">'-1'</text:span> is returned; if it is <text:span text:style-name="T9">'0'</text:span> then <text:span text:style-name="T9">'0'</text:span> is returned; and otherwise <text:span text:style-name="T9">'1'</text:span> is returned. </text:p>
            <text:p text:style-name="Text_20_keep"><text:span text:style-name="T4">Examples:</text:span> </text:p>
            <text:p text:style-name="P15">'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removal with SPACE method" text:key1="Blank"/><text:alphabetical-index-mark text:string-value="text spacing" text:key1="Formatting"/><text:alphabetical-index-mark text:string-value="SPACE" text:key1="Method, built-in"/><text:alphabetical-index-mark text:string-value="SPACE method"/></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15">'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removal with STRIP method" text:key1="Trailing blanks"/><text:alphabetical-index-mark text:string-value="removal with STRIP method" text:key1="Character"/><text:alphabetical-index-mark text:string-value="removal with STRIP method" text:key1="Leading zeros"/><text:alphabetical-index-mark text:string-value="removal with STRIP method" text:key1="Zeros"/><text:alphabetical-index-mark text:string-value="removal with STRIP method" text:key1="Blank"/><text:alphabetical-index-mark text:string-value="removal with STRIP method" text:key1="Leading blanks"/><text:alphabetical-index-mark text:string-value="STRIP" text:key1="Method, built-in"/><text:alphabetical-index-mark text:string-value="STRIP method"/></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15">'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11">substr(n [,length </text:span><text:soft-page-break/><text:span text:style-name="T11">[,pad]]) </text:span><text:alphabetical-index-mark text:string-value="Sub-string, extracting"/><text:alphabetical-index-mark text:string-value="a sub-string" text:key1="Extracting"/><text:alphabetical-index-mark text:string-value="SUBSTR" text:key1="Method, built-in"/><text:alphabetical-index-mark text:string-value="SUBSTR method"/></text:p>
          </table:table-cell>
          <table:table-cell table:style-name="dl133.A1" office:value-type="string">
            <text:p text:style-name="Text_20_body">returns the sub-string of <text:span text:style-name="T5">string</text:span> that begins at the <text:span text:style-name="T5">n</text:span><text:span text:style-name="T13">th</text:span> character, and is of length <text:soft-page-break/><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9">.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15">'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able:table-row>
          <table:table-cell table:style-name="dl133.A1" office:value-type="string">
            <text:p text:style-name="Table_20_Contents"><text:reference-mark text:name="refsubword"/><text:span text:style-name="T11">subword(n [,length]) </text:span><text:alphabetical-index-mark text:string-value="extracting from a string" text:key1="Words"/><text:alphabetical-index-mark text:string-value="words from a string" text:key1="Extracting"/><text:alphabetical-index-mark text:string-value="SUBWORD" text:key1="Method, built-in"/><text:alphabetical-index-mark text:string-value="SUBWORD method"/></text:p>
          </table:table-cell>
          <table:table-cell table:style-name="dl133.A1" office:value-type="string">
            <text:p text:style-name="Text_20_body">returns the sub-string of <text:span text:style-name="T5">string</text:span> that starts at the <text:span text:style-name="T5">n</text:span><text:span text:style-name="T13">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but will include all blanks between the selected words. </text:p>
            <text:p text:style-name="Text_20_keep"><text:span text:style-name="T4">Examples:</text:span> </text:p>
            <text:p text:style-name="P15">'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using TRANSLATE" text:key1="Changing strings"/><text:alphabetical-index-mark text:string-value="using TRANSLATE" text:key1="Replacing strings"/><text:alphabetical-index-mark text:string-value="see Case translation" text:key1="Translation"/><text:alphabetical-index-mark text:string-value="moving with TRANSLATE method" text:key1="Strings"/><text:alphabetical-index-mark text:string-value="Moving characters, with TRANSLATE method"/><text:alphabetical-index-mark text:string-value="with TRANSLATE method" text:key1="Re-ordering characters"/><text:alphabetical-index-mark text:string-value="with TRANSLATE method" text:key1="Translation"/><text:alphabetical-index-mark text:string-value="TRANSLATE" text:key1="Method, built-in"/><text:alphabetical-index-mark text:string-value="TRANSLATE method"/></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9">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15">'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9">translate</text:span> method may be used to move around the characters in a string. In these examples, any 4-character string could be specified as the first argument and its last character would be moved to <text:soft-page-break/>the beginning of the string. Similarly, the term: </text:p>
            <text:p text:style-name="P15">'gh.ef.abcd'.translate(19970827,'abcdefgh') </text:p>
            <text:p text:style-name="Text_20_body">(which returns “<text:span text:style-name="T9">27.08.1997</text:span>”) shows how a string (in this case perhaps a date) might be re-formatted and merged with other characters using the <text:span text:style-name="T9">translate</text:span> method. </text:p>
          </table:table-cell>
        </table:table-row>
        <table:table-row>
          <table:table-cell table:style-name="dl133.A1" office:value-type="string">
            <text:p text:style-name="Table_20_Contents"><text:reference-mark text:name="reftrunc"/><text:span text:style-name="T11">trunc([n]) </text:span><text:alphabetical-index-mark text:string-value="numbers with TRUNC" text:key1="Formatting"/><text:alphabetical-index-mark text:string-value="truncating" text:key1="Numbers"/><text:alphabetical-index-mark text:string-value="Truncating numbers"/><text:alphabetical-index-mark text:string-value="TRUNC" text:key1="Method, built-in"/><text:alphabetical-index-mark text:string-value="TRUNC method"/></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15">'12.3'.trunc <text:s text:c="8"/>== 12 <text:line-break/>'127.09782'.trunc(3) == 127.097 <text:line-break/>'127.1'.trunc(3) <text:s text:c="4"/>== 127.100 <text:line-break/>'127'.trunc(2) <text:s text:c="6"/>== 127.00 <text:line-break/>'0'.trunc(2) <text:s text:c="8"/>== 0.00 </text:p>
          </table:table-cell>
        </table:table-row>
        <table:table-row>
          <table:table-cell table:style-name="dl133.A1" office:value-type="string">
            <text:p text:style-name="Table_20_Contents"><text:reference-mark text:name="refupper"/><text:span text:style-name="T11">upper([n [,length]]) </text:span><text:alphabetical-index-mark text:string-value="Uppercasing strings"/><text:alphabetical-index-mark text:string-value="uppercasing" text:key1="Strings"/><text:alphabetical-index-mark text:string-value="UPPER" text:key1="Method, built-in"/><text:alphabetical-index-mark text:string-value="UPPER method"/></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3">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15">'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11">verify(reference [,option [,start]]) </text:span><text:alphabetical-index-mark text:string-value="verifying contents of" text:key1="Strings"/><text:alphabetical-index-mark text:string-value="VERIFY" text:key1="Method, built-in"/><text:alphabetical-index-mark text:string-value="VERIFY method"/></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9">'Nomatch'</text:span> (the default) or <text:span text:style-name="T9">'Match'</text:span>. <text:s/>Only the first character of <text:span text:style-name="T5">option</text:span> is significant and it may be in uppercase or in lowercase. If <text:span text:style-name="T9">'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ext:soft-page-break/>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9">.length</text:span>, 0 is returned. </text:p>
            <text:p text:style-name="Text_20_body">If <text:span text:style-name="T5">reference</text:span> is the null string, then the returned value is the same as the value used for <text:span text:style-name="T5">start</text:span>, unless <text:span text:style-name="T9">'Match'</text:span> is specified as the <text:span text:style-name="T5">option</text:span>, in which case 0 is returned. </text:p>
            <text:p text:style-name="Text_20_keep"><text:span text:style-name="T4">Examples:</text:span> </text:p>
            <text:p text:style-name="P15">'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extracting from a string" text:key1="Words"/><text:alphabetical-index-mark text:string-value="WORD" text:key1="Method, built-in"/><text:alphabetical-index-mark text:string-value="WORD method"/></text:p>
          </table:table-cell>
          <table:table-cell table:style-name="dl133.A1" office:value-type="string">
            <text:p text:style-name="Text_20_body">returns the <text:span text:style-name="T5">n</text:span><text:span text:style-name="T13">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9">.subword(</text:span><text:span text:style-name="T5">n</text:span>,<text:span text:style-name="T9">1)</text:span>. </text:p>
            <text:p text:style-name="Text_20_keep"><text:span text:style-name="T4">Examples:</text:span> </text:p>
            <text:p text:style-name="P15">'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locating in a string" text:key1="Words"/><text:alphabetical-index-mark text:string-value="WORDINDEX" text:key1="Method, built-in"/><text:alphabetical-index-mark text:string-value="WORDINDEX method"/></text:p>
          </table:table-cell>
          <table:table-cell table:style-name="dl133.A1" office:value-type="string">
            <text:p text:style-name="Text_20_body">returns the character position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15">'Now is the time'.wordindex(3) == 8 <text:line-break/>'Now is the time'.wordindex(6) == 0 </text:p>
          </table:table-cell>
        </table:table-row>
        <table:table-row>
          <table:table-cell table:style-name="dl133.A1" office:value-type="string">
            <text:p text:style-name="Table_20_Contents"><text:reference-mark text:name="refwordlen"/><text:span text:style-name="T11">wordlength(n) </text:span><text:alphabetical-index-mark text:string-value="finding length of" text:key1="Words"/><text:alphabetical-index-mark text:string-value="WORDLENGTH" text:key1="Method, built-in"/><text:alphabetical-index-mark text:string-value="WORDLENGTH method"/></text:p>
          </table:table-cell>
          <table:table-cell table:style-name="dl133.A1" office:value-type="string">
            <text:p text:style-name="Text_20_body">returns the length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15">'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finding in a string" text:key1="Words"/><text:alphabetical-index-mark text:string-value="a word or phrase in a string" text:key1="Locating"/><text:alphabetical-index-mark text:string-value="Searching a string for a word or phrase"/><text:alphabetical-index-mark text:string-value="WORDPOS" text:key1="Method, built-in"/><text:alphabetical-index-mark text:string-value="WORDPOS method"/></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15">'now is the time'.wordpos('the') <text:s text:c="6"/>== 3 <text:line-break/>'now is the time'.wordpos('The') <text:s text:c="6"/>== 0 <text:line-break/>'now is the time'.wordpos('is the') <text:s text:c="3"/>== 2 <text:line-break/>'now is the time'.wordpos('is <text:s text:c="3"/>the') == 2 <text:line-break/><text:soft-pag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using WORDS" text:key1="Counting"/><text:alphabetical-index-mark text:string-value="counting, using WORDS" text:key1="Words"/><text:alphabetical-index-mark text:string-value="WORDS" text:key1="Method, built-in"/><text:alphabetical-index-mark text:string-value="WORDS method"/></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15">'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11">x2b() </text:span><text:alphabetical-index-mark text:string-value="conversion to binary" text:key1="Hexadecimal"/><text:alphabetical-index-mark text:string-value="hexadecimal to binary" text:key1="Conversion"/><text:alphabetical-index-mark text:string-value="X2B" text:key1="Method, built-in"/><text:alphabetical-index-mark text:string-value="with X2B" text:key1="Unpacking a string"/><text:alphabetical-index-mark text:string-value="X2B method"/></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15">'C3'.x2b <text:s/>== '11000011' <text:line-break/>'7'.x2b <text:s text:c="2"/>== '0111' <text:line-break/>'1C1'.x2b == '000111000001' </text:p>
          </table:table-cell>
        </table:table-row>
        <table:table-row>
          <table:table-cell table:style-name="dl133.A1" office:value-type="string">
            <text:p text:style-name="Table_20_Contents"><text:reference-mark text:name="refx2c"/><text:span text:style-name="T11">x2c() </text:span><text:alphabetical-index-mark text:string-value="conversion to character" text:key1="Numbers"/><text:alphabetical-index-mark text:string-value="from a number" text:key1="Character"/><text:alphabetical-index-mark text:string-value="from hexadecimal" text:key1="Character"/><text:alphabetical-index-mark text:string-value="from hexadecimal" text:key1="Coded character"/><text:alphabetical-index-mark text:string-value="conversion to character" text:key1="Hexadecimal"/><text:alphabetical-index-mark text:string-value="hexadecimal to character" text:key1="Conversion"/><text:alphabetical-index-mark text:string-value="X2C" text:key1="Method, built-in"/><text:alphabetical-index-mark text:string-value="with X2C" text:key1="Packing a string"/><text:alphabetical-index-mark text:string-value="X2C method"/></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15">'004D'.x2c == 'M' -- ASCII or Unicode <text:line-break/>'4d'.x2c <text:s text:c="2"/>== 'M' -- ASCII or Unicode <text:line-break/>'A2'.x2c <text:s text:c="2"/>== 's' -- EBCDIC <text:line-break/>'0'.x2c <text:s text:c="3"/>== '\0' </text:p>
            <text:p text:style-name="Text_20_body">The <text:span text:style-name="T9">d2c</text:span> method (see page <text:span text:style-name="T15"><text:reference-ref text:reference-format="page" text:ref-name="refd2c">162</text:reference-ref></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conversion to decimal" text:key1="Hexadecimal"/><text:alphabetical-index-mark text:string-value="hexadecimal to decimal" text:key1="Conversion"/><text:alphabetical-index-mark text:string-value="X2D" text:key1="Method, built-in"/><text:alphabetical-index-mark text:string-value="X2D method"/></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15">'0E'.x2d <text:s text:c="3"/>== 14 <text:line-break/>'81'.x2d <text:s text:c="3"/>== 129 <text:line-break/><text:soft-page-break/>'F81'.x2d <text:s text:c="2"/>== 3969 <text:line-break/>'FF81'.x2d <text:s/>== 65409 <text:line-break/>'c6f0'.x2d <text:s/>== 50928 </text:p>
            <text:p text:style-name="Text_20_body">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9">'0'</text:span> characters (note, not “sign-extended”), or truncated on the left, to length <text:span text:style-name="T5">n</text:span> characters; (that is, as though <text:span text:style-name="T5">string</text:span><text:span text:style-name="T9">.right(</text:span><text:span text:style-name="T5">n</text:span>, <text:span text:style-name="T9">'0')</text:span> had been executed.) </text:p>
            <text:p text:style-name="Text_20_keep"><text:span text:style-name="T4">Examples:</text:span> </text:p>
            <text:p text:style-name="P15">'81'.x2d(2) <text:s text:c="2"/>== -127 <text:line-break/>'81'.x2d(4) <text:s text:c="2"/>== 129 <text:line-break/>'F081'.x2d(4) == -3967 <text:line-break/>'F081'.x2d(3) == 129 <text:line-break/>'F081'.x2d(2) == -127 <text:line-break/>'F081'.x2d(1) == 1 <text:line-break/>'0031'.x2d(0) == 0 </text:p>
            <text:p text:style-name="Text_20_body">The <text:span text:style-name="T9">c2d</text:span> method (see page <text:span text:style-name="T15"><text:reference-ref text:reference-format="page" text:ref-name="refc2d">160</text:reference-ref></text:span>) can be used to convert a character to a decimal representation of its encoding. </text:p>
          </table:table-cell>
        </table:table-row>
      </table:table>
      <text:h text:style-name="P24" text:outline-level="1"><text:reference-mark text:name="refappa"/>Appendix A – A Sample NetRexx Program</text:h>
      <text:p text:style-name="Text_20_body">This appendix includes a short program, called <text:span text:style-name="T9">qtime</text:span>, which is an example of a “real” NetRexx program. <text:s/>The programs included elsewhere in this document have been contrived to illustrate specific points. <text:s/>By contrast, <text:span text:style-name="T9">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9">qtime</text:span> program is a modification of one of the first Rexx programs ever written (much of the program is identical). <text:s/>The main changes are: </text:p>
      <text:list xml:id="ul135" text:style-name="L2">
        <text:list-item>
          <text:p text:style-name="P19">Indexed variables (brackets notation) are used instead of Rexx stems. </text:p>
        </text:list-item>
        <text:list-item>
          <text:p text:style-name="P19">The <text:span text:style-name="T9">word</text:span> method from the <text:span text:style-name="T9">Rexx</text:span> class is used instead of the <text:span text:style-name="T9">word</text:span> Rexx built-in function. </text:p>
        </text:list-item>
        <text:list-item>
          <text:p text:style-name="P19">The Java <text:span text:style-name="T9">Date</text:span> class is used to determine the current time. </text:p>
        </text:list-item>
      </text:list>
      <text:p text:style-name="Text_20_keep"><text:soft-page-break/><text:alphabetical-index-mark text:string-value="qtime example program"/><text:alphabetical-index-mark text:string-value="program" text:key1="Example"/><text:alphabetical-index-mark text:string-value="examples" text:key1="Programs"/><text:alphabetical-index-mark text:string-value="see Examples" text:key1="Sample programs"/><text:span text:style-name="T4">qtime.nrx – Query Time</text:span> </text:p>
      <text:p text:style-name="P15">/*--------------------------------------------------------*/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15">/*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24" text:outline-level="1"><text:reference-mark text:name="refappb"/>Appendix B – JavaBean Support</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for JavaBeans" text:key1="Properties"/><text:alphabetical-index-mark text:string-value="JavaBean 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19">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19">Where access methods are explicitly provided in the class, they can be checked for correct form, signature and accessibility. <text:s/>This detects errors at compile time that otherwise would only be determined by testing. </text:p>
        </text:list-item>
        <text:list-item>
          <text:p text:style-name="P19">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reference-mark text:name="refindprop"/>Indirect properties</text:h>
      <text:p text:style-name="Text_20_body"><text:alphabetical-index-mark text:string-value="indirect" text:key1="Properties"/><text:alphabetical-index-mark text:string-value="Indirect properties"/><text:alphabetical-index-mark text:string-value="on PROPERTIES instruction" text:key1="INDIRECT"/><text:alphabetical-index-mark text:string-value="PROPERTIES" text:key1="Instructions"/><text:alphabetical-index-mark text:string-value="PROPERTIES instruction"/>The <text:span text:style-name="T11">properties</text:span> instruction (see page <text:span text:style-name="T15"><text:reference-ref text:reference-format="page" text:ref-name="refprop">113</text:reference-ref></text:span>) is used to define the attributes of following <text:span text:style-name="T5">property</text:span> variables. The <text:span text:style-name="T5">visibility</text:span> of properties may include a new alternative: <text:span text:style-name="T11">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15">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9">Sandwich</text:span> class as having two indirect properties, called <text:span text:style-name="T9">slices</text:span> and <text:span text:style-name="T9">filling</text:span>, both being of type <text:span text:style-name="T9">java.awt.Color</text:span>. </text:p>
      <text:p text:style-name="Text_20_body">In the example, no access methods are provided for the properties, so the compiler will add them. <text:s/>By implementation-dependent convention, the names are prefixed with verbs such as <text:span text:style-name="T9">get</text:span> and <text:span text:style-name="T9">set</text:span>, <text:span text:style-name="T5">etc.</text:span>, and have the first character of their name uppercased to form the method names. Hence, in this Java-based example, the following four methods are added: </text:p>
      <text:p text:style-name="P15">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9">$1</text:span> and <text:span text:style-name="T9">$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9">get</text:span> method is generated or allowed, though the private property may be changed by methods within the class) or <text:span text:style-name="T11">transient</text:span> (see page <text:span text:style-name="T15"><text:reference-ref text:reference-format="page" text:ref-name="refpropmod">114</text:reference-ref></text:span>). They may not be <text:span text:style-name="T11">static</text:span> or <text:span text:style-name="T11">volatile</text:span>. </text:p>
      <text:p text:style-name="Text_20_body">In detail, the rules used for generating automatic methods for a property whose name is <text:span text:style-name="T9">xxxx</text:span> are as follows: </text:p>
      <text:list xml:id="ol137" text:style-name="L1">
        <text:list-item>
          <text:p text:style-name="P18">A method called <text:span text:style-name="T9">getXxxx</text:span> which returns the value of the property is generated. <text:s/>The returned <text:soft-page-break/>value will have the same type as <text:span text:style-name="T9">xxxx</text:span>. </text:p>
        </text:list-item>
        <text:list-item>
          <text:p text:style-name="P18">If the type of <text:span text:style-name="T9">xxxx</text:span> is <text:span text:style-name="T9">boolean</text:span> then the generated method will be called <text:span text:style-name="T9">isXxxx</text:span> instead of <text:span text:style-name="T9">getXxxx</text:span>. </text:p>
        </text:list-item>
        <text:list-item>
          <text:p text:style-name="P18">If the property is not <text:span text:style-name="T11">constant</text:span> then a method for setting the property will also be generated. <text:s/>This will be called <text:span text:style-name="T9">setXxxx</text:span>, and take a single argument of the same type as <text:span text:style-name="T9">xxxx</text:span>. <text:s/>This assigns the argument to the property and returns no value. </text:p>
        </text:list-item>
      </text:list>
      <text:p text:style-name="Text_20_body">If the property has an array type (for example, <text:span text:style-name="T9">char[]</text:span>), then it must only have a single dimension. Two further methods may then be generated, according to the rules: </text:p>
      <text:list xml:id="ol138" text:style-name="L1">
        <text:list-item>
          <text:p text:style-name="P18">A method called <text:span text:style-name="T9">getXxxx</text:span> which takes a single <text:span text:style-name="T9">int</text:span> as an argument and which returns an item from the property array is generated. The returned value will have the same type as <text:span text:style-name="T9">xxxx</text:span>, without the <text:span text:style-name="T9">[]</text:span>. <text:s/>The integer argument is used to index into the array. </text:p>
        </text:list-item>
        <text:list-item>
          <text:p text:style-name="P18">As before, if the result type of the method would be <text:span text:style-name="T9">boolean</text:span> then the name of the method will be <text:span text:style-name="T9">isXxxx</text:span> instead of <text:span text:style-name="T9">getXxxx</text:span>. </text:p>
        </text:list-item>
        <text:list-item>
          <text:p text:style-name="P18">If the property is not <text:span text:style-name="T11">constant</text:span> then a method for setting an item in the property array will also be generated. This will be called <text:span text:style-name="T9">setXxxx</text:span>, and take two arguments: the first is an <text:span text:style-name="T9">int</text:span> that is used to select the item to be changed, and the second is an undimensioned argument of the same type as <text:span text:style-name="T9">xxxx</text:span>. <text:s/>It assigns the second argument to the item in the property array indexed by the first argument, and returns no value. </text:p>
        </text:list-item>
      </text:list>
      <text:p text:style-name="Text_20_body">For example, for an indirect property declared thus: </text:p>
      <text:p text:style-name="P15">properties indirect <text:line-break/>  fred=foo.Bar[] </text:p>
      <text:p text:style-name="Text_20_body">the four methods generated would be: </text:p>
      <text:p text:style-name="P15">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9">set</text:span> methods, perhaps by adding the following to the example class above: </text:p>
      <text:p text:style-name="P15">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text:soft-page-break/>If we add these two methods, they will no longer be added automatically (the two <text:span text:style-name="T9">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18">For methods whose names exactly match a potential access method for an indirect property (that is, start with <text:span text:style-name="T9">is</text:span>, <text:span text:style-name="T9">get</text:span>, or <text:span text:style-name="T9">set</text:span>, which is then followed by the name of an indirect property with the first character of the name uppercased): </text:p>
          <text:list text:style-name="L2">
            <text:list-item>
              <text:p text:style-name="P19">The argument list for (signature of) the method must match one of those that could possibly be automatically generated for the property. </text:p>
            </text:list-item>
            <text:list-item>
              <text:p text:style-name="P19">The returns type (if any) must match the expected returns type for that method. </text:p>
            </text:list-item>
            <text:list-item>
              <text:p text:style-name="P19">If the returns type is simply <text:span text:style-name="T9">boolean</text:span>, then the method name must start with <text:span text:style-name="T9">is</text:span>. Conversely, if the method name starts with <text:span text:style-name="T9">is</text:span> then the returns type must be just <text:span text:style-name="T9">boolean</text:span>. </text:p>
            </text:list-item>
            <text:list-item>
              <text:p text:style-name="P19">If the property is <text:span text:style-name="T11">constant</text:span> then the name of the method cannot start with <text:span text:style-name="T9">set</text:span>. </text:p>
            </text:list-item>
            <text:list-item>
              <text:p text:style-name="P19">A warning is given if the method is not <text:span text:style-name="T11">public</text:span> (the default). </text:p>
            </text:list-item>
          </text:list>
        </text:list-item>
        <text:list-item>
          <text:p text:style-name="P18">For methods whose names match a potential access method, as above, except in case: </text:p>
          <text:list text:style-name="L2">
            <text:list-item>
              <text:p text:style-name="P19">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24" text:outline-level="1"><text:reference-mark text:name="refappc"/>Appendix C – The netrexx.lang Package</text:h>
      <text:p text:style-name="Text_20_body"><text:alphabetical-index-mark text:string-value="netrexx.lang package"/><text:alphabetical-index-mark text:string-value="netrexx.lang" text:key1="Package"/>This appendix documents the <text:span text:style-name="T9">netrexx.lang</text:span> package, which includes the classes used for creating string objects of type <text:span text:style-name="T9">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5"><text:reference-ref text:reference-format="page" text:ref-name="refbmeth">157</text:reference-ref></text:span>) in the <text:span text:style-name="T9">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19">The Exception classes (see page <text:span text:style-name="T15"><text:reference-ref text:reference-format="page" text:ref-name="refnlexcep">184</text:reference-ref></text:span>) </text:p>
        </text:list-item>
        <text:list-item>
          <text:p text:style-name="P19">Rexx (see page <text:span text:style-name="T15"><text:reference-ref text:reference-format="page" text:ref-name="refnlrexx">185</text:reference-ref></text:span>) </text:p>
        </text:list-item>
        <text:list-item>
          <text:p text:style-name="P19">RexxIO (helper class, for <text:span text:style-name="T11">say</text:span> and <text:span text:style-name="T11">ask</text:span>) </text:p>
        </text:list-item>
        <text:list-item>
          <text:p text:style-name="P19">RexxNode (helper class, for indexed strings) </text:p>
        </text:list-item>
        <text:list-item>
          <text:p text:style-name="P19">RexxOperators interface (see page <text:span text:style-name="T15"><text:reference-ref text:reference-format="page" text:ref-name="refnlrops">189</text:reference-ref></text:span>) </text:p>
        </text:list-item>
        <text:list-item>
          <text:p text:style-name="P19">RexxParse (helper class, for <text:span text:style-name="T11">parse</text:span>) </text:p>
        </text:list-item>
        <text:list-item>
          <text:p text:style-name="P19">RexxSet (see page <text:span text:style-name="T15"><text:reference-ref text:reference-format="page" text:ref-name="refnlrset">190</text:reference-ref></text:span>) </text:p>
        </text:list-item>
        <text:list-item>
          <text:p text:style-name="P19">RexxTrace (helper class, for <text:span text:style-name="T11">trace</text:span>) </text:p>
        </text:list-item>
        <text:list-item>
          <text:p text:style-name="P19">RexxUtil (helper class, for the Rexx class) </text:p>
        </text:list-item>
        <text:list-item>
          <text:p text:style-name="P19">RexxWords (helper class, for the Rexx class) </text:p>
        </text:list-item>
      </text:list>
      <text:h text:style-name="Heading_20_2" text:outline-level="2"><text:reference-mark text:name="refnlexcep"/>Exception classes</text:h>
      <text:p text:style-name="Text_20_body"><text:alphabetical-index-mark text:string-value="Exceptions" text:key1="netrexx.lang"/>The classes provided for exceptions in the <text:span text:style-name="T9">netrexx.lang</text:span> package are all subclasses of <text:span text:style-name="T9">java.lang.RuntimeException</text:span> and all have the same content. <text:s/>Each has two constructors: one taking no argument and the other taking a string of type <text:span text:style-name="T9">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 text:key1="Exception"/><text:alphabetical-index-mark text:string-value="BadArgument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 text:key1="Exception"/><text:alphabetical-index-mark text:string-value="BadColumn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 text:key1="Exception"/><text:alphabetical-index-mark text:string-value="BadNumeric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 text:key1="Exception"/><text:alphabetical-index-mark text:string-value="Divide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 text:key1="Exception"/><text:alphabetical-index-mark text:string-value="ExponentOverflow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 text:key1="Exception"/><text:alphabetical-index-mark text:string-value="NoOtherwise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9">'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 text:key1="Exception"/><text:alphabetical-index-mark text:string-value="NotCharacter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 text:key1="Exception"/><text:alphabetical-index-mark text:string-value="NotLogicException"/></text:p>
          </table:table-cell>
          <table:table-cell table:style-name="dl143.A1" office:value-type="string">
            <text:p text:style-name="Text_20_body">signalled when a conversion from a string to a boolean was attempted but the string was neither the string <text:span text:style-name="T9">'0'</text:span> nor the string <text:span text:style-name="T9">'1'</text:span>. </text:p>
          </table:table-cell>
        </table:table-row>
      </table:table>
      <text:p text:style-name="Text_20_keep"><text:alphabetical-index-mark text:string-value="NullPointerException" text:key1="Exception"/><text:alphabetical-index-mark text:string-value="NullPointerException"/><text:alphabetical-index-mark text:string-value="NumberFormatException" text:key1="Exception"/><text:alphabetical-index-mark text:string-value="NumberFormatException"/>Other exceptions, from the <text:span text:style-name="T9">java.lang</text:span> package, may also be signalled, for example <text:span text:style-name="T9">NumberFormatException</text:span> or <text:span text:style-name="T9">NullPointerException</text:span>. </text:p>
      <text:h text:style-name="Heading_20_2" text:outline-level="2"><text:reference-mark text:name="refnlrexx"/>The Rexx class</text:h>
      <text:p text:style-name="Text_20_body"><text:alphabetical-index-mark text:string-value="Rexx class" text:key1="netrexx.lang"/>The class <text:span text:style-name="T9">netrexx.lang.Rexx</text:span> implements the NetRexx string class, and includes the “built-in” Methods for NetRexx strings (see page <text:span text:style-name="T15"><text:reference-ref text:reference-format="page" text:ref-name="refbmeth">157</text:reference-ref></text:span>). </text:p>
      <text:p text:style-name="Text_20_body">Described here are the platform-dependent methods as provided in the reference implementation: constructors (see page <text:span text:style-name="T15"><text:reference-ref text:reference-format="page" text:ref-name="refrexxcon">185</text:reference-ref></text:span>) for the class, the methods for arithmetic operations (see page <text:span text:style-name="T15"><text:reference-ref text:reference-format="page" text:ref-name="refrexxops">186</text:reference-ref></text:span>), and miscellaneous methods (see page <text:span text:style-name="T15"><text:reference-ref text:reference-format="page" text:ref-name="refrexxmis">188</text:reference-ref></text:span>) intended for general use. </text:p>
      <text:p text:style-name="Text_20_body">The class <text:span text:style-name="T9">netrexx.lang.Rexx</text:span> is serializable. </text:p>
      <text:h text:style-name="Heading_20_3" text:outline-level="3"><text:reference-mark text:name="refrexxcon"/>Rexx constructors</text:h>
      <text:p text:style-name="Text_20_body"><text:alphabetical-index-mark text:string-value="Rexx constructors" text:key1="netrexx.lang"/>These constructors all create a string of type <text:span text:style-name="T9">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text:key1="Constructor"/><text:alphabetical-index-mark text:string-value="Rexx(boolean) constructor"/></text:p>
          </table:table-cell>
          <table:table-cell table:style-name="dl144.A1" office:value-type="string">
            <text:p text:style-name="Text_20_body">Constructs a string which will have the value <text:span text:style-name="T9">'1'</text:span> if <text:span text:style-name="T5">arg</text:span> is 1 (<text:span text:style-name="T5">true</text:span>) or the value <text:span text:style-name="T9">'0'</text:span> if <text:span text:style-name="T5">arg</text:span> is 0 (<text:span text:style-name="T5">false</text:span>). </text:p>
          </table:table-cell>
        </table:table-row>
        <table:table-row>
          <table:table-cell table:style-name="dl144.A1" office:value-type="string">
            <text:p text:style-name="P6">Rexx(arg=byte) <text:alphabetical-index-mark text:string-value="Rexx(byte)" text:key1="Constructor"/><text:alphabetical-index-mark text:string-value="Rexx(byte) 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char) <text:alphabetical-index-mark text:string-value="Rexx(char)" text:key1="Constructor"/><text:alphabetical-index-mark text:string-value="Rexx(char) 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6">Rexx(arg=char[]) <text:alphabetical-index-mark text:string-value="Rexx(char[])" text:key1="Constructor"/><text:alphabetical-index-mark text:string-value="Rexx(char[]) 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9">arg.length</text:span>). </text:p>
          </table:table-cell>
        </table:table-row>
        <table:table-row>
          <table:table-cell table:style-name="dl144.A1" office:value-type="string">
            <text:p text:style-name="P6">Rexx(arg=int) <text:alphabetical-index-mark text:string-value="Rexx(int)" text:key1="Constructor"/><text:alphabetical-index-mark text:string-value="Rexx(int) 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double) <text:alphabetical-index-mark text:string-value="Rexx(double)" text:key1="Constructor"/><text:alphabetical-index-mark text:string-value="Rexx(double) 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float) <text:alphabetical-index-mark text:string-value="Rexx(float)" text:key1="Constructor"/><text:alphabetical-index-mark text:string-value="Rexx(float) 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long) <text:alphabetical-index-mark text:string-value="Rexx(long)" text:key1="Constructor"/><text:alphabetical-index-mark text:string-value="Rexx(long) 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Rexx) <text:alphabetical-index-mark text:string-value="Rexx(Rexx)" text:key1="Constructor"/><text:alphabetical-index-mark text:string-value="Rexx(Rexx) constructor"/></text:p>
          </table:table-cell>
          <table:table-cell table:style-name="dl144.A1" office:value-type="string">
            <text:p text:style-name="Text_20_body">Constructs a string which is copy of <text:span text:style-name="T5">arg</text:span>, which is of type <text:span text:style-name="T9">netrexx.lang.Rexx</text:span>. <text:span text:style-name="T5">arg</text:span> must not be <text:span text:style-name="T9">null</text:span>. Any sub-values (see page <text:span text:style-name="T15"><text:reference-ref text:reference-format="page" text:ref-name="refinstr">74</text:reference-ref></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text:key1="Constructor"/><text:alphabetical-index-mark text:string-value="Rexx(short) 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text:soft-page-break/>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pying the characters of <text:span text:style-name="T5">arg</text:span>, which is of type <text:span text:style-name="T9">java.lang.String</text:span>, in sequence. The length of the string is same as the length of <text:span text:style-name="T5">arg</text:span> (that is, <text:span text:style-name="T9">arg.length()</text:span>). <text:span text:style-name="T5">arg</text:span> must not be <text:span text:style-name="T9">null</text:span>. </text:p>
          </table:table-cell>
        </table:table-row>
        <table:table-row>
          <table:table-cell table:style-name="dl144.A1" office:value-type="string">
            <text:p text:style-name="P6">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ncatenating the elements of the <text:span text:style-name="T9">java.lang.String</text:span> array <text:span text:style-name="T5">arg</text:span> together in sequence with a blank between each pair of elements. This may be used for converting the argument word array passed to the <text:span text:style-name="T9">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9">null</text:span>. </text:p>
          </table:table-cell>
        </table:table-row>
      </table:table>
      <text:h text:style-name="Heading_20_3" text:outline-level="3"><text:reference-mark text:name="refrexxops"/>Rexx arithmetic methods</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5"><text:reference-ref text:reference-format="page" text:ref-name="refnums">141</text:reference-ref></text:span>). Each corresponds to and implements a method in the RexxOperators interface class (see page <text:span text:style-name="T15"><text:reference-ref text:reference-format="page" text:ref-name="refnlrops">189</text:reference-ref></text:span>). </text:p>
      <text:p text:style-name="Text_20_body">Each of the methods here takes a RexxSet (see page <text:span text:style-name="T15"><text:reference-ref text:reference-format="page" text:ref-name="refnlrset">190</text:reference-ref></text:span>) object as an argument. <text:s/>This argument provides the <text:span text:style-name="T11">numeric</text:span> settings for the operation; if <text:span text:style-name="T9">null</text:span> is provided for the argument then the default settings are used (<text:span text:style-name="T11">digits</text:span>=<text:span text:style-name="T9">9</text:span>, <text:span text:style-name="T11">form</text:span>=<text:span text:style-name="T11">scientific</text:span>). </text:p>
      <text:p text:style-name="Text_20_body">For monadic operators, only the <text:span text:style-name="T9">RexxSet</text:span> argument is present; the operation acts upon the current object. For dyadic operators, the <text:span text:style-name="T9">RexxSet</text:span> argument and a <text:span text:style-name="T9">Rexx</text:span> argument are present; the operation acts with the current object being the left-hand operand and the second argument being the right-hand operand. <text:s/>For example, under default numeric settings, the expression: </text:p>
      <text:p text:style-name="P15">award+extra </text:p>
      <text:p text:style-name="Text_20_body">(where <text:span text:style-name="T5">award</text:span> and <text:span text:style-name="T5">extra</text:span> are references to objects of type <text:span text:style-name="T9">Rexx</text:span>) could be written as: </text:p>
      <text:p text:style-name="P15">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text:key1="Method"/><text:alphabetical-index-mark text:string-value="OpAdd method"/></text:p>
          </table:table-cell>
          <table:table-cell table:style-name="dl145.A1" office:value-type="string">
            <text:p text:style-name="Text_20_body">Implements the NetRexx + (Add) operator, and returns the result as a string of type <text:span text:style-name="T9">Rexx</text:span>. </text:p>
          </table:table-cell>
        </table:table-row>
        <table:table-row>
          <table:table-cell table:style-name="dl145.A1" office:value-type="string">
            <text:p text:style-name="P6">OpAnd(set=RexxSet, rhs=Rexx) <text:alphabetical-index-mark text:string-value="OpAnd" text:key1="Method"/><text:alphabetical-index-mark text:string-value="OpAnd method"/></text:p>
          </table:table-cell>
          <table:table-cell table:style-name="dl145.A1" office:value-type="string">
            <text:p text:style-name="Text_20_body">Implements the NetRexx &amp; (And) operator, and returns a result (0 or 1) of type <text:span text:style-name="T9">boolean</text:span>. </text:p>
          </table:table-cell>
        </table:table-row>
        <table:table-row>
          <table:table-cell table:style-name="dl145.A1" office:value-type="string">
            <text:p text:style-name="P6">OpCc(set=RexxSet, rhs=Rexx) <text:alphabetical-index-mark text:string-value="OpCc" text:key1="Method"/><text:alphabetical-index-mark text:string-value="OpCc 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9">Rexx</text:span>. </text:p>
          </table:table-cell>
        </table:table-row>
        <table:table-row>
          <table:table-cell table:style-name="dl145.A1" office:value-type="string">
            <text:p text:style-name="P6">OpCcblank(set=RexxSet, rhs=Rexx) <text:alphabetical-index-mark text:string-value="OpCcblank" text:key1="Method"/><text:alphabetical-index-mark text:string-value="OpCcblank method"/></text:p>
          </table:table-cell>
          <table:table-cell table:style-name="dl145.A1" office:value-type="string">
            <text:p text:style-name="Text_20_body">Implements the NetRexx <text:span text:style-name="T5">blank</text:span> (Concatenate with blank) operator, and returns the result as a string of type <text:span text:style-name="T9">Rexx</text:span>. </text:p>
          </table:table-cell>
        </table:table-row>
        <table:table-row>
          <table:table-cell table:style-name="dl145.A1" office:value-type="string">
            <text:p text:style-name="P6">OpDiv(set=RexxSet, rhs=Rexx) <text:alphabetical-index-mark text:string-value="OpDiv" text:key1="Method"/><text:alphabetical-index-mark text:string-value="OpDiv method"/></text:p>
          </table:table-cell>
          <table:table-cell table:style-name="dl145.A1" office:value-type="string">
            <text:p text:style-name="Text_20_body">Implements the NetRexx / (Divide) operator, and returns the result as a string of type <text:span text:style-name="T9">Rexx</text:span>. </text:p>
          </table:table-cell>
        </table:table-row>
        <table:table-row>
          <table:table-cell table:style-name="dl145.A1" office:value-type="string">
            <text:p text:style-name="P6">OpDivI(set=RexxSet, <text:soft-page-break/>rhs=Rexx) <text:alphabetical-index-mark text:string-value="OpDivI" text:key1="Method"/><text:alphabetical-index-mark text:string-value="OpDivI method"/></text:p>
          </table:table-cell>
          <table:table-cell table:style-name="dl145.A1" office:value-type="string">
            <text:p text:style-name="Text_20_body">Implements the NetRexx % (Integer divide) operator , and returns the <text:soft-page-break/>result as a string of type <text:span text:style-name="T9">Rexx</text:span>. </text:p>
          </table:table-cell>
        </table:table-row>
        <table:table-row>
          <table:table-cell table:style-name="dl145.A1" office:value-type="string">
            <text:p text:style-name="P6">OpEq(set=RexxSet, rhs=Rexx) <text:alphabetical-index-mark text:string-value="OpEq" text:key1="Method"/><text:alphabetical-index-mark text:string-value="OpEq method"/></text:p>
          </table:table-cell>
          <table:table-cell table:style-name="dl145.A1" office:value-type="string">
            <text:p text:style-name="Text_20_body">Implements the NetRexx = (Equal) operator, and returns a result (0 or 1) of type <text:span text:style-name="T9">boolean</text:span>. </text:p>
          </table:table-cell>
        </table:table-row>
        <table:table-row>
          <table:table-cell table:style-name="dl145.A1" office:value-type="string">
            <text:p text:style-name="Table_20_Contents"><text:reference-mark text:name="refopeqs"/><text:span text:style-name="T11">OpEqS(set=RexxSet, rhs=Rexx) </text:span><text:alphabetical-index-mark text:string-value="OpEqS" text:key1="Method"/><text:alphabetical-index-mark text:string-value="OpEqS method"/></text:p>
          </table:table-cell>
          <table:table-cell table:style-name="dl145.A1" office:value-type="string">
            <text:p text:style-name="Text_20_body">Implements the NetRexx == (Strictly equal) operator, and returns a result (0 or 1) of type <text:span text:style-name="T9">boolean</text:span>. </text:p>
          </table:table-cell>
        </table:table-row>
        <table:table-row>
          <table:table-cell table:style-name="dl145.A1" office:value-type="string">
            <text:p text:style-name="P6">OpGt(set=RexxSet, rhs=Rexx) <text:alphabetical-index-mark text:string-value="OpGt" text:key1="Method"/><text:alphabetical-index-mark text:string-value="OpGt method"/></text:p>
          </table:table-cell>
          <table:table-cell table:style-name="dl145.A1" office:value-type="string">
            <text:p text:style-name="Text_20_body">Implements the NetRexx &gt; (Greater than) operator, and returns a result (0 or 1) of type <text:span text:style-name="T9">boolean</text:span>. </text:p>
          </table:table-cell>
        </table:table-row>
        <table:table-row>
          <table:table-cell table:style-name="dl145.A1" office:value-type="string">
            <text:p text:style-name="P6">OpGtEq(set=RexxSet, rhs=Rexx) <text:alphabetical-index-mark text:string-value="OpGtEq" text:key1="Method"/><text:alphabetical-index-mark text:string-value="OpGtEq method"/></text:p>
          </table:table-cell>
          <table:table-cell table:style-name="dl145.A1" office:value-type="string">
            <text:p text:style-name="Text_20_body">Implements the NetRexx &gt;= (Greater than or equal) operator, and returns a result (0 or 1) of type <text:span text:style-name="T9">boolean</text:span>. </text:p>
          </table:table-cell>
        </table:table-row>
        <table:table-row>
          <table:table-cell table:style-name="dl145.A1" office:value-type="string">
            <text:p text:style-name="P6">OpGtEqS(set=RexxSet, rhs=Rexx) <text:alphabetical-index-mark text:string-value="OpGtEqS" text:key1="Method"/><text:alphabetical-index-mark text:string-value="OpGtEqS method"/></text:p>
          </table:table-cell>
          <table:table-cell table:style-name="dl145.A1" office:value-type="string">
            <text:p text:style-name="Text_20_body">Implements the NetRexx &gt;&gt;= (Strictly greater than or equal) operator, and returns a result (0 or 1) of type <text:span text:style-name="T9">boolean</text:span>. </text:p>
          </table:table-cell>
        </table:table-row>
        <table:table-row>
          <table:table-cell table:style-name="dl145.A1" office:value-type="string">
            <text:p text:style-name="P6">OpGtS(set=RexxSet, rhs=Rexx) <text:alphabetical-index-mark text:string-value="OpGtS" text:key1="Method"/><text:alphabetical-index-mark text:string-value="OpGtS method"/></text:p>
          </table:table-cell>
          <table:table-cell table:style-name="dl145.A1" office:value-type="string">
            <text:p text:style-name="Text_20_body">Implements the NetRexx &gt;&gt; (Strictly greater than) operator, and returns a result (0 or 1) of type <text:span text:style-name="T9">boolean</text:span>. </text:p>
          </table:table-cell>
        </table:table-row>
        <table:table-row>
          <table:table-cell table:style-name="dl145.A1" office:value-type="string">
            <text:p text:style-name="P6">OpLt(set=RexxSet, rhs=Rexx) <text:alphabetical-index-mark text:string-value="OpLt" text:key1="Method"/><text:alphabetical-index-mark text:string-value="OpLt method"/></text:p>
          </table:table-cell>
          <table:table-cell table:style-name="dl145.A1" office:value-type="string">
            <text:p text:style-name="Text_20_body">Implements the NetRexx &lt; (Less than) operator, and returns a result (0 or 1) of type <text:span text:style-name="T9">boolean</text:span>. </text:p>
          </table:table-cell>
        </table:table-row>
        <table:table-row>
          <table:table-cell table:style-name="dl145.A1" office:value-type="string">
            <text:p text:style-name="P6">OpLtEq(set=RexxSet, rhs=Rexx) <text:alphabetical-index-mark text:string-value="OpLtEq" text:key1="Method"/><text:alphabetical-index-mark text:string-value="OpLtEq method"/></text:p>
          </table:table-cell>
          <table:table-cell table:style-name="dl145.A1" office:value-type="string">
            <text:p text:style-name="Text_20_body">Implements the NetRexx &lt;= (Less than or equal) operator, and returns a result (0 or 1) of type <text:span text:style-name="T9">boolean</text:span>. </text:p>
          </table:table-cell>
        </table:table-row>
        <table:table-row>
          <table:table-cell table:style-name="dl145.A1" office:value-type="string">
            <text:p text:style-name="P6">OpLtEqS(set=RexxSet, rhs=Rexx) <text:alphabetical-index-mark text:string-value="OpLtEqS" text:key1="Method"/><text:alphabetical-index-mark text:string-value="OpLtEqS method"/></text:p>
          </table:table-cell>
          <table:table-cell table:style-name="dl145.A1" office:value-type="string">
            <text:p text:style-name="Text_20_body">Implements the NetRexx &lt;&lt;= (Strictly less than or equal) operator, and returns a result (0 or 1) of type <text:span text:style-name="T9">boolean</text:span>. </text:p>
          </table:table-cell>
        </table:table-row>
        <table:table-row>
          <table:table-cell table:style-name="dl145.A1" office:value-type="string">
            <text:p text:style-name="P6">OpLtS(set=RexxSet, rhs=Rexx) <text:alphabetical-index-mark text:string-value="OpLtS" text:key1="Method"/><text:alphabetical-index-mark text:string-value="OpLtS method"/></text:p>
          </table:table-cell>
          <table:table-cell table:style-name="dl145.A1" office:value-type="string">
            <text:p text:style-name="Text_20_body">Implements the NetRexx &lt;&lt; (Strictly less than) operator, and returns a result (0 or 1) of type <text:span text:style-name="T9">boolean</text:span>. </text:p>
          </table:table-cell>
        </table:table-row>
        <table:table-row>
          <table:table-cell table:style-name="dl145.A1" office:value-type="string">
            <text:p text:style-name="P6">OpMinus(set=RexxSet) <text:alphabetical-index-mark text:string-value="OpMinus" text:key1="Method"/><text:alphabetical-index-mark text:string-value="OpMinus method"/></text:p>
          </table:table-cell>
          <table:table-cell table:style-name="dl145.A1" office:value-type="string">
            <text:p text:style-name="Text_20_body">Implements the NetRexx Prefix - (Minus) operator , and returns the result as a string of type <text:span text:style-name="T9">Rexx</text:span>. </text:p>
          </table:table-cell>
        </table:table-row>
        <table:table-row>
          <table:table-cell table:style-name="dl145.A1" office:value-type="string">
            <text:p text:style-name="P6">OpMult(set=RexxSet, rhs=Rexx) <text:alphabetical-index-mark text:string-value="OpMult" text:key1="Method"/><text:alphabetical-index-mark text:string-value="OpMult method"/></text:p>
          </table:table-cell>
          <table:table-cell table:style-name="dl145.A1" office:value-type="string">
            <text:p text:style-name="Text_20_body">Implements the NetRexx * (Multiply) operator , and returns the result as a string of type <text:span text:style-name="T9">Rexx</text:span>. </text:p>
          </table:table-cell>
        </table:table-row>
        <table:table-row>
          <table:table-cell table:style-name="dl145.A1" office:value-type="string">
            <text:p text:style-name="P6">OpNot(set=RexxSet) <text:alphabetical-index-mark text:string-value="OpNot" text:key1="Method"/><text:alphabetical-index-mark text:string-value="OpNot method"/></text:p>
          </table:table-cell>
          <table:table-cell table:style-name="dl145.A1" office:value-type="string">
            <text:p text:style-name="Text_20_body">Implements the NetRexx Prefix \ (Not) operator, and returns a result (0 or 1) of type <text:span text:style-name="T9">boolean</text:span>. </text:p>
          </table:table-cell>
        </table:table-row>
        <table:table-row>
          <table:table-cell table:style-name="dl145.A1" office:value-type="string">
            <text:p text:style-name="P6">OpNotEq(set=RexxSet, rhs=Rexx) <text:alphabetical-index-mark text:string-value="NotEq" text:key1="Method"/><text:alphabetical-index-mark text:string-value="NotEq method"/></text:p>
          </table:table-cell>
          <table:table-cell table:style-name="dl145.A1" office:value-type="string">
            <text:p text:style-name="Text_20_body">Implements the NetRexx \= (Not equal) operator, and returns a result (0 or 1) of type <text:span text:style-name="T9">boolean</text:span>. </text:p>
          </table:table-cell>
        </table:table-row>
        <table:table-row>
          <table:table-cell table:style-name="dl145.A1" office:value-type="string">
            <text:p text:style-name="P6">OpNotEqS(set=RexxSet, rhs=Rexx) <text:alphabetical-index-mark text:string-value="NotEqS" text:key1="Method"/><text:alphabetical-index-mark text:string-value="NotEqS method"/></text:p>
          </table:table-cell>
          <table:table-cell table:style-name="dl145.A1" office:value-type="string">
            <text:p text:style-name="Text_20_body">Implements the NetRexx \== (Strictly not equal) operator, and returns a result (0 or 1) of type <text:span text:style-name="T9">boolean</text:span>. </text:p>
          </table:table-cell>
        </table:table-row>
        <table:table-row>
          <table:table-cell table:style-name="dl145.A1" office:value-type="string">
            <text:p text:style-name="P6">OpOr(set=RexxSet, rhs=Rexx) <text:alphabetical-index-mark text:string-value="OpOr" text:key1="Method"/><text:alphabetical-index-mark text:string-value="OpOr method"/></text:p>
          </table:table-cell>
          <table:table-cell table:style-name="dl145.A1" office:value-type="string">
            <text:p text:style-name="Text_20_body">Implements the NetRexx | (Inclusive or) operator, and returns a result (0 or 1) of type <text:span text:style-name="T9">boolean</text:span>. </text:p>
          </table:table-cell>
        </table:table-row>
        <table:table-row>
          <table:table-cell table:style-name="dl145.A1" office:value-type="string">
            <text:p text:style-name="P6">OpPlus(set=RexxSet) <text:alphabetical-index-mark text:string-value="OpPlus" text:key1="Method"/><text:alphabetical-index-mark text:string-value="OpPlus method"/></text:p>
          </table:table-cell>
          <table:table-cell table:style-name="dl145.A1" office:value-type="string">
            <text:p text:style-name="Text_20_body">Implements the NetRexx Prefix + (Plus) operator , and returns the result as a string of type <text:span text:style-name="T9">Rexx</text:span>. </text:p>
          </table:table-cell>
        </table:table-row>
        <table:table-row>
          <table:table-cell table:style-name="dl145.A1" office:value-type="string">
            <text:p text:style-name="P6">OpPow(set=RexxSet, rhs=Rexx) <text:alphabetical-index-mark text:string-value="OpPow" text:key1="Method"/><text:alphabetical-index-mark text:string-value="OpPow method"/></text:p>
          </table:table-cell>
          <table:table-cell table:style-name="dl145.A1" office:value-type="string">
            <text:p text:style-name="Text_20_body">Implements the NetRexx ** (Power) operator , and returns the result as a string of type <text:span text:style-name="T9">Rexx</text:span>. </text:p>
          </table:table-cell>
        </table:table-row>
        <table:table-row>
          <table:table-cell table:style-name="dl145.A1" office:value-type="string">
            <text:p text:style-name="P6">OpRem(set=RexxSet, rhs=Rexx) <text:alphabetical-index-mark text:string-value="OpRem" text:key1="Method"/><text:alphabetical-index-mark text:string-value="OpRem method"/></text:p>
          </table:table-cell>
          <table:table-cell table:style-name="dl145.A1" office:value-type="string">
            <text:p text:style-name="Text_20_body">Implements the NetRexx // (Remainder) operator , and returns the result as a string of type <text:span text:style-name="T9">Rexx</text:span>. </text:p>
          </table:table-cell>
        </table:table-row>
        <text:soft-page-break/>
        <table:table-row>
          <table:table-cell table:style-name="dl145.A1" office:value-type="string">
            <text:p text:style-name="P6">OpSub(set=RexxSet, rhs=Rexx) <text:alphabetical-index-mark text:string-value="OpSub" text:key1="Method"/><text:alphabetical-index-mark text:string-value="OpSub method"/></text:p>
          </table:table-cell>
          <table:table-cell table:style-name="dl145.A1" office:value-type="string">
            <text:p text:style-name="Text_20_body">Implements the NetRexx - (Subtract) operator, and returns the result as a string of type <text:span text:style-name="T9">Rexx</text:span>. </text:p>
          </table:table-cell>
        </table:table-row>
        <table:table-row>
          <table:table-cell table:style-name="dl145.A1" office:value-type="string">
            <text:p text:style-name="P6">OpXor(set=RexxSet, rhs=Rexx) <text:alphabetical-index-mark text:string-value="OpXor" text:key1="Method"/><text:alphabetical-index-mark text:string-value="OpXor method"/></text:p>
          </table:table-cell>
          <table:table-cell table:style-name="dl145.A1" office:value-type="string">
            <text:p text:style-name="Text_20_body">Implements the NetRexx &amp;&amp; (Exclusive or) operator, and returns a result (0 or 1) of type <text:span text:style-name="T9">boolean</text:span>. </text:p>
          </table:table-cell>
        </table:table-row>
      </table:table>
      <text:h text:style-name="Heading_20_3" text:outline-level="3"><text:reference-mark text:name="refrexxmis"/>Rexx miscellaneous methods</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text:key1="Method"/><text:alphabetical-index-mark text:string-value="charAt 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9">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text:key1="Method"/><text:alphabetical-index-mark text:string-value="equals 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9">boolean</text:span>. </text:p>
            <text:p text:style-name="Text_20_body">If <text:span text:style-name="T5">item</text:span> is <text:span text:style-name="T9">null</text:span> or is not an instance of one of the types <text:span text:style-name="T9">Rexx</text:span>, <text:span text:style-name="T9">java.lang.String</text:span>, or <text:span text:style-name="T9">char[]</text:span>, then 0 is returned. Otherwise, <text:span text:style-name="T5">item</text:span> is converted to type <text:span text:style-name="T9">Rexx</text:span> and the OpEqS (see page <text:span text:style-name="T15"><text:reference-ref text:reference-format="page" text:ref-name="refopeqs">187</text:reference-ref></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text:key1="Method"/><text:alphabetical-index-mark text:string-value="hashCode method"/></text:p>
          </table:table-cell>
          <table:table-cell table:style-name="dl146.A1" office:value-type="string">
            <text:p text:style-name="Text_20_body">Returns a hashcode of type <text:span text:style-name="T9">int</text:span> for the string. This hashcode is suitable for use by the <text:span text:style-name="T9">java.util.Hashtable</text:span> class. </text:p>
          </table:table-cell>
        </table:table-row>
        <table:table-row>
          <table:table-cell table:style-name="dl146.A1" office:value-type="string">
            <text:p text:style-name="P6">toboolean() <text:alphabetical-index-mark text:string-value="toboolean" text:key1="Method"/><text:alphabetical-index-mark text:string-value="toboolean method"/></text:p>
          </table:table-cell>
          <table:table-cell table:style-name="dl146.A1" office:value-type="string">
            <text:p text:style-name="Text_20_body">Converts the string to type <text:span text:style-name="T9">boolean</text:span>. <text:s/>If the string is neither <text:span text:style-name="T9">“0”</text:span> nor <text:span text:style-name="T9">“1”</text:span> then a <text:span text:style-name="T9">NotLogicException</text:span> (see page <text:span text:style-name="T15"><text:reference-ref text:reference-format="page" text:ref-name="refexpnle">184</text:reference-ref></text:span>) is signalled. </text:p>
          </table:table-cell>
        </table:table-row>
        <table:table-row>
          <table:table-cell table:style-name="dl146.A1" office:value-type="string">
            <text:p text:style-name="P6">tobyte() <text:alphabetical-index-mark text:string-value="tobyte" text:key1="Method"/><text:alphabetical-index-mark text:string-value="tobyte method"/></text:p>
          </table:table-cell>
          <table:table-cell table:style-name="dl146.A1" office:value-type="string">
            <text:p text:style-name="Text_20_body">Converts the string to type <text:span text:style-name="T9">byte</text:span>. <text:s/>If the string is not a number, has a non-zero decimal part, or is out of the possible range for a <text:span text:style-name="T9">byte</text:span> (8-bit signed integer) result then a <text:span text:style-name="T9">NumberFormatException</text:span> is signalled. </text:p>
          </table:table-cell>
        </table:table-row>
        <table:table-row>
          <table:table-cell table:style-name="dl146.A1" office:value-type="string">
            <text:p text:style-name="P6">tochar() <text:alphabetical-index-mark text:string-value="tochar" text:key1="Method"/><text:alphabetical-index-mark text:string-value="tochar method"/></text:p>
          </table:table-cell>
          <table:table-cell table:style-name="dl146.A1" office:value-type="string">
            <text:p text:style-name="Text_20_body">Converts the string to type <text:span text:style-name="T9">char</text:span>. <text:s/>If the string is not exactly one character in length then a <text:span text:style-name="T9">NotCharacterException</text:span> (see page <text:span text:style-name="T15"><text:reference-ref text:reference-format="page" text:ref-name="refexpnce">184</text:reference-ref></text:span>) is signalled. </text:p>
          </table:table-cell>
        </table:table-row>
        <table:table-row>
          <table:table-cell table:style-name="dl146.A1" office:value-type="string">
            <text:p text:style-name="P6">toCharArray() <text:alphabetical-index-mark text:string-value="tochar" text:key1="Method"/><text:alphabetical-index-mark text:string-value="tochar method"/></text:p>
          </table:table-cell>
          <table:table-cell table:style-name="dl146.A1" office:value-type="string">
            <text:p text:style-name="Text_20_body">Converts the string to type <text:span text:style-name="T9">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text:key1="Method"/><text:alphabetical-index-mark text:string-value="todouble method"/></text:p>
          </table:table-cell>
          <table:table-cell table:style-name="dl146.A1" office:value-type="string">
            <text:p text:style-name="Text_20_body">Converts the string to type <text:span text:style-name="T9">double</text:span>. <text:s/>If the string is not a number, or is out of the possible range for a <text:span text:style-name="T9">double</text:span> (64-bit signed floating point) result then a <text:span text:style-name="T9">NumberFormatException</text:span> is signalled. </text:p>
          </table:table-cell>
        </table:table-row>
        <table:table-row>
          <table:table-cell table:style-name="dl146.A1" office:value-type="string">
            <text:p text:style-name="P6">tofloat() <text:alphabetical-index-mark text:string-value="tofloat" text:key1="Method"/><text:alphabetical-index-mark text:string-value="tofloat method"/></text:p>
          </table:table-cell>
          <table:table-cell table:style-name="dl146.A1" office:value-type="string">
            <text:p text:style-name="Text_20_body">Converts the string to type <text:span text:style-name="T9">float</text:span>. <text:s/>If the string is not a number, or is out of the possible range for a <text:span text:style-name="T9">float</text:span> (32-bit signed floating point) result then a <text:span text:style-name="T9">NumberFormatException</text:span> is signalled. </text:p>
          </table:table-cell>
        </table:table-row>
        <table:table-row>
          <table:table-cell table:style-name="dl146.A1" office:value-type="string">
            <text:p text:style-name="P6">toint() <text:alphabetical-index-mark text:string-value="toint" text:key1="Method"/><text:alphabetical-index-mark text:string-value="toint method"/></text:p>
          </table:table-cell>
          <table:table-cell table:style-name="dl146.A1" office:value-type="string">
            <text:p text:style-name="Text_20_body">Converts the string to type <text:span text:style-name="T9">int</text:span>. <text:s/>If the string is not a number, has a non-zero decimal part, or is out of the possible range for an <text:span text:style-name="T9">int</text:span> (32-bit signed integer) result then a <text:span text:style-name="T9">NumberFormatException</text:span> is signalled. </text:p>
          </table:table-cell>
        </table:table-row>
        <table:table-row>
          <table:table-cell table:style-name="dl146.A1" office:value-type="string">
            <text:p text:style-name="P6">tolong() <text:alphabetical-index-mark text:string-value="tolong" text:key1="Method"/><text:alphabetical-index-mark text:string-value="tolong method"/></text:p>
          </table:table-cell>
          <table:table-cell table:style-name="dl146.A1" office:value-type="string">
            <text:p text:style-name="Text_20_body">Converts the string to type <text:span text:style-name="T9">long</text:span>. <text:s/>If the string is not a number, has a non-zero <text:soft-page-break/>decimal part, or is out of the possible range for a <text:span text:style-name="T9">long</text:span> (64-bit signed integer) result then a <text:span text:style-name="T9">NumberFormatException</text:span> is signalled. </text:p>
          </table:table-cell>
        </table:table-row>
        <table:table-row>
          <table:table-cell table:style-name="dl146.A1" office:value-type="string">
            <text:p text:style-name="P6">toshort() <text:alphabetical-index-mark text:string-value="toshort" text:key1="Method"/><text:alphabetical-index-mark text:string-value="toshort method"/></text:p>
          </table:table-cell>
          <table:table-cell table:style-name="dl146.A1" office:value-type="string">
            <text:p text:style-name="Text_20_body">Converts the string to type <text:span text:style-name="T9">short</text:span>. <text:s/>If the string is not a number, has a non-zero decimal part, or is out of the possible range for a <text:span text:style-name="T9">short</text:span> (16-bit signed) result then a <text:span text:style-name="T9">NumberFormatException</text:span> is signalled. </text:p>
          </table:table-cell>
        </table:table-row>
        <table:table-row>
          <table:table-cell table:style-name="dl146.A1" office:value-type="string">
            <text:p text:style-name="P6">toString() <text:alphabetical-index-mark text:string-value="toString" text:key1="Method"/><text:alphabetical-index-mark text:string-value="toString method"/></text:p>
          </table:table-cell>
          <table:table-cell table:style-name="dl146.A1" office:value-type="string">
            <text:p text:style-name="Text_20_body">Converts the string to type <text:span text:style-name="T9">java.lang.String</text:span>. <text:s/>A String object of the same length as the string is created, and the characters of the string are copied to the new string in sequence. <text:s/>The String is then returned. </text:p>
          </table:table-cell>
        </table:table-row>
      </table:table>
      <text:h text:style-name="P27" text:outline-level="2"><text:reference-mark text:name="refnlrops"/>The RexxOperators interface class</text:h>
      <text:p text:style-name="Text_20_body"><text:alphabetical-index-mark text:string-value="RexxOperators class" text:key1="netrexx.lang"/>The <text:span text:style-name="T9">RexxOperators</text:span> interface class defines the signatures of the methods that implement the NetRexx (and Rexx) operators. <text:s/>These methods are described in the section <text:span text:style-name="T5">Rexx arithmetic methods (see page </text:span><text:span text:style-name="T16"><text:reference-ref text:reference-format="page" text:ref-name="refrexxops">186</text:reference-ref></text:span><text:span text:style-name="T5">)</text:span>. </text:p>
      <text:p text:style-name="Text_20_body">In the future this interface may be used to allow the overloading of operators for objects of types other than <text:span text:style-name="T9">Rexx</text:span>. <text:s/>The current NetRexx language definition does not permit operator overloading. </text:p>
      <text:h text:style-name="Heading_20_2" text:outline-level="2"><text:reference-mark text:name="refnlrset"/>The RexxSet class</text:h>
      <text:p text:style-name="Text_20_body"><text:alphabetical-index-mark text:string-value="RexxSet class" text:key1="netrexx.lang"/>The <text:span text:style-name="T9">RexxSet</text:span> class is used to provide the numeric settings for the methods described in the section <text:span text:style-name="T5">Rexx arithmetic methods (see page </text:span><text:span text:style-name="T16"><text:reference-ref text:reference-format="page" text:ref-name="refrexxops">186</text:reference-ref></text:span><text:span text:style-name="T5">)</text:span>. When provided, a RexxSet Object supplies the <text:span text:style-name="T11">numeric</text:span> settings for the operation; when <text:span text:style-name="T9">null</text:span> is provided then the default settings are used (<text:span text:style-name="T11">digits</text:span>=<text:span text:style-name="T9">9</text:span>, <text:span text:style-name="T11">form</text:span>=<text:span text:style-name="T11">SCIENTIFIC</text:span>). </text:p>
      <text:h text:style-name="Heading_20_3" text:outline-level="3">Public properties</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text:key1="Property"/><text:alphabetical-index-mark text:string-value="DEFAULT_DIGITS property"/></text:p>
          </table:table-cell>
          <table:table-cell table:style-name="dl147.A1" office:value-type="string">
            <text:p text:style-name="Text_20_body">A constant of type <text:span text:style-name="T9">int</text:span> that describes the default number of digits for a numeric operation (9). </text:p>
          </table:table-cell>
        </table:table-row>
        <table:table-row>
          <table:table-cell table:style-name="dl147.A1" office:value-type="string">
            <text:p text:style-name="P6">DEFAULT_FORM <text:alphabetical-index-mark text:string-value="DEFAULT_FORM" text:key1="Property"/><text:alphabetical-index-mark text:string-value="DEFAULT_FORM property"/></text:p>
          </table:table-cell>
          <table:table-cell table:style-name="dl147.A1" office:value-type="string">
            <text:p text:style-name="Text_20_body">A constant of type <text:span text:style-name="T9">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text:key1="Property"/><text:alphabetical-index-mark text:string-value="digits property"/></text:p>
          </table:table-cell>
          <table:table-cell table:style-name="dl147.A1" office:value-type="string">
            <text:p text:style-name="Text_20_body">A value of type <text:span text:style-name="T9">int</text:span> that describes the numeric digits to be used for a numeric operation. <text:s/>The Rexx arithmetic methods (see page <text:span text:style-name="T15"><text:reference-ref text:reference-format="page" text:ref-name="refrexxops">186</text:reference-ref></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text:key1="Property"/><text:alphabetical-index-mark text:string-value="ENGINEERING property"/></text:p>
          </table:table-cell>
          <table:table-cell table:style-name="dl147.A1" office:value-type="string">
            <text:p text:style-name="Text_20_body">A constant of type <text:span text:style-name="T9">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text:key1="Property"/><text:alphabetical-index-mark text:string-value="form property"/></text:p>
          </table:table-cell>
          <table:table-cell table:style-name="dl147.A1" office:value-type="string">
            <text:p text:style-name="Text_20_body">A value of type <text:span text:style-name="T9">byte</text:span> that describes the exponential format to be used for a numeric operation. <text:s/>The Rexx arithmetic methods (see page <text:span text:style-name="T15"><text:reference-ref text:reference-format="page" text:ref-name="refrexxops">186</text:reference-ref></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text:key1="Property"/><text:alphabetical-index-mark text:string-value="SCIENTIFIC property"/></text:p>
          </table:table-cell>
          <table:table-cell table:style-name="dl147.A1" office:value-type="string">
            <text:p text:style-name="Text_20_body">A constant of type <text:span text:style-name="T9">byte</text:span> that signifies that scientific exponential formatting should be used for a numeric operation. </text:p>
          </table:table-cell>
        </table:table-row>
      </table:table>
      <text:h text:style-name="Heading_20_3" text:outline-level="3">Constructors</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text:key1="Constructor"/><text:alphabetical-index-mark text:string-value="RexxSet() 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text:key1="Constructor"/><text:alphabetical-index-mark text:string-value="RexxSet(int) 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text:key1="Constructor"/><text:alphabetical-index-mark text:string-value="RexxSet(int,byte) 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5">newform</text:span>. </text:p>
          </table:table-cell>
        </table:table-row>
        <table:table-row>
          <table:table-cell table:style-name="dl148.A1" office:value-type="string">
            <text:p text:style-name="P6">RexxSet(arg=RexxSet) <text:alphabetical-index-mark text:string-value="RexxSet(RexxSet)" text:key1="Constructor"/><text:alphabetical-index-mark text:string-value="RexxSet(RexxSet) constructor"/></text:p>
          </table:table-cell>
          <table:table-cell table:style-name="dl148.A1" office:value-type="string">
            <text:p text:style-name="Text_20_body">Constructs a RexxSet object which is copy of <text:span text:style-name="T5">arg</text:span>, which is of type <text:span text:style-name="T9">netrexx.lang.RexxSet</text:span>. <text:span text:style-name="T5">arg</text:span> must not be <text:span text:style-name="T9">null</text:span>. </text:p>
          </table:table-cell>
        </table:table-row>
      </table:table>
      <text:h text:style-name="P28" text:outline-level="3">Methods</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text:key1="Method"/><text:alphabetical-index-mark text:string-value="formword() method"/></text:p>
          </table:table-cell>
          <table:table-cell table:style-name="dl149.A1" office:value-type="string">
            <text:p text:style-name="Text_20_body">Returns a string of type <text:span text:style-name="T9">netrexx.lang.Rexx</text:span> that describes the <text:span text:style-name="T11">form</text:span> property. <text:s/>This will either be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text:key1="Method"/><text:alphabetical-index-mark text:string-value="setDigits(Rexx) method"/></text:p>
          </table:table-cell>
          <table:table-cell table:style-name="dl149.A1" office:value-type="string">
            <text:p text:style-name="Text_20_body">Sets the <text:span text:style-name="T11">digits</text:span> value for the <text:span text:style-name="T9">RexxSet</text:span> object, from <text:span text:style-name="T5">newdigits</text:span>, after rounding and checking as defined for the <text:span text:style-name="T11">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text:key1="Method"/><text:alphabetical-index-mark text:string-value="setForm(Rexx) method"/></text:p>
          </table:table-cell>
          <table:table-cell table:style-name="dl149.A1" office:value-type="string">
            <text:p text:style-name="Text_20_body">Sets the <text:span text:style-name="T11">form</text:span> value for the <text:span text:style-name="T9">RexxSet</text:span> object, from <text:span text:style-name="T5">newformword</text:span>. This must equal either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No value is returned. </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14">A</text:p>
          <text:p text:style-name="P12">ABBREV method <text:s text:c="4"/><text:span text:style-name="Page_20_Number">156</text:span></text:p>
          <text:p text:style-name="P12">Abbreviations <text:s text:c="4"/></text:p>
          <text:p text:style-name="P13">testing with ABBREV method <text:s text:c="4"/><text:span text:style-name="Page_20_Number">156</text:span></text:p>
          <text:p text:style-name="P12">ABS method <text:s text:c="4"/><text:span text:style-name="Page_20_Number">156</text:span></text:p>
          <text:p text:style-name="P12">Absolute <text:s text:c="4"/></text:p>
          <text:p text:style-name="P13">column specification in parsing <text:s text:c="4"/><text:span text:style-name="Page_20_Number">136</text:span></text:p>
          <text:p text:style-name="P13">positional pattern <text:s text:c="4"/><text:span text:style-name="Page_20_Number">137</text:span></text:p>
          <text:p text:style-name="P13">value, finding using ABS method <text:s text:c="4"/><text:span text:style-name="Page_20_Number">156</text:span></text:p>
          <text:p text:style-name="P12">ABSTRACT <text:s text:c="4"/></text:p>
          <text:p text:style-name="P13">on CLASS instruction <text:s text:c="4"/><text:span text:style-name="Page_20_Number">79</text:span></text:p>
          <text:p text:style-name="P13">on METHOD instruction <text:s text:c="4"/><text:span text:style-name="Page_20_Number">99</text:span></text:p>
          <text:p text:style-name="P12">Abstract classes <text:s text:c="4"/><text:span text:style-name="Page_20_Number">79</text:span></text:p>
          <text:p text:style-name="P12">Abstract methods <text:s text:c="4"/><text:span text:style-name="Page_20_Number">79, 99</text:span></text:p>
          <text:p text:style-name="P12">Abuttal concatenation operator <text:s text:c="4"/><text:span text:style-name="Page_20_Number">62, 64</text:span></text:p>
          <text:p text:style-name="P12">Acknowledgements <text:s text:c="4"/><text:span text:style-name="Page_20_Number">15</text:span></text:p>
          <text:p text:style-name="P12">Active constructs <text:s text:c="4"/><text:span text:style-name="Page_20_Number">90</text:span></text:p>
          <text:p text:style-name="P12">Active constructs <text:s text:c="4"/></text:p>
          <text:p text:style-name="P13"><text:s text:c="6"/><text:span text:style-name="Page_20_Number">89</text:span></text:p>
          <text:p text:style-name="P12">Adaptability <text:s text:c="4"/><text:span text:style-name="Page_20_Number">13</text:span></text:p>
          <text:p text:style-name="P12">ADAPTER <text:s text:c="4"/></text:p>
          <text:p text:style-name="P13">on CLASS instruction <text:s text:c="4"/><text:span text:style-name="Page_20_Number">79</text:span></text:p>
          <text:p text:style-name="P12">Adapter classes <text:s text:c="4"/><text:span text:style-name="Page_20_Number">79</text:span></text:p>
          <text:p text:style-name="P12">Addition <text:s text:c="4"/><text:span text:style-name="Page_20_Number">62</text:span></text:p>
          <text:p text:style-name="P13">definition <text:s text:c="4"/><text:span text:style-name="Page_20_Number">143</text:span></text:p>
          <text:p text:style-name="P12">Algebraic precedence <text:s text:c="4"/><text:span text:style-name="Page_20_Number">65</text:span></text:p>
          <text:p text:style-name="P12">ALL <text:s text:c="4"/></text:p>
          <text:p text:style-name="P13">TRACE setting <text:s text:c="4"/><text:span text:style-name="Page_20_Number">120</text:span></text:p>
          <text:p text:style-name="P12">Alphabetics <text:s text:c="4"/></text:p>
          <text:p text:style-name="P13">checking with DATATYPE <text:s text:c="4"/><text:span text:style-name="Page_20_Number">159</text:span></text:p>
          <text:p text:style-name="P12">Alphanumerics <text:s text:c="4"/></text:p>
          <text:p text:style-name="P13">checking with DATATYPE <text:s text:c="4"/><text:span text:style-name="Page_20_Number">159</text:span></text:p>
          <text:p text:style-name="P12">AND <text:s text:c="4"/></text:p>
          <text:p text:style-name="P13">logical operator <text:s text:c="4"/><text:span text:style-name="Page_20_Number">64</text:span></text:p>
          <text:p text:style-name="P12">ANSI standard <text:s text:c="4"/></text:p>
          <text:p text:style-name="P13">arithmetic definition <text:s text:c="4"/><text:span text:style-name="Page_20_Number">141</text:span></text:p>
          <text:p text:style-name="P13">for REXX <text:s text:c="4"/><text:span text:style-name="Page_20_Number">9</text:span></text:p>
          <text:p text:style-name="P12">Arbitrary precision arithmetic <text:s text:c="4"/><text:span text:style-name="Page_20_Number">140</text:span></text:p>
          <text:p text:style-name="P12">Arguments <text:s text:c="4"/></text:p>
          <text:p text:style-name="P13">of methods <text:s text:c="4"/><text:span text:style-name="Page_20_Number">53</text:span></text:p>
          <text:p text:style-name="P13">on METHOD instruction <text:s text:c="4"/><text:span text:style-name="Page_20_Number">98</text:span></text:p>
          <text:p text:style-name="P13">optional <text:s text:c="4"/><text:span text:style-name="Page_20_Number">99</text:span></text:p>
          <text:p text:style-name="P13">passing to methods <text:s text:c="4"/><text:span text:style-name="Page_20_Number">53</text:span></text:p>
          <text:p text:style-name="P13">provided by caller <text:s text:c="4"/><text:span text:style-name="Page_20_Number">98</text:span></text:p>
          <text:p text:style-name="P13">required <text:s text:c="4"/><text:span text:style-name="Page_20_Number">99</text:span></text:p>
          <text:p text:style-name="P12">Arithmetic <text:s text:c="4"/><text:span text:style-name="Page_20_Number">140</text:span></text:p>
          <text:p text:style-name="P13">comparisons <text:s text:c="4"/><text:span text:style-name="Page_20_Number">146</text:span></text:p>
          <text:p text:style-name="P13">errors <text:s text:c="4"/><text:span text:style-name="Page_20_Number">148</text:span></text:p>
          <text:p text:style-name="P13">exceptions <text:s text:c="4"/><text:span text:style-name="Page_20_Number">148</text:span></text:p>
          <text:p text:style-name="P13">implementation independence <text:s text:c="4"/><text:span text:style-name="Page_20_Number">148</text:span></text:p>
          <text:p text:style-name="P13">NUMERIC settings <text:s text:c="4"/><text:span text:style-name="Page_20_Number">104</text:span></text:p>
          <text:p text:style-name="P13">operation rules <text:s text:c="4"/><text:span text:style-name="Page_20_Number">143</text:span></text:p>
          <text:p text:style-name="P13">operators <text:s text:c="4"/><text:span text:style-name="Page_20_Number">62, 140, 142</text:span></text:p>
          <text:p text:style-name="P13">overflow <text:s text:c="4"/><text:span text:style-name="Page_20_Number">148</text:span></text:p>
          <text:p text:style-name="P13">overview <text:s text:c="4"/><text:span text:style-name="Page_20_Number">22</text:span></text:p>
          <text:p text:style-name="P13">precision <text:s text:c="4"/><text:span text:style-name="Page_20_Number">141</text:span></text:p>
          <text:p text:style-name="P13">underflow <text:s text:c="4"/><text:span text:style-name="Page_20_Number">148</text:span></text:p>
          <text:p text:style-name="P12">Array initializer <text:s text:c="4"/></text:p>
          <text:p text:style-name="P13">in terms <text:s text:c="4"/><text:span text:style-name="Page_20_Number">48, 75</text:span></text:p>
          <text:p text:style-name="P12">Arrays <text:s text:c="4"/><text:span text:style-name="Page_20_Number">74</text:span></text:p>
          <text:p text:style-name="P13">constructors <text:s text:c="4"/><text:span text:style-name="Page_20_Number">74</text:span></text:p>
          <text:p text:style-name="P13">in terms <text:s text:c="4"/><text:span text:style-name="Page_20_Number">52</text:span></text:p>
          <text:p text:style-name="P13">initializing <text:s text:c="4"/><text:span text:style-name="Page_20_Number">75</text:span></text:p>
          <text:p text:style-name="P13">overview <text:s text:c="4"/><text:span text:style-name="Page_20_Number">26</text:span></text:p>
          <text:p text:style-name="P13">references <text:s text:c="4"/><text:span text:style-name="Page_20_Number">74</text:span></text:p>
          <text:p text:style-name="P12">ASCII <text:s text:c="4"/></text:p>
          <text:p text:style-name="P13">coded character set <text:s text:c="4"/><text:span text:style-name="Page_20_Number">39</text:span></text:p>
          <text:p text:style-name="P12">ASK special word <text:s text:c="4"/><text:span text:style-name="Page_20_Number">130</text:span></text:p>
          <text:p text:style-name="P12">Assignment <text:s text:c="4"/><text:span text:style-name="Page_20_Number">68, 69</text:span></text:p>
          <text:p text:style-name="P13">binary <text:s text:c="4"/><text:span text:style-name="Page_20_Number">150</text:span></text:p>
          <text:p text:style-name="P13">instruction <text:s text:c="4"/><text:span text:style-name="Page_20_Number">68, 69</text:span></text:p>
          <text:p text:style-name="P13">of literals <text:s text:c="4"/><text:span text:style-name="Page_20_Number">150</text:span></text:p>
          <text:p text:style-name="P13">property initialization <text:s text:c="4"/><text:span text:style-name="Page_20_Number">124</text:span></text:p>
          <text:p text:style-name="P12">Astonishment factor <text:s text:c="4"/><text:span text:style-name="Page_20_Number">13</text:span></text:p>
          <text:p text:style-name="P14">B</text:p>
          <text:p text:style-name="P12">B2X method <text:s text:c="4"/><text:span text:style-name="Page_20_Number">156</text:span></text:p>
          <text:p text:style-name="P12">Background <text:s text:c="4"/><text:span text:style-name="Page_20_Number">7</text:span></text:p>
          <text:p text:style-name="P12">Backslash character <text:s text:c="4"/></text:p>
          <text:p text:style-name="P13">escape sequence <text:s text:c="4"/><text:span text:style-name="Page_20_Number">41</text:span></text:p>
          <text:p text:style-name="P13">in strings <text:s text:c="4"/><text:span text:style-name="Page_20_Number">41</text:span></text:p>
          <text:p text:style-name="P13">not operator <text:s text:c="4"/><text:span text:style-name="Page_20_Number">64</text:span></text:p>
          <text:p text:style-name="P12"><text:soft-page-break/>BadArgumentException <text:s text:c="4"/><text:span text:style-name="Page_20_Number">180</text:span></text:p>
          <text:p text:style-name="P12">BadColumnException <text:s text:c="4"/><text:span text:style-name="Page_20_Number">180</text:span></text:p>
          <text:p text:style-name="P12">BadNumericException <text:s text:c="4"/><text:span text:style-name="Page_20_Number">180</text:span></text:p>
          <text:p text:style-name="P12">BASIC, programming language <text:s text:c="4"/><text:span text:style-name="Page_20_Number">11</text:span></text:p>
          <text:p text:style-name="P12">Binary <text:s text:c="4"/></text:p>
          <text:p text:style-name="P13">arithmetic <text:s text:c="4"/><text:span text:style-name="Page_20_Number">149</text:span></text:p>
          <text:p text:style-name="P13">checking with DATATYPE <text:s text:c="4"/><text:span text:style-name="Page_20_Number">159</text:span></text:p>
          <text:p text:style-name="P13">conversion to hexadecimal <text:s text:c="4"/><text:span text:style-name="Page_20_Number">156</text:span></text:p>
          <text:p text:style-name="P13">operations <text:s text:c="4"/><text:span text:style-name="Page_20_Number">149</text:span></text:p>
          <text:p text:style-name="P13">see Conversion <text:s text:c="4"/><text:span text:style-name="Page_20_Number">159</text:span></text:p>
          <text:p text:style-name="P13">values <text:s text:c="4"/><text:span text:style-name="Page_20_Number">149</text:span></text:p>
          <text:p text:style-name="P12">BINARY <text:s text:c="4"/></text:p>
          <text:p text:style-name="P13">in OPTIONS instruction <text:s text:c="4"/><text:span text:style-name="Page_20_Number">106</text:span></text:p>
          <text:p text:style-name="P13">on CLASS instruction <text:s text:c="4"/><text:span text:style-name="Page_20_Number">80</text:span></text:p>
          <text:p text:style-name="P13">on METHOD instruction <text:s text:c="4"/><text:span text:style-name="Page_20_Number">101</text:span></text:p>
          <text:p text:style-name="P12">Binary classes <text:s text:c="4"/><text:span text:style-name="Page_20_Number">80, 149</text:span></text:p>
          <text:p text:style-name="P13">assignment <text:s text:c="4"/><text:span text:style-name="Page_20_Number">150</text:span></text:p>
          <text:p text:style-name="P13">binary methods <text:s text:c="4"/><text:span text:style-name="Page_20_Number">101</text:span></text:p>
          <text:p text:style-name="P13">control variables <text:s text:c="4"/><text:span text:style-name="Page_20_Number">150</text:span></text:p>
          <text:p text:style-name="P13">LOOP instruction <text:s text:c="4"/><text:span text:style-name="Page_20_Number">150</text:span></text:p>
          <text:p text:style-name="P13">NUMERIC instruction <text:s text:c="4"/><text:span text:style-name="Page_20_Number">150</text:span></text:p>
          <text:p text:style-name="P12">Binary constructors <text:s text:c="4"/><text:span text:style-name="Page_20_Number">150</text:span></text:p>
          <text:p text:style-name="P12">Binary literals <text:s text:c="4"/><text:span text:style-name="Page_20_Number">150</text:span></text:p>
          <text:p text:style-name="P12">Binary methods <text:s text:c="4"/><text:span text:style-name="Page_20_Number">101, 149</text:span></text:p>
          <text:p text:style-name="P13">assignment <text:s text:c="4"/><text:span text:style-name="Page_20_Number">150</text:span></text:p>
          <text:p text:style-name="P13">control variables <text:s text:c="4"/><text:span text:style-name="Page_20_Number">150</text:span></text:p>
          <text:p text:style-name="P13">LOOP instruction <text:s text:c="4"/><text:span text:style-name="Page_20_Number">150</text:span></text:p>
          <text:p text:style-name="P13">NUMERIC instruction <text:s text:c="4"/><text:span text:style-name="Page_20_Number">150</text:span></text:p>
          <text:p text:style-name="P12">Binary numbers <text:s text:c="4"/><text:span text:style-name="Page_20_Number">59, 149</text:span></text:p>
          <text:p text:style-name="P12">Binary numbers <text:s text:c="4"/></text:p>
          <text:p text:style-name="P13">overview <text:s text:c="4"/><text:span text:style-name="Page_20_Number">33</text:span></text:p>
          <text:p text:style-name="P12">Binary numeric symbol <text:s text:c="4"/><text:span text:style-name="Page_20_Number">42, 45</text:span></text:p>
          <text:p text:style-name="P12">Binary operations <text:s text:c="4"/></text:p>
          <text:p text:style-name="P13">dyadic <text:s text:c="4"/><text:span text:style-name="Page_20_Number">149</text:span></text:p>
          <text:p text:style-name="P13">monadic <text:s text:c="4"/><text:span text:style-name="Page_20_Number">150</text:span></text:p>
          <text:p text:style-name="P13">prefix <text:s text:c="4"/><text:span text:style-name="Page_20_Number">150</text:span></text:p>
          <text:p text:style-name="P12">Bits <text:s text:c="4"/></text:p>
          <text:p text:style-name="P13">binary operators <text:s text:c="4"/><text:span text:style-name="Page_20_Number">64</text:span></text:p>
          <text:p text:style-name="P13">checking with DATATYPE <text:s text:c="4"/><text:span text:style-name="Page_20_Number">159</text:span></text:p>
          <text:p text:style-name="P12">Blank <text:s text:c="4"/><text:span text:style-name="Page_20_Number">40</text:span></text:p>
          <text:p text:style-name="P13">adjacent to operator character <text:s text:c="4"/><text:span text:style-name="Page_20_Number">43</text:span></text:p>
          <text:p text:style-name="P13">adjacent to special character <text:s text:c="4"/><text:span text:style-name="Page_20_Number">43</text:span></text:p>
          <text:p text:style-name="P13">as concatenation operator <text:s text:c="4"/><text:span text:style-name="Page_20_Number">61</text:span></text:p>
          <text:p text:style-name="P13">as type conversion operator <text:s text:c="4"/><text:span text:style-name="Page_20_Number">64</text:span></text:p>
          <text:p text:style-name="P13">operator <text:s text:c="4"/><text:span text:style-name="Page_20_Number">61, 64</text:span></text:p>
          <text:p text:style-name="P13">removal with SPACE method <text:s text:c="4"/><text:span text:style-name="Page_20_Number">166</text:span></text:p>
          <text:p text:style-name="P13">removal with STRIP method <text:s text:c="4"/><text:span text:style-name="Page_20_Number">166</text:span></text:p>
          <text:p text:style-name="P12">Block comments <text:s text:c="4"/><text:span text:style-name="Page_20_Number">40</text:span></text:p>
          <text:p text:style-name="P12">Body <text:s text:c="4"/></text:p>
          <text:p text:style-name="P13">of a loop <text:s text:c="4"/><text:span text:style-name="Page_20_Number">91</text:span></text:p>
          <text:p text:style-name="P13">of classes <text:s text:c="4"/><text:span text:style-name="Page_20_Number">78</text:span></text:p>
          <text:p text:style-name="P13">of group <text:s text:c="4"/><text:span text:style-name="Page_20_Number">82</text:span></text:p>
          <text:p text:style-name="P13">of methods <text:s text:c="4"/><text:span text:style-name="Page_20_Number">98</text:span></text:p>
          <text:p text:style-name="P13">of select <text:s text:c="4"/><text:span text:style-name="Page_20_Number">116</text:span></text:p>
          <text:p text:style-name="P12">Boolean operations <text:s text:c="4"/><text:span text:style-name="Page_20_Number">64</text:span></text:p>
          <text:p text:style-name="P12">boolean type, value of <text:s text:c="4"/><text:span text:style-name="Page_20_Number">59</text:span></text:p>
          <text:p text:style-name="P12">Bottom of program, reaching during execution <text:s text:c="4"/><text:span text:style-name="Page_20_Number">84</text:span></text:p>
          <text:p text:style-name="P12">Bounded loop <text:s text:c="4"/><text:span text:style-name="Page_20_Number">92</text:span></text:p>
          <text:p text:style-name="P13">controlled <text:s text:c="4"/><text:span text:style-name="Page_20_Number">92</text:span></text:p>
          <text:p text:style-name="P13">over values <text:s text:c="4"/><text:span text:style-name="Page_20_Number">94</text:span></text:p>
          <text:p text:style-name="P13">simple <text:s text:c="4"/><text:span text:style-name="Page_20_Number">92</text:span></text:p>
          <text:p text:style-name="P12">Brackets <text:s text:c="4"/></text:p>
          <text:p text:style-name="P13">in array initializers <text:s text:c="4"/><text:span text:style-name="Page_20_Number">48, 75</text:span></text:p>
          <text:p text:style-name="P13">in array references <text:s text:c="4"/><text:span text:style-name="Page_20_Number">74</text:span></text:p>
          <text:p text:style-name="P13">in indexed references <text:s text:c="4"/><text:span text:style-name="Page_20_Number">48</text:span></text:p>
          <text:p text:style-name="P13">in indexed strings <text:s text:c="4"/><text:span text:style-name="Page_20_Number">73</text:span></text:p>
          <text:p text:style-name="P13">in terms <text:s text:c="4"/><text:span text:style-name="Page_20_Number">48</text:span></text:p>
          <text:p text:style-name="P12">Built-in methods <text:s text:c="4"/><text:span text:style-name="Page_20_Number">155</text:span></text:p>
          <text:p text:style-name="P12">Built-in methods <text:s text:c="4"/></text:p>
          <text:p text:style-name="P13">see Method, built-in <text:s text:c="4"/><text:span text:style-name="Page_20_Number">155</text:span></text:p>
          <text:p text:style-name="P12">BY phrase of LOOP instruction <text:s text:c="4"/><text:span text:style-name="Page_20_Number">91</text:span></text:p>
          <text:p text:style-name="P14">C</text:p>
          <text:p text:style-name="P12">C, programming language <text:s text:c="4"/><text:span text:style-name="Page_20_Number">8</text:span></text:p>
          <text:p text:style-name="P12">C2D method <text:s text:c="4"/><text:span text:style-name="Page_20_Number">158</text:span></text:p>
          <text:p text:style-name="P12">C2X method <text:s text:c="4"/><text:span text:style-name="Page_20_Number">158</text:span></text:p>
          <text:p text:style-name="P12">Carriage return character <text:s text:c="4"/></text:p>
          <text:p text:style-name="P13">escape sequence <text:s text:c="4"/><text:span text:style-name="Page_20_Number">41</text:span></text:p>
          <text:p text:style-name="P12">Case <text:s text:c="4"/></text:p>
          <text:p text:style-name="P13">insensitivity to <text:s text:c="4"/><text:span text:style-name="Page_20_Number">10</text:span></text:p>
          <text:p text:style-name="P13">of names <text:s text:c="4"/><text:span text:style-name="Page_20_Number">44</text:span></text:p>
          <text:p text:style-name="P12">CASE <text:s text:c="4"/></text:p>
          <text:p text:style-name="P13">on SELECT instruction <text:s text:c="4"/><text:span text:style-name="Page_20_Number">117</text:span></text:p>
          <text:p text:style-name="P12">Casting <text:s text:c="4"/></text:p>
          <text:p text:style-name="P13">to type <text:s text:c="4"/><text:span text:style-name="Page_20_Number">64</text:span></text:p>
          <text:p text:style-name="P12">Casts <text:s text:c="4"/></text:p>
          <text:p text:style-name="P13">see Conversion <text:s text:c="4"/><text:span text:style-name="Page_20_Number">58</text:span></text:p>
          <text:p text:style-name="P12">CATCH <text:s text:c="4"/></text:p>
          <text:p text:style-name="P13">on DO instruction <text:s text:c="4"/><text:span text:style-name="Page_20_Number">83</text:span></text:p>
          <text:p text:style-name="P13">on LOOP instruction <text:s text:c="4"/><text:span text:style-name="Page_20_Number">96</text:span></text:p>
          <text:p text:style-name="P13">on SELECT instruction <text:s text:c="4"/><text:span text:style-name="Page_20_Number">118</text:span></text:p>
          <text:p text:style-name="P13">use of <text:s text:c="4"/><text:span text:style-name="Page_20_Number">153</text:span></text:p>
          <text:p text:style-name="P12">Caught exceptions <text:s text:c="4"/><text:span text:style-name="Page_20_Number">152</text:span></text:p>
          <text:p text:style-name="P12">CENTER method <text:s text:c="4"/><text:span text:style-name="Page_20_Number">157</text:span></text:p>
          <text:p text:style-name="P12">CENTRE method <text:s text:c="4"/><text:span text:style-name="Page_20_Number">157</text:span></text:p>
          <text:p text:style-name="P12">CHANGESTR method <text:s text:c="4"/><text:span text:style-name="Page_20_Number">157</text:span></text:p>
          <text:p text:style-name="P12">Changing strings <text:s text:c="4"/></text:p>
          <text:p text:style-name="P13">using CHANGESTR <text:s text:c="4"/><text:span text:style-name="Page_20_Number">157</text:span></text:p>
          <text:p text:style-name="P13">using TRANSLATE <text:s text:c="4"/><text:span text:style-name="Page_20_Number">167</text:span></text:p>
          <text:p text:style-name="P12">char <text:s text:c="4"/></text:p>
          <text:p text:style-name="P13">as a string <text:s text:c="4"/><text:span text:style-name="Page_20_Number">59</text:span></text:p>
          <text:p text:style-name="P12">Character <text:s text:c="4"/><text:span text:style-name="Page_20_Number">39</text:span></text:p>
          <text:p text:style-name="P13">appearance <text:s text:c="4"/><text:span text:style-name="Page_20_Number">39</text:span></text:p>
          <text:p text:style-name="P13">conversion to decimal <text:s text:c="4"/><text:span text:style-name="Page_20_Number">158</text:span></text:p>
          <text:p text:style-name="P13">conversion to hexadecimal <text:s text:c="4"/><text:span text:style-name="Page_20_Number">158</text:span></text:p>
          <text:p text:style-name="P13">converting to binary <text:s text:c="4"/><text:span text:style-name="Page_20_Number">150</text:span></text:p>
          <text:p text:style-name="P13">encodings <text:s text:c="4"/><text:span text:style-name="Page_20_Number">39, 150</text:span></text:p>
          <text:p text:style-name="P13"><text:soft-page-break/>from a number <text:s text:c="4"/><text:span text:style-name="Page_20_Number">160, 169</text:span></text:p>
          <text:p text:style-name="P13">from decimal <text:s text:c="4"/><text:span text:style-name="Page_20_Number">160</text:span></text:p>
          <text:p text:style-name="P13">from hexadecimal <text:s text:c="4"/><text:span text:style-name="Page_20_Number">169</text:span></text:p>
          <text:p text:style-name="P13">glyphs <text:s text:c="4"/><text:span text:style-name="Page_20_Number">39</text:span></text:p>
          <text:p text:style-name="P13">removal with STRIP method <text:s text:c="4"/><text:span text:style-name="Page_20_Number">166</text:span></text:p>
          <text:p text:style-name="P12">Character sets <text:s text:c="4"/><text:span text:style-name="Page_20_Number">39</text:span></text:p>
          <text:p text:style-name="P12">Characters <text:s text:c="4"/></text:p>
          <text:p text:style-name="P13">see Strings <text:s text:c="4"/><text:span text:style-name="Page_20_Number">41</text:span></text:p>
          <text:p text:style-name="P12">charAt method <text:s text:c="4"/><text:span text:style-name="Page_20_Number">184</text:span></text:p>
          <text:p text:style-name="P12">Checked exceptions <text:s text:c="4"/><text:span text:style-name="Page_20_Number">153</text:span></text:p>
          <text:p text:style-name="P12">Class <text:s text:c="4"/><text:span text:style-name="Page_20_Number">46</text:span></text:p>
          <text:p text:style-name="P13">body of <text:s text:c="4"/><text:span text:style-name="Page_20_Number">78</text:span></text:p>
          <text:p text:style-name="P13">definition <text:s text:c="4"/><text:span text:style-name="Page_20_Number">124</text:span></text:p>
          <text:p text:style-name="P13">filename of <text:s text:c="4"/><text:span text:style-name="Page_20_Number">131</text:span></text:p>
          <text:p text:style-name="P13">instances of <text:s text:c="4"/><text:span text:style-name="Page_20_Number">56</text:span></text:p>
          <text:p text:style-name="P13">name of <text:s text:c="4"/><text:span text:style-name="Page_20_Number">78</text:span></text:p>
          <text:p text:style-name="P13">names, case of <text:s text:c="4"/><text:span text:style-name="Page_20_Number">44</text:span></text:p>
          <text:p text:style-name="P13">package of <text:s text:c="4"/><text:span text:style-name="Page_20_Number">110</text:span></text:p>
          <text:p text:style-name="P13">qualified name of <text:s text:c="4"/><text:span text:style-name="Page_20_Number">110</text:span></text:p>
          <text:p text:style-name="P13">short name of <text:s text:c="4"/><text:span text:style-name="Page_20_Number">78</text:span></text:p>
          <text:p text:style-name="P13">starting <text:s text:c="4"/><text:span text:style-name="Page_20_Number">78</text:span></text:p>
          <text:p text:style-name="P12">CLASS <text:s text:c="4"/></text:p>
          <text:p text:style-name="P13">special word <text:s text:c="4"/><text:span text:style-name="Page_20_Number">130</text:span></text:p>
          <text:p text:style-name="P12">CLASS instruction <text:s text:c="4"/><text:span text:style-name="Page_20_Number">78</text:span></text:p>
          <text:p text:style-name="P13">see program structure <text:s text:c="4"/><text:span text:style-name="Page_20_Number">78</text:span></text:p>
          <text:p text:style-name="P12">Classes <text:s text:c="4"/></text:p>
          <text:p text:style-name="P13">abstract <text:s text:c="4"/><text:span text:style-name="Page_20_Number">79</text:span></text:p>
          <text:p text:style-name="P13">adapter <text:s text:c="4"/><text:span text:style-name="Page_20_Number">79</text:span></text:p>
          <text:p text:style-name="P13">and subclasses <text:s text:c="4"/><text:span text:style-name="Page_20_Number">80</text:span></text:p>
          <text:p text:style-name="P13">and superclasses <text:s text:c="4"/><text:span text:style-name="Page_20_Number">80</text:span></text:p>
          <text:p text:style-name="P13">binary <text:s text:c="4"/><text:span text:style-name="Page_20_Number">80</text:span></text:p>
          <text:p text:style-name="P13">dependent <text:s text:c="4"/><text:span text:style-name="Page_20_Number">47, 128</text:span></text:p>
          <text:p text:style-name="P13">final <text:s text:c="4"/><text:span text:style-name="Page_20_Number">79</text:span></text:p>
          <text:p text:style-name="P13">interface <text:s text:c="4"/><text:span text:style-name="Page_20_Number">79</text:span></text:p>
          <text:p text:style-name="P13">minor <text:s text:c="4"/><text:span text:style-name="Page_20_Number">47, 127</text:span></text:p>
          <text:p text:style-name="P13">overview <text:s text:c="4"/><text:span text:style-name="Page_20_Number">29</text:span></text:p>
          <text:p text:style-name="P13">parent <text:s text:c="4"/><text:span text:style-name="Page_20_Number">47, 127</text:span></text:p>
          <text:p text:style-name="P13">private <text:s text:c="4"/><text:span text:style-name="Page_20_Number">78</text:span></text:p>
          <text:p text:style-name="P13">public <text:s text:c="4"/><text:span text:style-name="Page_20_Number">78</text:span></text:p>
          <text:p text:style-name="P13">shared <text:s text:c="4"/><text:span text:style-name="Page_20_Number">78</text:span></text:p>
          <text:p text:style-name="P13">standard <text:s text:c="4"/><text:span text:style-name="Page_20_Number">79</text:span></text:p>
          <text:p text:style-name="P12">Clauses <text:s text:c="4"/><text:span text:style-name="Page_20_Number">40</text:span></text:p>
          <text:p text:style-name="P13">continuation of <text:s text:c="4"/><text:span text:style-name="Page_20_Number">44</text:span></text:p>
          <text:p text:style-name="P13">null <text:s text:c="4"/><text:span text:style-name="Page_20_Number">68</text:span></text:p>
          <text:p text:style-name="P12">Coded character <text:s text:c="4"/><text:span text:style-name="Page_20_Number">39</text:span></text:p>
          <text:p text:style-name="P13">conversion to decimal <text:s text:c="4"/><text:span text:style-name="Page_20_Number">158</text:span></text:p>
          <text:p text:style-name="P13">conversion to hexadecimal <text:s text:c="4"/><text:span text:style-name="Page_20_Number">158</text:span></text:p>
          <text:p text:style-name="P13">from decimal <text:s text:c="4"/><text:span text:style-name="Page_20_Number">160</text:span></text:p>
          <text:p text:style-name="P13">from hexadecimal <text:s text:c="4"/><text:span text:style-name="Page_20_Number">169</text:span></text:p>
          <text:p text:style-name="P12">Coded character set <text:s text:c="4"/></text:p>
          <text:p text:style-name="P13">ASCII <text:s text:c="4"/><text:span text:style-name="Page_20_Number">39</text:span></text:p>
          <text:p text:style-name="P13">EBCDIC <text:s text:c="4"/><text:span text:style-name="Page_20_Number">39</text:span></text:p>
          <text:p text:style-name="P13">Unicode <text:s text:c="4"/><text:span text:style-name="Page_20_Number">39</text:span></text:p>
          <text:p text:style-name="P12">Collating sequence, using SEQUENCE <text:s text:c="4"/><text:span text:style-name="Page_20_Number">165</text:span></text:p>
          <text:p text:style-name="P12">Column specification in parsing <text:s text:c="4"/><text:span text:style-name="Page_20_Number">136</text:span></text:p>
          <text:p text:style-name="P12">Comma <text:s text:c="4"/></text:p>
          <text:p text:style-name="P13">in array references <text:s text:c="4"/><text:span text:style-name="Page_20_Number">74</text:span></text:p>
          <text:p text:style-name="P13">in indexed strings <text:s text:c="4"/><text:span text:style-name="Page_20_Number">73</text:span></text:p>
          <text:p text:style-name="P13">in method calls <text:s text:c="4"/><text:span text:style-name="Page_20_Number">53</text:span></text:p>
          <text:p text:style-name="P12">Command line options <text:s text:c="4"/><text:span text:style-name="Page_20_Number">109</text:span></text:p>
          <text:p text:style-name="P12">Comments <text:s text:c="4"/><text:span text:style-name="Page_20_Number">40</text:span></text:p>
          <text:p text:style-name="P13">block <text:s text:c="4"/><text:span text:style-name="Page_20_Number">40</text:span></text:p>
          <text:p text:style-name="P13">line <text:s text:c="4"/><text:span text:style-name="Page_20_Number">40</text:span></text:p>
          <text:p text:style-name="P13">nesting <text:s text:c="4"/><text:span text:style-name="Page_20_Number">40</text:span></text:p>
          <text:p text:style-name="P13">starting a program with <text:s text:c="4"/><text:span text:style-name="Page_20_Number">41</text:span></text:p>
          <text:p text:style-name="P12">COMMENTS option <text:s text:c="4"/><text:span text:style-name="Page_20_Number">106</text:span></text:p>
          <text:p text:style-name="P12">COMPACT option <text:s text:c="4"/><text:span text:style-name="Page_20_Number">106</text:span></text:p>
          <text:p text:style-name="P12">Comparative operators <text:s text:c="4"/><text:span text:style-name="Page_20_Number">62</text:span></text:p>
          <text:p text:style-name="P12">COMPARE method <text:s text:c="4"/><text:span text:style-name="Page_20_Number">157</text:span></text:p>
          <text:p text:style-name="P12">Comparison <text:s text:c="4"/></text:p>
          <text:p text:style-name="P13">of numbers <text:s text:c="4"/><text:span text:style-name="Page_20_Number">62, 146</text:span></text:p>
          <text:p text:style-name="P13">of strings <text:s text:c="4"/></text:p>
          <text:p text:style-name="P17">using COMPARE <text:s text:c="4"/><text:span text:style-name="Page_20_Number">157</text:span></text:p>
          <text:p text:style-name="P13">of strings and numbers <text:s text:c="4"/><text:span text:style-name="Page_20_Number">62</text:span></text:p>
          <text:p text:style-name="P12">Compiler options <text:s text:c="4"/><text:span text:style-name="Page_20_Number">106</text:span></text:p>
          <text:p text:style-name="P12">Compound terms <text:s text:c="4"/><text:span text:style-name="Page_20_Number">48</text:span></text:p>
          <text:p text:style-name="P12">Concatenation <text:s text:c="4"/></text:p>
          <text:p text:style-name="P13">of strings <text:s text:c="4"/><text:span text:style-name="Page_20_Number">61</text:span></text:p>
          <text:p text:style-name="P13">of types <text:s text:c="4"/><text:span text:style-name="Page_20_Number">64</text:span></text:p>
          <text:p text:style-name="P12">Conditional loops <text:s text:c="4"/><text:span text:style-name="Page_20_Number">91</text:span></text:p>
          <text:p text:style-name="P12">Conditional phrase <text:s text:c="4"/><text:span text:style-name="Page_20_Number">92, 95</text:span></text:p>
          <text:p text:style-name="P12">Consistency <text:s text:c="4"/><text:span text:style-name="Page_20_Number">13</text:span></text:p>
          <text:p text:style-name="P12">CONSOLE option <text:s text:c="4"/><text:span text:style-name="Page_20_Number">106</text:span></text:p>
          <text:p text:style-name="P12">Console, writing to with SAY <text:s text:c="4"/><text:span text:style-name="Page_20_Number">115</text:span></text:p>
          <text:p text:style-name="P12">CONSTANT <text:s text:c="4"/></text:p>
          <text:p text:style-name="P13">on METHOD instruction <text:s text:c="4"/><text:span text:style-name="Page_20_Number">99</text:span></text:p>
          <text:p text:style-name="P13">on PROPERTIES instruction <text:s text:c="4"/><text:span text:style-name="Page_20_Number">113</text:span></text:p>
          <text:p text:style-name="P12">Constant methods <text:s text:c="4"/><text:span text:style-name="Page_20_Number">100</text:span></text:p>
          <text:p text:style-name="P13">see Methods, static <text:s text:c="4"/><text:span text:style-name="Page_20_Number">100</text:span></text:p>
          <text:p text:style-name="P12">Constants <text:s text:c="4"/><text:span text:style-name="Page_20_Number">113</text:span></text:p>
          <text:p text:style-name="P12">Constants <text:s text:c="4"/></text:p>
          <text:p text:style-name="P13">used by classes <text:s text:c="4"/><text:span text:style-name="Page_20_Number">80</text:span></text:p>
          <text:p text:style-name="P13">using properties <text:s text:c="4"/><text:span text:style-name="Page_20_Number">113</text:span></text:p>
          <text:p text:style-name="P12">Constructor <text:s text:c="4"/></text:p>
          <text:p text:style-name="P13">Rexx(boolean) <text:s text:c="4"/><text:span text:style-name="Page_20_Number">181</text:span></text:p>
          <text:p text:style-name="P13">Rexx(byte) <text:s text:c="4"/><text:span text:style-name="Page_20_Number">181</text:span></text:p>
          <text:p text:style-name="P13">Rexx(char) <text:s text:c="4"/><text:span text:style-name="Page_20_Number">181</text:span></text:p>
          <text:p text:style-name="P13">Rexx(char[]) <text:s text:c="4"/><text:span text:style-name="Page_20_Number">181</text:span></text:p>
          <text:p text:style-name="P13">Rexx(double) <text:s text:c="4"/><text:span text:style-name="Page_20_Number">181</text:span></text:p>
          <text:p text:style-name="P13">Rexx(float) <text:s text:c="4"/><text:span text:style-name="Page_20_Number">181</text:span></text:p>
          <text:p text:style-name="P13">Rexx(int) <text:s text:c="4"/><text:span text:style-name="Page_20_Number">181</text:span></text:p>
          <text:p text:style-name="P13">Rexx(long) <text:s text:c="4"/><text:span text:style-name="Page_20_Number">181</text:span></text:p>
          <text:p text:style-name="P13">Rexx(Rexx) <text:s text:c="4"/><text:span text:style-name="Page_20_Number">181</text:span></text:p>
          <text:p text:style-name="P13">Rexx(short) <text:s text:c="4"/><text:span text:style-name="Page_20_Number">181</text:span></text:p>
          <text:p text:style-name="P13">Rexx(String) <text:s text:c="4"/><text:span text:style-name="Page_20_Number">182</text:span></text:p>
          <text:p text:style-name="P13">Rexx(String[]) <text:s text:c="4"/><text:span text:style-name="Page_20_Number">182</text:span></text:p>
          <text:p text:style-name="P13">RexxSet() <text:s text:c="4"/><text:span text:style-name="Page_20_Number">186</text:span></text:p>
          <text:p text:style-name="P13"><text:soft-page-break/>RexxSet(int,byte) <text:s text:c="4"/><text:span text:style-name="Page_20_Number">186</text:span></text:p>
          <text:p text:style-name="P13">RexxSet(int) <text:s text:c="4"/><text:span text:style-name="Page_20_Number">186</text:span></text:p>
          <text:p text:style-name="P13">RexxSet(RexxSet) <text:s text:c="4"/><text:span text:style-name="Page_20_Number">186</text:span></text:p>
          <text:p text:style-name="P12">Constructor methods <text:s text:c="4"/></text:p>
          <text:p text:style-name="P13">see Constructors <text:s text:c="4"/><text:span text:style-name="Page_20_Number">56</text:span></text:p>
          <text:p text:style-name="P12">Constructors <text:s text:c="4"/><text:span text:style-name="Page_20_Number">56, 98</text:span></text:p>
          <text:p text:style-name="P13">array <text:s text:c="4"/><text:span text:style-name="Page_20_Number">74</text:span></text:p>
          <text:p text:style-name="P13">binary <text:s text:c="4"/><text:span text:style-name="Page_20_Number">150</text:span></text:p>
          <text:p text:style-name="P13">default <text:s text:c="4"/><text:span text:style-name="Page_20_Number">56</text:span></text:p>
          <text:p text:style-name="P13">in minor classes <text:s text:c="4"/><text:span text:style-name="Page_20_Number">127</text:span></text:p>
          <text:p text:style-name="P13">method <text:s text:c="4"/><text:span text:style-name="Page_20_Number">98</text:span></text:p>
          <text:p text:style-name="P13">of dependent objects <text:s text:c="4"/><text:span text:style-name="Page_20_Number">128</text:span></text:p>
          <text:p text:style-name="P13">of minor classes <text:s text:c="4"/><text:span text:style-name="Page_20_Number">127</text:span></text:p>
          <text:p text:style-name="P13">qualified <text:s text:c="4"/><text:span text:style-name="Page_20_Number">128</text:span></text:p>
          <text:p text:style-name="P13">special <text:s text:c="4"/><text:span text:style-name="Page_20_Number">132</text:span></text:p>
          <text:p text:style-name="P12">Constructs <text:s text:c="4"/></text:p>
          <text:p text:style-name="P13">active <text:s text:c="4"/><text:span text:style-name="Page_20_Number">90</text:span></text:p>
          <text:p text:style-name="P12">Continuation <text:s text:c="4"/></text:p>
          <text:p text:style-name="P13">character <text:s text:c="4"/><text:span text:style-name="Page_20_Number">44</text:span></text:p>
          <text:p text:style-name="P13">of clauses <text:s text:c="4"/><text:span text:style-name="Page_20_Number">44</text:span></text:p>
          <text:p text:style-name="P12">Control instructions, overview <text:s text:c="4"/><text:span text:style-name="Page_20_Number">21</text:span></text:p>
          <text:p text:style-name="P12">Control variable <text:s text:c="4"/><text:span text:style-name="Page_20_Number">92, 94</text:span></text:p>
          <text:p text:style-name="P12">Controlled loops <text:s text:c="4"/><text:span text:style-name="Page_20_Number">92</text:span></text:p>
          <text:p text:style-name="P12">Conversion <text:s text:c="4"/></text:p>
          <text:p text:style-name="P13">automatic <text:s text:c="4"/><text:span text:style-name="Page_20_Number">58</text:span></text:p>
          <text:p text:style-name="P13">binary constructors <text:s text:c="4"/><text:span text:style-name="Page_20_Number">150</text:span></text:p>
          <text:p text:style-name="P13">binary to hexadecimal <text:s text:c="4"/><text:span text:style-name="Page_20_Number">156</text:span></text:p>
          <text:p text:style-name="P13">character to decimal <text:s text:c="4"/><text:span text:style-name="Page_20_Number">158</text:span></text:p>
          <text:p text:style-name="P13">character to hexadecimal <text:s text:c="4"/><text:span text:style-name="Page_20_Number">158</text:span></text:p>
          <text:p text:style-name="P13">coded character to decimal <text:s text:c="4"/><text:span text:style-name="Page_20_Number">158</text:span></text:p>
          <text:p text:style-name="P13">coded character to hexadecimal <text:s text:c="4"/><text:span text:style-name="Page_20_Number">158</text:span></text:p>
          <text:p text:style-name="P13">cost of <text:s text:c="4"/><text:span text:style-name="Page_20_Number">60</text:span></text:p>
          <text:p text:style-name="P13">decimal to character <text:s text:c="4"/><text:span text:style-name="Page_20_Number">160</text:span></text:p>
          <text:p text:style-name="P13">decimal to hexadecimal <text:s text:c="4"/><text:span text:style-name="Page_20_Number">160</text:span></text:p>
          <text:p text:style-name="P13">explicit <text:s text:c="4"/><text:span text:style-name="Page_20_Number">59</text:span></text:p>
          <text:p text:style-name="P13">formatting numbers <text:s text:c="4"/><text:span text:style-name="Page_20_Number">161</text:span></text:p>
          <text:p text:style-name="P13">hexadecimal to binary <text:s text:c="4"/><text:span text:style-name="Page_20_Number">169</text:span></text:p>
          <text:p text:style-name="P13">hexadecimal to character <text:s text:c="4"/><text:span text:style-name="Page_20_Number">169</text:span></text:p>
          <text:p text:style-name="P13">hexadecimal to decimal <text:s text:c="4"/><text:span text:style-name="Page_20_Number">170</text:span></text:p>
          <text:p text:style-name="P13">of characters <text:s text:c="4"/><text:span text:style-name="Page_20_Number">150</text:span></text:p>
          <text:p text:style-name="P13">of types <text:s text:c="4"/><text:span text:style-name="Page_20_Number">58</text:span></text:p>
          <text:p text:style-name="P13">of well-known types <text:s text:c="4"/><text:span text:style-name="Page_20_Number">58</text:span></text:p>
          <text:p text:style-name="P13">overview <text:s text:c="4"/><text:span text:style-name="Page_20_Number">33</text:span></text:p>
          <text:p text:style-name="P12">COPIES method <text:s text:c="4"/><text:span text:style-name="Page_20_Number">157</text:span></text:p>
          <text:p text:style-name="P12">COPYINDEXED method <text:s text:c="4"/><text:span text:style-name="Page_20_Number">158</text:span></text:p>
          <text:p text:style-name="P12">Copying a string using COPIES <text:s text:c="4"/><text:span text:style-name="Page_20_Number">157</text:span></text:p>
          <text:p text:style-name="P12">Copying indexed variables <text:s text:c="4"/><text:span text:style-name="Page_20_Number">158</text:span></text:p>
          <text:p text:style-name="P12">Counting <text:s text:c="4"/></text:p>
          <text:p text:style-name="P13">see Arithmetic <text:s text:c="4"/><text:span text:style-name="Page_20_Number">104</text:span></text:p>
          <text:p text:style-name="P13">strings, using COUNTSTR <text:s text:c="4"/><text:span text:style-name="Page_20_Number">158</text:span></text:p>
          <text:p text:style-name="P13">words, using WORDS <text:s text:c="4"/><text:span text:style-name="Page_20_Number">169</text:span></text:p>
          <text:p text:style-name="P12">COUNTSTR method <text:s text:c="4"/><text:span text:style-name="Page_20_Number">158</text:span></text:p>
          <text:p text:style-name="P12">CROSSREF option <text:s text:c="4"/><text:span text:style-name="Page_20_Number">107</text:span></text:p>
          <text:p text:style-name="P14">D</text:p>
          <text:p text:style-name="P12">D2C method <text:s text:c="4"/><text:span text:style-name="Page_20_Number">160</text:span></text:p>
          <text:p text:style-name="P12">D2X method <text:s text:c="4"/><text:span text:style-name="Page_20_Number">160</text:span></text:p>
          <text:p text:style-name="P12">Data <text:s text:c="4"/></text:p>
          <text:p text:style-name="P13">conversions <text:s text:c="4"/><text:span text:style-name="Page_20_Number">58</text:span></text:p>
          <text:p text:style-name="P13">length of <text:s text:c="4"/><text:span text:style-name="Page_20_Number">61, 163</text:span></text:p>
          <text:p text:style-name="P13">terms <text:s text:c="4"/><text:span text:style-name="Page_20_Number">48, 61</text:span></text:p>
          <text:p text:style-name="P13">type checking <text:s text:c="4"/><text:span text:style-name="Page_20_Number">10, 61</text:span></text:p>
          <text:p text:style-name="P13">types <text:s text:c="4"/><text:span text:style-name="Page_20_Number">46</text:span></text:p>
          <text:p text:style-name="P12">DATATYPE method <text:s text:c="4"/><text:span text:style-name="Page_20_Number">159</text:span></text:p>
          <text:p text:style-name="P12">Datatypes <text:s text:c="4"/><text:span text:style-name="Page_20_Number">10, 46, 58, 61</text:span></text:p>
          <text:p text:style-name="P12">Dealing with reality <text:s text:c="4"/><text:span text:style-name="Page_20_Number">13</text:span></text:p>
          <text:p text:style-name="P12">Debugging NetRexx programs <text:s text:c="4"/></text:p>
          <text:p text:style-name="P13">see TRACE instruction <text:s text:c="4"/><text:span text:style-name="Page_20_Number">120</text:span></text:p>
          <text:p text:style-name="P12">Decimal <text:s text:c="4"/></text:p>
          <text:p text:style-name="P13">arithmetic <text:s text:c="4"/><text:span text:style-name="Page_20_Number">10, 140</text:span></text:p>
          <text:p text:style-name="P13">conversion to character <text:s text:c="4"/><text:span text:style-name="Page_20_Number">160</text:span></text:p>
          <text:p text:style-name="P13">conversion to hexadecimal <text:s text:c="4"/><text:span text:style-name="Page_20_Number">160</text:span></text:p>
          <text:p text:style-name="P12">DECIMAL option <text:s text:c="4"/><text:span text:style-name="Page_20_Number">107</text:span></text:p>
          <text:p text:style-name="P12">Declarations <text:s text:c="4"/></text:p>
          <text:p text:style-name="P13">of variables <text:s text:c="4"/><text:span text:style-name="Page_20_Number">70</text:span></text:p>
          <text:p text:style-name="P13">why optional in NetRexx <text:s text:c="4"/><text:span text:style-name="Page_20_Number">12</text:span></text:p>
          <text:p text:style-name="P12">DEFAULT_DIGITS property <text:s text:c="4"/><text:span text:style-name="Page_20_Number">186</text:span></text:p>
          <text:p text:style-name="P12">DEFAULT_FORM property <text:s text:c="4"/><text:span text:style-name="Page_20_Number">186</text:span></text:p>
          <text:p text:style-name="P12">Deleting <text:s text:c="4"/></text:p>
          <text:p text:style-name="P13">part of a string <text:s text:c="4"/><text:span text:style-name="Page_20_Number">160</text:span></text:p>
          <text:p text:style-name="P13">words from a string <text:s text:c="4"/><text:span text:style-name="Page_20_Number">160</text:span></text:p>
          <text:p text:style-name="P12">Delimiters <text:s text:c="4"/></text:p>
          <text:p text:style-name="P13">for comments <text:s text:c="4"/><text:span text:style-name="Page_20_Number">40</text:span></text:p>
          <text:p text:style-name="P13">for strings <text:s text:c="4"/><text:span text:style-name="Page_20_Number">41</text:span></text:p>
          <text:p text:style-name="P12">Delimiters, clause <text:s text:c="4"/></text:p>
          <text:p text:style-name="P13">see Semicolons <text:s text:c="4"/><text:span text:style-name="Page_20_Number">40</text:span></text:p>
          <text:p text:style-name="P12">DELSTR method <text:s text:c="4"/><text:span text:style-name="Page_20_Number">160</text:span></text:p>
          <text:p text:style-name="P12">DELWORD method <text:s text:c="4"/><text:span text:style-name="Page_20_Number">160</text:span></text:p>
          <text:p text:style-name="P12">DEPENDENT <text:s text:c="4"/></text:p>
          <text:p text:style-name="P13">on CLASS instruction <text:s text:c="4"/><text:span text:style-name="Page_20_Number">128</text:span></text:p>
          <text:p text:style-name="P12">Dependent classes <text:s text:c="4"/><text:span text:style-name="Page_20_Number">47, 128</text:span></text:p>
          <text:p text:style-name="P13">restrictions <text:s text:c="4"/><text:span text:style-name="Page_20_Number">129</text:span></text:p>
          <text:p text:style-name="P13">see Minor classes <text:s text:c="4"/><text:span text:style-name="Page_20_Number">128</text:span></text:p>
          <text:p text:style-name="P12">Dependent object <text:s text:c="4"/><text:span text:style-name="Page_20_Number">128</text:span></text:p>
          <text:p text:style-name="P13">constructing <text:s text:c="4"/><text:span text:style-name="Page_20_Number">128</text:span></text:p>
          <text:p text:style-name="P12">DEPRECATED <text:s text:c="4"/></text:p>
          <text:p text:style-name="P13">on CLASS instruction <text:s text:c="4"/><text:span text:style-name="Page_20_Number">80</text:span></text:p>
          <text:p text:style-name="P13">on METHOD instruction <text:s text:c="4"/><text:span text:style-name="Page_20_Number">101</text:span></text:p>
          <text:p text:style-name="P13">on PROPERTIES instruction <text:s text:c="4"/><text:span text:style-name="Page_20_Number">113</text:span></text:p>
          <text:p text:style-name="P12">DIAG option <text:s text:c="4"/><text:span text:style-name="Page_20_Number">107</text:span></text:p>
          <text:p text:style-name="P12">Diagrams, of syntax <text:s text:c="4"/><text:span text:style-name="Page_20_Number">38</text:span></text:p>
          <text:p text:style-name="P12">Digits <text:s text:c="4"/></text:p>
          <text:p text:style-name="P13">checking with DATATYPE <text:s text:c="4"/><text:span text:style-name="Page_20_Number">159</text:span></text:p>
          <text:p text:style-name="P13">in numbers <text:s text:c="4"/><text:span text:style-name="Page_20_Number">141</text:span></text:p>
          <text:p text:style-name="P12">DIGITS <text:s text:c="4"/></text:p>
          <text:p text:style-name="P13">effect on whole numbers <text:s text:c="4"/><text:span text:style-name="Page_20_Number">147</text:span></text:p>
          <text:p text:style-name="P13">on NUMERIC instruction <text:s text:c="4"/><text:span text:style-name="Page_20_Number">104, 141</text:span></text:p>
          <text:p text:style-name="P13"><text:soft-page-break/>rounding when numbers used <text:s text:c="4"/><text:span text:style-name="Page_20_Number">147</text:span></text:p>
          <text:p text:style-name="P13">special word <text:s text:c="4"/><text:span text:style-name="Page_20_Number">130</text:span></text:p>
          <text:p text:style-name="P12">digits property <text:s text:c="4"/><text:span text:style-name="Page_20_Number">186</text:span></text:p>
          <text:p text:style-name="P12">Dimension <text:s text:c="4"/></text:p>
          <text:p text:style-name="P13">of arrays <text:s text:c="4"/><text:span text:style-name="Page_20_Number">46</text:span></text:p>
          <text:p text:style-name="P13">of types <text:s text:c="4"/><text:span text:style-name="Page_20_Number">46</text:span></text:p>
          <text:p text:style-name="P12">Dimensioned types <text:s text:c="4"/><text:span text:style-name="Page_20_Number">46</text:span></text:p>
          <text:p text:style-name="P12">Displaying data <text:s text:c="4"/></text:p>
          <text:p text:style-name="P13">see SAY instruction <text:s text:c="4"/><text:span text:style-name="Page_20_Number">115</text:span></text:p>
          <text:p text:style-name="P12">DivideException <text:s text:c="4"/><text:span text:style-name="Page_20_Number">180</text:span></text:p>
          <text:p text:style-name="P12">Division <text:s text:c="4"/><text:span text:style-name="Page_20_Number">62</text:span></text:p>
          <text:p text:style-name="P13">definition <text:s text:c="4"/><text:span text:style-name="Page_20_Number">143</text:span></text:p>
          <text:p text:style-name="P13">integer <text:s text:c="4"/><text:span text:style-name="Page_20_Number">140</text:span></text:p>
          <text:p text:style-name="P12">DO group <text:s text:c="4"/><text:span text:style-name="Page_20_Number">82</text:span></text:p>
          <text:p text:style-name="P13">naming of <text:s text:c="4"/><text:span text:style-name="Page_20_Number">82</text:span></text:p>
          <text:p text:style-name="P12">DO instruction <text:s text:c="4"/><text:span text:style-name="Page_20_Number">82</text:span></text:p>
          <text:p text:style-name="P13">LABEL <text:s text:c="4"/><text:span text:style-name="Page_20_Number">82</text:span></text:p>
          <text:p text:style-name="P13">see grouping <text:s text:c="4"/><text:span text:style-name="Page_20_Number">82</text:span></text:p>
          <text:p text:style-name="P12">Dollar sign <text:s text:c="4"/></text:p>
          <text:p text:style-name="P13">in symbols <text:s text:c="4"/><text:span text:style-name="Page_20_Number">42</text:span></text:p>
          <text:p text:style-name="P12">Double-quote <text:s text:c="4"/></text:p>
          <text:p text:style-name="P13">escape sequence <text:s text:c="4"/><text:span text:style-name="Page_20_Number">41</text:span></text:p>
          <text:p text:style-name="P13">string delimiter <text:s text:c="4"/><text:span text:style-name="Page_20_Number">41</text:span></text:p>
          <text:p text:style-name="P12">Dummy instruction, NOP <text:s text:c="4"/><text:span text:style-name="Page_20_Number">103</text:span></text:p>
          <text:p text:style-name="P12">Duplicate methods <text:s text:c="4"/><text:span text:style-name="Page_20_Number">102</text:span></text:p>
          <text:p text:style-name="P12">Dyadic operators <text:s text:c="4"/><text:span text:style-name="Page_20_Number">61</text:span></text:p>
          <text:p text:style-name="P14">E</text:p>
          <text:p text:style-name="P12">E-notation <text:s text:c="4"/><text:span text:style-name="Page_20_Number">65, 147</text:span></text:p>
          <text:p text:style-name="P12">E-notation <text:s text:c="4"/></text:p>
          <text:p text:style-name="P13">definition <text:s text:c="4"/><text:span text:style-name="Page_20_Number">146</text:span></text:p>
          <text:p text:style-name="P13">in symbols <text:s text:c="4"/><text:span text:style-name="Page_20_Number">42</text:span></text:p>
          <text:p text:style-name="P12">EBCDIC <text:s text:c="4"/></text:p>
          <text:p text:style-name="P13">coded character set <text:s text:c="4"/><text:span text:style-name="Page_20_Number">39</text:span></text:p>
          <text:p text:style-name="P12">ELSE keyword <text:s text:c="4"/></text:p>
          <text:p text:style-name="P13">see IF instruction <text:s text:c="4"/><text:span text:style-name="Page_20_Number">85</text:span></text:p>
          <text:p text:style-name="P12">Empty reference, null <text:s text:c="4"/><text:span text:style-name="Page_20_Number">131</text:span></text:p>
          <text:p text:style-name="P12">Encodings <text:s text:c="4"/></text:p>
          <text:p text:style-name="P13">binary <text:s text:c="4"/><text:span text:style-name="Page_20_Number">150</text:span></text:p>
          <text:p text:style-name="P13">of characters <text:s text:c="4"/><text:span text:style-name="Page_20_Number">39</text:span></text:p>
          <text:p text:style-name="P12">Encodings, of characters <text:s text:c="4"/><text:span text:style-name="Page_20_Number">39</text:span></text:p>
          <text:p text:style-name="P12">END clause <text:s text:c="4"/></text:p>
          <text:p text:style-name="P13">see DO instruction <text:s text:c="4"/><text:span text:style-name="Page_20_Number">82</text:span></text:p>
          <text:p text:style-name="P13">see LOOP instruction <text:s text:c="4"/><text:span text:style-name="Page_20_Number">91</text:span></text:p>
          <text:p text:style-name="P13">see SELECT instruction <text:s text:c="4"/><text:span text:style-name="Page_20_Number">116</text:span></text:p>
          <text:p text:style-name="P13">specifying control variable <text:s text:c="4"/><text:span text:style-name="Page_20_Number">94</text:span></text:p>
          <text:p text:style-name="P12">End condition of a LOOP loop <text:s text:c="4"/><text:span text:style-name="Page_20_Number">92</text:span></text:p>
          <text:p text:style-name="P12">End-of-file character <text:s text:c="4"/><text:span text:style-name="Page_20_Number">40</text:span></text:p>
          <text:p text:style-name="P12">Engineering notation <text:s text:c="4"/><text:span text:style-name="Page_20_Number">104, 147</text:span></text:p>
          <text:p text:style-name="P12">ENGINEERING property <text:s text:c="4"/><text:span text:style-name="Page_20_Number">186</text:span></text:p>
          <text:p text:style-name="P12">ENGINEERING value for NUMERIC FORM <text:s text:c="4"/><text:span text:style-name="Page_20_Number">104</text:span></text:p>
          <text:p text:style-name="P12">Environment, independence from <text:s text:c="4"/><text:span text:style-name="Page_20_Number">12</text:span></text:p>
          <text:p text:style-name="P12">EOF character <text:s text:c="4"/><text:span text:style-name="Page_20_Number">40</text:span></text:p>
          <text:p text:style-name="P12">Equality <text:s text:c="4"/></text:p>
          <text:p text:style-name="P13">of objects <text:s text:c="4"/><text:span text:style-name="Page_20_Number">63</text:span></text:p>
          <text:p text:style-name="P13">testing of <text:s text:c="4"/><text:span text:style-name="Page_20_Number">62</text:span></text:p>
          <text:p text:style-name="P12">equals method <text:s text:c="4"/><text:span text:style-name="Page_20_Number">184</text:span></text:p>
          <text:p text:style-name="P12">Equals sign <text:s text:c="4"/></text:p>
          <text:p text:style-name="P13">see = equals sign <text:s text:c="4"/><text:span text:style-name="Page_20_Number">69</text:span></text:p>
          <text:p text:style-name="P12">Error detection, localized <text:s text:c="4"/><text:span text:style-name="Page_20_Number">12</text:span></text:p>
          <text:p text:style-name="P12">Errors during arithmetic <text:s text:c="4"/><text:span text:style-name="Page_20_Number">148</text:span></text:p>
          <text:p text:style-name="P12">Escape sequences in strings <text:s text:c="4"/><text:span text:style-name="Page_20_Number">41</text:span></text:p>
          <text:p text:style-name="P12">Euro character <text:s text:c="4"/><text:span text:style-name="Page_20_Number">42</text:span></text:p>
          <text:p text:style-name="P13">in symbols <text:s text:c="4"/><text:span text:style-name="Page_20_Number">42</text:span></text:p>
          <text:p text:style-name="P12">Evaluation <text:s text:c="4"/></text:p>
          <text:p text:style-name="P13">of expressions <text:s text:c="4"/><text:span text:style-name="Page_20_Number">61</text:span></text:p>
          <text:p text:style-name="P13">of terms <text:s text:c="4"/><text:span text:style-name="Page_20_Number">49</text:span></text:p>
          <text:p text:style-name="P12">Even/odd rounding <text:s text:c="4"/><text:span text:style-name="Page_20_Number">142</text:span></text:p>
          <text:p text:style-name="P12">Example <text:s text:c="4"/></text:p>
          <text:p text:style-name="P13">applet <text:s text:c="4"/><text:span text:style-name="Page_20_Number">34</text:span></text:p>
          <text:p text:style-name="P13">arrays <text:s text:c="4"/><text:span text:style-name="Page_20_Number">26</text:span></text:p>
          <text:p text:style-name="P13">Hello World <text:s text:c="4"/><text:span text:style-name="Page_20_Number">124</text:span></text:p>
          <text:p text:style-name="P13">indexed strings <text:s text:c="4"/><text:span text:style-name="Page_20_Number">25</text:span></text:p>
          <text:p text:style-name="P13">of constructors <text:s text:c="4"/><text:span text:style-name="Page_20_Number">57</text:span></text:p>
          <text:p text:style-name="P13">of exception handling <text:s text:c="4"/><text:span text:style-name="Page_20_Number">153</text:span></text:p>
          <text:p text:style-name="P13">of two classes <text:s text:c="4"/><text:span text:style-name="Page_20_Number">125</text:span></text:p>
          <text:p text:style-name="P13">program <text:s text:c="4"/><text:span text:style-name="Page_20_Number">18, 19, 25, 27, 29, 31-33, 35, 77, 172</text:span></text:p>
          <text:p text:style-name="P13">trace <text:s text:c="4"/><text:span text:style-name="Page_20_Number">31, 32</text:span></text:p>
          <text:p text:style-name="P12">Exception <text:s text:c="4"/></text:p>
          <text:p text:style-name="P13">BadArgumentException <text:s text:c="4"/><text:span text:style-name="Page_20_Number">180</text:span></text:p>
          <text:p text:style-name="P13">BadColumnException <text:s text:c="4"/><text:span text:style-name="Page_20_Number">180</text:span></text:p>
          <text:p text:style-name="P13">BadNumericException <text:s text:c="4"/><text:span text:style-name="Page_20_Number">180</text:span></text:p>
          <text:p text:style-name="P13">DivideException <text:s text:c="4"/><text:span text:style-name="Page_20_Number">180</text:span></text:p>
          <text:p text:style-name="P13">ExponentOverflowException <text:s text:c="4"/><text:span text:style-name="Page_20_Number">180</text:span></text:p>
          <text:p text:style-name="P13">NoOtherwiseException <text:s text:c="4"/><text:span text:style-name="Page_20_Number">180</text:span></text:p>
          <text:p text:style-name="P13">NotCharacterException <text:s text:c="4"/><text:span text:style-name="Page_20_Number">180</text:span></text:p>
          <text:p text:style-name="P13">NotLogicException <text:s text:c="4"/><text:span text:style-name="Page_20_Number">180</text:span></text:p>
          <text:p text:style-name="P13">NullPointerException <text:s text:c="4"/><text:span text:style-name="Page_20_Number">180</text:span></text:p>
          <text:p text:style-name="P13">NumberFormatException <text:s text:c="4"/><text:span text:style-name="Page_20_Number">180</text:span></text:p>
          <text:p text:style-name="P12">Exceptions <text:s text:c="4"/><text:span text:style-name="Page_20_Number">152</text:span></text:p>
          <text:p text:style-name="P13">after CATCH clause <text:s text:c="4"/><text:span text:style-name="Page_20_Number">153</text:span></text:p>
          <text:p text:style-name="P13">after FINALLY clause <text:s text:c="4"/><text:span text:style-name="Page_20_Number">153</text:span></text:p>
          <text:p text:style-name="P13">checked <text:s text:c="4"/><text:span text:style-name="Page_20_Number">153</text:span></text:p>
          <text:p text:style-name="P13">during arithmetic <text:s text:c="4"/><text:span text:style-name="Page_20_Number">148</text:span></text:p>
          <text:p text:style-name="P13">during conversions <text:s text:c="4"/><text:span text:style-name="Page_20_Number">59</text:span></text:p>
          <text:p text:style-name="P13">listed on METHOD instruction <text:s text:c="4"/><text:span text:style-name="Page_20_Number">101</text:span></text:p>
          <text:p text:style-name="P13">overview <text:s text:c="4"/><text:span text:style-name="Page_20_Number">21, 35</text:span></text:p>
          <text:p text:style-name="P13">raising <text:s text:c="4"/><text:span text:style-name="Page_20_Number">119</text:span></text:p>
          <text:p text:style-name="P13">signalling <text:s text:c="4"/><text:span text:style-name="Page_20_Number">119</text:span></text:p>
          <text:p text:style-name="P13">throwing <text:s text:c="4"/><text:span text:style-name="Page_20_Number">119</text:span></text:p>
          <text:p text:style-name="P12">Exclusive OR <text:s text:c="4"/></text:p>
          <text:p text:style-name="P13">logical operator <text:s text:c="4"/><text:span text:style-name="Page_20_Number">64</text:span></text:p>
          <text:p text:style-name="P12">EXISTS method <text:s text:c="4"/><text:span text:style-name="Page_20_Number">161</text:span></text:p>
          <text:p text:style-name="P12">EXIT instruction <text:s text:c="4"/><text:span text:style-name="Page_20_Number">84</text:span></text:p>
          <text:p text:style-name="P12">Experimental feature <text:s text:c="4"/><text:span text:style-name="Page_20_Number">175</text:span></text:p>
          <text:p text:style-name="P12">EXPLICIT option <text:s text:c="4"/><text:span text:style-name="Page_20_Number">107</text:span></text:p>
          <text:p text:style-name="P12">Exponential notation <text:s text:c="4"/><text:span text:style-name="Page_20_Number">65, 104, 140, 147</text:span></text:p>
          <text:p text:style-name="P12"><text:soft-page-break/>Exponential notation <text:s text:c="4"/></text:p>
          <text:p text:style-name="P13">definition <text:s text:c="4"/><text:span text:style-name="Page_20_Number">146</text:span></text:p>
          <text:p text:style-name="P13">in symbols <text:s text:c="4"/><text:span text:style-name="Page_20_Number">42</text:span></text:p>
          <text:p text:style-name="P12">Exponentiation <text:s text:c="4"/><text:span text:style-name="Page_20_Number">62</text:span></text:p>
          <text:p text:style-name="P13">definition <text:s text:c="4"/><text:span text:style-name="Page_20_Number">144</text:span></text:p>
          <text:p text:style-name="P12">ExponentOverflowException <text:s text:c="4"/><text:span text:style-name="Page_20_Number">180</text:span></text:p>
          <text:p text:style-name="P12">Expressions <text:s text:c="4"/></text:p>
          <text:p text:style-name="P13">evaluation <text:s text:c="4"/><text:span text:style-name="Page_20_Number">61</text:span></text:p>
          <text:p text:style-name="P13">examples <text:s text:c="4"/><text:span text:style-name="Page_20_Number">66</text:span></text:p>
          <text:p text:style-name="P13">overview <text:s text:c="4"/><text:span text:style-name="Page_20_Number">19</text:span></text:p>
          <text:p text:style-name="P13">results of <text:s text:c="4"/><text:span text:style-name="Page_20_Number">61</text:span></text:p>
          <text:p text:style-name="P12">Extending classes <text:s text:c="4"/></text:p>
          <text:p text:style-name="P13">overview <text:s text:c="4"/><text:span text:style-name="Page_20_Number">29</text:span></text:p>
          <text:p text:style-name="P12">EXTENDS <text:s text:c="4"/></text:p>
          <text:p text:style-name="P13">on CLASS instruction <text:s text:c="4"/><text:span text:style-name="Page_20_Number">80</text:span></text:p>
          <text:p text:style-name="P12">Extra digits <text:s text:c="4"/></text:p>
          <text:p text:style-name="P13">in numbers <text:s text:c="4"/><text:span text:style-name="Page_20_Number">141</text:span></text:p>
          <text:p text:style-name="P13">in numeric symbols <text:s text:c="4"/><text:span text:style-name="Page_20_Number">42, 43</text:span></text:p>
          <text:p text:style-name="P13">in symbols <text:s text:c="4"/><text:span text:style-name="Page_20_Number">42</text:span></text:p>
          <text:p text:style-name="P12">Extra letters, in symbols <text:s text:c="4"/><text:span text:style-name="Page_20_Number">42</text:span></text:p>
          <text:p text:style-name="P12">Extracting <text:s text:c="4"/></text:p>
          <text:p text:style-name="P13">a sub-string <text:s text:c="4"/><text:span text:style-name="Page_20_Number">166</text:span></text:p>
          <text:p text:style-name="P13">words from a string <text:s text:c="4"/><text:span text:style-name="Page_20_Number">166</text:span></text:p>
          <text:p text:style-name="P14">F</text:p>
          <text:p text:style-name="P12">False value <text:s text:c="4"/><text:span text:style-name="Page_20_Number">64</text:span></text:p>
          <text:p text:style-name="P12">FINAL <text:s text:c="4"/></text:p>
          <text:p text:style-name="P13">on CLASS instruction <text:s text:c="4"/><text:span text:style-name="Page_20_Number">79</text:span></text:p>
          <text:p text:style-name="P13">on METHOD instruction <text:s text:c="4"/><text:span text:style-name="Page_20_Number">99</text:span></text:p>
          <text:p text:style-name="P12">Final classes <text:s text:c="4"/><text:span text:style-name="Page_20_Number">79</text:span></text:p>
          <text:p text:style-name="P12">Final methods <text:s text:c="4"/><text:span text:style-name="Page_20_Number">100</text:span></text:p>
          <text:p text:style-name="P12">FINALLY <text:s text:c="4"/></text:p>
          <text:p text:style-name="P13">on DO instruction <text:s text:c="4"/><text:span text:style-name="Page_20_Number">83</text:span></text:p>
          <text:p text:style-name="P13">on LOOP instruction <text:s text:c="4"/><text:span text:style-name="Page_20_Number">96</text:span></text:p>
          <text:p text:style-name="P13">on SELECT instruction <text:s text:c="4"/><text:span text:style-name="Page_20_Number">118</text:span></text:p>
          <text:p text:style-name="P13">reached by LEAVE <text:s text:c="4"/><text:span text:style-name="Page_20_Number">90</text:span></text:p>
          <text:p text:style-name="P13">use of <text:s text:c="4"/><text:span text:style-name="Page_20_Number">153</text:span></text:p>
          <text:p text:style-name="P12">Finding a mismatch using COMPARE <text:s text:c="4"/><text:span text:style-name="Page_20_Number">157</text:span></text:p>
          <text:p text:style-name="P12">Finding a string in another string <text:s text:c="4"/><text:span text:style-name="Page_20_Number">163, 165</text:span></text:p>
          <text:p text:style-name="P12">Fixed size, of arrays <text:s text:c="4"/><text:span text:style-name="Page_20_Number">74</text:span></text:p>
          <text:p text:style-name="P12">Floating-point numbers, binary <text:s text:c="4"/><text:span text:style-name="Page_20_Number">149</text:span></text:p>
          <text:p text:style-name="P12">Flow control <text:s text:c="4"/></text:p>
          <text:p text:style-name="P13">abnormal, with SIGNAL <text:s text:c="4"/><text:span text:style-name="Page_20_Number">119</text:span></text:p>
          <text:p text:style-name="P13">with DO construct <text:s text:c="4"/><text:span text:style-name="Page_20_Number">82</text:span></text:p>
          <text:p text:style-name="P13">with IF construct <text:s text:c="4"/><text:span text:style-name="Page_20_Number">85</text:span></text:p>
          <text:p text:style-name="P13">with LOOP construct <text:s text:c="4"/><text:span text:style-name="Page_20_Number">91</text:span></text:p>
          <text:p text:style-name="P13">with SELECT construct <text:s text:c="4"/><text:span text:style-name="Page_20_Number">116</text:span></text:p>
          <text:p text:style-name="P12">FOR <text:s text:c="4"/></text:p>
          <text:p text:style-name="P13">phrase of LOOP instruction <text:s text:c="4"/><text:span text:style-name="Page_20_Number">91</text:span></text:p>
          <text:p text:style-name="P13">repetitor on LOOP instruction <text:s text:c="4"/><text:span text:style-name="Page_20_Number">91</text:span></text:p>
          <text:p text:style-name="P12">FOREVER <text:s text:c="4"/></text:p>
          <text:p text:style-name="P13">loops <text:s text:c="4"/><text:span text:style-name="Page_20_Number">92</text:span></text:p>
          <text:p text:style-name="P13">repetitor on LOOP instruction <text:s text:c="4"/><text:span text:style-name="Page_20_Number">91</text:span></text:p>
          <text:p text:style-name="P12">FORM <text:s text:c="4"/></text:p>
          <text:p text:style-name="P13">option of NUMERIC instruction <text:s text:c="4"/><text:span text:style-name="Page_20_Number">104, 147</text:span></text:p>
          <text:p text:style-name="P13">special word <text:s text:c="4"/><text:span text:style-name="Page_20_Number">130</text:span></text:p>
          <text:p text:style-name="P12">Form feed character <text:s text:c="4"/><text:span text:style-name="Page_20_Number">40</text:span></text:p>
          <text:p text:style-name="P12">form property <text:s text:c="4"/><text:span text:style-name="Page_20_Number">186</text:span></text:p>
          <text:p text:style-name="P12">FORMAT <text:s text:c="4"/></text:p>
          <text:p text:style-name="P13">method <text:s text:c="4"/><text:span text:style-name="Page_20_Number">161</text:span></text:p>
          <text:p text:style-name="P13">option <text:s text:c="4"/><text:span text:style-name="Page_20_Number">107</text:span></text:p>
          <text:p text:style-name="P12">Formatting <text:s text:c="4"/></text:p>
          <text:p text:style-name="P13">numbers for display <text:s text:c="4"/><text:span text:style-name="Page_20_Number">161</text:span></text:p>
          <text:p text:style-name="P13">numbers with TRUNC <text:s text:c="4"/><text:span text:style-name="Page_20_Number">167</text:span></text:p>
          <text:p text:style-name="P13">of output during tracing <text:s text:c="4"/><text:span text:style-name="Page_20_Number">122</text:span></text:p>
          <text:p text:style-name="P13">text centering <text:s text:c="4"/><text:span text:style-name="Page_20_Number">157</text:span></text:p>
          <text:p text:style-name="P13">text left justification <text:s text:c="4"/><text:span text:style-name="Page_20_Number">163</text:span></text:p>
          <text:p text:style-name="P13">text right justification <text:s text:c="4"/><text:span text:style-name="Page_20_Number">165</text:span></text:p>
          <text:p text:style-name="P13">text spacing <text:s text:c="4"/><text:span text:style-name="Page_20_Number">166</text:span></text:p>
          <text:p text:style-name="P12">formword() method <text:s text:c="4"/><text:span text:style-name="Page_20_Number">187</text:span></text:p>
          <text:p text:style-name="P12">Full name <text:s text:c="4"/></text:p>
          <text:p text:style-name="P13">of classes <text:s text:c="4"/><text:span text:style-name="Page_20_Number">127</text:span></text:p>
          <text:p text:style-name="P12">Fully-qualified name, of classes <text:s text:c="4"/><text:span text:style-name="Page_20_Number">110</text:span></text:p>
          <text:p text:style-name="P12">Functions <text:s text:c="4"/></text:p>
          <text:p text:style-name="P13">numeric arguments of <text:s text:c="4"/><text:span text:style-name="Page_20_Number">147</text:span></text:p>
          <text:p text:style-name="P13">return from <text:s text:c="4"/><text:span text:style-name="Page_20_Number">114</text:span></text:p>
          <text:p text:style-name="P13">see Methods, static <text:s text:c="4"/><text:span text:style-name="Page_20_Number">100</text:span></text:p>
          <text:p text:style-name="P13">used by classes <text:s text:c="4"/><text:span text:style-name="Page_20_Number">80</text:span></text:p>
          <text:p text:style-name="P14">G</text:p>
          <text:p text:style-name="P12">Glyphs <text:s text:c="4"/><text:span text:style-name="Page_20_Number">39</text:span></text:p>
          <text:p text:style-name="P12">Group, DO <text:s text:c="4"/><text:span text:style-name="Page_20_Number">82</text:span></text:p>
          <text:p text:style-name="P12">Guard digit in arithmetic <text:s text:c="4"/><text:span text:style-name="Page_20_Number">142</text:span></text:p>
          <text:p text:style-name="P14">H</text:p>
          <text:p text:style-name="P12">hashCode method <text:s text:c="4"/><text:span text:style-name="Page_20_Number">184</text:span></text:p>
          <text:p text:style-name="P12">Hexadecimal <text:s text:c="4"/></text:p>
          <text:p text:style-name="P13">checking with DATATYPE <text:s text:c="4"/><text:span text:style-name="Page_20_Number">159</text:span></text:p>
          <text:p text:style-name="P13">conversion to binary <text:s text:c="4"/><text:span text:style-name="Page_20_Number">169</text:span></text:p>
          <text:p text:style-name="P13">conversion to character <text:s text:c="4"/><text:span text:style-name="Page_20_Number">169</text:span></text:p>
          <text:p text:style-name="P13">conversion to decimal <text:s text:c="4"/><text:span text:style-name="Page_20_Number">170</text:span></text:p>
          <text:p text:style-name="P13">digits in escapes <text:s text:c="4"/><text:span text:style-name="Page_20_Number">42</text:span></text:p>
          <text:p text:style-name="P13">escape sequence <text:s text:c="4"/><text:span text:style-name="Page_20_Number">41</text:span></text:p>
          <text:p text:style-name="P13">see Conversion <text:s text:c="4"/><text:span text:style-name="Page_20_Number">159</text:span></text:p>
          <text:p text:style-name="P12">Hexadecimal numeric symbol <text:s text:c="4"/><text:span text:style-name="Page_20_Number">42, 45</text:span></text:p>
          <text:p text:style-name="P12">Hyphen <text:s text:c="4"/></text:p>
          <text:p text:style-name="P13">as continuation character <text:s text:c="4"/><text:span text:style-name="Page_20_Number">44</text:span></text:p>
          <text:p text:style-name="P14">I</text:p>
          <text:p text:style-name="P12">IF instruction <text:s text:c="4"/><text:span text:style-name="Page_20_Number">85</text:span></text:p>
          <text:p text:style-name="P12">IMPLEMENTS <text:s text:c="4"/></text:p>
          <text:p text:style-name="P13">on CLASS instruction <text:s text:c="4"/><text:span text:style-name="Page_20_Number">80</text:span></text:p>
          <text:p text:style-name="P12">Implied semicolons <text:s text:c="4"/><text:span text:style-name="Page_20_Number">44</text:span></text:p>
          <text:p text:style-name="P12">IMPORT instruction <text:s text:c="4"/><text:span text:style-name="Page_20_Number">87</text:span></text:p>
          <text:p text:style-name="P12">Imports <text:s text:c="4"/></text:p>
          <text:p text:style-name="P13">automatic <text:s text:c="4"/><text:span text:style-name="Page_20_Number">88</text:span></text:p>
          <text:p text:style-name="P13"><text:soft-page-break/>explicit <text:s text:c="4"/><text:span text:style-name="Page_20_Number">87</text:span></text:p>
          <text:p text:style-name="P12">Inclusive OR operator <text:s text:c="4"/></text:p>
          <text:p text:style-name="P13">see OR logical operator <text:s text:c="4"/><text:span text:style-name="Page_20_Number">64</text:span></text:p>
          <text:p text:style-name="P12">Indefinite loops <text:s text:c="4"/><text:span text:style-name="Page_20_Number">91, 92</text:span></text:p>
          <text:p text:style-name="P12">Indention during tracing <text:s text:c="4"/><text:span text:style-name="Page_20_Number">122</text:span></text:p>
          <text:p text:style-name="P12">Index strings <text:s text:c="4"/></text:p>
          <text:p text:style-name="P13">for sub-values <text:s text:c="4"/><text:span text:style-name="Page_20_Number">73</text:span></text:p>
          <text:p text:style-name="P13">testing for <text:s text:c="4"/><text:span text:style-name="Page_20_Number">161</text:span></text:p>
          <text:p text:style-name="P12">Indexed references <text:s text:c="4"/></text:p>
          <text:p text:style-name="P13">arrays <text:s text:c="4"/><text:span text:style-name="Page_20_Number">74</text:span></text:p>
          <text:p text:style-name="P13">in terms <text:s text:c="4"/><text:span text:style-name="Page_20_Number">48</text:span></text:p>
          <text:p text:style-name="P13">indexed strings <text:s text:c="4"/><text:span text:style-name="Page_20_Number">73</text:span></text:p>
          <text:p text:style-name="P12">Indexed strings <text:s text:c="4"/><text:span text:style-name="Page_20_Number">73</text:span></text:p>
          <text:p text:style-name="P13">copying <text:s text:c="4"/><text:span text:style-name="Page_20_Number">158</text:span></text:p>
          <text:p text:style-name="P13">example <text:s text:c="4"/><text:span text:style-name="Page_20_Number">25</text:span></text:p>
          <text:p text:style-name="P13">merging <text:s text:c="4"/><text:span text:style-name="Page_20_Number">158</text:span></text:p>
          <text:p text:style-name="P13">overview <text:s text:c="4"/><text:span text:style-name="Page_20_Number">25</text:span></text:p>
          <text:p text:style-name="P13">testing for <text:s text:c="4"/><text:span text:style-name="Page_20_Number">161</text:span></text:p>
          <text:p text:style-name="P12">INDIRECT <text:s text:c="4"/></text:p>
          <text:p text:style-name="P13">on PROPERTIES instruction <text:s text:c="4"/><text:span text:style-name="Page_20_Number">176</text:span></text:p>
          <text:p text:style-name="P12">Indirect properties <text:s text:c="4"/><text:span text:style-name="Page_20_Number">176</text:span></text:p>
          <text:p text:style-name="P12">Inequality, testing of <text:s text:c="4"/><text:span text:style-name="Page_20_Number">62</text:span></text:p>
          <text:p text:style-name="P12">Infinite loops <text:s text:c="4"/><text:span text:style-name="Page_20_Number">91</text:span></text:p>
          <text:p text:style-name="P12">Influence <text:s text:c="4"/></text:p>
          <text:p text:style-name="P13">of C <text:s text:c="4"/><text:span text:style-name="Page_20_Number">8</text:span></text:p>
          <text:p text:style-name="P13">of Java <text:s text:c="4"/><text:span text:style-name="Page_20_Number">8</text:span></text:p>
          <text:p text:style-name="P13">of Rexx <text:s text:c="4"/><text:span text:style-name="Page_20_Number">7</text:span></text:p>
          <text:p text:style-name="P12">INHERITABLE <text:s text:c="4"/></text:p>
          <text:p text:style-name="P13">on METHOD instruction <text:s text:c="4"/><text:span text:style-name="Page_20_Number">99</text:span></text:p>
          <text:p text:style-name="P13">on PROPERTIES instruction <text:s text:c="4"/><text:span text:style-name="Page_20_Number">112</text:span></text:p>
          <text:p text:style-name="P12">Initializing arrays <text:s text:c="4"/><text:span text:style-name="Page_20_Number">75</text:span></text:p>
          <text:p text:style-name="P12">Inner classes <text:s text:c="4"/></text:p>
          <text:p text:style-name="P13">see Minor classes <text:s text:c="4"/><text:span text:style-name="Page_20_Number">127</text:span></text:p>
          <text:p text:style-name="P12">INSERT method <text:s text:c="4"/><text:span text:style-name="Page_20_Number">163</text:span></text:p>
          <text:p text:style-name="P12">Inserting a string into another <text:s text:c="4"/><text:span text:style-name="Page_20_Number">163</text:span></text:p>
          <text:p text:style-name="P12">Instance, of a class <text:s text:c="4"/><text:span text:style-name="Page_20_Number">56</text:span></text:p>
          <text:p text:style-name="P12">Instructions <text:s text:c="4"/><text:span text:style-name="Page_20_Number">77</text:span></text:p>
          <text:p text:style-name="P13">assignment <text:s text:c="4"/><text:span text:style-name="Page_20_Number">68, 69</text:span></text:p>
          <text:p text:style-name="P13">CLASS <text:s text:c="4"/><text:span text:style-name="Page_20_Number">78</text:span></text:p>
          <text:p text:style-name="P13">DO <text:s text:c="4"/><text:span text:style-name="Page_20_Number">82</text:span></text:p>
          <text:p text:style-name="P13">EXIT <text:s text:c="4"/><text:span text:style-name="Page_20_Number">84</text:span></text:p>
          <text:p text:style-name="P13">IF <text:s text:c="4"/><text:span text:style-name="Page_20_Number">85</text:span></text:p>
          <text:p text:style-name="P13">IMPORT <text:s text:c="4"/><text:span text:style-name="Page_20_Number">87</text:span></text:p>
          <text:p text:style-name="P13">ITERATE <text:s text:c="4"/><text:span text:style-name="Page_20_Number">89</text:span></text:p>
          <text:p text:style-name="P13">keyword <text:s text:c="4"/><text:span text:style-name="Page_20_Number">68, 77</text:span></text:p>
          <text:p text:style-name="P13">LEAVE <text:s text:c="4"/><text:span text:style-name="Page_20_Number">90</text:span></text:p>
          <text:p text:style-name="P13">LOOP <text:s text:c="4"/><text:span text:style-name="Page_20_Number">91</text:span></text:p>
          <text:p text:style-name="P13">METHOD <text:s text:c="4"/><text:span text:style-name="Page_20_Number">98, 101</text:span></text:p>
          <text:p text:style-name="P13">method call <text:s text:c="4"/><text:span text:style-name="Page_20_Number">68</text:span></text:p>
          <text:p text:style-name="P13">NOP <text:s text:c="4"/><text:span text:style-name="Page_20_Number">103</text:span></text:p>
          <text:p text:style-name="P13">NUMERIC <text:s text:c="4"/><text:span text:style-name="Page_20_Number">104</text:span></text:p>
          <text:p text:style-name="P13">OPTIONS <text:s text:c="4"/><text:span text:style-name="Page_20_Number">106</text:span></text:p>
          <text:p text:style-name="P13">PACKAGE <text:s text:c="4"/><text:span text:style-name="Page_20_Number">110</text:span></text:p>
          <text:p text:style-name="P13">PARSE <text:s text:c="4"/><text:span text:style-name="Page_20_Number">111</text:span></text:p>
          <text:p text:style-name="P13">PROPERTIES <text:s text:c="4"/><text:span text:style-name="Page_20_Number">112, 176</text:span></text:p>
          <text:p text:style-name="P13">RETURN <text:s text:c="4"/><text:span text:style-name="Page_20_Number">114</text:span></text:p>
          <text:p text:style-name="P13">SAY <text:s text:c="4"/><text:span text:style-name="Page_20_Number">115</text:span></text:p>
          <text:p text:style-name="P13">SELECT <text:s text:c="4"/><text:span text:style-name="Page_20_Number">116</text:span></text:p>
          <text:p text:style-name="P13">SIGNAL <text:s text:c="4"/><text:span text:style-name="Page_20_Number">119</text:span></text:p>
          <text:p text:style-name="P13">TRACE <text:s text:c="4"/><text:span text:style-name="Page_20_Number">120</text:span></text:p>
          <text:p text:style-name="P12">Integer arithmetic <text:s text:c="4"/><text:span text:style-name="Page_20_Number">140</text:span></text:p>
          <text:p text:style-name="P12">Integer division <text:s text:c="4"/><text:span text:style-name="Page_20_Number">62, 140</text:span></text:p>
          <text:p text:style-name="P13">definition <text:s text:c="4"/><text:span text:style-name="Page_20_Number">145</text:span></text:p>
          <text:p text:style-name="P12">Integers, binary <text:s text:c="4"/><text:span text:style-name="Page_20_Number">149</text:span></text:p>
          <text:p text:style-name="P12">INTERFACE <text:s text:c="4"/></text:p>
          <text:p text:style-name="P13">on CLASS instruction <text:s text:c="4"/><text:span text:style-name="Page_20_Number">79</text:span></text:p>
          <text:p text:style-name="P12">Interface classes <text:s text:c="4"/><text:span text:style-name="Page_20_Number">79</text:span></text:p>
          <text:p text:style-name="P13">properties in <text:s text:c="4"/><text:span text:style-name="Page_20_Number">113</text:span></text:p>
          <text:p text:style-name="P12">Interfaces <text:s text:c="4"/></text:p>
          <text:p text:style-name="P13">implemented by classes <text:s text:c="4"/><text:span text:style-name="Page_20_Number">80</text:span></text:p>
          <text:p text:style-name="P12">Internal functions <text:s text:c="4"/></text:p>
          <text:p text:style-name="P13">return from <text:s text:c="4"/><text:span text:style-name="Page_20_Number">114</text:span></text:p>
          <text:p text:style-name="P12">Interpreter options <text:s text:c="4"/><text:span text:style-name="Page_20_Number">106</text:span></text:p>
          <text:p text:style-name="P12">Introduction <text:s text:c="4"/><text:span text:style-name="Page_20_Number">7</text:span></text:p>
          <text:p text:style-name="P12">ITERATE instruction <text:s text:c="4"/><text:span text:style-name="Page_20_Number">89</text:span></text:p>
          <text:p text:style-name="P13">see LOOP construct <text:s text:c="4"/><text:span text:style-name="Page_20_Number">89</text:span></text:p>
          <text:p text:style-name="P13">use of variable on <text:s text:c="4"/><text:span text:style-name="Page_20_Number">89</text:span></text:p>
          <text:p text:style-name="P14">J</text:p>
          <text:p text:style-name="P12">Java <text:s text:c="4"/></text:p>
          <text:p text:style-name="P13">features of <text:s text:c="4"/><text:span text:style-name="Page_20_Number">8</text:span></text:p>
          <text:p text:style-name="P13">in reference implementation <text:s text:c="4"/><text:span text:style-name="Page_20_Number">37</text:span></text:p>
          <text:p text:style-name="P13">influence of <text:s text:c="4"/><text:span text:style-name="Page_20_Number">8</text:span></text:p>
          <text:p text:style-name="P13">programming language <text:s text:c="4"/><text:span text:style-name="Page_20_Number">8</text:span></text:p>
          <text:p text:style-name="P12">JAVA option <text:s text:c="4"/><text:span text:style-name="Page_20_Number">107</text:span></text:p>
          <text:p text:style-name="P12">JavaBean properties <text:s text:c="4"/><text:span text:style-name="Page_20_Number">175</text:span></text:p>
          <text:p text:style-name="P14">K</text:p>
          <text:p text:style-name="P12">Keyword instructions <text:s text:c="4"/><text:span text:style-name="Page_20_Number">68, 77</text:span></text:p>
          <text:p text:style-name="P12">Keyword safety <text:s text:c="4"/><text:span text:style-name="Page_20_Number">7</text:span></text:p>
          <text:p text:style-name="P12">Keywords <text:s text:c="4"/><text:span text:style-name="Page_20_Number">68</text:span></text:p>
          <text:p text:style-name="P13">mixed case <text:s text:c="4"/><text:span text:style-name="Page_20_Number">77</text:span></text:p>
          <text:p text:style-name="P14">L</text:p>
          <text:p text:style-name="P12">LABEL <text:s text:c="4"/></text:p>
          <text:p text:style-name="P13">on DO instruction <text:s text:c="4"/><text:span text:style-name="Page_20_Number">82</text:span></text:p>
          <text:p text:style-name="P13">on LOOP instruction <text:s text:c="4"/><text:span text:style-name="Page_20_Number">95</text:span></text:p>
          <text:p text:style-name="P13">on SELECT instruction <text:s text:c="4"/><text:span text:style-name="Page_20_Number">117</text:span></text:p>
          <text:p text:style-name="P12">Language concepts <text:s text:c="4"/><text:span text:style-name="Page_20_Number">10</text:span></text:p>
          <text:p text:style-name="P12">Language processor options <text:s text:c="4"/><text:span text:style-name="Page_20_Number">106</text:span></text:p>
          <text:p text:style-name="P12">LASTPOS method <text:s text:c="4"/><text:span text:style-name="Page_20_Number">163</text:span></text:p>
          <text:p text:style-name="P12">Leading blanks <text:s text:c="4"/></text:p>
          <text:p text:style-name="P13">removal with STRIP method <text:s text:c="4"/><text:span text:style-name="Page_20_Number">166</text:span></text:p>
          <text:p text:style-name="P12">Leading zeros <text:s text:c="4"/></text:p>
          <text:p text:style-name="P13">adding with the RIGHT method <text:s text:c="4"/><text:span text:style-name="Page_20_Number">165</text:span></text:p>
          <text:p text:style-name="P13">removal with STRIP method <text:s text:c="4"/><text:span text:style-name="Page_20_Number">166</text:span></text:p>
          <text:p text:style-name="P12">LEAVE instruction <text:s text:c="4"/><text:span text:style-name="Page_20_Number">90</text:span></text:p>
          <text:p text:style-name="P13"><text:soft-page-break/>see DO construct <text:s text:c="4"/><text:span text:style-name="Page_20_Number">90</text:span></text:p>
          <text:p text:style-name="P13">use of variable on <text:s text:c="4"/><text:span text:style-name="Page_20_Number">90</text:span></text:p>
          <text:p text:style-name="P12">LEFT method <text:s text:c="4"/><text:span text:style-name="Page_20_Number">163</text:span></text:p>
          <text:p text:style-name="P12">Legibility, perceived <text:s text:c="4"/><text:span text:style-name="Page_20_Number">10</text:span></text:p>
          <text:p text:style-name="P12">Length <text:s text:c="4"/></text:p>
          <text:p text:style-name="P13">of arrays <text:s text:c="4"/><text:span text:style-name="Page_20_Number">52</text:span></text:p>
          <text:p text:style-name="P13">of comments <text:s text:c="4"/><text:span text:style-name="Page_20_Number">40</text:span></text:p>
          <text:p text:style-name="P12">LENGTH <text:s text:c="4"/></text:p>
          <text:p text:style-name="P13">method <text:s text:c="4"/><text:span text:style-name="Page_20_Number">163</text:span></text:p>
          <text:p text:style-name="P13">special word <text:s text:c="4"/><text:span text:style-name="Page_20_Number">52, 130</text:span></text:p>
          <text:p text:style-name="P12">Letters <text:s text:c="4"/></text:p>
          <text:p text:style-name="P13">checking with DATATYPE <text:s text:c="4"/><text:span text:style-name="Page_20_Number">159</text:span></text:p>
          <text:p text:style-name="P12">Limits of size <text:s text:c="4"/><text:span text:style-name="Page_20_Number">14</text:span></text:p>
          <text:p text:style-name="P12">Line comments <text:s text:c="4"/><text:span text:style-name="Page_20_Number">40</text:span></text:p>
          <text:p text:style-name="P12">Line ends, effect of <text:s text:c="4"/><text:span text:style-name="Page_20_Number">44</text:span></text:p>
          <text:p text:style-name="P12">Line feed character <text:s text:c="4"/></text:p>
          <text:p text:style-name="P13">escape sequence <text:s text:c="4"/><text:span text:style-name="Page_20_Number">41</text:span></text:p>
          <text:p text:style-name="P12">Line numbers, in tracing <text:s text:c="4"/><text:span text:style-name="Page_20_Number">122</text:span></text:p>
          <text:p text:style-name="P12">Line, displaying <text:s text:c="4"/><text:span text:style-name="Page_20_Number">115</text:span></text:p>
          <text:p text:style-name="P12">Literal patterns <text:s text:c="4"/><text:span text:style-name="Page_20_Number">135</text:span></text:p>
          <text:p text:style-name="P12">Literal strings <text:s text:c="4"/><text:span text:style-name="Page_20_Number">41</text:span></text:p>
          <text:p text:style-name="P13">in terms <text:s text:c="4"/><text:span text:style-name="Page_20_Number">48</text:span></text:p>
          <text:p text:style-name="P13">see Strings <text:s text:c="4"/><text:span text:style-name="Page_20_Number">41</text:span></text:p>
          <text:p text:style-name="P12">Literals, binary <text:s text:c="4"/><text:span text:style-name="Page_20_Number">150</text:span></text:p>
          <text:p text:style-name="P12">Local variables <text:s text:c="4"/><text:span text:style-name="Page_20_Number">70</text:span></text:p>
          <text:p text:style-name="P12">Locating <text:s text:c="4"/></text:p>
          <text:p text:style-name="P13">a string in another string <text:s text:c="4"/><text:span text:style-name="Page_20_Number">163, 165</text:span></text:p>
          <text:p text:style-name="P13">a word or phrase in a string <text:s text:c="4"/><text:span text:style-name="Page_20_Number">169</text:span></text:p>
          <text:p text:style-name="P12">Logical operations <text:s text:c="4"/><text:span text:style-name="Page_20_Number">64</text:span></text:p>
          <text:p text:style-name="P12">LOGO option <text:s text:c="4"/><text:span text:style-name="Page_20_Number">107</text:span></text:p>
          <text:p text:style-name="P12">LOOP instruction <text:s text:c="4"/><text:span text:style-name="Page_20_Number">91</text:span></text:p>
          <text:p text:style-name="P13">see loops <text:s text:c="4"/><text:span text:style-name="Page_20_Number">91</text:span></text:p>
          <text:p text:style-name="P12">Loops <text:s text:c="4"/></text:p>
          <text:p text:style-name="P13">active <text:s text:c="4"/><text:span text:style-name="Page_20_Number">89, 90</text:span></text:p>
          <text:p text:style-name="P13">execution model <text:s text:c="4"/><text:span text:style-name="Page_20_Number">96</text:span></text:p>
          <text:p text:style-name="P13">in binary classes and methods <text:s text:c="4"/><text:span text:style-name="Page_20_Number">150</text:span></text:p>
          <text:p text:style-name="P13">label <text:s text:c="4"/><text:span text:style-name="Page_20_Number">95</text:span></text:p>
          <text:p text:style-name="P13">modification of <text:s text:c="4"/><text:span text:style-name="Page_20_Number">89</text:span></text:p>
          <text:p text:style-name="P13">naming of <text:s text:c="4"/><text:span text:style-name="Page_20_Number">95</text:span></text:p>
          <text:p text:style-name="P13">repetitive <text:s text:c="4"/><text:span text:style-name="Page_20_Number">91, 92</text:span></text:p>
          <text:p text:style-name="P13">see LOOP instruction <text:s text:c="4"/><text:span text:style-name="Page_20_Number">91</text:span></text:p>
          <text:p text:style-name="P13">termination of <text:s text:c="4"/><text:span text:style-name="Page_20_Number">90</text:span></text:p>
          <text:p text:style-name="P12">LOWER method <text:s text:c="4"/><text:span text:style-name="Page_20_Number">163</text:span></text:p>
          <text:p text:style-name="P12">Lowercase <text:s text:c="4"/></text:p>
          <text:p text:style-name="P13">checking with DATATYPE <text:s text:c="4"/><text:span text:style-name="Page_20_Number">159</text:span></text:p>
          <text:p text:style-name="P13">names <text:s text:c="4"/><text:span text:style-name="Page_20_Number">44</text:span></text:p>
          <text:p text:style-name="P12">Lowercasing strings <text:s text:c="4"/><text:span text:style-name="Page_20_Number">163</text:span></text:p>
          <text:p text:style-name="P14">M</text:p>
          <text:p text:style-name="P12">Mantissa of exponential numbers <text:s text:c="4"/><text:span text:style-name="Page_20_Number">146</text:span></text:p>
          <text:p text:style-name="P12">Matching methods <text:s text:c="4"/><text:span text:style-name="Page_20_Number">54</text:span></text:p>
          <text:p text:style-name="P12">Mathematical method <text:s text:c="4"/></text:p>
          <text:p text:style-name="P13">ABS <text:s text:c="4"/><text:span text:style-name="Page_20_Number">156</text:span></text:p>
          <text:p text:style-name="P13">DATATYPE options <text:s text:c="4"/><text:span text:style-name="Page_20_Number">159</text:span></text:p>
          <text:p text:style-name="P13">FORMAT <text:s text:c="4"/><text:span text:style-name="Page_20_Number">161</text:span></text:p>
          <text:p text:style-name="P13">MAX <text:s text:c="4"/><text:span text:style-name="Page_20_Number">164</text:span></text:p>
          <text:p text:style-name="P13">MIN <text:s text:c="4"/><text:span text:style-name="Page_20_Number">164</text:span></text:p>
          <text:p text:style-name="P13">SIGN <text:s text:c="4"/><text:span text:style-name="Page_20_Number">165</text:span></text:p>
          <text:p text:style-name="P12">MAX method <text:s text:c="4"/><text:span text:style-name="Page_20_Number">164</text:span></text:p>
          <text:p text:style-name="P12">Member classes <text:s text:c="4"/></text:p>
          <text:p text:style-name="P13">see Dependent classes <text:s text:c="4"/><text:span text:style-name="Page_20_Number">128</text:span></text:p>
          <text:p text:style-name="P12">Merging indexed variables <text:s text:c="4"/><text:span text:style-name="Page_20_Number">158</text:span></text:p>
          <text:p text:style-name="P12">Method <text:s text:c="4"/><text:span text:style-name="Page_20_Number">46</text:span></text:p>
          <text:p text:style-name="P13">argument variables <text:s text:c="4"/><text:span text:style-name="Page_20_Number">70</text:span></text:p>
          <text:p text:style-name="P13">body of <text:s text:c="4"/><text:span text:style-name="Page_20_Number">98</text:span></text:p>
          <text:p text:style-name="P13">calls in terms <text:s text:c="4"/><text:span text:style-name="Page_20_Number">48</text:span></text:p>
          <text:p text:style-name="P13">charAt <text:s text:c="4"/><text:span text:style-name="Page_20_Number">184</text:span></text:p>
          <text:p text:style-name="P13">definition <text:s text:c="4"/><text:span text:style-name="Page_20_Number">124</text:span></text:p>
          <text:p text:style-name="P13">equals <text:s text:c="4"/><text:span text:style-name="Page_20_Number">184</text:span></text:p>
          <text:p text:style-name="P13">formword() <text:s text:c="4"/><text:span text:style-name="Page_20_Number">187</text:span></text:p>
          <text:p text:style-name="P13">hashCode <text:s text:c="4"/><text:span text:style-name="Page_20_Number">184</text:span></text:p>
          <text:p text:style-name="P13">names, case of <text:s text:c="4"/><text:span text:style-name="Page_20_Number">44</text:span></text:p>
          <text:p text:style-name="P13">NotEq <text:s text:c="4"/><text:span text:style-name="Page_20_Number">183</text:span></text:p>
          <text:p text:style-name="P13">NotEqS <text:s text:c="4"/><text:span text:style-name="Page_20_Number">183</text:span></text:p>
          <text:p text:style-name="P13">OpAdd <text:s text:c="4"/><text:span text:style-name="Page_20_Number">182</text:span></text:p>
          <text:p text:style-name="P13">OpAnd <text:s text:c="4"/><text:span text:style-name="Page_20_Number">182</text:span></text:p>
          <text:p text:style-name="P13">OpCc <text:s text:c="4"/><text:span text:style-name="Page_20_Number">182</text:span></text:p>
          <text:p text:style-name="P13">OpCcblank <text:s text:c="4"/><text:span text:style-name="Page_20_Number">182</text:span></text:p>
          <text:p text:style-name="P13">OpDiv <text:s text:c="4"/><text:span text:style-name="Page_20_Number">182</text:span></text:p>
          <text:p text:style-name="P13">OpDivI <text:s text:c="4"/><text:span text:style-name="Page_20_Number">182</text:span></text:p>
          <text:p text:style-name="P13">OpEq <text:s text:c="4"/><text:span text:style-name="Page_20_Number">183</text:span></text:p>
          <text:p text:style-name="P13">OpEqS <text:s text:c="4"/><text:span text:style-name="Page_20_Number">183</text:span></text:p>
          <text:p text:style-name="P13">OpGt <text:s text:c="4"/><text:span text:style-name="Page_20_Number">183</text:span></text:p>
          <text:p text:style-name="P13">OpGtEq <text:s text:c="4"/><text:span text:style-name="Page_20_Number">183</text:span></text:p>
          <text:p text:style-name="P13">OpGtEqS <text:s text:c="4"/><text:span text:style-name="Page_20_Number">183</text:span></text:p>
          <text:p text:style-name="P13">OpGtS <text:s text:c="4"/><text:span text:style-name="Page_20_Number">183</text:span></text:p>
          <text:p text:style-name="P13">OpLt <text:s text:c="4"/><text:span text:style-name="Page_20_Number">183</text:span></text:p>
          <text:p text:style-name="P13">OpLtEq <text:s text:c="4"/><text:span text:style-name="Page_20_Number">183</text:span></text:p>
          <text:p text:style-name="P13">OpLtEqS <text:s text:c="4"/><text:span text:style-name="Page_20_Number">183</text:span></text:p>
          <text:p text:style-name="P13">OpLtS <text:s text:c="4"/><text:span text:style-name="Page_20_Number">183</text:span></text:p>
          <text:p text:style-name="P13">OpMinus <text:s text:c="4"/><text:span text:style-name="Page_20_Number">183</text:span></text:p>
          <text:p text:style-name="P13">OpMult <text:s text:c="4"/><text:span text:style-name="Page_20_Number">183</text:span></text:p>
          <text:p text:style-name="P13">OpNot <text:s text:c="4"/><text:span text:style-name="Page_20_Number">183</text:span></text:p>
          <text:p text:style-name="P13">OpOr <text:s text:c="4"/><text:span text:style-name="Page_20_Number">183</text:span></text:p>
          <text:p text:style-name="P13">OpPlus <text:s text:c="4"/><text:span text:style-name="Page_20_Number">183</text:span></text:p>
          <text:p text:style-name="P13">OpPow <text:s text:c="4"/><text:span text:style-name="Page_20_Number">183</text:span></text:p>
          <text:p text:style-name="P13">OpRem <text:s text:c="4"/><text:span text:style-name="Page_20_Number">183</text:span></text:p>
          <text:p text:style-name="P13">OpSub <text:s text:c="4"/><text:span text:style-name="Page_20_Number">184</text:span></text:p>
          <text:p text:style-name="P13">OpXor <text:s text:c="4"/><text:span text:style-name="Page_20_Number">184</text:span></text:p>
          <text:p text:style-name="P13">setDigits(Rexx) <text:s text:c="4"/><text:span text:style-name="Page_20_Number">187</text:span></text:p>
          <text:p text:style-name="P13">setForm(Rexx) <text:s text:c="4"/><text:span text:style-name="Page_20_Number">187</text:span></text:p>
          <text:p text:style-name="P13">short name of <text:s text:c="4"/><text:span text:style-name="Page_20_Number">98</text:span></text:p>
          <text:p text:style-name="P13">starting <text:s text:c="4"/><text:span text:style-name="Page_20_Number">98</text:span></text:p>
          <text:p text:style-name="P13">toboolean <text:s text:c="4"/><text:span text:style-name="Page_20_Number">184</text:span></text:p>
          <text:p text:style-name="P13">tobyte <text:s text:c="4"/><text:span text:style-name="Page_20_Number">184</text:span></text:p>
          <text:p text:style-name="P13">tochar <text:s text:c="4"/><text:span text:style-name="Page_20_Number">184</text:span></text:p>
          <text:p text:style-name="P13">todouble <text:s text:c="4"/><text:span text:style-name="Page_20_Number">184</text:span></text:p>
          <text:p text:style-name="P13"><text:soft-page-break/>tofloat <text:s text:c="4"/><text:span text:style-name="Page_20_Number">184</text:span></text:p>
          <text:p text:style-name="P13">toint <text:s text:c="4"/><text:span text:style-name="Page_20_Number">184</text:span></text:p>
          <text:p text:style-name="P13">tolong <text:s text:c="4"/><text:span text:style-name="Page_20_Number">184</text:span></text:p>
          <text:p text:style-name="P13">toshort <text:s text:c="4"/><text:span text:style-name="Page_20_Number">185</text:span></text:p>
          <text:p text:style-name="P13">toString <text:s text:c="4"/><text:span text:style-name="Page_20_Number">185</text:span></text:p>
          <text:p text:style-name="P12">Method call instructions <text:s text:c="4"/><text:span text:style-name="Page_20_Number">53, 68</text:span></text:p>
          <text:p text:style-name="P12">METHOD instruction <text:s text:c="4"/><text:span text:style-name="Page_20_Number">98, 101</text:span></text:p>
          <text:p text:style-name="P12">METHOD instruction <text:s text:c="4"/></text:p>
          <text:p text:style-name="P13">see program structure <text:s text:c="4"/><text:span text:style-name="Page_20_Number">98</text:span></text:p>
          <text:p text:style-name="P12">Method, built-in <text:s text:c="4"/></text:p>
          <text:p text:style-name="P13">ABBREV <text:s text:c="4"/><text:span text:style-name="Page_20_Number">156</text:span></text:p>
          <text:p text:style-name="P13">ABS <text:s text:c="4"/><text:span text:style-name="Page_20_Number">156</text:span></text:p>
          <text:p text:style-name="P13">B2X <text:s text:c="4"/><text:span text:style-name="Page_20_Number">156</text:span></text:p>
          <text:p text:style-name="P13">C2D <text:s text:c="4"/><text:span text:style-name="Page_20_Number">158</text:span></text:p>
          <text:p text:style-name="P13">C2X <text:s text:c="4"/><text:span text:style-name="Page_20_Number">158</text:span></text:p>
          <text:p text:style-name="P13">CENTER <text:s text:c="4"/><text:span text:style-name="Page_20_Number">157</text:span></text:p>
          <text:p text:style-name="P13">CENTRE <text:s text:c="4"/><text:span text:style-name="Page_20_Number">157</text:span></text:p>
          <text:p text:style-name="P13">CHANGESTR <text:s text:c="4"/><text:span text:style-name="Page_20_Number">157</text:span></text:p>
          <text:p text:style-name="P13">COMPARE <text:s text:c="4"/><text:span text:style-name="Page_20_Number">157</text:span></text:p>
          <text:p text:style-name="P13">COPIES <text:s text:c="4"/><text:span text:style-name="Page_20_Number">157</text:span></text:p>
          <text:p text:style-name="P13">COPYINDEXED <text:s text:c="4"/><text:span text:style-name="Page_20_Number">158</text:span></text:p>
          <text:p text:style-name="P13">COUNTSTR <text:s text:c="4"/><text:span text:style-name="Page_20_Number">158</text:span></text:p>
          <text:p text:style-name="P13">D2C <text:s text:c="4"/><text:span text:style-name="Page_20_Number">160</text:span></text:p>
          <text:p text:style-name="P13">D2X <text:s text:c="4"/><text:span text:style-name="Page_20_Number">160</text:span></text:p>
          <text:p text:style-name="P13">DATATYPE <text:s text:c="4"/><text:span text:style-name="Page_20_Number">159</text:span></text:p>
          <text:p text:style-name="P13">DELSTR <text:s text:c="4"/><text:span text:style-name="Page_20_Number">160</text:span></text:p>
          <text:p text:style-name="P13">DELWORD <text:s text:c="4"/><text:span text:style-name="Page_20_Number">160</text:span></text:p>
          <text:p text:style-name="P13">EXISTS <text:s text:c="4"/><text:span text:style-name="Page_20_Number">161</text:span></text:p>
          <text:p text:style-name="P13">FORMAT <text:s text:c="4"/><text:span text:style-name="Page_20_Number">161</text:span></text:p>
          <text:p text:style-name="P13">INSERT <text:s text:c="4"/><text:span text:style-name="Page_20_Number">163</text:span></text:p>
          <text:p text:style-name="P13">LASTPOS <text:s text:c="4"/><text:span text:style-name="Page_20_Number">163</text:span></text:p>
          <text:p text:style-name="P13">LEFT <text:s text:c="4"/><text:span text:style-name="Page_20_Number">163</text:span></text:p>
          <text:p text:style-name="P13">LENGTH <text:s text:c="4"/><text:span text:style-name="Page_20_Number">163</text:span></text:p>
          <text:p text:style-name="P13">LOWER <text:s text:c="4"/><text:span text:style-name="Page_20_Number">163</text:span></text:p>
          <text:p text:style-name="P13">MAX <text:s text:c="4"/><text:span text:style-name="Page_20_Number">164</text:span></text:p>
          <text:p text:style-name="P13">MIN <text:s text:c="4"/><text:span text:style-name="Page_20_Number">164</text:span></text:p>
          <text:p text:style-name="P13">OVERLAY <text:s text:c="4"/><text:span text:style-name="Page_20_Number">165</text:span></text:p>
          <text:p text:style-name="P13">POS <text:s text:c="4"/><text:span text:style-name="Page_20_Number">165</text:span></text:p>
          <text:p text:style-name="P13">REVERSE <text:s text:c="4"/><text:span text:style-name="Page_20_Number">165</text:span></text:p>
          <text:p text:style-name="P13">RIGHT <text:s text:c="4"/><text:span text:style-name="Page_20_Number">165</text:span></text:p>
          <text:p text:style-name="P13">SEQUENCE <text:s text:c="4"/><text:span text:style-name="Page_20_Number">165</text:span></text:p>
          <text:p text:style-name="P13">SIGN <text:s text:c="4"/><text:span text:style-name="Page_20_Number">165</text:span></text:p>
          <text:p text:style-name="P13">SPACE <text:s text:c="4"/><text:span text:style-name="Page_20_Number">166</text:span></text:p>
          <text:p text:style-name="P13">STRIP <text:s text:c="4"/><text:span text:style-name="Page_20_Number">166</text:span></text:p>
          <text:p text:style-name="P13">SUBSTR <text:s text:c="4"/><text:span text:style-name="Page_20_Number">166</text:span></text:p>
          <text:p text:style-name="P13">SUBWORD <text:s text:c="4"/><text:span text:style-name="Page_20_Number">166</text:span></text:p>
          <text:p text:style-name="P13">TRANSLATE <text:s text:c="4"/><text:span text:style-name="Page_20_Number">167</text:span></text:p>
          <text:p text:style-name="P13">TRUNC <text:s text:c="4"/><text:span text:style-name="Page_20_Number">167</text:span></text:p>
          <text:p text:style-name="P13">UPPER <text:s text:c="4"/><text:span text:style-name="Page_20_Number">168</text:span></text:p>
          <text:p text:style-name="P13">VERIFY <text:s text:c="4"/><text:span text:style-name="Page_20_Number">168</text:span></text:p>
          <text:p text:style-name="P13">WORD <text:s text:c="4"/><text:span text:style-name="Page_20_Number">168</text:span></text:p>
          <text:p text:style-name="P13">WORDINDEX <text:s text:c="4"/><text:span text:style-name="Page_20_Number">168</text:span></text:p>
          <text:p text:style-name="P13">WORDLENGTH <text:s text:c="4"/><text:span text:style-name="Page_20_Number">169</text:span></text:p>
          <text:p text:style-name="P13">WORDPOS <text:s text:c="4"/><text:span text:style-name="Page_20_Number">169</text:span></text:p>
          <text:p text:style-name="P13">WORDS <text:s text:c="4"/><text:span text:style-name="Page_20_Number">169</text:span></text:p>
          <text:p text:style-name="P13">X2B <text:s text:c="4"/><text:span text:style-name="Page_20_Number">169</text:span></text:p>
          <text:p text:style-name="P13">X2C <text:s text:c="4"/><text:span text:style-name="Page_20_Number">169</text:span></text:p>
          <text:p text:style-name="P13">X2D <text:s text:c="4"/><text:span text:style-name="Page_20_Number">170</text:span></text:p>
          <text:p text:style-name="P12">Methods <text:s text:c="4"/><text:span text:style-name="Page_20_Number">53</text:span></text:p>
          <text:p text:style-name="P13">abstract <text:s text:c="4"/><text:span text:style-name="Page_20_Number">79, 99</text:span></text:p>
          <text:p text:style-name="P13">arguments of <text:s text:c="4"/><text:span text:style-name="Page_20_Number">98</text:span></text:p>
          <text:p text:style-name="P13">binary <text:s text:c="4"/><text:span text:style-name="Page_20_Number">101</text:span></text:p>
          <text:p text:style-name="P13">built-in <text:s text:c="4"/><text:span text:style-name="Page_20_Number">155</text:span></text:p>
          <text:p text:style-name="P13">constant <text:s text:c="4"/><text:span text:style-name="Page_20_Number">100</text:span></text:p>
          <text:p text:style-name="P13">constructor <text:s text:c="4"/><text:span text:style-name="Page_20_Number">56, 98</text:span></text:p>
          <text:p text:style-name="P13">duplicate <text:s text:c="4"/><text:span text:style-name="Page_20_Number">102</text:span></text:p>
          <text:p text:style-name="P13">final <text:s text:c="4"/><text:span text:style-name="Page_20_Number">100</text:span></text:p>
          <text:p text:style-name="P13">inheritable <text:s text:c="4"/><text:span text:style-name="Page_20_Number">99</text:span></text:p>
          <text:p text:style-name="P13">invocation of <text:s text:c="4"/><text:span text:style-name="Page_20_Number">53</text:span></text:p>
          <text:p text:style-name="P13">native <text:s text:c="4"/><text:span text:style-name="Page_20_Number">100</text:span></text:p>
          <text:p text:style-name="P13">NetRexx <text:s text:c="4"/><text:span text:style-name="Page_20_Number">155</text:span></text:p>
          <text:p text:style-name="P13">overloading <text:s text:c="4"/><text:span text:style-name="Page_20_Number">102</text:span></text:p>
          <text:p text:style-name="P13">overriding <text:s text:c="4"/><text:span text:style-name="Page_20_Number">55</text:span></text:p>
          <text:p text:style-name="P13">private <text:s text:c="4"/><text:span text:style-name="Page_20_Number">99</text:span></text:p>
          <text:p text:style-name="P13">protected <text:s text:c="4"/><text:span text:style-name="Page_20_Number">100</text:span></text:p>
          <text:p text:style-name="P13">public <text:s text:c="4"/><text:span text:style-name="Page_20_Number">99</text:span></text:p>
          <text:p text:style-name="P13">resolution of <text:s text:c="4"/><text:span text:style-name="Page_20_Number">54</text:span></text:p>
          <text:p text:style-name="P13">return values <text:s text:c="4"/><text:span text:style-name="Page_20_Number">101</text:span></text:p>
          <text:p text:style-name="P13">searching for <text:s text:c="4"/><text:span text:style-name="Page_20_Number">54</text:span></text:p>
          <text:p text:style-name="P13">shared <text:s text:c="4"/><text:span text:style-name="Page_20_Number">99</text:span></text:p>
          <text:p text:style-name="P13">special <text:s text:c="4"/><text:span text:style-name="Page_20_Number">132</text:span></text:p>
          <text:p text:style-name="P13">standard <text:s text:c="4"/><text:span text:style-name="Page_20_Number">99</text:span></text:p>
          <text:p text:style-name="P13">static <text:s text:c="4"/><text:span text:style-name="Page_20_Number">100</text:span></text:p>
          <text:p text:style-name="P12">METHODS <text:s text:c="4"/></text:p>
          <text:p text:style-name="P13">TRACE setting <text:s text:c="4"/><text:span text:style-name="Page_20_Number">120</text:span></text:p>
          <text:p text:style-name="P12">MIN method <text:s text:c="4"/><text:span text:style-name="Page_20_Number">164</text:span></text:p>
          <text:p text:style-name="P12">Minor classes <text:s text:c="4"/><text:span text:style-name="Page_20_Number">47, 127</text:span></text:p>
          <text:p text:style-name="P13">constructing <text:s text:c="4"/><text:span text:style-name="Page_20_Number">127</text:span></text:p>
          <text:p text:style-name="P13">naming of <text:s text:c="4"/><text:span text:style-name="Page_20_Number">127</text:span></text:p>
          <text:p text:style-name="P13">nesting of <text:s text:c="4"/><text:span text:style-name="Page_20_Number">127</text:span></text:p>
          <text:p text:style-name="P13">restrictions <text:s text:c="4"/><text:span text:style-name="Page_20_Number">129</text:span></text:p>
          <text:p text:style-name="P13">see Dependent classes <text:s text:c="4"/><text:span text:style-name="Page_20_Number">127</text:span></text:p>
          <text:p text:style-name="P12">Mixed case <text:s text:c="4"/></text:p>
          <text:p text:style-name="P13">checking with DATATYPE <text:s text:c="4"/><text:span text:style-name="Page_20_Number">159</text:span></text:p>
          <text:p text:style-name="P13">names <text:s text:c="4"/><text:span text:style-name="Page_20_Number">44</text:span></text:p>
          <text:p text:style-name="P12">Model <text:s text:c="4"/></text:p>
          <text:p text:style-name="P13">of loop execution <text:s text:c="4"/><text:span text:style-name="Page_20_Number">96</text:span></text:p>
          <text:p text:style-name="P12">Modulo <text:s text:c="4"/></text:p>
          <text:p text:style-name="P13">see Remainder operator <text:s text:c="4"/><text:span text:style-name="Page_20_Number">145</text:span></text:p>
          <text:p text:style-name="P12">Monadic (prefix) operators <text:s text:c="4"/><text:span text:style-name="Page_20_Number">61</text:span></text:p>
          <text:p text:style-name="P12">Moving characters, with TRANSLATE method <text:s text:c="4"/><text:span text:style-name="Page_20_Number">167</text:span></text:p>
          <text:p text:style-name="P12">Multiplication <text:s text:c="4"/><text:span text:style-name="Page_20_Number">62</text:span></text:p>
          <text:p text:style-name="P13">definition <text:s text:c="4"/><text:span text:style-name="Page_20_Number">143</text:span></text:p>
          <text:p text:style-name="P14">N</text:p>
          <text:p text:style-name="P12">Names <text:s text:c="4"/></text:p>
          <text:p text:style-name="P13">case of <text:s text:c="4"/><text:span text:style-name="Page_20_Number">44</text:span></text:p>
          <text:p text:style-name="P13"><text:soft-page-break/>of variables <text:s text:c="4"/><text:span text:style-name="Page_20_Number">69</text:span></text:p>
          <text:p text:style-name="P13">on ITERATE instructions <text:s text:c="4"/><text:span text:style-name="Page_20_Number">89</text:span></text:p>
          <text:p text:style-name="P13">on LEAVE instructions <text:s text:c="4"/><text:span text:style-name="Page_20_Number">90</text:span></text:p>
          <text:p text:style-name="P13">special <text:s text:c="4"/></text:p>
          <text:p text:style-name="P17">ask <text:s text:c="4"/><text:span text:style-name="Page_20_Number">130</text:span></text:p>
          <text:p text:style-name="P17">digits <text:s text:c="4"/><text:span text:style-name="Page_20_Number">130</text:span></text:p>
          <text:p text:style-name="P17">form <text:s text:c="4"/><text:span text:style-name="Page_20_Number">130</text:span></text:p>
          <text:p text:style-name="P17">length <text:s text:c="4"/><text:span text:style-name="Page_20_Number">130</text:span></text:p>
          <text:p text:style-name="P17">null <text:s text:c="4"/><text:span text:style-name="Page_20_Number">131</text:span></text:p>
          <text:p text:style-name="P17">source <text:s text:c="4"/><text:span text:style-name="Page_20_Number">131</text:span></text:p>
          <text:p text:style-name="P17">super <text:s text:c="4"/><text:span text:style-name="Page_20_Number">131</text:span></text:p>
          <text:p text:style-name="P17">this <text:s text:c="4"/><text:span text:style-name="Page_20_Number">131</text:span></text:p>
          <text:p text:style-name="P17">trace <text:s text:c="4"/><text:span text:style-name="Page_20_Number">132</text:span></text:p>
          <text:p text:style-name="P17">version <text:s text:c="4"/><text:span text:style-name="Page_20_Number">132</text:span></text:p>
          <text:p text:style-name="P12">Names, special <text:s text:c="4"/></text:p>
          <text:p text:style-name="P13">class <text:s text:c="4"/><text:span text:style-name="Page_20_Number">130</text:span></text:p>
          <text:p text:style-name="P13">sourceline <text:s text:c="4"/><text:span text:style-name="Page_20_Number">131</text:span></text:p>
          <text:p text:style-name="P12">NATIVE <text:s text:c="4"/></text:p>
          <text:p text:style-name="P13">on METHOD instruction <text:s text:c="4"/><text:span text:style-name="Page_20_Number">99</text:span></text:p>
          <text:p text:style-name="P12">Native methods <text:s text:c="4"/><text:span text:style-name="Page_20_Number">100</text:span></text:p>
          <text:p text:style-name="P12">Natural data typing <text:s text:c="4"/><text:span text:style-name="Page_20_Number">10</text:span></text:p>
          <text:p text:style-name="P12">Negation <text:s text:c="4"/></text:p>
          <text:p text:style-name="P13">of logical values <text:s text:c="4"/><text:span text:style-name="Page_20_Number">64</text:span></text:p>
          <text:p text:style-name="P13">of numbers <text:s text:c="4"/><text:span text:style-name="Page_20_Number">62</text:span></text:p>
          <text:p text:style-name="P12">Nested classes <text:s text:c="4"/></text:p>
          <text:p text:style-name="P13">see Minor classes <text:s text:c="4"/><text:span text:style-name="Page_20_Number">127</text:span></text:p>
          <text:p text:style-name="P12">Nesting of comments <text:s text:c="4"/><text:span text:style-name="Page_20_Number">40</text:span></text:p>
          <text:p text:style-name="P12">NetRexx <text:s text:c="4"/></text:p>
          <text:p text:style-name="P13">background <text:s text:c="4"/><text:span text:style-name="Page_20_Number">7</text:span></text:p>
          <text:p text:style-name="P13">introduction <text:s text:c="4"/><text:span text:style-name="Page_20_Number">7</text:span></text:p>
          <text:p text:style-name="P13">language concepts <text:s text:c="4"/><text:span text:style-name="Page_20_Number">10</text:span></text:p>
          <text:p text:style-name="P13">language definition <text:s text:c="4"/><text:span text:style-name="Page_20_Number">37</text:span></text:p>
          <text:p text:style-name="P13">objectives <text:s text:c="4"/><text:span text:style-name="Page_20_Number">7</text:span></text:p>
          <text:p text:style-name="P13">overview <text:s text:c="4"/><text:span text:style-name="Page_20_Number">17</text:span></text:p>
          <text:p text:style-name="P12">netrexx.lang <text:s text:c="4"/></text:p>
          <text:p text:style-name="P13">Exceptions <text:s text:c="4"/><text:span text:style-name="Page_20_Number">180</text:span></text:p>
          <text:p text:style-name="P13">Rexx arithmetic methods <text:s text:c="4"/><text:span text:style-name="Page_20_Number">182</text:span></text:p>
          <text:p text:style-name="P13">Rexx class <text:s text:c="4"/><text:span text:style-name="Page_20_Number">181</text:span></text:p>
          <text:p text:style-name="P13">Rexx constructors <text:s text:c="4"/><text:span text:style-name="Page_20_Number">181</text:span></text:p>
          <text:p text:style-name="P13">Rexx miscellaneous methods <text:s text:c="4"/><text:span text:style-name="Page_20_Number">184</text:span></text:p>
          <text:p text:style-name="P13">RexxOperators class <text:s text:c="4"/><text:span text:style-name="Page_20_Number">185</text:span></text:p>
          <text:p text:style-name="P13">RexxSet class <text:s text:c="4"/><text:span text:style-name="Page_20_Number">186</text:span></text:p>
          <text:p text:style-name="P13">RexxSet constructors <text:s text:c="4"/><text:span text:style-name="Page_20_Number">186</text:span></text:p>
          <text:p text:style-name="P13">RexxSet methods <text:s text:c="4"/><text:span text:style-name="Page_20_Number">187</text:span></text:p>
          <text:p text:style-name="P13">RexxSet properties <text:s text:c="4"/><text:span text:style-name="Page_20_Number">186</text:span></text:p>
          <text:p text:style-name="P12">netrexx.lang package <text:s text:c="4"/><text:span text:style-name="Page_20_Number">179</text:span></text:p>
          <text:p text:style-name="P12">Newline character <text:s text:c="4"/></text:p>
          <text:p text:style-name="P13">escape sequence <text:s text:c="4"/><text:span text:style-name="Page_20_Number">41</text:span></text:p>
          <text:p text:style-name="P12">NOBINARY option <text:s text:c="4"/><text:span text:style-name="Page_20_Number">106</text:span></text:p>
          <text:p text:style-name="P12">NOCOMMENTS option <text:s text:c="4"/><text:span text:style-name="Page_20_Number">106</text:span></text:p>
          <text:p text:style-name="P12">NOCOMPACT option <text:s text:c="4"/><text:span text:style-name="Page_20_Number">106</text:span></text:p>
          <text:p text:style-name="P12">NOCONSOLE option <text:s text:c="4"/><text:span text:style-name="Page_20_Number">106</text:span></text:p>
          <text:p text:style-name="P12">NOCROSSREF option <text:s text:c="4"/><text:span text:style-name="Page_20_Number">107</text:span></text:p>
          <text:p text:style-name="P12">NODECIMAL option <text:s text:c="4"/><text:span text:style-name="Page_20_Number">107</text:span></text:p>
          <text:p text:style-name="P12">NODIAG option <text:s text:c="4"/><text:span text:style-name="Page_20_Number">107</text:span></text:p>
          <text:p text:style-name="P12">NOEXPLICIT option <text:s text:c="4"/><text:span text:style-name="Page_20_Number">107</text:span></text:p>
          <text:p text:style-name="P12">NOFORMAT option <text:s text:c="4"/><text:span text:style-name="Page_20_Number">107</text:span></text:p>
          <text:p text:style-name="P12">NOJAVA option <text:s text:c="4"/><text:span text:style-name="Page_20_Number">107</text:span></text:p>
          <text:p text:style-name="P12">NOLOGO option <text:s text:c="4"/><text:span text:style-name="Page_20_Number">107</text:span></text:p>
          <text:p text:style-name="P12">NoOtherwiseException <text:s text:c="4"/><text:span text:style-name="Page_20_Number">180</text:span></text:p>
          <text:p text:style-name="P12">NOP instruction <text:s text:c="4"/><text:span text:style-name="Page_20_Number">103</text:span></text:p>
          <text:p text:style-name="P12">NOREPLACE option <text:s text:c="4"/><text:span text:style-name="Page_20_Number">107</text:span></text:p>
          <text:p text:style-name="P12">Normal comparative operators <text:s text:c="4"/><text:span text:style-name="Page_20_Number">62</text:span></text:p>
          <text:p text:style-name="P12">NOSAVELOG option <text:s text:c="4"/><text:span text:style-name="Page_20_Number">107</text:span></text:p>
          <text:p text:style-name="P12">NOSOURCEDIR option <text:s text:c="4"/><text:span text:style-name="Page_20_Number">107</text:span></text:p>
          <text:p text:style-name="P12">NOSTRICTARGS option <text:s text:c="4"/><text:span text:style-name="Page_20_Number">107</text:span></text:p>
          <text:p text:style-name="P12">NOSTRICTASSIGN option <text:s text:c="4"/><text:span text:style-name="Page_20_Number">107</text:span></text:p>
          <text:p text:style-name="P12">NOSTRICTCASE option <text:s text:c="4"/><text:span text:style-name="Page_20_Number">107</text:span></text:p>
          <text:p text:style-name="P12">NOSTRICTIMPORT option <text:s text:c="4"/><text:span text:style-name="Page_20_Number">108</text:span></text:p>
          <text:p text:style-name="P12">NOSTRICTPROPS option <text:s text:c="4"/><text:span text:style-name="Page_20_Number">108</text:span></text:p>
          <text:p text:style-name="P12">NOSTRICTSIGNAL option <text:s text:c="4"/><text:span text:style-name="Page_20_Number">108</text:span></text:p>
          <text:p text:style-name="P12">NOSYMBOLS option <text:s text:c="4"/><text:span text:style-name="Page_20_Number">108</text:span></text:p>
          <text:p text:style-name="P12">NOT operator <text:s text:c="4"/><text:span text:style-name="Page_20_Number">64</text:span></text:p>
          <text:p text:style-name="P12">Notation <text:s text:c="4"/></text:p>
          <text:p text:style-name="P13">engineering <text:s text:c="4"/><text:span text:style-name="Page_20_Number">104, 147</text:span></text:p>
          <text:p text:style-name="P13">scientific <text:s text:c="4"/><text:span text:style-name="Page_20_Number">104, 147</text:span></text:p>
          <text:p text:style-name="P12">Notations <text:s text:c="4"/></text:p>
          <text:p text:style-name="P13">in text <text:s text:c="4"/><text:span text:style-name="Page_20_Number">38</text:span></text:p>
          <text:p text:style-name="P13">syntax <text:s text:c="4"/><text:span text:style-name="Page_20_Number">38</text:span></text:p>
          <text:p text:style-name="P12">NotCharacterException <text:s text:c="4"/><text:span text:style-name="Page_20_Number">180</text:span></text:p>
          <text:p text:style-name="P12">NotEq method <text:s text:c="4"/><text:span text:style-name="Page_20_Number">183</text:span></text:p>
          <text:p text:style-name="P12">NotEqS method <text:s text:c="4"/><text:span text:style-name="Page_20_Number">183</text:span></text:p>
          <text:p text:style-name="P12">Nothing to declare <text:s text:c="4"/><text:span text:style-name="Page_20_Number">12</text:span></text:p>
          <text:p text:style-name="P12">NotLogicException <text:s text:c="4"/><text:span text:style-name="Page_20_Number">180</text:span></text:p>
          <text:p text:style-name="P12">NOTRACE option <text:s text:c="4"/><text:span text:style-name="Page_20_Number">108</text:span></text:p>
          <text:p text:style-name="P12">NOUTF8 option <text:s text:c="4"/><text:span text:style-name="Page_20_Number">108</text:span></text:p>
          <text:p text:style-name="P12">NOVERBOSE option <text:s text:c="4"/><text:span text:style-name="Page_20_Number">108</text:span></text:p>
          <text:p text:style-name="P12">Null character <text:s text:c="4"/></text:p>
          <text:p text:style-name="P13">escape sequence <text:s text:c="4"/><text:span text:style-name="Page_20_Number">41</text:span></text:p>
          <text:p text:style-name="P12">Null clauses <text:s text:c="4"/><text:span text:style-name="Page_20_Number">68</text:span></text:p>
          <text:p text:style-name="P12">Null instruction, NOP <text:s text:c="4"/><text:span text:style-name="Page_20_Number">103</text:span></text:p>
          <text:p text:style-name="P12">NULL special word <text:s text:c="4"/><text:span text:style-name="Page_20_Number">131</text:span></text:p>
          <text:p text:style-name="P12">Null strings <text:s text:c="4"/><text:span text:style-name="Page_20_Number">41</text:span></text:p>
          <text:p text:style-name="P12">NullPointerException <text:s text:c="4"/><text:span text:style-name="Page_20_Number">180</text:span></text:p>
          <text:p text:style-name="P12">NumberFormatException <text:s text:c="4"/><text:span text:style-name="Page_20_Number">180</text:span></text:p>
          <text:p text:style-name="P12">Numbers <text:s text:c="4"/><text:span text:style-name="Page_20_Number">65, 140</text:span></text:p>
          <text:p text:style-name="P13">arithmetic on <text:s text:c="4"/><text:span text:style-name="Page_20_Number">62, 140, 142</text:span></text:p>
          <text:p text:style-name="P13">as symbols <text:s text:c="4"/><text:span text:style-name="Page_20_Number">42</text:span></text:p>
          <text:p text:style-name="P13">checking with DATATYPE <text:s text:c="4"/><text:span text:style-name="Page_20_Number">159</text:span></text:p>
          <text:p text:style-name="P13">comparison of <text:s text:c="4"/><text:span text:style-name="Page_20_Number">62, 146</text:span></text:p>
          <text:p text:style-name="P13">conversion to character <text:s text:c="4"/><text:span text:style-name="Page_20_Number">160, 169</text:span></text:p>
          <text:p text:style-name="P13">conversion to hexadecimal <text:s text:c="4"/><text:span text:style-name="Page_20_Number">160</text:span></text:p>
          <text:p text:style-name="P13">definition <text:s text:c="4"/><text:span text:style-name="Page_20_Number">141, 146</text:span></text:p>
          <text:p text:style-name="P13">examples of <text:s text:c="4"/><text:span text:style-name="Page_20_Number">65</text:span></text:p>
          <text:p text:style-name="P13">formatting for display <text:s text:c="4"/><text:span text:style-name="Page_20_Number">161</text:span></text:p>
          <text:p text:style-name="P13">in LOOP instruction <text:s text:c="4"/><text:span text:style-name="Page_20_Number">91</text:span></text:p>
          <text:p text:style-name="P13">rounding <text:s text:c="4"/><text:span text:style-name="Page_20_Number">161</text:span></text:p>
          <text:p text:style-name="P13"><text:soft-page-break/>see Conversion <text:s text:c="4"/><text:span text:style-name="Page_20_Number">159</text:span></text:p>
          <text:p text:style-name="P13">truncating <text:s text:c="4"/><text:span text:style-name="Page_20_Number">167</text:span></text:p>
          <text:p text:style-name="P13">use of by NetRexx <text:s text:c="4"/><text:span text:style-name="Page_20_Number">147</text:span></text:p>
          <text:p text:style-name="P12">Numeric <text:s text:c="4"/></text:p>
          <text:p text:style-name="P13">part of a number <text:s text:c="4"/><text:span text:style-name="Page_20_Number">141, 146</text:span></text:p>
          <text:p text:style-name="P12">NUMERIC <text:s text:c="4"/></text:p>
          <text:p text:style-name="P13">DIGITS <text:s text:c="4"/><text:span text:style-name="Page_20_Number">141</text:span></text:p>
          <text:p text:style-name="P13">FORM <text:s text:c="4"/><text:span text:style-name="Page_20_Number">147</text:span></text:p>
          <text:p text:style-name="P13">in binary classes and methods <text:s text:c="4"/><text:span text:style-name="Page_20_Number">150</text:span></text:p>
          <text:p text:style-name="P13">instruction <text:s text:c="4"/><text:span text:style-name="Page_20_Number">104</text:span></text:p>
          <text:p text:style-name="P12">Numeric symbols <text:s text:c="4"/><text:span text:style-name="Page_20_Number">42, 48</text:span></text:p>
          <text:p text:style-name="P12">Numeric symbols <text:s text:c="4"/></text:p>
          <text:p text:style-name="P13">binary <text:s text:c="4"/><text:span text:style-name="Page_20_Number">45</text:span></text:p>
          <text:p text:style-name="P13">hexadecimal <text:s text:c="4"/><text:span text:style-name="Page_20_Number">45</text:span></text:p>
          <text:p text:style-name="P14">O</text:p>
          <text:p text:style-name="P12">Object Rexx, programming language <text:s text:c="4"/><text:span text:style-name="Page_20_Number">8</text:span></text:p>
          <text:p text:style-name="P12">Object-oriented programming concepts <text:s text:c="4"/><text:span text:style-name="Page_20_Number">10</text:span></text:p>
          <text:p text:style-name="P12">Objectives of the NetRexx language <text:s text:c="4"/><text:span text:style-name="Page_20_Number">7</text:span></text:p>
          <text:p text:style-name="P12">Objects <text:s text:c="4"/></text:p>
          <text:p text:style-name="P13">comparing <text:s text:c="4"/><text:span text:style-name="Page_20_Number">63</text:span></text:p>
          <text:p text:style-name="P13">constructing <text:s text:c="4"/><text:span text:style-name="Page_20_Number">56</text:span></text:p>
          <text:p text:style-name="P13">equality <text:s text:c="4"/><text:span text:style-name="Page_20_Number">63</text:span></text:p>
          <text:p text:style-name="P13">overview <text:s text:c="4"/><text:span text:style-name="Page_20_Number">27</text:span></text:p>
          <text:p text:style-name="P12">OFF <text:s text:c="4"/></text:p>
          <text:p text:style-name="P13">TRACE setting <text:s text:c="4"/><text:span text:style-name="Page_20_Number">120</text:span></text:p>
          <text:p text:style-name="P12">OpAdd method <text:s text:c="4"/><text:span text:style-name="Page_20_Number">182</text:span></text:p>
          <text:p text:style-name="P12">OpAnd method <text:s text:c="4"/><text:span text:style-name="Page_20_Number">182</text:span></text:p>
          <text:p text:style-name="P12">OpCc method <text:s text:c="4"/><text:span text:style-name="Page_20_Number">182</text:span></text:p>
          <text:p text:style-name="P12">OpCcblank method <text:s text:c="4"/><text:span text:style-name="Page_20_Number">182</text:span></text:p>
          <text:p text:style-name="P12">OpDiv method <text:s text:c="4"/><text:span text:style-name="Page_20_Number">182</text:span></text:p>
          <text:p text:style-name="P12">OpDivI method <text:s text:c="4"/><text:span text:style-name="Page_20_Number">182</text:span></text:p>
          <text:p text:style-name="P12">OpEq method <text:s text:c="4"/><text:span text:style-name="Page_20_Number">183</text:span></text:p>
          <text:p text:style-name="P12">OpEqS method <text:s text:c="4"/><text:span text:style-name="Page_20_Number">183</text:span></text:p>
          <text:p text:style-name="P12">Operators <text:s text:c="4"/><text:span text:style-name="Page_20_Number">61</text:span></text:p>
          <text:p text:style-name="P13">arithmetic <text:s text:c="4"/><text:span text:style-name="Page_20_Number">62, 140, 142</text:span></text:p>
          <text:p text:style-name="P13">blank <text:s text:c="4"/><text:span text:style-name="Page_20_Number">61, 64</text:span></text:p>
          <text:p text:style-name="P13">characters used for <text:s text:c="4"/><text:span text:style-name="Page_20_Number">43</text:span></text:p>
          <text:p text:style-name="P13">comparative <text:s text:c="4"/><text:span text:style-name="Page_20_Number">62, 146</text:span></text:p>
          <text:p text:style-name="P13">composition of <text:s text:c="4"/><text:span text:style-name="Page_20_Number">61</text:span></text:p>
          <text:p text:style-name="P13">concatenation <text:s text:c="4"/><text:span text:style-name="Page_20_Number">61</text:span></text:p>
          <text:p text:style-name="P13">logical <text:s text:c="4"/><text:span text:style-name="Page_20_Number">64</text:span></text:p>
          <text:p text:style-name="P13">precedence (priorities) of <text:s text:c="4"/><text:span text:style-name="Page_20_Number">65</text:span></text:p>
          <text:p text:style-name="P13">type <text:s text:c="4"/><text:span text:style-name="Page_20_Number">64</text:span></text:p>
          <text:p text:style-name="P12">OpGt method <text:s text:c="4"/><text:span text:style-name="Page_20_Number">183</text:span></text:p>
          <text:p text:style-name="P12">OpGtEq method <text:s text:c="4"/><text:span text:style-name="Page_20_Number">183</text:span></text:p>
          <text:p text:style-name="P12">OpGtEqS method <text:s text:c="4"/><text:span text:style-name="Page_20_Number">183</text:span></text:p>
          <text:p text:style-name="P12">OpGtS method <text:s text:c="4"/><text:span text:style-name="Page_20_Number">183</text:span></text:p>
          <text:p text:style-name="P12">OpLt method <text:s text:c="4"/><text:span text:style-name="Page_20_Number">183</text:span></text:p>
          <text:p text:style-name="P12">OpLtEq method <text:s text:c="4"/><text:span text:style-name="Page_20_Number">183</text:span></text:p>
          <text:p text:style-name="P12">OpLtEqS method <text:s text:c="4"/><text:span text:style-name="Page_20_Number">183</text:span></text:p>
          <text:p text:style-name="P12">OpLtS method <text:s text:c="4"/><text:span text:style-name="Page_20_Number">183</text:span></text:p>
          <text:p text:style-name="P12">OpMinus method <text:s text:c="4"/><text:span text:style-name="Page_20_Number">183</text:span></text:p>
          <text:p text:style-name="P12">OpMult method <text:s text:c="4"/><text:span text:style-name="Page_20_Number">183</text:span></text:p>
          <text:p text:style-name="P12">OpNot method <text:s text:c="4"/><text:span text:style-name="Page_20_Number">183</text:span></text:p>
          <text:p text:style-name="P12">OpOr method <text:s text:c="4"/><text:span text:style-name="Page_20_Number">183</text:span></text:p>
          <text:p text:style-name="P12">OpPlus method <text:s text:c="4"/><text:span text:style-name="Page_20_Number">183</text:span></text:p>
          <text:p text:style-name="P12">OpPow method <text:s text:c="4"/><text:span text:style-name="Page_20_Number">183</text:span></text:p>
          <text:p text:style-name="P12">OpRem method <text:s text:c="4"/><text:span text:style-name="Page_20_Number">183</text:span></text:p>
          <text:p text:style-name="P12">OpSub method <text:s text:c="4"/><text:span text:style-name="Page_20_Number">184</text:span></text:p>
          <text:p text:style-name="P12">Option words <text:s text:c="4"/><text:span text:style-name="Page_20_Number">106</text:span></text:p>
          <text:p text:style-name="P12">Optional arguments <text:s text:c="4"/><text:span text:style-name="Page_20_Number">99</text:span></text:p>
          <text:p text:style-name="P12">Options <text:s text:c="4"/></text:p>
          <text:p text:style-name="P13">on command line <text:s text:c="4"/><text:span text:style-name="Page_20_Number">109</text:span></text:p>
          <text:p text:style-name="P12">OPTIONS <text:s text:c="4"/></text:p>
          <text:p text:style-name="P13">instruction <text:s text:c="4"/><text:span text:style-name="Page_20_Number">106</text:span></text:p>
          <text:p text:style-name="P12">OpXor method <text:s text:c="4"/><text:span text:style-name="Page_20_Number">184</text:span></text:p>
          <text:p text:style-name="P12">OR <text:s text:c="4"/></text:p>
          <text:p text:style-name="P13">logical exclusive <text:s text:c="4"/><text:span text:style-name="Page_20_Number">64</text:span></text:p>
          <text:p text:style-name="P13">logical inclusive <text:s text:c="4"/><text:span text:style-name="Page_20_Number">64</text:span></text:p>
          <text:p text:style-name="P12">OTHERWISE clause <text:s text:c="4"/></text:p>
          <text:p text:style-name="P13">see SELECT instruction <text:s text:c="4"/><text:span text:style-name="Page_20_Number">116</text:span></text:p>
          <text:p text:style-name="P12">Over loops <text:s text:c="4"/><text:span text:style-name="Page_20_Number">94</text:span></text:p>
          <text:p text:style-name="P12">OVER repetitor on LOOP instruction <text:s text:c="4"/><text:span text:style-name="Page_20_Number">91</text:span></text:p>
          <text:p text:style-name="P12">Overflow, arithmetic <text:s text:c="4"/><text:span text:style-name="Page_20_Number">148</text:span></text:p>
          <text:p text:style-name="P12">OVERLAY method <text:s text:c="4"/><text:span text:style-name="Page_20_Number">165</text:span></text:p>
          <text:p text:style-name="P12">Overlaying a string onto another <text:s text:c="4"/><text:span text:style-name="Page_20_Number">165</text:span></text:p>
          <text:p text:style-name="P12">Overloaded methods <text:s text:c="4"/><text:span text:style-name="Page_20_Number">102</text:span></text:p>
          <text:p text:style-name="P12">Overriding methods <text:s text:c="4"/><text:span text:style-name="Page_20_Number">55</text:span></text:p>
          <text:p text:style-name="P12">Overview <text:s text:c="4"/></text:p>
          <text:p text:style-name="P13">Arithmetic <text:s text:c="4"/><text:span text:style-name="Page_20_Number">22</text:span></text:p>
          <text:p text:style-name="P13">Arrays <text:s text:c="4"/><text:span text:style-name="Page_20_Number">26</text:span></text:p>
          <text:p text:style-name="P13">binary types <text:s text:c="4"/><text:span text:style-name="Page_20_Number">33</text:span></text:p>
          <text:p text:style-name="P13">control instructions <text:s text:c="4"/><text:span text:style-name="Page_20_Number">21</text:span></text:p>
          <text:p text:style-name="P13">conversions <text:s text:c="4"/><text:span text:style-name="Page_20_Number">33</text:span></text:p>
          <text:p text:style-name="P13">exceptions <text:s text:c="4"/><text:span text:style-name="Page_20_Number">35</text:span></text:p>
          <text:p text:style-name="P13">expressions <text:s text:c="4"/><text:span text:style-name="Page_20_Number">19</text:span></text:p>
          <text:p text:style-name="P13">extending classes <text:s text:c="4"/><text:span text:style-name="Page_20_Number">29</text:span></text:p>
          <text:p text:style-name="P13">indexed strings <text:s text:c="4"/><text:span text:style-name="Page_20_Number">25</text:span></text:p>
          <text:p text:style-name="P13">NetRexx <text:s text:c="4"/><text:span text:style-name="Page_20_Number">17</text:span></text:p>
          <text:p text:style-name="P13">objects <text:s text:c="4"/><text:span text:style-name="Page_20_Number">27</text:span></text:p>
          <text:p text:style-name="P13">parsing <text:s text:c="4"/><text:span text:style-name="Page_20_Number">24</text:span></text:p>
          <text:p text:style-name="P13">programs <text:s text:c="4"/><text:span text:style-name="Page_20_Number">18</text:span></text:p>
          <text:p text:style-name="P13">strings <text:s text:c="4"/><text:span text:style-name="Page_20_Number">23</text:span></text:p>
          <text:p text:style-name="P13">tracing <text:s text:c="4"/><text:span text:style-name="Page_20_Number">31</text:span></text:p>
          <text:p text:style-name="P13">variables <text:s text:c="4"/><text:span text:style-name="Page_20_Number">19</text:span></text:p>
          <text:p text:style-name="P14">P</text:p>
          <text:p text:style-name="P12">Package <text:s text:c="4"/><text:span text:style-name="Page_20_Number">46, 110</text:span></text:p>
          <text:p text:style-name="P13">name of <text:s text:c="4"/><text:span text:style-name="Page_20_Number">87, 110</text:span></text:p>
          <text:p text:style-name="P13">netrexx.lang <text:s text:c="4"/><text:span text:style-name="Page_20_Number">179</text:span></text:p>
          <text:p text:style-name="P12">PACKAGE instruction <text:s text:c="4"/><text:span text:style-name="Page_20_Number">110</text:span></text:p>
          <text:p text:style-name="P12">Packing a string <text:s text:c="4"/></text:p>
          <text:p text:style-name="P13">with B2X <text:s text:c="4"/><text:span text:style-name="Page_20_Number">156</text:span></text:p>
          <text:p text:style-name="P13">with X2C <text:s text:c="4"/><text:span text:style-name="Page_20_Number">169</text:span></text:p>
          <text:p text:style-name="P12">Parent <text:s text:c="4"/></text:p>
          <text:p text:style-name="P13"><text:soft-page-break/>of dependent object <text:s text:c="4"/><text:span text:style-name="Page_20_Number">128</text:span></text:p>
          <text:p text:style-name="P12">PARENT <text:s text:c="4"/></text:p>
          <text:p text:style-name="P13">special word <text:s text:c="4"/><text:span text:style-name="Page_20_Number">129</text:span></text:p>
          <text:p text:style-name="P12">Parent class <text:s text:c="4"/><text:span text:style-name="Page_20_Number">127</text:span></text:p>
          <text:p text:style-name="P12">Parent object <text:s text:c="4"/><text:span text:style-name="Page_20_Number">128</text:span></text:p>
          <text:p text:style-name="P12">Parentheses <text:s text:c="4"/></text:p>
          <text:p text:style-name="P13">adjacent to blanks <text:s text:c="4"/><text:span text:style-name="Page_20_Number">43</text:span></text:p>
          <text:p text:style-name="P13">in expressions <text:s text:c="4"/><text:span text:style-name="Page_20_Number">61, 65</text:span></text:p>
          <text:p text:style-name="P13">in method calls <text:s text:c="4"/><text:span text:style-name="Page_20_Number">48, 53</text:span></text:p>
          <text:p text:style-name="P13">in parsing templates <text:s text:c="4"/><text:span text:style-name="Page_20_Number">138</text:span></text:p>
          <text:p text:style-name="P13">in terms <text:s text:c="4"/><text:span text:style-name="Page_20_Number">48</text:span></text:p>
          <text:p text:style-name="P13">omitting from method calls <text:s text:c="4"/><text:span text:style-name="Page_20_Number">48, 49</text:span></text:p>
          <text:p text:style-name="P12">PARSE <text:s text:c="4"/></text:p>
          <text:p text:style-name="P13">instruction <text:s text:c="4"/><text:span text:style-name="Page_20_Number">111</text:span></text:p>
          <text:p text:style-name="P13">parsing rules <text:s text:c="4"/><text:span text:style-name="Page_20_Number">133</text:span></text:p>
          <text:p text:style-name="P12">Parsing <text:s text:c="4"/><text:span text:style-name="Page_20_Number">133</text:span></text:p>
          <text:p text:style-name="P13">absolute columns <text:s text:c="4"/><text:span text:style-name="Page_20_Number">137</text:span></text:p>
          <text:p text:style-name="P13">definition <text:s text:c="4"/><text:span text:style-name="Page_20_Number">134</text:span></text:p>
          <text:p text:style-name="P13">general rules <text:s text:c="4"/><text:span text:style-name="Page_20_Number">133, 134</text:span></text:p>
          <text:p text:style-name="P13">introduction <text:s text:c="4"/><text:span text:style-name="Page_20_Number">133</text:span></text:p>
          <text:p text:style-name="P13">literal patterns <text:s text:c="4"/><text:span text:style-name="Page_20_Number">135</text:span></text:p>
          <text:p text:style-name="P13">overview <text:s text:c="4"/><text:span text:style-name="Page_20_Number">24</text:span></text:p>
          <text:p text:style-name="P13">patterns <text:s text:c="4"/><text:span text:style-name="Page_20_Number">135</text:span></text:p>
          <text:p text:style-name="P13">positional patterns <text:s text:c="4"/><text:span text:style-name="Page_20_Number">136</text:span></text:p>
          <text:p text:style-name="P13">selecting words <text:s text:c="4"/><text:span text:style-name="Page_20_Number">135</text:span></text:p>
          <text:p text:style-name="P13">variable patterns <text:s text:c="4"/><text:span text:style-name="Page_20_Number">138</text:span></text:p>
          <text:p text:style-name="P12">Parsing templates <text:s text:c="4"/><text:span text:style-name="Page_20_Number">133</text:span></text:p>
          <text:p text:style-name="P12">Parsing templates <text:s text:c="4"/></text:p>
          <text:p text:style-name="P13">in PARSE instruction <text:s text:c="4"/><text:span text:style-name="Page_20_Number">111</text:span></text:p>
          <text:p text:style-name="P12">Patterns <text:s text:c="4"/></text:p>
          <text:p text:style-name="P13">in parsing <text:s text:c="4"/><text:span text:style-name="Page_20_Number">135</text:span></text:p>
          <text:p text:style-name="P12">Perceived legibility <text:s text:c="4"/><text:span text:style-name="Page_20_Number">10</text:span></text:p>
          <text:p text:style-name="P12">Period <text:s text:c="4"/></text:p>
          <text:p text:style-name="P13">as placeholder in parsing <text:s text:c="4"/><text:span text:style-name="Page_20_Number">136</text:span></text:p>
          <text:p text:style-name="P13">in numbers <text:s text:c="4"/><text:span text:style-name="Page_20_Number">141</text:span></text:p>
          <text:p text:style-name="P13">in terms <text:s text:c="4"/><text:span text:style-name="Page_20_Number">48</text:span></text:p>
          <text:p text:style-name="P12">Philosophy of NetRexx <text:s text:c="4"/><text:span text:style-name="Page_20_Number">7, 10</text:span></text:p>
          <text:p text:style-name="P12">POS position method <text:s text:c="4"/><text:span text:style-name="Page_20_Number">165</text:span></text:p>
          <text:p text:style-name="P12">Positional patterns <text:s text:c="4"/><text:span text:style-name="Page_20_Number">136</text:span></text:p>
          <text:p text:style-name="P12">Power operator <text:s text:c="4"/><text:span text:style-name="Page_20_Number">62</text:span></text:p>
          <text:p text:style-name="P13">definition <text:s text:c="4"/><text:span text:style-name="Page_20_Number">144</text:span></text:p>
          <text:p text:style-name="P12">Powers of ten in numbers <text:s text:c="4"/><text:span text:style-name="Page_20_Number">65, 146</text:span></text:p>
          <text:p text:style-name="P12">Precedence of operators <text:s text:c="4"/><text:span text:style-name="Page_20_Number">65</text:span></text:p>
          <text:p text:style-name="P12">Precision <text:s text:c="4"/></text:p>
          <text:p text:style-name="P13">arbitrary <text:s text:c="4"/><text:span text:style-name="Page_20_Number">10, 140</text:span></text:p>
          <text:p text:style-name="P13">of arithmetic <text:s text:c="4"/><text:span text:style-name="Page_20_Number">141</text:span></text:p>
          <text:p text:style-name="P12">Prefix operators <text:s text:c="4"/><text:span text:style-name="Page_20_Number">61</text:span></text:p>
          <text:p text:style-name="P13">arithmetic <text:s text:c="4"/><text:span text:style-name="Page_20_Number">143</text:span></text:p>
          <text:p text:style-name="P13">- <text:s text:c="4"/><text:span text:style-name="Page_20_Number">62</text:span></text:p>
          <text:p text:style-name="P17">with types <text:s text:c="4"/><text:span text:style-name="Page_20_Number">64</text:span></text:p>
          <text:p text:style-name="P13">\ <text:s text:c="4"/><text:span text:style-name="Page_20_Number">64</text:span></text:p>
          <text:p text:style-name="P17">with types <text:s text:c="4"/><text:span text:style-name="Page_20_Number">64</text:span></text:p>
          <text:p text:style-name="P13">+ <text:s text:c="4"/><text:span text:style-name="Page_20_Number">62</text:span></text:p>
          <text:p text:style-name="P17">with types <text:s text:c="4"/><text:span text:style-name="Page_20_Number">64</text:span></text:p>
          <text:p text:style-name="P12">Primitive types <text:s text:c="4"/><text:span text:style-name="Page_20_Number">46, 149</text:span></text:p>
          <text:p text:style-name="P12">Primitive types <text:s text:c="4"/></text:p>
          <text:p text:style-name="P13">conversions <text:s text:c="4"/><text:span text:style-name="Page_20_Number">58</text:span></text:p>
          <text:p text:style-name="P12">Priorities of operators <text:s text:c="4"/><text:span text:style-name="Page_20_Number">65</text:span></text:p>
          <text:p text:style-name="P12">PRIVATE <text:s text:c="4"/></text:p>
          <text:p text:style-name="P13">on CLASS instruction <text:s text:c="4"/><text:span text:style-name="Page_20_Number">78</text:span></text:p>
          <text:p text:style-name="P13">on METHOD instruction <text:s text:c="4"/><text:span text:style-name="Page_20_Number">99</text:span></text:p>
          <text:p text:style-name="P13">on PROPERTIES instruction <text:s text:c="4"/><text:span text:style-name="Page_20_Number">112</text:span></text:p>
          <text:p text:style-name="P12">Program <text:s text:c="4"/></text:p>
          <text:p text:style-name="P13">filename of <text:s text:c="4"/><text:span text:style-name="Page_20_Number">131</text:span></text:p>
          <text:p text:style-name="P13">prolog <text:s text:c="4"/><text:span text:style-name="Page_20_Number">124</text:span></text:p>
          <text:p text:style-name="P13">structure <text:s text:c="4"/><text:span text:style-name="Page_20_Number">124</text:span></text:p>
          <text:p text:style-name="P12">Programmer's model of LOOP <text:s text:c="4"/><text:span text:style-name="Page_20_Number">96</text:span></text:p>
          <text:p text:style-name="P12">Programming style <text:s text:c="4"/><text:span text:style-name="Page_20_Number">10</text:span></text:p>
          <text:p text:style-name="P12">Programs <text:s text:c="4"/><text:span text:style-name="Page_20_Number">124</text:span></text:p>
          <text:p text:style-name="P13">examples <text:s text:c="4"/><text:span text:style-name="Page_20_Number">25, 27, 29, 172</text:span></text:p>
          <text:p text:style-name="P13">overview <text:s text:c="4"/><text:span text:style-name="Page_20_Number">18</text:span></text:p>
          <text:p text:style-name="P13">structure <text:s text:c="4"/><text:span text:style-name="Page_20_Number">124</text:span></text:p>
          <text:p text:style-name="P12">Prolog, of a program <text:s text:c="4"/><text:span text:style-name="Page_20_Number">124</text:span></text:p>
          <text:p text:style-name="P12">Properties <text:s text:c="4"/><text:span text:style-name="Page_20_Number">46, 70, 112</text:span></text:p>
          <text:p text:style-name="P13">case of names <text:s text:c="4"/><text:span text:style-name="Page_20_Number">44</text:span></text:p>
          <text:p text:style-name="P13">constant <text:s text:c="4"/><text:span text:style-name="Page_20_Number">113</text:span></text:p>
          <text:p text:style-name="P13">deprecated <text:s text:c="4"/><text:span text:style-name="Page_20_Number">113</text:span></text:p>
          <text:p text:style-name="P13">for JavaBeans <text:s text:c="4"/><text:span text:style-name="Page_20_Number">175</text:span></text:p>
          <text:p text:style-name="P13">in dependent classes <text:s text:c="4"/><text:span text:style-name="Page_20_Number">129</text:span></text:p>
          <text:p text:style-name="P13">in interface classes <text:s text:c="4"/><text:span text:style-name="Page_20_Number">113</text:span></text:p>
          <text:p text:style-name="P13">in minor classes <text:s text:c="4"/><text:span text:style-name="Page_20_Number">129</text:span></text:p>
          <text:p text:style-name="P13">indirect <text:s text:c="4"/><text:span text:style-name="Page_20_Number">176</text:span></text:p>
          <text:p text:style-name="P13">inheritable <text:s text:c="4"/><text:span text:style-name="Page_20_Number">112</text:span></text:p>
          <text:p text:style-name="P13">initialization <text:s text:c="4"/><text:span text:style-name="Page_20_Number">124</text:span></text:p>
          <text:p text:style-name="P13">modifiers <text:s text:c="4"/><text:span text:style-name="Page_20_Number">113</text:span></text:p>
          <text:p text:style-name="P13">naming <text:s text:c="4"/><text:span text:style-name="Page_20_Number">112</text:span></text:p>
          <text:p text:style-name="P13">private <text:s text:c="4"/><text:span text:style-name="Page_20_Number">112</text:span></text:p>
          <text:p text:style-name="P13">public <text:s text:c="4"/><text:span text:style-name="Page_20_Number">112</text:span></text:p>
          <text:p text:style-name="P13">shared <text:s text:c="4"/><text:span text:style-name="Page_20_Number">112</text:span></text:p>
          <text:p text:style-name="P13">static <text:s text:c="4"/><text:span text:style-name="Page_20_Number">113</text:span></text:p>
          <text:p text:style-name="P13">transient <text:s text:c="4"/><text:span text:style-name="Page_20_Number">113</text:span></text:p>
          <text:p text:style-name="P13">unused <text:s text:c="4"/><text:span text:style-name="Page_20_Number">113</text:span></text:p>
          <text:p text:style-name="P13">visibility <text:s text:c="4"/><text:span text:style-name="Page_20_Number">112</text:span></text:p>
          <text:p text:style-name="P13">volatile <text:s text:c="4"/><text:span text:style-name="Page_20_Number">113</text:span></text:p>
          <text:p text:style-name="P12">PROPERTIES instruction <text:s text:c="4"/><text:span text:style-name="Page_20_Number">112, 176</text:span></text:p>
          <text:p text:style-name="P12">Property <text:s text:c="4"/></text:p>
          <text:p text:style-name="P13">DEFAULT_DIGITS <text:s text:c="4"/><text:span text:style-name="Page_20_Number">186</text:span></text:p>
          <text:p text:style-name="P13">DEFAULT_FORM <text:s text:c="4"/><text:span text:style-name="Page_20_Number">186</text:span></text:p>
          <text:p text:style-name="P13">digits <text:s text:c="4"/><text:span text:style-name="Page_20_Number">186</text:span></text:p>
          <text:p text:style-name="P13">ENGINEERING <text:s text:c="4"/><text:span text:style-name="Page_20_Number">186</text:span></text:p>
          <text:p text:style-name="P13">form <text:s text:c="4"/><text:span text:style-name="Page_20_Number">186</text:span></text:p>
          <text:p text:style-name="P13">SCIENTIFIC <text:s text:c="4"/><text:span text:style-name="Page_20_Number">186</text:span></text:p>
          <text:p text:style-name="P12">PROTECT <text:s text:c="4"/></text:p>
          <text:p text:style-name="P13">on DO instruction <text:s text:c="4"/><text:span text:style-name="Page_20_Number">82</text:span></text:p>
          <text:p text:style-name="P13">on LOOP instruction <text:s text:c="4"/><text:span text:style-name="Page_20_Number">96</text:span></text:p>
          <text:p text:style-name="P13">on METHOD instruction <text:s text:c="4"/><text:span text:style-name="Page_20_Number">100</text:span></text:p>
          <text:p text:style-name="P13"><text:soft-page-break/>on SELECT instruction <text:s text:c="4"/><text:span text:style-name="Page_20_Number">117</text:span></text:p>
          <text:p text:style-name="P12">Protected methods <text:s text:c="4"/><text:span text:style-name="Page_20_Number">100</text:span></text:p>
          <text:p text:style-name="P12">PUBLIC <text:s text:c="4"/></text:p>
          <text:p text:style-name="P13">on CLASS instruction <text:s text:c="4"/><text:span text:style-name="Page_20_Number">78</text:span></text:p>
          <text:p text:style-name="P13">on METHOD instruction <text:s text:c="4"/><text:span text:style-name="Page_20_Number">99</text:span></text:p>
          <text:p text:style-name="P13">on PROPERTIES instruction <text:s text:c="4"/><text:span text:style-name="Page_20_Number">112</text:span></text:p>
          <text:p text:style-name="P12">Punctuation, optional <text:s text:c="4"/><text:span text:style-name="Page_20_Number">10</text:span></text:p>
          <text:p text:style-name="P12">Pure numbers <text:s text:c="4"/><text:span text:style-name="Page_20_Number">146</text:span></text:p>
          <text:p text:style-name="P12">Pure numbers <text:s text:c="4"/></text:p>
          <text:p text:style-name="P13">see Numbers <text:s text:c="4"/><text:span text:style-name="Page_20_Number">140</text:span></text:p>
          <text:p text:style-name="P14">Q</text:p>
          <text:p text:style-name="P12">qtime example program <text:s text:c="4"/><text:span text:style-name="Page_20_Number">172</text:span></text:p>
          <text:p text:style-name="P12">Qualified name, of classes <text:s text:c="4"/><text:span text:style-name="Page_20_Number">110</text:span></text:p>
          <text:p text:style-name="P12">Qualified types <text:s text:c="4"/><text:span text:style-name="Page_20_Number">46</text:span></text:p>
          <text:p text:style-name="P12">Quotes in strings <text:s text:c="4"/><text:span text:style-name="Page_20_Number">41</text:span></text:p>
          <text:p text:style-name="P14">R</text:p>
          <text:p text:style-name="P12">Raising exceptions <text:s text:c="4"/><text:span text:style-name="Page_20_Number">119</text:span></text:p>
          <text:p text:style-name="P12">Raising exceptions <text:s text:c="4"/></text:p>
          <text:p text:style-name="P13">see SIGNAL <text:s text:c="4"/><text:span text:style-name="Page_20_Number">119</text:span></text:p>
          <text:p text:style-name="P12">Re-ordering characters <text:s text:c="4"/></text:p>
          <text:p text:style-name="P13">with TRANSLATE method <text:s text:c="4"/><text:span text:style-name="Page_20_Number">167</text:span></text:p>
          <text:p text:style-name="P12">Readability, of programs <text:s text:c="4"/><text:span text:style-name="Page_20_Number">10</text:span></text:p>
          <text:p text:style-name="P12">Real numbers, binary <text:s text:c="4"/><text:span text:style-name="Page_20_Number">149</text:span></text:p>
          <text:p text:style-name="P12">Reality, dealing with <text:s text:c="4"/><text:span text:style-name="Page_20_Number">13</text:span></text:p>
          <text:p text:style-name="P12">Reference implementation <text:s text:c="4"/><text:span text:style-name="Page_20_Number">37</text:span></text:p>
          <text:p text:style-name="P12">References <text:s text:c="4"/></text:p>
          <text:p text:style-name="P13">in terms <text:s text:c="4"/><text:span text:style-name="Page_20_Number">48</text:span></text:p>
          <text:p text:style-name="P13">null <text:s text:c="4"/><text:span text:style-name="Page_20_Number">131</text:span></text:p>
          <text:p text:style-name="P13">to arrays <text:s text:c="4"/><text:span text:style-name="Page_20_Number">74</text:span></text:p>
          <text:p text:style-name="P13">to current object <text:s text:c="4"/><text:span text:style-name="Page_20_Number">131</text:span></text:p>
          <text:p text:style-name="P13">to indexed strings <text:s text:c="4"/><text:span text:style-name="Page_20_Number">73</text:span></text:p>
          <text:p text:style-name="P13">to methods <text:s text:c="4"/><text:span text:style-name="Page_20_Number">53</text:span></text:p>
          <text:p text:style-name="P12">Relative column specification in parsing <text:s text:c="4"/><text:span text:style-name="Page_20_Number">137</text:span></text:p>
          <text:p text:style-name="P12">Relative positional pattern <text:s text:c="4"/><text:span text:style-name="Page_20_Number">137</text:span></text:p>
          <text:p text:style-name="P12">Reliability, of a language <text:s text:c="4"/><text:span text:style-name="Page_20_Number">13</text:span></text:p>
          <text:p text:style-name="P12">Remainder operator <text:s text:c="4"/><text:span text:style-name="Page_20_Number">62, 140</text:span></text:p>
          <text:p text:style-name="P13">definition <text:s text:c="4"/><text:span text:style-name="Page_20_Number">145</text:span></text:p>
          <text:p text:style-name="P12">Repeating a string with COPIES <text:s text:c="4"/><text:span text:style-name="Page_20_Number">157</text:span></text:p>
          <text:p text:style-name="P12">Repetitive loops <text:s text:c="4"/><text:span text:style-name="Page_20_Number">92</text:span></text:p>
          <text:p text:style-name="P12">Repetitor phrase <text:s text:c="4"/><text:span text:style-name="Page_20_Number">92</text:span></text:p>
          <text:p text:style-name="P12">REPLACE option <text:s text:c="4"/><text:span text:style-name="Page_20_Number">107</text:span></text:p>
          <text:p text:style-name="P12">Replacing strings <text:s text:c="4"/></text:p>
          <text:p text:style-name="P13">using CHANGESTR <text:s text:c="4"/><text:span text:style-name="Page_20_Number">157</text:span></text:p>
          <text:p text:style-name="P13">using TRANSLATE <text:s text:c="4"/><text:span text:style-name="Page_20_Number">167</text:span></text:p>
          <text:p text:style-name="P12">Required arguments <text:s text:c="4"/><text:span text:style-name="Page_20_Number">99</text:span></text:p>
          <text:p text:style-name="P12">Residue <text:s text:c="4"/></text:p>
          <text:p text:style-name="P13">see Remainder operator <text:s text:c="4"/><text:span text:style-name="Page_20_Number">145</text:span></text:p>
          <text:p text:style-name="P12">Resolution of methods <text:s text:c="4"/><text:span text:style-name="Page_20_Number">54</text:span></text:p>
          <text:p text:style-name="P12">Results <text:s text:c="4"/></text:p>
          <text:p text:style-name="P13">of methods <text:s text:c="4"/><text:span text:style-name="Page_20_Number">101</text:span></text:p>
          <text:p text:style-name="P13">returned by RETURN <text:s text:c="4"/><text:span text:style-name="Page_20_Number">114</text:span></text:p>
          <text:p text:style-name="P13">size of <text:s text:c="4"/><text:span text:style-name="Page_20_Number">61</text:span></text:p>
          <text:p text:style-name="P12">RESULTS <text:s text:c="4"/></text:p>
          <text:p text:style-name="P13">TRACE setting <text:s text:c="4"/><text:span text:style-name="Page_20_Number">121</text:span></text:p>
          <text:p text:style-name="P12">Return character <text:s text:c="4"/></text:p>
          <text:p text:style-name="P13">escape sequence <text:s text:c="4"/><text:span text:style-name="Page_20_Number">41</text:span></text:p>
          <text:p text:style-name="P12">Return code, setting on exit <text:s text:c="4"/><text:span text:style-name="Page_20_Number">84</text:span></text:p>
          <text:p text:style-name="P12">RETURN instruction <text:s text:c="4"/><text:span text:style-name="Page_20_Number">114</text:span></text:p>
          <text:p text:style-name="P12">Return string, setting on exit <text:s text:c="4"/><text:span text:style-name="Page_20_Number">84</text:span></text:p>
          <text:p text:style-name="P12">RETURNS <text:s text:c="4"/></text:p>
          <text:p text:style-name="P13">on METHOD instruction <text:s text:c="4"/><text:span text:style-name="Page_20_Number">101</text:span></text:p>
          <text:p text:style-name="P12">REVERSE method <text:s text:c="4"/><text:span text:style-name="Page_20_Number">165</text:span></text:p>
          <text:p text:style-name="P12">Rexx <text:s text:c="4"/></text:p>
          <text:p text:style-name="P13">arithmetic <text:s text:c="4"/><text:span text:style-name="Page_20_Number">140</text:span></text:p>
          <text:p text:style-name="P13">class <text:s text:c="4"/></text:p>
          <text:p text:style-name="P17">conversions <text:s text:c="4"/><text:span text:style-name="Page_20_Number">58</text:span></text:p>
          <text:p text:style-name="P17">methods of <text:s text:c="4"/><text:span text:style-name="Page_20_Number">155</text:span></text:p>
          <text:p text:style-name="P17">NetRexx strings <text:s text:c="4"/><text:span text:style-name="Page_20_Number">46</text:span></text:p>
          <text:p text:style-name="P17">use by PARSE <text:s text:c="4"/><text:span text:style-name="Page_20_Number">111</text:span></text:p>
          <text:p text:style-name="P13">features of <text:s text:c="4"/><text:span text:style-name="Page_20_Number">7</text:span></text:p>
          <text:p text:style-name="P13">influence of <text:s text:c="4"/><text:span text:style-name="Page_20_Number">7</text:span></text:p>
          <text:p text:style-name="P12">Rexx(boolean) constructor <text:s text:c="4"/><text:span text:style-name="Page_20_Number">181</text:span></text:p>
          <text:p text:style-name="P12">Rexx(byte) constructor <text:s text:c="4"/><text:span text:style-name="Page_20_Number">181</text:span></text:p>
          <text:p text:style-name="P12">Rexx(char) constructor <text:s text:c="4"/><text:span text:style-name="Page_20_Number">181</text:span></text:p>
          <text:p text:style-name="P12">Rexx(char[]) constructor <text:s text:c="4"/><text:span text:style-name="Page_20_Number">181</text:span></text:p>
          <text:p text:style-name="P12">Rexx(double) constructor <text:s text:c="4"/><text:span text:style-name="Page_20_Number">181</text:span></text:p>
          <text:p text:style-name="P12">Rexx(float) constructor <text:s text:c="4"/><text:span text:style-name="Page_20_Number">181</text:span></text:p>
          <text:p text:style-name="P12">Rexx(int) constructor <text:s text:c="4"/><text:span text:style-name="Page_20_Number">181</text:span></text:p>
          <text:p text:style-name="P12">Rexx(long) constructor <text:s text:c="4"/><text:span text:style-name="Page_20_Number">181</text:span></text:p>
          <text:p text:style-name="P12">Rexx(Rexx) constructor <text:s text:c="4"/><text:span text:style-name="Page_20_Number">181</text:span></text:p>
          <text:p text:style-name="P12">Rexx(short) constructor <text:s text:c="4"/><text:span text:style-name="Page_20_Number">181</text:span></text:p>
          <text:p text:style-name="P12">Rexx(String) constructor <text:s text:c="4"/><text:span text:style-name="Page_20_Number">182</text:span></text:p>
          <text:p text:style-name="P12">Rexx(String[]) constructor <text:s text:c="4"/><text:span text:style-name="Page_20_Number">182</text:span></text:p>
          <text:p text:style-name="P12">RexxSet() constructor <text:s text:c="4"/><text:span text:style-name="Page_20_Number">186</text:span></text:p>
          <text:p text:style-name="P12">RexxSet(int,byte) constructor <text:s text:c="4"/><text:span text:style-name="Page_20_Number">186</text:span></text:p>
          <text:p text:style-name="P12">RexxSet(int) constructor <text:s text:c="4"/><text:span text:style-name="Page_20_Number">186</text:span></text:p>
          <text:p text:style-name="P12">RexxSet(RexxSet) constructor <text:s text:c="4"/><text:span text:style-name="Page_20_Number">186</text:span></text:p>
          <text:p text:style-name="P12">RIGHT method <text:s text:c="4"/><text:span text:style-name="Page_20_Number">165</text:span></text:p>
          <text:p text:style-name="P12">Robustness <text:s text:c="4"/><text:span text:style-name="Page_20_Number">13</text:span></text:p>
          <text:p text:style-name="P12">Rounding <text:s text:c="4"/><text:span text:style-name="Page_20_Number">140</text:span></text:p>
          <text:p text:style-name="P13">definition <text:s text:c="4"/><text:span text:style-name="Page_20_Number">142</text:span></text:p>
          <text:p text:style-name="P13">when numbers used <text:s text:c="4"/><text:span text:style-name="Page_20_Number">147</text:span></text:p>
          <text:p text:style-name="P12">Routines <text:s text:c="4"/></text:p>
          <text:p text:style-name="P13">see Methods <text:s text:c="4"/><text:span text:style-name="Page_20_Number">53</text:span></text:p>
          <text:p text:style-name="P12">Running off the end of a program <text:s text:c="4"/><text:span text:style-name="Page_20_Number">84</text:span></text:p>
          <text:p text:style-name="P14">S</text:p>
          <text:p text:style-name="P12">Sample programs <text:s text:c="4"/></text:p>
          <text:p text:style-name="P13">see Examples <text:s text:c="4"/><text:span text:style-name="Page_20_Number">172</text:span></text:p>
          <text:p text:style-name="P12">SAVELOG option <text:s text:c="4"/><text:span text:style-name="Page_20_Number">107</text:span></text:p>
          <text:p text:style-name="P12">SAY <text:s text:c="4"/></text:p>
          <text:p text:style-name="P13">instruction <text:s text:c="4"/><text:span text:style-name="Page_20_Number">115</text:span></text:p>
          <text:p text:style-name="P12">Scientific notation <text:s text:c="4"/><text:span text:style-name="Page_20_Number">104, 147</text:span></text:p>
          <text:p text:style-name="P12">SCIENTIFIC property <text:s text:c="4"/><text:span text:style-name="Page_20_Number">186</text:span></text:p>
          <text:p text:style-name="P12"><text:soft-page-break/>SCIENTIFIC value for NUMERIC FORM <text:s text:c="4"/><text:span text:style-name="Page_20_Number">104</text:span></text:p>
          <text:p text:style-name="P12">Search order <text:s text:c="4"/></text:p>
          <text:p text:style-name="P13">for methods <text:s text:c="4"/><text:span text:style-name="Page_20_Number">54</text:span></text:p>
          <text:p text:style-name="P13">for term evaluation <text:s text:c="4"/><text:span text:style-name="Page_20_Number">50</text:span></text:p>
          <text:p text:style-name="P12">Searching a string for a word or phrase <text:s text:c="4"/><text:span text:style-name="Page_20_Number">165, 169</text:span></text:p>
          <text:p text:style-name="P12">Select <text:s text:c="4"/></text:p>
          <text:p text:style-name="P13">label <text:s text:c="4"/><text:span text:style-name="Page_20_Number">117</text:span></text:p>
          <text:p text:style-name="P13">naming of <text:s text:c="4"/><text:span text:style-name="Page_20_Number">117</text:span></text:p>
          <text:p text:style-name="P12">SELECT instruction <text:s text:c="4"/><text:span text:style-name="Page_20_Number">116</text:span></text:p>
          <text:p text:style-name="P12">Semicolons <text:s text:c="4"/><text:span text:style-name="Page_20_Number">40</text:span></text:p>
          <text:p text:style-name="P13">can be omitted <text:s text:c="4"/><text:span text:style-name="Page_20_Number">38</text:span></text:p>
          <text:p text:style-name="P13">implied <text:s text:c="4"/><text:span text:style-name="Page_20_Number">44</text:span></text:p>
          <text:p text:style-name="P12">SEQUENCE method <text:s text:c="4"/><text:span text:style-name="Page_20_Number">165</text:span></text:p>
          <text:p text:style-name="P12">setDigits(Rexx) method <text:s text:c="4"/><text:span text:style-name="Page_20_Number">187</text:span></text:p>
          <text:p text:style-name="P12">setForm(Rexx) method <text:s text:c="4"/><text:span text:style-name="Page_20_Number">187</text:span></text:p>
          <text:p text:style-name="P12">SHARED <text:s text:c="4"/></text:p>
          <text:p text:style-name="P13">on CLASS instruction <text:s text:c="4"/><text:span text:style-name="Page_20_Number">78</text:span></text:p>
          <text:p text:style-name="P13">on METHOD instruction <text:s text:c="4"/><text:span text:style-name="Page_20_Number">99</text:span></text:p>
          <text:p text:style-name="P13">on PROPERTIES instruction <text:s text:c="4"/><text:span text:style-name="Page_20_Number">112</text:span></text:p>
          <text:p text:style-name="P12">Short name <text:s text:c="4"/></text:p>
          <text:p text:style-name="P13">of classes <text:s text:c="4"/><text:span text:style-name="Page_20_Number">78, 127</text:span></text:p>
          <text:p text:style-name="P13">of methods <text:s text:c="4"/><text:span text:style-name="Page_20_Number">98</text:span></text:p>
          <text:p text:style-name="P12">SIGN method <text:s text:c="4"/><text:span text:style-name="Page_20_Number">165</text:span></text:p>
          <text:p text:style-name="P12">SIGNAL instruction <text:s text:c="4"/><text:span text:style-name="Page_20_Number">119</text:span></text:p>
          <text:p text:style-name="P12">Signals <text:s text:c="4"/><text:span text:style-name="Page_20_Number">152</text:span></text:p>
          <text:p text:style-name="P12">SIGNALS <text:s text:c="4"/></text:p>
          <text:p text:style-name="P13">on METHOD instruction <text:s text:c="4"/><text:span text:style-name="Page_20_Number">101</text:span></text:p>
          <text:p text:style-name="P12">Signature <text:s text:c="4"/></text:p>
          <text:p text:style-name="P13">see Type <text:s text:c="4"/><text:span text:style-name="Page_20_Number">46</text:span></text:p>
          <text:p text:style-name="P12">Significand of exponential numbers <text:s text:c="4"/><text:span text:style-name="Page_20_Number">146</text:span></text:p>
          <text:p text:style-name="P12">Significant digits, in arithmetic <text:s text:c="4"/><text:span text:style-name="Page_20_Number">141</text:span></text:p>
          <text:p text:style-name="P12">Signs in parsing templates <text:s text:c="4"/><text:span text:style-name="Page_20_Number">136</text:span></text:p>
          <text:p text:style-name="P12">Simple DO group <text:s text:c="4"/><text:span text:style-name="Page_20_Number">82</text:span></text:p>
          <text:p text:style-name="P12">Simple number <text:s text:c="4"/><text:span text:style-name="Page_20_Number">42</text:span></text:p>
          <text:p text:style-name="P13">see Numbers <text:s text:c="4"/><text:span text:style-name="Page_20_Number">140</text:span></text:p>
          <text:p text:style-name="P12">Simple repetitor phrase <text:s text:c="4"/><text:span text:style-name="Page_20_Number">92</text:span></text:p>
          <text:p text:style-name="P12">Simple terms <text:s text:c="4"/><text:span text:style-name="Page_20_Number">48</text:span></text:p>
          <text:p text:style-name="P12">Single-quote <text:s text:c="4"/></text:p>
          <text:p text:style-name="P13">escape sequence <text:s text:c="4"/><text:span text:style-name="Page_20_Number">41</text:span></text:p>
          <text:p text:style-name="P13">string delimiter <text:s text:c="4"/><text:span text:style-name="Page_20_Number">41</text:span></text:p>
          <text:p text:style-name="P12">Size <text:s text:c="4"/></text:p>
          <text:p text:style-name="P13">of language <text:s text:c="4"/><text:span text:style-name="Page_20_Number">14</text:span></text:p>
          <text:p text:style-name="P13">see Length <text:s text:c="4"/><text:span text:style-name="Page_20_Number">14</text:span></text:p>
          <text:p text:style-name="P12">SOURCE special word <text:s text:c="4"/><text:span text:style-name="Page_20_Number">131</text:span></text:p>
          <text:p text:style-name="P12">SOURCEDIR option <text:s text:c="4"/><text:span text:style-name="Page_20_Number">107</text:span></text:p>
          <text:p text:style-name="P12">SOURCELINE <text:s text:c="4"/></text:p>
          <text:p text:style-name="P13">special word <text:s text:c="4"/><text:span text:style-name="Page_20_Number">131</text:span></text:p>
          <text:p text:style-name="P12">SPACE method <text:s text:c="4"/><text:span text:style-name="Page_20_Number">166</text:span></text:p>
          <text:p text:style-name="P12">Special characters <text:s text:c="4"/><text:span text:style-name="Page_20_Number">43</text:span></text:p>
          <text:p text:style-name="P12">Special characters <text:s text:c="4"/></text:p>
          <text:p text:style-name="P13">used for operators <text:s text:c="4"/><text:span text:style-name="Page_20_Number">43</text:span></text:p>
          <text:p text:style-name="P12">Special methods <text:s text:c="4"/><text:span text:style-name="Page_20_Number">132</text:span></text:p>
          <text:p text:style-name="P13">super <text:s text:c="4"/><text:span text:style-name="Page_20_Number">128, 132</text:span></text:p>
          <text:p text:style-name="P13">this <text:s text:c="4"/><text:span text:style-name="Page_20_Number">132</text:span></text:p>
          <text:p text:style-name="P12">Special words <text:s text:c="4"/><text:span text:style-name="Page_20_Number">130</text:span></text:p>
          <text:p text:style-name="P13">ask <text:s text:c="4"/><text:span text:style-name="Page_20_Number">130</text:span></text:p>
          <text:p text:style-name="P13">class <text:s text:c="4"/><text:span text:style-name="Page_20_Number">130</text:span></text:p>
          <text:p text:style-name="P13">digits <text:s text:c="4"/><text:span text:style-name="Page_20_Number">130</text:span></text:p>
          <text:p text:style-name="P13">form <text:s text:c="4"/><text:span text:style-name="Page_20_Number">130</text:span></text:p>
          <text:p text:style-name="P13">length <text:s text:c="4"/><text:span text:style-name="Page_20_Number">130</text:span></text:p>
          <text:p text:style-name="P13">null <text:s text:c="4"/><text:span text:style-name="Page_20_Number">131</text:span></text:p>
          <text:p text:style-name="P13">parent <text:s text:c="4"/><text:span text:style-name="Page_20_Number">129</text:span></text:p>
          <text:p text:style-name="P13">source <text:s text:c="4"/><text:span text:style-name="Page_20_Number">131</text:span></text:p>
          <text:p text:style-name="P13">sourceline <text:s text:c="4"/><text:span text:style-name="Page_20_Number">131</text:span></text:p>
          <text:p text:style-name="P13">super <text:s text:c="4"/><text:span text:style-name="Page_20_Number">131</text:span></text:p>
          <text:p text:style-name="P13">this <text:s text:c="4"/><text:span text:style-name="Page_20_Number">129, 131</text:span></text:p>
          <text:p text:style-name="P13">trace <text:s text:c="4"/><text:span text:style-name="Page_20_Number">132</text:span></text:p>
          <text:p text:style-name="P13">version <text:s text:c="4"/><text:span text:style-name="Page_20_Number">132</text:span></text:p>
          <text:p text:style-name="P12">Square brackets <text:s text:c="4"/></text:p>
          <text:p text:style-name="P13">in array initializers <text:s text:c="4"/><text:span text:style-name="Page_20_Number">48, 75</text:span></text:p>
          <text:p text:style-name="P13">in indexed references <text:s text:c="4"/><text:span text:style-name="Page_20_Number">48</text:span></text:p>
          <text:p text:style-name="P12">Standard classes <text:s text:c="4"/><text:span text:style-name="Page_20_Number">79</text:span></text:p>
          <text:p text:style-name="P12">Standard methods <text:s text:c="4"/><text:span text:style-name="Page_20_Number">99</text:span></text:p>
          <text:p text:style-name="P12">STATIC <text:s text:c="4"/></text:p>
          <text:p text:style-name="P13">on METHOD instruction <text:s text:c="4"/><text:span text:style-name="Page_20_Number">99</text:span></text:p>
          <text:p text:style-name="P13">on PROPERTIES instruction <text:s text:c="4"/><text:span text:style-name="Page_20_Number">113</text:span></text:p>
          <text:p text:style-name="P12">Static methods <text:s text:c="4"/><text:span text:style-name="Page_20_Number">100</text:span></text:p>
          <text:p text:style-name="P12">Static methods <text:s text:c="4"/></text:p>
          <text:p text:style-name="P13">used by classes <text:s text:c="4"/><text:span text:style-name="Page_20_Number">80</text:span></text:p>
          <text:p text:style-name="P12">Static variable typing <text:s text:c="4"/><text:span text:style-name="Page_20_Number">70</text:span></text:p>
          <text:p text:style-name="P12">stderr, used by TRACE <text:s text:c="4"/><text:span text:style-name="Page_20_Number">123</text:span></text:p>
          <text:p text:style-name="P12">stdin, reading with ASK <text:s text:c="4"/><text:span text:style-name="Page_20_Number">130</text:span></text:p>
          <text:p text:style-name="P12">stdout, writing to with SAY <text:s text:c="4"/><text:span text:style-name="Page_20_Number">115</text:span></text:p>
          <text:p text:style-name="P12">Strict comparative operators <text:s text:c="4"/><text:span text:style-name="Page_20_Number">62</text:span></text:p>
          <text:p text:style-name="P12">STRICTARGS option <text:s text:c="4"/><text:span text:style-name="Page_20_Number">107</text:span></text:p>
          <text:p text:style-name="P12">STRICTASSIGN option <text:s text:c="4"/><text:span text:style-name="Page_20_Number">107</text:span></text:p>
          <text:p text:style-name="P12">STRICTCASE option <text:s text:c="4"/><text:span text:style-name="Page_20_Number">107</text:span></text:p>
          <text:p text:style-name="P12">STRICTIMPORT option <text:s text:c="4"/><text:span text:style-name="Page_20_Number">108</text:span></text:p>
          <text:p text:style-name="P12">STRICTPROPS option <text:s text:c="4"/><text:span text:style-name="Page_20_Number">108</text:span></text:p>
          <text:p text:style-name="P12">STRICTSIGNAL option <text:s text:c="4"/><text:span text:style-name="Page_20_Number">108</text:span></text:p>
          <text:p text:style-name="P12">Strings <text:s text:c="4"/><text:span text:style-name="Page_20_Number">41</text:span></text:p>
          <text:p text:style-name="P13">as literal constants <text:s text:c="4"/><text:span text:style-name="Page_20_Number">41</text:span></text:p>
          <text:p text:style-name="P13">comparison of <text:s text:c="4"/><text:span text:style-name="Page_20_Number">62</text:span></text:p>
          <text:p text:style-name="P13">concatenation of <text:s text:c="4"/><text:span text:style-name="Page_20_Number">61</text:span></text:p>
          <text:p text:style-name="P13">escapes in <text:s text:c="4"/><text:span text:style-name="Page_20_Number">41</text:span></text:p>
          <text:p text:style-name="P13">in terms <text:s text:c="4"/><text:span text:style-name="Page_20_Number">48</text:span></text:p>
          <text:p text:style-name="P13">indexed <text:s text:c="4"/><text:span text:style-name="Page_20_Number">73</text:span></text:p>
          <text:p text:style-name="P13">length of <text:s text:c="4"/><text:span text:style-name="Page_20_Number">163</text:span></text:p>
          <text:p text:style-name="P13">lowercasing <text:s text:c="4"/><text:span text:style-name="Page_20_Number">163</text:span></text:p>
          <text:p text:style-name="P13">moving with TRANSLATE method <text:s text:c="4"/><text:span text:style-name="Page_20_Number">167</text:span></text:p>
          <text:p text:style-name="P13">null <text:s text:c="4"/><text:span text:style-name="Page_20_Number">41</text:span></text:p>
          <text:p text:style-name="P13">overview <text:s text:c="4"/><text:span text:style-name="Page_20_Number">23</text:span></text:p>
          <text:p text:style-name="P13">quotes in <text:s text:c="4"/><text:span text:style-name="Page_20_Number">41</text:span></text:p>
          <text:p text:style-name="P13">sub-values of <text:s text:c="4"/><text:span text:style-name="Page_20_Number">73</text:span></text:p>
          <text:p text:style-name="P13">types of <text:s text:c="4"/><text:span text:style-name="Page_20_Number">59</text:span></text:p>
          <text:p text:style-name="P13">uppercasing <text:s text:c="4"/><text:span text:style-name="Page_20_Number">168</text:span></text:p>
          <text:p text:style-name="P13">verifying contents of <text:s text:c="4"/><text:span text:style-name="Page_20_Number">168</text:span></text:p>
          <text:p text:style-name="P12">STRIP method <text:s text:c="4"/><text:span text:style-name="Page_20_Number">166</text:span></text:p>
          <text:p text:style-name="P12"><text:soft-page-break/>Strong typing <text:s text:c="4"/><text:span text:style-name="Page_20_Number">10</text:span></text:p>
          <text:p text:style-name="P12">Structured programming concepts <text:s text:c="4"/><text:span text:style-name="Page_20_Number">10</text:span></text:p>
          <text:p text:style-name="P12">Stub, of term <text:s text:c="4"/><text:span text:style-name="Page_20_Number">48</text:span></text:p>
          <text:p text:style-name="P12">Style, programming <text:s text:c="4"/><text:span text:style-name="Page_20_Number">10</text:span></text:p>
          <text:p text:style-name="P12">Sub-expressions, in terms <text:s text:c="4"/><text:span text:style-name="Page_20_Number">48</text:span></text:p>
          <text:p text:style-name="P12">Sub-keywords <text:s text:c="4"/><text:span text:style-name="Page_20_Number">77</text:span></text:p>
          <text:p text:style-name="P12">Sub-string, extracting <text:s text:c="4"/><text:span text:style-name="Page_20_Number">166</text:span></text:p>
          <text:p text:style-name="P12">Sub-values, of strings <text:s text:c="4"/><text:span text:style-name="Page_20_Number">73</text:span></text:p>
          <text:p text:style-name="P12">Subclass of a class <text:s text:c="4"/><text:span text:style-name="Page_20_Number">80</text:span></text:p>
          <text:p text:style-name="P12">Subroutines <text:s text:c="4"/></text:p>
          <text:p text:style-name="P13">calling <text:s text:c="4"/><text:span text:style-name="Page_20_Number">53</text:span></text:p>
          <text:p text:style-name="P13">passing back values from <text:s text:c="4"/><text:span text:style-name="Page_20_Number">114</text:span></text:p>
          <text:p text:style-name="P13">return from <text:s text:c="4"/><text:span text:style-name="Page_20_Number">114</text:span></text:p>
          <text:p text:style-name="P12">Substitution <text:s text:c="4"/></text:p>
          <text:p text:style-name="P13">in expressions <text:s text:c="4"/><text:span text:style-name="Page_20_Number">61</text:span></text:p>
          <text:p text:style-name="P12">SUBSTR method <text:s text:c="4"/><text:span text:style-name="Page_20_Number">166</text:span></text:p>
          <text:p text:style-name="P12">Subtraction <text:s text:c="4"/><text:span text:style-name="Page_20_Number">62</text:span></text:p>
          <text:p text:style-name="P13">definition <text:s text:c="4"/><text:span text:style-name="Page_20_Number">143</text:span></text:p>
          <text:p text:style-name="P12">SUBWORD method <text:s text:c="4"/><text:span text:style-name="Page_20_Number">166</text:span></text:p>
          <text:p text:style-name="P12">SUPER <text:s text:c="4"/></text:p>
          <text:p text:style-name="P13">special method <text:s text:c="4"/><text:span text:style-name="Page_20_Number">128, 132</text:span></text:p>
          <text:p text:style-name="P13">special word <text:s text:c="4"/><text:span text:style-name="Page_20_Number">131</text:span></text:p>
          <text:p text:style-name="P12">Superclass of a class <text:s text:c="4"/><text:span text:style-name="Page_20_Number">80</text:span></text:p>
          <text:p text:style-name="P12">Symbol characters <text:s text:c="4"/></text:p>
          <text:p text:style-name="P13">checking with DATATYPE <text:s text:c="4"/><text:span text:style-name="Page_20_Number">159</text:span></text:p>
          <text:p text:style-name="P12">Symbolic manipulation <text:s text:c="4"/><text:span text:style-name="Page_20_Number">11</text:span></text:p>
          <text:p text:style-name="P12">Symbols <text:s text:c="4"/><text:span text:style-name="Page_20_Number">42</text:span></text:p>
          <text:p text:style-name="P13">assigning values to <text:s text:c="4"/><text:span text:style-name="Page_20_Number">69</text:span></text:p>
          <text:p text:style-name="P13">case of <text:s text:c="4"/><text:span text:style-name="Page_20_Number">44</text:span></text:p>
          <text:p text:style-name="P13">in terms <text:s text:c="4"/><text:span text:style-name="Page_20_Number">48</text:span></text:p>
          <text:p text:style-name="P13">numeric <text:s text:c="4"/><text:span text:style-name="Page_20_Number">42, 48</text:span></text:p>
          <text:p text:style-name="P13">use of <text:s text:c="4"/><text:span text:style-name="Page_20_Number">69</text:span></text:p>
          <text:p text:style-name="P13">valid names <text:s text:c="4"/><text:span text:style-name="Page_20_Number">42</text:span></text:p>
          <text:p text:style-name="P12">SYMBOLS option <text:s text:c="4"/><text:span text:style-name="Page_20_Number">108</text:span></text:p>
          <text:p text:style-name="P12">Syntactic units <text:s text:c="4"/><text:span text:style-name="Page_20_Number">12</text:span></text:p>
          <text:p text:style-name="P12">Syntax checking <text:s text:c="4"/></text:p>
          <text:p text:style-name="P13">see TRACE instruction <text:s text:c="4"/><text:span text:style-name="Page_20_Number">120</text:span></text:p>
          <text:p text:style-name="P12">Syntax diagrams <text:s text:c="4"/></text:p>
          <text:p text:style-name="P13">notation for <text:s text:c="4"/><text:span text:style-name="Page_20_Number">38</text:span></text:p>
          <text:p text:style-name="P12">Syntax notation <text:s text:c="4"/><text:span text:style-name="Page_20_Number">38</text:span></text:p>
          <text:p text:style-name="P12">System independence <text:s text:c="4"/><text:span text:style-name="Page_20_Number">12</text:span></text:p>
          <text:p text:style-name="P12">System-dependent options <text:s text:c="4"/><text:span text:style-name="Page_20_Number">106</text:span></text:p>
          <text:p text:style-name="P14">T</text:p>
          <text:p text:style-name="P12">Tab character <text:s text:c="4"/><text:span text:style-name="Page_20_Number">40</text:span></text:p>
          <text:p text:style-name="P13">escape sequence <text:s text:c="4"/><text:span text:style-name="Page_20_Number">41</text:span></text:p>
          <text:p text:style-name="P12">Tabulation character <text:s text:c="4"/><text:span text:style-name="Page_20_Number">40</text:span></text:p>
          <text:p text:style-name="P12">Templates, parsing <text:s text:c="4"/><text:span text:style-name="Page_20_Number">133</text:span></text:p>
          <text:p text:style-name="P13">general rules <text:s text:c="4"/><text:span text:style-name="Page_20_Number">133</text:span></text:p>
          <text:p text:style-name="P13">in PARSE instruction <text:s text:c="4"/><text:span text:style-name="Page_20_Number">111</text:span></text:p>
          <text:p text:style-name="P12">Ten, powers of <text:s text:c="4"/><text:span text:style-name="Page_20_Number">146</text:span></text:p>
          <text:p text:style-name="P12">Terminal, writing to with SAY <text:s text:c="4"/><text:span text:style-name="Page_20_Number">115</text:span></text:p>
          <text:p text:style-name="P12">Terms <text:s text:c="4"/><text:span text:style-name="Page_20_Number">48, 61</text:span></text:p>
          <text:p text:style-name="P13">compound <text:s text:c="4"/><text:span text:style-name="Page_20_Number">48</text:span></text:p>
          <text:p text:style-name="P13">evaluation of <text:s text:c="4"/><text:span text:style-name="Page_20_Number">49</text:span></text:p>
          <text:p text:style-name="P13">in assignments <text:s text:c="4"/><text:span text:style-name="Page_20_Number">71</text:span></text:p>
          <text:p text:style-name="P13">on left of = <text:s text:c="4"/><text:span text:style-name="Page_20_Number">71</text:span></text:p>
          <text:p text:style-name="P13">parsing of <text:s text:c="4"/><text:span text:style-name="Page_20_Number">111</text:span></text:p>
          <text:p text:style-name="P13">simple <text:s text:c="4"/><text:span text:style-name="Page_20_Number">48</text:span></text:p>
          <text:p text:style-name="P13">stub of <text:s text:c="4"/><text:span text:style-name="Page_20_Number">48</text:span></text:p>
          <text:p text:style-name="P12">Testing for indexed variables <text:s text:c="4"/><text:span text:style-name="Page_20_Number">161</text:span></text:p>
          <text:p text:style-name="P12">Text formatting <text:s text:c="4"/></text:p>
          <text:p text:style-name="P13">see Formatting <text:s text:c="4"/><text:span text:style-name="Page_20_Number">155</text:span></text:p>
          <text:p text:style-name="P13">see Words <text:s text:c="4"/><text:span text:style-name="Page_20_Number">155</text:span></text:p>
          <text:p text:style-name="P12">THEN <text:s text:c="4"/></text:p>
          <text:p text:style-name="P13">following IF clause <text:s text:c="4"/><text:span text:style-name="Page_20_Number">85</text:span></text:p>
          <text:p text:style-name="P13">following WHEN clause <text:s text:c="4"/><text:span text:style-name="Page_20_Number">116</text:span></text:p>
          <text:p text:style-name="P12">THIS <text:s text:c="4"/></text:p>
          <text:p text:style-name="P13">special method <text:s text:c="4"/><text:span text:style-name="Page_20_Number">132</text:span></text:p>
          <text:p text:style-name="P13">special word <text:s text:c="4"/><text:span text:style-name="Page_20_Number">129, 131</text:span></text:p>
          <text:p text:style-name="P12">Thread <text:s text:c="4"/></text:p>
          <text:p text:style-name="P13">tracing <text:s text:c="4"/><text:span text:style-name="Page_20_Number">123</text:span></text:p>
          <text:p text:style-name="P12">TO phrase of LOOP instruction <text:s text:c="4"/><text:span text:style-name="Page_20_Number">91</text:span></text:p>
          <text:p text:style-name="P12">toboolean method <text:s text:c="4"/><text:span text:style-name="Page_20_Number">184</text:span></text:p>
          <text:p text:style-name="P12">tobyte method <text:s text:c="4"/><text:span text:style-name="Page_20_Number">184</text:span></text:p>
          <text:p text:style-name="P12">tochar method <text:s text:c="4"/><text:span text:style-name="Page_20_Number">184</text:span></text:p>
          <text:p text:style-name="P12">todouble method <text:s text:c="4"/><text:span text:style-name="Page_20_Number">184</text:span></text:p>
          <text:p text:style-name="P12">tofloat method <text:s text:c="4"/><text:span text:style-name="Page_20_Number">184</text:span></text:p>
          <text:p text:style-name="P12">toint method <text:s text:c="4"/><text:span text:style-name="Page_20_Number">184</text:span></text:p>
          <text:p text:style-name="P12">Tokens <text:s text:c="4"/><text:span text:style-name="Page_20_Number">41</text:span></text:p>
          <text:p text:style-name="P12">tolong method <text:s text:c="4"/><text:span text:style-name="Page_20_Number">184</text:span></text:p>
          <text:p text:style-name="P12">Tools, reliability of <text:s text:c="4"/><text:span text:style-name="Page_20_Number">13</text:span></text:p>
          <text:p text:style-name="P12">toshort method <text:s text:c="4"/><text:span text:style-name="Page_20_Number">185</text:span></text:p>
          <text:p text:style-name="P12">toString method <text:s text:c="4"/><text:span text:style-name="Page_20_Number">185</text:span></text:p>
          <text:p text:style-name="P12">Trace <text:s text:c="4"/></text:p>
          <text:p text:style-name="P13">context <text:s text:c="4"/><text:span text:style-name="Page_20_Number">123</text:span></text:p>
          <text:p text:style-name="P12">TRACE <text:s text:c="4"/></text:p>
          <text:p text:style-name="P13">instruction <text:s text:c="4"/><text:span text:style-name="Page_20_Number">120</text:span></text:p>
          <text:p text:style-name="P13">option <text:s text:c="4"/><text:span text:style-name="Page_20_Number">108</text:span></text:p>
          <text:p text:style-name="P13">special word <text:s text:c="4"/><text:span text:style-name="Page_20_Number">132</text:span></text:p>
          <text:p text:style-name="P12">Trace setting <text:s text:c="4"/><text:span text:style-name="Page_20_Number">120</text:span></text:p>
          <text:p text:style-name="P12">Trace setting <text:s text:c="4"/></text:p>
          <text:p text:style-name="P13">altering with TRACE instruction <text:s text:c="4"/><text:span text:style-name="Page_20_Number">120</text:span></text:p>
          <text:p text:style-name="P12">Tracing <text:s text:c="4"/></text:p>
          <text:p text:style-name="P13">clauses <text:s text:c="4"/><text:span text:style-name="Page_20_Number">120</text:span></text:p>
          <text:p text:style-name="P13">data identifiers <text:s text:c="4"/><text:span text:style-name="Page_20_Number">122</text:span></text:p>
          <text:p text:style-name="P13">execution of programs <text:s text:c="4"/><text:span text:style-name="Page_20_Number">120</text:span></text:p>
          <text:p text:style-name="P13">line numbers <text:s text:c="4"/><text:span text:style-name="Page_20_Number">122</text:span></text:p>
          <text:p text:style-name="P13">overview <text:s text:c="4"/><text:span text:style-name="Page_20_Number">31</text:span></text:p>
          <text:p text:style-name="P13">variables <text:s text:c="4"/><text:span text:style-name="Page_20_Number">121</text:span></text:p>
          <text:p text:style-name="P12">Trailing blanks <text:s text:c="4"/></text:p>
          <text:p text:style-name="P13">removal with STRIP method <text:s text:c="4"/><text:span text:style-name="Page_20_Number">166</text:span></text:p>
          <text:p text:style-name="P12">Trailing zeros <text:s text:c="4"/><text:span text:style-name="Page_20_Number">143</text:span></text:p>
          <text:p text:style-name="P12">TRANSIENT <text:s text:c="4"/></text:p>
          <text:p text:style-name="P13">on PROPERTIES instruction <text:s text:c="4"/><text:span text:style-name="Page_20_Number">113</text:span></text:p>
          <text:p text:style-name="P12">TRANSLATE method <text:s text:c="4"/><text:span text:style-name="Page_20_Number">167</text:span></text:p>
          <text:p text:style-name="P12">Translation <text:s text:c="4"/></text:p>
          <text:p text:style-name="P13"><text:soft-page-break/>see Case translation <text:s text:c="4"/><text:span text:style-name="Page_20_Number">167</text:span></text:p>
          <text:p text:style-name="P13">with TRANSLATE method <text:s text:c="4"/><text:span text:style-name="Page_20_Number">167</text:span></text:p>
          <text:p text:style-name="P12">Trapping of exceptions <text:s text:c="4"/><text:span text:style-name="Page_20_Number">119</text:span></text:p>
          <text:p text:style-name="P12">Trapping of exceptions <text:s text:c="4"/></text:p>
          <text:p text:style-name="P13">see SIGNAL <text:s text:c="4"/><text:span text:style-name="Page_20_Number">119</text:span></text:p>
          <text:p text:style-name="P12">True value <text:s text:c="4"/><text:span text:style-name="Page_20_Number">64</text:span></text:p>
          <text:p text:style-name="P12">TRUNC method <text:s text:c="4"/><text:span text:style-name="Page_20_Number">167</text:span></text:p>
          <text:p text:style-name="P12">Truncating numbers <text:s text:c="4"/><text:span text:style-name="Page_20_Number">167</text:span></text:p>
          <text:p text:style-name="P12">Types <text:s text:c="4"/><text:span text:style-name="Page_20_Number">46</text:span></text:p>
          <text:p text:style-name="P13">checking instances of <text:s text:c="4"/><text:span text:style-name="Page_20_Number">64</text:span></text:p>
          <text:p text:style-name="P13">checking with DATATYPE <text:s text:c="4"/><text:span text:style-name="Page_20_Number">159</text:span></text:p>
          <text:p text:style-name="P13">concatenation of <text:s text:c="4"/><text:span text:style-name="Page_20_Number">64</text:span></text:p>
          <text:p text:style-name="P13">conversions <text:s text:c="4"/><text:span text:style-name="Page_20_Number">58</text:span></text:p>
          <text:p text:style-name="P13">declaring <text:s text:c="4"/><text:span text:style-name="Page_20_Number">70</text:span></text:p>
          <text:p text:style-name="P13">dimensioned <text:s text:c="4"/><text:span text:style-name="Page_20_Number">46</text:span></text:p>
          <text:p text:style-name="P13">of terms <text:s text:c="4"/><text:span text:style-name="Page_20_Number">61</text:span></text:p>
          <text:p text:style-name="P13">of values <text:s text:c="4"/><text:span text:style-name="Page_20_Number">61</text:span></text:p>
          <text:p text:style-name="P13">operations on <text:s text:c="4"/><text:span text:style-name="Page_20_Number">64</text:span></text:p>
          <text:p text:style-name="P13">primitive <text:s text:c="4"/><text:span text:style-name="Page_20_Number">46, 149</text:span></text:p>
          <text:p text:style-name="P13">qualified <text:s text:c="4"/><text:span text:style-name="Page_20_Number">46</text:span></text:p>
          <text:p text:style-name="P13">simplification <text:s text:c="4"/><text:span text:style-name="Page_20_Number">58</text:span></text:p>
          <text:p text:style-name="P12">Typing (printing) data <text:s text:c="4"/></text:p>
          <text:p text:style-name="P13">see SAY instruction <text:s text:c="4"/><text:span text:style-name="Page_20_Number">115</text:span></text:p>
          <text:p text:style-name="P14">U</text:p>
          <text:p text:style-name="P12">Underflow, arithmetic <text:s text:c="4"/><text:span text:style-name="Page_20_Number">148</text:span></text:p>
          <text:p text:style-name="P12">Underscore <text:s text:c="4"/></text:p>
          <text:p text:style-name="P13">in symbols <text:s text:c="4"/><text:span text:style-name="Page_20_Number">42</text:span></text:p>
          <text:p text:style-name="P12">Unicode <text:s text:c="4"/></text:p>
          <text:p text:style-name="P13">coded character set <text:s text:c="4"/><text:span text:style-name="Page_20_Number">39</text:span></text:p>
          <text:p text:style-name="P13">escape sequence <text:s text:c="4"/><text:span text:style-name="Page_20_Number">41</text:span></text:p>
          <text:p text:style-name="P13">UTF-8 encoding <text:s text:c="4"/><text:span text:style-name="Page_20_Number">108</text:span></text:p>
          <text:p text:style-name="P12">Unpacking a string <text:s text:c="4"/></text:p>
          <text:p text:style-name="P13">with C2X <text:s text:c="4"/><text:span text:style-name="Page_20_Number">158</text:span></text:p>
          <text:p text:style-name="P13">with X2B <text:s text:c="4"/><text:span text:style-name="Page_20_Number">169</text:span></text:p>
          <text:p text:style-name="P12">UNTIL phrase of LOOP instruction <text:s text:c="4"/><text:span text:style-name="Page_20_Number">91</text:span></text:p>
          <text:p text:style-name="P12">UNUSED <text:s text:c="4"/></text:p>
          <text:p text:style-name="P13">on PROPERTIES instruction <text:s text:c="4"/><text:span text:style-name="Page_20_Number">113</text:span></text:p>
          <text:p text:style-name="P12">UPPER method <text:s text:c="4"/><text:span text:style-name="Page_20_Number">168</text:span></text:p>
          <text:p text:style-name="P12">Uppercase <text:s text:c="4"/></text:p>
          <text:p text:style-name="P13">checking with DATATYPE <text:s text:c="4"/><text:span text:style-name="Page_20_Number">159</text:span></text:p>
          <text:p text:style-name="P13">names <text:s text:c="4"/><text:span text:style-name="Page_20_Number">44</text:span></text:p>
          <text:p text:style-name="P12">Uppercasing strings <text:s text:c="4"/><text:span text:style-name="Page_20_Number">168</text:span></text:p>
          <text:p text:style-name="P12">USES <text:s text:c="4"/></text:p>
          <text:p text:style-name="P13">on CLASS instruction <text:s text:c="4"/><text:span text:style-name="Page_20_Number">80</text:span></text:p>
          <text:p text:style-name="P12">UTF-8 encoding <text:s text:c="4"/><text:span text:style-name="Page_20_Number">108</text:span></text:p>
          <text:p text:style-name="P12">UTF8 option <text:s text:c="4"/><text:span text:style-name="Page_20_Number">108</text:span></text:p>
          <text:p text:style-name="P12">Utility methods <text:s text:c="4"/><text:span text:style-name="Page_20_Number">155</text:span></text:p>
          <text:p text:style-name="P14">V</text:p>
          <text:p text:style-name="P12">Variable reference <text:s text:c="4"/></text:p>
          <text:p text:style-name="P13">in parsing template <text:s text:c="4"/><text:span text:style-name="Page_20_Number">138</text:span></text:p>
          <text:p text:style-name="P12">Variables <text:s text:c="4"/><text:span text:style-name="Page_20_Number">69</text:span></text:p>
          <text:p text:style-name="P13">controlling loops <text:s text:c="4"/><text:span text:style-name="Page_20_Number">92</text:span></text:p>
          <text:p text:style-name="P13">in parsing patterns <text:s text:c="4"/><text:span text:style-name="Page_20_Number">138</text:span></text:p>
          <text:p text:style-name="P13">indexed <text:s text:c="4"/><text:span text:style-name="Page_20_Number">73</text:span></text:p>
          <text:p text:style-name="P13">local <text:s text:c="4"/><text:span text:style-name="Page_20_Number">70</text:span></text:p>
          <text:p text:style-name="P13">method arguments <text:s text:c="4"/><text:span text:style-name="Page_20_Number">70</text:span></text:p>
          <text:p text:style-name="P13">names of <text:s text:c="4"/><text:span text:style-name="Page_20_Number">69</text:span></text:p>
          <text:p text:style-name="P13">overview <text:s text:c="4"/><text:span text:style-name="Page_20_Number">19</text:span></text:p>
          <text:p text:style-name="P13">parsing of <text:s text:c="4"/><text:span text:style-name="Page_20_Number">111</text:span></text:p>
          <text:p text:style-name="P13">properties <text:s text:c="4"/><text:span text:style-name="Page_20_Number">70</text:span></text:p>
          <text:p text:style-name="P13">scope of <text:s text:c="4"/><text:span text:style-name="Page_20_Number">70</text:span></text:p>
          <text:p text:style-name="P13">setting new value <text:s text:c="4"/><text:span text:style-name="Page_20_Number">69</text:span></text:p>
          <text:p text:style-name="P13">static typing of <text:s text:c="4"/><text:span text:style-name="Page_20_Number">70</text:span></text:p>
          <text:p text:style-name="P13">subscripts <text:s text:c="4"/><text:span text:style-name="Page_20_Number">73</text:span></text:p>
          <text:p text:style-name="P13">type of <text:s text:c="4"/><text:span text:style-name="Page_20_Number">69</text:span></text:p>
          <text:p text:style-name="P13">valid names <text:s text:c="4"/><text:span text:style-name="Page_20_Number">69</text:span></text:p>
          <text:p text:style-name="P13">visibility <text:s text:c="4"/><text:span text:style-name="Page_20_Number">70</text:span></text:p>
          <text:p text:style-name="P12">VERBOSE option <text:s text:c="4"/><text:span text:style-name="Page_20_Number">108</text:span></text:p>
          <text:p text:style-name="P12">VERBOSEn option <text:s text:c="4"/><text:span text:style-name="Page_20_Number">108</text:span></text:p>
          <text:p text:style-name="P12">VERIFY method <text:s text:c="4"/><text:span text:style-name="Page_20_Number">168</text:span></text:p>
          <text:p text:style-name="P12">VERSION special word <text:s text:c="4"/><text:span text:style-name="Page_20_Number">132</text:span></text:p>
          <text:p text:style-name="P12">Visibility <text:s text:c="4"/></text:p>
          <text:p text:style-name="P13">of classes <text:s text:c="4"/><text:span text:style-name="Page_20_Number">78</text:span></text:p>
          <text:p text:style-name="P13">of methods <text:s text:c="4"/><text:span text:style-name="Page_20_Number">99</text:span></text:p>
          <text:p text:style-name="P13">of properties <text:s text:c="4"/><text:span text:style-name="Page_20_Number">112</text:span></text:p>
          <text:p text:style-name="P12">VOLATILE <text:s text:c="4"/></text:p>
          <text:p text:style-name="P13">on PROPERTIES instruction <text:s text:c="4"/><text:span text:style-name="Page_20_Number">113</text:span></text:p>
          <text:p text:style-name="P14">W</text:p>
          <text:p text:style-name="P12">Well-known conversions <text:s text:c="4"/><text:span text:style-name="Page_20_Number">58</text:span></text:p>
          <text:p text:style-name="P12">WHEN clause <text:s text:c="4"/></text:p>
          <text:p text:style-name="P13">see SELECT instruction <text:s text:c="4"/><text:span text:style-name="Page_20_Number">116</text:span></text:p>
          <text:p text:style-name="P12">WHILE phrase of LOOP instruction <text:s text:c="4"/><text:span text:style-name="Page_20_Number">91</text:span></text:p>
          <text:p text:style-name="P12">White space <text:s text:c="4"/><text:span text:style-name="Page_20_Number">40</text:span></text:p>
          <text:p text:style-name="P12">Whole numbers <text:s text:c="4"/><text:span text:style-name="Page_20_Number">65</text:span></text:p>
          <text:p text:style-name="P13">checking with DATATYPE <text:s text:c="4"/><text:span text:style-name="Page_20_Number">159</text:span></text:p>
          <text:p text:style-name="P13">definition <text:s text:c="4"/><text:span text:style-name="Page_20_Number">147</text:span></text:p>
          <text:p text:style-name="P12">WORD method <text:s text:c="4"/><text:span text:style-name="Page_20_Number">168</text:span></text:p>
          <text:p text:style-name="P12">Word processing <text:s text:c="4"/></text:p>
          <text:p text:style-name="P13">see Formatting <text:s text:c="4"/><text:span text:style-name="Page_20_Number">155</text:span></text:p>
          <text:p text:style-name="P13">see Words <text:s text:c="4"/><text:span text:style-name="Page_20_Number">155</text:span></text:p>
          <text:p text:style-name="P12">WORDINDEX method <text:s text:c="4"/><text:span text:style-name="Page_20_Number">168</text:span></text:p>
          <text:p text:style-name="P12">WORDLENGTH method <text:s text:c="4"/><text:span text:style-name="Page_20_Number">169</text:span></text:p>
          <text:p text:style-name="P12">WORDPOS method <text:s text:c="4"/><text:span text:style-name="Page_20_Number">169</text:span></text:p>
          <text:p text:style-name="P12">Words <text:s text:c="4"/></text:p>
          <text:p text:style-name="P13">counting, using WORDS <text:s text:c="4"/><text:span text:style-name="Page_20_Number">169</text:span></text:p>
          <text:p text:style-name="P13">deleting from a string <text:s text:c="4"/><text:span text:style-name="Page_20_Number">160</text:span></text:p>
          <text:p text:style-name="P13">extracting from a string <text:s text:c="4"/><text:span text:style-name="Page_20_Number">166, 168</text:span></text:p>
          <text:p text:style-name="P13">finding in a string <text:s text:c="4"/><text:span text:style-name="Page_20_Number">169</text:span></text:p>
          <text:p text:style-name="P13">finding length of <text:s text:c="4"/><text:span text:style-name="Page_20_Number">169</text:span></text:p>
          <text:p text:style-name="P13">in parsing <text:s text:c="4"/><text:span text:style-name="Page_20_Number">135</text:span></text:p>
          <text:p text:style-name="P13">locating in a string <text:s text:c="4"/><text:span text:style-name="Page_20_Number">168</text:span></text:p>
          <text:p text:style-name="P13">special <text:s text:c="4"/></text:p>
          <text:p text:style-name="P17">ask <text:s text:c="4"/><text:span text:style-name="Page_20_Number">130</text:span></text:p>
          <text:p text:style-name="P17"><text:soft-page-break/>digits <text:s text:c="4"/><text:span text:style-name="Page_20_Number">130</text:span></text:p>
          <text:p text:style-name="P17">form <text:s text:c="4"/><text:span text:style-name="Page_20_Number">130</text:span></text:p>
          <text:p text:style-name="P17">length <text:s text:c="4"/><text:span text:style-name="Page_20_Number">130</text:span></text:p>
          <text:p text:style-name="P17">null <text:s text:c="4"/><text:span text:style-name="Page_20_Number">131</text:span></text:p>
          <text:p text:style-name="P17">source <text:s text:c="4"/><text:span text:style-name="Page_20_Number">131</text:span></text:p>
          <text:p text:style-name="P17">super <text:s text:c="4"/><text:span text:style-name="Page_20_Number">131</text:span></text:p>
          <text:p text:style-name="P17">this <text:s text:c="4"/><text:span text:style-name="Page_20_Number">131</text:span></text:p>
          <text:p text:style-name="P17">trace <text:s text:c="4"/><text:span text:style-name="Page_20_Number">132</text:span></text:p>
          <text:p text:style-name="P17">version <text:s text:c="4"/><text:span text:style-name="Page_20_Number">132</text:span></text:p>
          <text:p text:style-name="P12">WORDS method <text:s text:c="4"/><text:span text:style-name="Page_20_Number">169</text:span></text:p>
          <text:p text:style-name="P12">Words, special <text:s text:c="4"/></text:p>
          <text:p text:style-name="P13">class <text:s text:c="4"/><text:span text:style-name="Page_20_Number">130</text:span></text:p>
          <text:p text:style-name="P13">sourceline <text:s text:c="4"/><text:span text:style-name="Page_20_Number">131</text:span></text:p>
          <text:p text:style-name="P14">X</text:p>
          <text:p text:style-name="P12">X2B method <text:s text:c="4"/><text:span text:style-name="Page_20_Number">169</text:span></text:p>
          <text:p text:style-name="P12">X2C method <text:s text:c="4"/><text:span text:style-name="Page_20_Number">169</text:span></text:p>
          <text:p text:style-name="P12">X2D method <text:s text:c="4"/><text:span text:style-name="Page_20_Number">170</text:span></text:p>
          <text:p text:style-name="P12">XOR, logical operator <text:s text:c="4"/><text:span text:style-name="Page_20_Number">64</text:span></text:p>
          <text:p text:style-name="P14">Z</text:p>
          <text:p text:style-name="P12">Zero character <text:s text:c="4"/></text:p>
          <text:p text:style-name="P13">escape sequence <text:s text:c="4"/><text:span text:style-name="Page_20_Number">41</text:span></text:p>
          <text:p text:style-name="P12">Zeros <text:s text:c="4"/></text:p>
          <text:p text:style-name="P13">adding on the left <text:s text:c="4"/><text:span text:style-name="Page_20_Number">165</text:span></text:p>
          <text:p text:style-name="P13">padding <text:s text:c="4"/><text:span text:style-name="Page_20_Number">165</text:span></text:p>
          <text:p text:style-name="P13">removal with STRIP method <text:s text:c="4"/><text:span text:style-name="Page_20_Number">166</text:span></text:p>
          <text:p text:style-name="P14">_</text:p>
          <text:p text:style-name="P12">_ underscore <text:s text:c="4"/></text:p>
          <text:p text:style-name="P13">in symbols <text:s text:c="4"/><text:span text:style-name="Page_20_Number">42</text:span></text:p>
          <text:p text:style-name="P14">-</text:p>
          <text:p text:style-name="P12">- continuation character <text:s text:c="4"/><text:span text:style-name="Page_20_Number">44</text:span></text:p>
          <text:p text:style-name="P12">- minus sign <text:s text:c="4"/></text:p>
          <text:p text:style-name="P13">in parsing template <text:s text:c="4"/><text:span text:style-name="Page_20_Number">137</text:span></text:p>
          <text:p text:style-name="P13">subtraction operator <text:s text:c="4"/><text:span text:style-name="Page_20_Number">62, 143</text:span></text:p>
          <text:p text:style-name="P12">-- line comment delimiter <text:s text:c="4"/><text:span text:style-name="Page_20_Number">40</text:span></text:p>
          <text:p text:style-name="P14">.</text:p>
          <text:p text:style-name="P12">. (period) <text:s text:c="4"/></text:p>
          <text:p text:style-name="P13">as placeholder in parsing <text:s text:c="4"/><text:span text:style-name="Page_20_Number">136</text:span></text:p>
          <text:p text:style-name="P13">in numbers <text:s text:c="4"/><text:span text:style-name="Page_20_Number">141</text:span></text:p>
          <text:p text:style-name="P13">in terms <text:s text:c="4"/><text:span text:style-name="Page_20_Number">48</text:span></text:p>
          <text:p text:style-name="P14">*</text:p>
          <text:p text:style-name="P12">* multiplication operator <text:s text:c="4"/><text:span text:style-name="Page_20_Number">62, 143</text:span></text:p>
          <text:p text:style-name="P12">*-* tracing flag <text:s text:c="4"/><text:span text:style-name="Page_20_Number">122</text:span></text:p>
          <text:p text:style-name="P12">** power operator <text:s text:c="4"/><text:span text:style-name="Page_20_Number">62, 144</text:span></text:p>
          <text:p text:style-name="P12">*/ block comment delimiter <text:s text:c="4"/><text:span text:style-name="Page_20_Number">40</text:span></text:p>
          <text:p text:style-name="P12">*=* tracing flag <text:s text:c="4"/><text:span text:style-name="Page_20_Number">122</text:span></text:p>
          <text:p text:style-name="P14">/</text:p>
          <text:p text:style-name="P12">/ division operator <text:s text:c="4"/><text:span text:style-name="Page_20_Number">62, 143</text:span></text:p>
          <text:p text:style-name="P12">/* block comment delimiter <text:s text:c="4"/><text:span text:style-name="Page_20_Number">40</text:span></text:p>
          <text:p text:style-name="P12">// remainder operator <text:s text:c="4"/><text:span text:style-name="Page_20_Number">62, 145</text:span></text:p>
          <text:p text:style-name="P14">\</text:p>
          <text:p text:style-name="P12">\ backslash <text:s text:c="4"/></text:p>
          <text:p text:style-name="P13">escape character <text:s text:c="4"/><text:span text:style-name="Page_20_Number">41</text:span></text:p>
          <text:p text:style-name="P13">not operator <text:s text:c="4"/><text:span text:style-name="Page_20_Number">64</text:span></text:p>
          <text:p text:style-name="P12">\\ invalid sequence <text:s text:c="4"/><text:span text:style-name="Page_20_Number">43</text:span></text:p>
          <text:p text:style-name="P12">\&lt; not less than operator <text:s text:c="4"/><text:span text:style-name="Page_20_Number">63</text:span></text:p>
          <text:p text:style-name="P12">\&lt;&lt; strictly not less than operator <text:s text:c="4"/><text:span text:style-name="Page_20_Number">63</text:span></text:p>
          <text:p text:style-name="P12">\= not equal operator <text:s text:c="4"/><text:span text:style-name="Page_20_Number">63</text:span></text:p>
          <text:p text:style-name="P12">\== strictly not equal operator <text:s text:c="4"/><text:span text:style-name="Page_20_Number">63</text:span></text:p>
          <text:p text:style-name="P12">\&gt; not greater than operator <text:s text:c="4"/><text:span text:style-name="Page_20_Number">63</text:span></text:p>
          <text:p text:style-name="P12">\&gt;&gt; strictly not greater than operator <text:s text:c="4"/><text:span text:style-name="Page_20_Number">63</text:span></text:p>
          <text:p text:style-name="P14">&amp;</text:p>
          <text:p text:style-name="P12">&amp; and operator <text:s text:c="4"/><text:span text:style-name="Page_20_Number">64</text:span></text:p>
          <text:p text:style-name="P12">&amp;&amp; exclusive or operator <text:s text:c="4"/><text:span text:style-name="Page_20_Number">64</text:span></text:p>
          <text:p text:style-name="P14">%</text:p>
          <text:p text:style-name="P12">% integer division operator <text:s text:c="4"/><text:span text:style-name="Page_20_Number">62, 145</text:span></text:p>
          <text:p text:style-name="P14">+</text:p>
          <text:p text:style-name="P12">+ plus sign <text:s text:c="4"/></text:p>
          <text:p text:style-name="P13">addition operator <text:s text:c="4"/><text:span text:style-name="Page_20_Number">62, 143</text:span></text:p>
          <text:p text:style-name="P13">in parsing template <text:s text:c="4"/><text:span text:style-name="Page_20_Number">137</text:span></text:p>
          <text:p text:style-name="P12">++ invalid sequence <text:s text:c="4"/><text:span text:style-name="Page_20_Number">43</text:span></text:p>
          <text:p text:style-name="P12">+++ tracing flag <text:s text:c="4"/><text:span text:style-name="Page_20_Number">123</text:span></text:p>
          <text:p text:style-name="P14">&lt;</text:p>
          <text:p text:style-name="P12">&lt; less than operator <text:s text:c="4"/><text:span text:style-name="Page_20_Number">63</text:span></text:p>
          <text:p text:style-name="P12">&lt;&lt; strictly less than operator <text:s text:c="4"/><text:span text:style-name="Page_20_Number">63</text:span></text:p>
          <text:p text:style-name="P12">&lt;&lt;= strictly less than or equal operator <text:s text:c="4"/><text:span text:style-name="Page_20_Number">63</text:span></text:p>
          <text:p text:style-name="P12">&lt;= less than or equal operator <text:s text:c="4"/><text:span text:style-name="Page_20_Number">63</text:span></text:p>
          <text:p text:style-name="P13">on types <text:s text:c="4"/><text:span text:style-name="Page_20_Number">64</text:span></text:p>
          <text:p text:style-name="P12">&lt;&gt; less than or greater than operator <text:s text:c="4"/><text:span text:style-name="Page_20_Number">63</text:span></text:p>
          <text:p text:style-name="P14">=</text:p>
          <text:p text:style-name="P12">= equals sign <text:s text:c="4"/></text:p>
          <text:p text:style-name="P13">assignment indicator <text:s text:c="4"/><text:span text:style-name="Page_20_Number">69</text:span></text:p>
          <text:p text:style-name="P13">equal operator <text:s text:c="4"/><text:span text:style-name="Page_20_Number">63</text:span></text:p>
          <text:p text:style-name="P13">in LOOP instruction <text:s text:c="4"/><text:span text:style-name="Page_20_Number">91</text:span></text:p>
          <text:p text:style-name="P13">in parsing template <text:s text:c="4"/><text:span text:style-name="Page_20_Number">137</text:span></text:p>
          <text:p text:style-name="P12">== strictly equal operator <text:s text:c="4"/><text:span text:style-name="Page_20_Number">63</text:span></text:p>
          <text:p text:style-name="P14">&gt;</text:p>
          <text:p text:style-name="P12">&gt; greater than operator <text:s text:c="4"/><text:span text:style-name="Page_20_Number">63</text:span></text:p>
          <text:p text:style-name="P12">&gt;&lt; greater than or less than operator <text:s text:c="4"/><text:span text:style-name="Page_20_Number">63</text:span></text:p>
          <text:p text:style-name="P12">&gt;= greater than or equal operator <text:s text:c="4"/><text:span text:style-name="Page_20_Number">63</text:span></text:p>
          <text:p text:style-name="P13">on types <text:s text:c="4"/><text:span text:style-name="Page_20_Number">64</text:span></text:p>
          <text:p text:style-name="P12"><text:soft-page-break/>&gt;&gt; strictly greater than operator <text:s text:c="4"/><text:span text:style-name="Page_20_Number">63</text:span></text:p>
          <text:p text:style-name="P12">&gt;&gt;= strictly greater than or equal operator <text:s text:c="4"/><text:span text:style-name="Page_20_Number">63</text:span></text:p>
          <text:p text:style-name="P12">&gt;&gt;&gt; tracing flag <text:s text:c="4"/><text:span text:style-name="Page_20_Number">122</text:span></text:p>
          <text:p text:style-name="P12">&gt;a&gt; tracing flag <text:s text:c="4"/><text:span text:style-name="Page_20_Number">122</text:span></text:p>
          <text:p text:style-name="P12">&gt;p&gt; tracing flag <text:s text:c="4"/><text:span text:style-name="Page_20_Number">122</text:span></text:p>
          <text:p text:style-name="P12">&gt;v&gt; tracing flag <text:s text:c="4"/><text:span text:style-name="Page_20_Number">122</text:span></text:p>
          <text:p text:style-name="P14">|</text:p>
          <text:p text:style-name="P12">| or operator <text:s text:c="4"/><text:span text:style-name="Page_20_Number">64</text:span></text:p>
          <text:p text:style-name="P12">|| concatenation operator <text:s text:c="4"/><text:span text:style-name="Page_20_Number">61, 64</text:span></text:p>
          <text:p text:style-name="P14">$</text:p>
          <text:p text:style-name="P12">$ dollar sign <text:s text:c="4"/></text:p>
          <text:p text:style-name="P13">in symbols <text:s text:c="4"/><text:span text:style-name="Page_20_Number">42</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Helvetica4" svg:font-family="Helvetica" style:font-family-generic="swiss"/>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783in">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0.7874in" fo:margin-right="0in" fo:margin-top="2.9528in" fo:margin-bottom="0in" fo:text-align="end" style:justify-single-word="false" fo:text-indent="0in" style:auto-text-indent="false"/>
      <style:text-properties style:font-name="Helvetica" fo:font-size="26pt" fo:font-weight="bold"/>
    </style:style>
    <style:style style:name="CoverDate" style:family="paragraph" style:parent-style-name="Text_20_body" style:class="text">
      <style:paragraph-properties fo:margin-top="1.378in" fo:margin-bottom="0.0835in" fo:text-align="end" style:justify-single-word="false"/>
      <style:text-properties fo:font-style="italic"/>
    </style:style>
    <style:style style:name="CoverAuthor" style:family="paragraph" style:parent-style-name="CoverDate" style:class="text">
      <style:paragraph-properties fo:margin-top="0.7874in" fo:margin-bottom="0.0835in"/>
      <style:text-properties fo:font-style="normal"/>
    </style:style>
    <style:style style:name="CoverAddress" style:family="paragraph" style:parent-style-name="CoverAuthor" style:class="text">
      <style:paragraph-properties fo:margin-top="0.1965in" fo:margin-bottom="0.0835in"/>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1665in" fo:margin-bottom="0.3937in"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in" fo:margin-bottom="0.0835in"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master-page-name="">
      <style:paragraph-properties fo:margin-left="0.1965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1575in" fo:margin-right="0in" fo:text-indent="0in" style:auto-text-indent="false" style:page-number="auto">
        <style:tab-stops>
          <style:tab-stop style:position="6.4957in"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154in" fo:margin-right="0in" fo:text-indent="0in" style:auto-text-indent="false">
        <style:tab-stops>
          <style:tab-stop style:position="5.9055in" style:type="right" style:leader-style="dotted" style:leader-text="."/>
        </style:tab-stops>
      </style:paragraph-properties>
    </style:style>
    <style:style style:name="Contents_20_4" style:display-name="Contents 4" style:family="paragraph" style:parent-style-name="Index" style:class="index">
      <style:paragraph-properties fo:margin-left="0.472in" fo:margin-right="0in" fo:text-indent="0in" style:auto-text-indent="false">
        <style:tab-stops>
          <style:tab-stop style:position="5.7091in"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text-properties fo:font-size="10pt"/>
    </style:style>
    <style:style style:name="Index_20_2" style:display-name="Index 2" style:family="paragraph" style:parent-style-name="Index" style:class="index">
      <style:paragraph-properties fo:margin-left="0.1965in" fo:margin-right="0in" fo:text-indent="0in" style:auto-text-indent="false"/>
      <style:text-properties fo:font-size="10pt"/>
    </style:style>
    <style:style style:name="Index_20_Separator" style:display-name="Index Separator" style:family="paragraph" style:parent-style-name="Index" style:class="index" style:master-page-name="">
      <style:paragraph-properties fo:margin-left="0in" fo:margin-right="0in" fo:margin-top="0.0783in" fo:margin-bottom="0in" fo:text-indent="0in"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1965in" fo:margin-right="0in" fo:margin-top="0in" fo:margin-bottom="0.0075in" fo:text-indent="0in" style:auto-text-indent="false"/>
    </style:style>
    <style:style style:name="Quote" style:family="paragraph" style:parent-style-name="Text_20_body_20_indent" style:class="text">
      <style:paragraph-properties fo:margin-left="0.3937in" fo:margin-right="0.3937in" fo:text-indent="0in" style:auto-text-indent="false"/>
    </style:style>
    <style:style style:name="Example" style:family="paragraph" style:parent-style-name="Text_20_body" style:class="text" style:master-page-name="">
      <style:paragraph-properties fo:margin-left="0.1965in" fo:margin-right="0in" fo:keep-together="always" fo:text-indent="0in" style:auto-text-indent="false" style:page-number="auto"/>
    </style:style>
    <style:style style:name="Index_20_3" style:display-name="Index 3" style:family="paragraph" style:parent-style-name="Index" style:class="index">
      <style:paragraph-properties fo:margin-left="0.3929in" fo:margin-right="0in" fo:text-indent="0in"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0236in" style:num-format="1" style:print-orientation="portrait" fo:margin-top="0.9839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73in" fo:page-height="11.0236in" style:num-format="1" style:print-orientation="portrait" fo:margin-top="1.9689in" fo:margin-bottom="0.9839in" fo:margin-left="1.1811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style:dynamic-spacing="false"/>
      </style:footer-style>
    </style:page-layout>
    <style:page-layout style:name="Mpm6" style:page-usage="left">
      <style:page-layout-properties fo:page-width="8.2673in" fo:page-height="11.0236in" style:num-format="1" style:print-orientation="portrait" fo:margin-top="2.3626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right">
      <style:page-layout-properties fo:page-width="8.2673in" fo:page-height="11.0236in" style:num-format="1" style:print-orientation="portrait" fo:margin-top="2.3626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73in" fo:page-height="11.0236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Index</text:chapter></text:span><text:tab/><text:span text:style-name="MT1"><text:page-number style:num-format="1" text:select-page="current">210</text:page-number></text:span></text:p>
      </style:footer>
      <style:footer-left>
        <text:user-field-decls>
          <text:user-field-decl office:value-type="string" office:string-value="Version 3.00" text:name="footstatus"/>
        </text:user-field-decls>
        <text:p text:style-name="Footer"><text:span text:style-name="MT1"><text:page-number text:select-page="current">210</text:page-number></text:span><text:span text:style-name="MT1"><text:tab/></text:span><text:span text:style-name="MT3"><text:chapter text:display="name" text:outline-level="1">Index</text:chapter></text:span><text:span text:style-name="MT1"><text:tab/></text:span><text:span text:style-name="MT1"><text:user-field-get text:name="footstatus">Version 3.00</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Index</text:chapter></text:span><text:tab/><text:span text:style-name="MT1"><text:page-number style:num-format="1" text:select-page="current">210</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ERROR:</meta:initial-creator>
    <meta:creation-date>2009-05-22T11:34:56</meta:creation-date>
    <dc:creator>Kermit Kiser</dc:creator>
    <dc:date>2011-08-28T21:08:15.16</dc:date>
    <dc:title>NetRexx 3</dc:title>
    <dc:subject>Version 3.00</dc:subject>
    <dc:description>Copyright (c) Mike Cowlishaw  1979, 2009.
 
Converted from GML (NRL markup) 2009.05.22 11:34:56</dc:description>
    <dc:language>en-gb</dc:language>
    <meta:editing-cycles>6</meta:editing-cycles>
    <meta:editing-duration>PT1H51M43S</meta:editing-duration>
    <meta:document-statistic meta:table-count="56" meta:image-count="0" meta:object-count="0" meta:page-count="210" meta:paragraph-count="4496" meta:word-count="70944" meta:character-count="427567"/>
    <meta:hyperlink-behaviour office:target-frame-name="_blank" xlink:show="new"/>
  </office:meta>
</office:document-meta>
</file>